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43.46pt"/>
    </style:style>
    <style:style style:name="co17" style:family="table-column">
      <style:table-column-properties fo:break-before="auto" style:column-width="314.39pt"/>
    </style:style>
    <style:style style:name="co18" style:family="table-column">
      <style:table-column-properties fo:break-before="auto" style:column-width="262.69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91.3pt"/>
    </style:style>
    <style:style style:name="co21" style:family="table-column">
      <style:table-column-properties fo:break-before="auto" style:column-width="176.26pt"/>
    </style:style>
    <style:style style:name="co22" style:family="table-column">
      <style:table-column-properties fo:break-before="auto" style:column-width="172.35pt"/>
    </style:style>
    <style:style style:name="co24" style:family="table-column">
      <style:table-column-properties fo:break-before="auto" style:column-width="49.69pt"/>
    </style:style>
    <style:style style:name="co25" style:family="table-column">
      <style:table-column-properties fo:break-before="auto" style:column-width="409.1pt"/>
    </style:style>
    <style:style style:name="co26" style:family="table-column">
      <style:table-column-properties fo:break-before="auto" style:column-width="277.0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52.7pt"/>
    </style:style>
    <style:style style:name="co15" style:family="table-column">
      <style:table-column-properties fo:break-before="auto" style:column-width="36.51pt"/>
    </style:style>
    <style:style style:name="co16" style:family="table-column">
      <style:table-column-properties fo:break-before="auto" style:column-width="41.16pt"/>
    </style:style>
    <style:style style:name="co23" style:family="table-column">
      <style:table-column-properties fo:break-before="auto" style:column-width="73.56pt"/>
    </style:style>
    <style:style style:name="co27" style:family="table-column">
      <style:table-column-properties fo:break-before="auto" style:column-width="55.05pt"/>
    </style:style>
    <style:style style:name="co28" style:family="table-column">
      <style:table-column-properties fo:break-before="auto" style:column-width="59.64pt"/>
    </style:style>
    <style:style style:name="co29" style:family="table-column">
      <style:table-column-properties fo:break-before="auto" style:column-width="75.86pt"/>
    </style:style>
    <style:style style:name="co30" style:family="table-column">
      <style:table-column-properties fo:break-before="auto" style:column-width="69.7pt"/>
    </style:style>
    <style:style style:name="co31" style:family="table-column">
      <style:table-column-properties fo:break-before="auto" style:column-width="58.9pt"/>
    </style:style>
    <style:style style:name="co32" style:family="table-column">
      <style:table-column-properties fo:break-before="auto" style:column-width="80.59pt"/>
    </style:style>
    <style:style style:name="co33" style:family="table-column">
      <style:table-column-properties fo:break-before="auto" style:column-width="64.29pt"/>
    </style:style>
    <style:style style:name="co34" style:family="table-column">
      <style:table-column-properties fo:break-before="auto" style:column-width="92.1pt"/>
    </style:style>
    <style:style style:name="co35" style:family="table-column">
      <style:table-column-properties fo:break-before="auto" style:column-width="92.86pt"/>
    </style:style>
    <style:style style:name="co3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ce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election_precincts-1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LEGIS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BDED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DASH_LABEL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RECINCT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SHAPE_LENG</text:p>
          </table:table-cell>
          <table:table-cell office:value-type="string" calcext:value-type="string">
            <text:p>OBJECTID_1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PRECINCT_</text:p>
          </table:table-cell>
          <table:table-cell office:value-type="string" calcext:value-type="string">
            <text:p>DANDP</text:p>
          </table:table-cell>
          <table:table-cell office:value-type="string" calcext:value-type="string">
            <text:p>ObjectID_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strict_P</text:p>
          </table:table-cell>
          <table:table-cell office:value-type="string" calcext:value-type="string">
            <text:p>Building_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x_lat</text:p>
          </table:table-cell>
          <table:table-cell office:value-type="string" calcext:value-type="string">
            <text:p>y_lat</text:p>
          </table:table-cell>
          <table:table-cell office:value-type="string" calcext:value-type="string">
            <text:p>city_state</text:p>
          </table:table-cell>
          <table:table-cell office:value-type="string" calcext:value-type="string">
            <text:p>street_add</text:p>
          </table:table-cell>
          <table:table-cell office:value-type="string" calcext:value-type="string">
            <text:p>POLL_X</text:p>
          </table:table-cell>
          <table:table-cell office:value-type="string" calcext:value-type="string">
            <text:p>SHAPE_Length</text:p>
          </table:table-cell>
          <table:table-cell office:value-type="string" calcext:value-type="string">
            <text:p>SHAPE_Area</text:p>
          </table:table-cell>
          <table:table-cell office:value-type="string" calcext:value-type="string">
            <text:p>POLL_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2418.551658" calcext:value-type="float">
            <text:p>112418.551658</text:p>
          </table:table-cell>
          <table:table-cell office:value-type="float" office:value="112418.552791" calcext:value-type="float">
            <text:p>112418.552791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12002" calcext:value-type="float">
            <text:p>12002</text:p>
          </table:table-cell>
          <table:table-cell office:value-type="float" office:value="121" calcext:value-type="float">
            <text:p>121</text:p>
          </table:table-cell>
          <table:table-cell office:value-type="float" office:value="1250399.37520173" calcext:value-type="float">
            <text:p>1250399.37520173</text:p>
          </table:table-cell>
          <table:table-cell office:value-type="float" office:value="585490.061883047" calcext:value-type="float">
            <text:p>585490.061883047</text:p>
          </table:table-cell>
          <table:table-cell office:value-type="string" calcext:value-type="string">
            <text:p>12-02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112418.552791376" calcext:value-type="float">
            <text:p>112418.552791376</text:p>
          </table:table-cell>
          <table:table-cell office:value-type="float" office:value="379326704.003875" calcext:value-type="float">
            <text:p>379326704.003875</text:p>
          </table:table-cell>
          <table:table-cell office:value-type="float" office:value="39.2741001885746" calcext:value-type="float">
            <text:p>39.2741001885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2948.8218165" calcext:value-type="float">
            <text:p>92948.8218165</text:p>
          </table:table-cell>
          <table:table-cell office:value-type="float" office:value="92948.8226836" calcext:value-type="float">
            <text:p>92948.8226836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2001" calcext:value-type="float">
            <text:p>12001</text:p>
          </table:table-cell>
          <table:table-cell office:value-type="float" office:value="122" calcext:value-type="float">
            <text:p>122</text:p>
          </table:table-cell>
          <table:table-cell office:value-type="float" office:value="1252589.00041564" calcext:value-type="float">
            <text:p>1252589.00041564</text:p>
          </table:table-cell>
          <table:table-cell office:value-type="float" office:value="589639.124779135" calcext:value-type="float">
            <text:p>589639.124779135</text:p>
          </table:table-cell>
          <table:table-cell office:value-type="string" calcext:value-type="string">
            <text:p>12-01</text:p>
          </table:table-cell>
          <table:table-cell office:value-type="string" calcext:value-type="string">
            <text:p>DAMASCUS ELEMENTARY SCHOOL</text:p>
          </table:table-cell>
          <table:table-cell office:value-type="string" calcext:value-type="string">
            <text:p><text:s/>10201 Bethesda Church Rd Damascus MD 20872</text:p>
          </table:table-cell>
          <table:table-cell office:value-type="float" office:value="-77.2110705484669" calcext:value-type="float">
            <text:p>-77.2110705484669</text:p>
          </table:table-cell>
          <table:table-cell office:value-type="float" office:value="39.2855055869335" calcext:value-type="float">
            <text:p>39.2855055869335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10201 Bethesda Church Rd</text:p>
          </table:table-cell>
          <table:table-cell office:value-type="float" office:value="-77.2110705484669" calcext:value-type="float">
            <text:p>-77.2110705484669</text:p>
          </table:table-cell>
          <table:table-cell office:value-type="float" office:value="92948.8226836361" calcext:value-type="float">
            <text:p>92948.8226836361</text:p>
          </table:table-cell>
          <table:table-cell office:value-type="float" office:value="245512549.362242" calcext:value-type="float">
            <text:p>245512549.362242</text:p>
          </table:table-cell>
          <table:table-cell office:value-type="float" office:value="39.2855055869335" calcext:value-type="float">
            <text:p>39.285505586933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01.28646628" calcext:value-type="float">
            <text:p>401.28646628</text:p>
          </table:table-cell>
          <table:table-cell office:value-type="float" office:value="401.28659739" calcext:value-type="float">
            <text:p>401.28659739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401.286597421287" calcext:value-type="float">
            <text:p>401.286597421287</text:p>
          </table:table-cell>
          <table:table-cell office:value-type="float" office:value="4416.85644996673" calcext:value-type="float">
            <text:p>4416.85644996673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14.26018586" calcext:value-type="float">
            <text:p>814.26018586</text:p>
          </table:table-cell>
          <table:table-cell office:value-type="float" office:value="814.25979814" calcext:value-type="float">
            <text:p>814.25979814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814.259798147193" calcext:value-type="float">
            <text:p>814.259798147193</text:p>
          </table:table-cell>
          <table:table-cell office:value-type="float" office:value="21156.7483700823" calcext:value-type="float">
            <text:p>21156.74837008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206.540281" calcext:value-type="float">
            <text:p>31206.540281</text:p>
          </table:table-cell>
          <table:table-cell office:value-type="float" office:value="32350.1488479" calcext:value-type="float">
            <text:p>32350.148847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office:value-type="float" office:value="178" calcext:value-type="float">
            <text:p>178</text:p>
          </table:table-cell>
          <table:table-cell office:value-type="float" office:value="1271538.56225398" calcext:value-type="float">
            <text:p>1271538.56225398</text:p>
          </table:table-cell>
          <table:table-cell office:value-type="float" office:value="557408.019950137" calcext:value-type="float">
            <text:p>557408.019950137</text:p>
          </table:table-cell>
          <table:table-cell office:value-type="string" calcext:value-type="string">
            <text:p>01-06</text:p>
          </table:table-cell>
          <table:table-cell office:value-type="string" calcext:value-type="string">
            <text:p>LAYTONSVILLE GOLF COURSE</text:p>
          </table:table-cell>
          <table:table-cell office:value-type="string" calcext:value-type="string">
            <text:p><text:s/>7130 Dorsey Rd Laytonsville MD 20882</text:p>
          </table:table-cell>
          <table:table-cell office:value-type="float" office:value="-77.1439442940037" calcext:value-type="float">
            <text:p>-77.1439442940037</text:p>
          </table:table-cell>
          <table:table-cell office:value-type="float" office:value="39.1971152466937" calcext:value-type="float">
            <text:p>39.1971152466937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7130 DORSEY RD</text:p>
          </table:table-cell>
          <table:table-cell office:value-type="float" office:value="-77.1439442940037" calcext:value-type="float">
            <text:p>-77.1439442940037</text:p>
          </table:table-cell>
          <table:table-cell office:value-type="float" office:value="32350.1488479474" calcext:value-type="float">
            <text:p>32350.1488479474</text:p>
          </table:table-cell>
          <table:table-cell office:value-type="float" office:value="26290344.2565879" calcext:value-type="float">
            <text:p>26290344.2565879</text:p>
          </table:table-cell>
          <table:table-cell office:value-type="float" office:value="39.1971152466937" calcext:value-type="float">
            <text:p>39.1971152466937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5.89978275" calcext:value-type="float">
            <text:p>65.89978275</text:p>
          </table:table-cell>
          <table:table-cell office:value-type="float" office:value="65.89986483" calcext:value-type="float">
            <text:p>65.89986483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65.899864844482" calcext:value-type="float">
            <text:p>65.899864844482</text:p>
          </table:table-cell>
          <table:table-cell office:value-type="float" office:value="258.600713913197" calcext:value-type="float">
            <text:p>258.6007139131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948.3415259" calcext:value-type="float">
            <text:p>17948.3415259</text:p>
          </table:table-cell>
          <table:table-cell office:value-type="float" office:value="17948.3406774" calcext:value-type="float">
            <text:p>17948.3406774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250399.37520173" calcext:value-type="float">
            <text:p>1250399.37520173</text:p>
          </table:table-cell>
          <table:table-cell office:value-type="float" office:value="585490.061883047" calcext:value-type="float">
            <text:p>585490.061883047</text:p>
          </table:table-cell>
          <table:table-cell office:value-type="string" calcext:value-type="string">
            <text:p>02-07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17948.340677386" calcext:value-type="float">
            <text:p>17948.340677386</text:p>
          </table:table-cell>
          <table:table-cell office:value-type="float" office:value="19541218.9895629" calcext:value-type="float">
            <text:p>19541218.9895629</text:p>
          </table:table-cell>
          <table:table-cell office:value-type="float" office:value="39.2741001885746" calcext:value-type="float">
            <text:p>39.2741001885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2447.029554" calcext:value-type="float">
            <text:p>152447.029554</text:p>
          </table:table-cell>
          <table:table-cell office:value-type="float" office:value="152447.028985" calcext:value-type="float">
            <text:p>152447.028985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237094.47169347" calcext:value-type="float">
            <text:p>1237094.47169347</text:p>
          </table:table-cell>
          <table:table-cell office:value-type="float" office:value="567824.390849635" calcext:value-type="float">
            <text:p>567824.390849635</text:p>
          </table:table-cell>
          <table:table-cell office:value-type="string" calcext:value-type="string">
            <text:p>02-08</text:p>
          </table:table-cell>
          <table:table-cell office:value-type="string" calcext:value-type="string">
            <text:p>CLARKSBURG HIGH SCHOOL</text:p>
          </table:table-cell>
          <table:table-cell office:value-type="string" calcext:value-type="string">
            <text:p><text:s/>22500 Wims Rd Clarksburg MD 20871</text:p>
          </table:table-cell>
          <table:table-cell office:value-type="float" office:value="-77.2655866208159" calcext:value-type="float">
            <text:p>-77.2655866208159</text:p>
          </table:table-cell>
          <table:table-cell office:value-type="float" office:value="39.225501824324" calcext:value-type="float">
            <text:p>39.22550182432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500 Wims Rd</text:p>
          </table:table-cell>
          <table:table-cell office:value-type="float" office:value="-77.2655866208159" calcext:value-type="float">
            <text:p>-77.2655866208159</text:p>
          </table:table-cell>
          <table:table-cell office:value-type="float" office:value="152447.028985552" calcext:value-type="float">
            <text:p>152447.028985552</text:p>
          </table:table-cell>
          <table:table-cell office:value-type="float" office:value="619274112.666121" calcext:value-type="float">
            <text:p>619274112.666121</text:p>
          </table:table-cell>
          <table:table-cell office:value-type="float" office:value="39.225501824324" calcext:value-type="float">
            <text:p>39.225501824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427.6815434" calcext:value-type="float">
            <text:p>40427.6815434</text:p>
          </table:table-cell>
          <table:table-cell office:value-type="float" office:value="40427.6801041" calcext:value-type="float">
            <text:p>40427.6801041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float" office:value="169" calcext:value-type="float">
            <text:p>169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40427.6801041596" calcext:value-type="float">
            <text:p>40427.6801041596</text:p>
          </table:table-cell>
          <table:table-cell office:value-type="float" office:value="61894688.18217" calcext:value-type="float">
            <text:p>61894688.18217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7963.3126103" calcext:value-type="float">
            <text:p>27963.3126103</text:p>
          </table:table-cell>
          <table:table-cell office:value-type="float" office:value="27963.3128733" calcext:value-type="float">
            <text:p>27963.312873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12005" calcext:value-type="float">
            <text:p>12005</text:p>
          </table:table-cell>
          <table:table-cell office:value-type="float" office:value="123" calcext:value-type="float">
            <text:p>123</text:p>
          </table:table-cell>
          <table:table-cell office:value-type="float" office:value="1252883.87548207" calcext:value-type="float">
            <text:p>1252883.87548207</text:p>
          </table:table-cell>
          <table:table-cell office:value-type="float" office:value="588542.124676555" calcext:value-type="float">
            <text:p>588542.124676555</text:p>
          </table:table-cell>
          <table:table-cell office:value-type="string" calcext:value-type="string">
            <text:p>12-05</text:p>
          </table:table-cell>
          <table:table-cell office:value-type="string" calcext:value-type="string">
            <text:p>DAMASCUS HIGH SCHOOL</text:p>
          </table:table-cell>
          <table:table-cell office:value-type="string" calcext:value-type="string">
            <text:p><text:s/>25921 Ridge Rd Damascus MD 20872</text:p>
          </table:table-cell>
          <table:table-cell office:value-type="float" office:value="-77.2100198728157" calcext:value-type="float">
            <text:p>-77.2100198728157</text:p>
          </table:table-cell>
          <table:table-cell office:value-type="float" office:value="39.2824956455973" calcext:value-type="float">
            <text:p>39.2824956455973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921 Ridge Rd</text:p>
          </table:table-cell>
          <table:table-cell office:value-type="float" office:value="-77.2100198728157" calcext:value-type="float">
            <text:p>-77.2100198728157</text:p>
          </table:table-cell>
          <table:table-cell office:value-type="float" office:value="27963.3128732404" calcext:value-type="float">
            <text:p>27963.3128732404</text:p>
          </table:table-cell>
          <table:table-cell office:value-type="float" office:value="31829605.858985" calcext:value-type="float">
            <text:p>31829605.858985</text:p>
          </table:table-cell>
          <table:table-cell office:value-type="float" office:value="39.2824956455973" calcext:value-type="float">
            <text:p>39.2824956455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5526.655555" calcext:value-type="float">
            <text:p>105526.655555</text:p>
          </table:table-cell>
          <table:table-cell office:value-type="float" office:value="105526.656751" calcext:value-type="float">
            <text:p>105526.656751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1007" calcext:value-type="float">
            <text:p>1007</text:p>
          </table:table-cell>
          <table:table-cell office:value-type="float" office:value="181" calcext:value-type="float">
            <text:p>181</text:p>
          </table:table-cell>
          <table:table-cell office:value-type="float" office:value="1255583.11188148" calcext:value-type="float">
            <text:p>1255583.11188148</text:p>
          </table:table-cell>
          <table:table-cell office:value-type="float" office:value="590516.198484302" calcext:value-type="float">
            <text:p>590516.198484302</text:p>
          </table:table-cell>
          <table:table-cell office:value-type="string" calcext:value-type="string">
            <text:p>01-07</text:p>
          </table:table-cell>
          <table:table-cell office:value-type="string" calcext:value-type="string">
            <text:p>DAMASCUS LIBRARY</text:p>
          </table:table-cell>
          <table:table-cell office:value-type="string" calcext:value-type="string">
            <text:p><text:s/>9701 Main St Damascus MD 20872</text:p>
          </table:table-cell>
          <table:table-cell office:value-type="float" office:value="-77.2004995028262" calcext:value-type="float">
            <text:p>-77.2004995028262</text:p>
          </table:table-cell>
          <table:table-cell office:value-type="float" office:value="39.2879321174222" calcext:value-type="float">
            <text:p>39.2879321174222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9701 MAIN ST</text:p>
          </table:table-cell>
          <table:table-cell office:value-type="float" office:value="-77.2004995028262" calcext:value-type="float">
            <text:p>-77.2004995028262</text:p>
          </table:table-cell>
          <table:table-cell office:value-type="float" office:value="105526.656751027" calcext:value-type="float">
            <text:p>105526.656751027</text:p>
          </table:table-cell>
          <table:table-cell office:value-type="float" office:value="276761880.390652" calcext:value-type="float">
            <text:p>276761880.390652</text:p>
          </table:table-cell>
          <table:table-cell office:value-type="float" office:value="39.2879321174222" calcext:value-type="float">
            <text:p>39.2879321174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-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1478.064374" calcext:value-type="float">
            <text:p>151478.064374</text:p>
          </table:table-cell>
          <table:table-cell office:value-type="float" office:value="151478.064294" calcext:value-type="float">
            <text:p>151478.06429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11000" calcext:value-type="float">
            <text:p>11000</text:p>
          </table:table-cell>
          <table:table-cell office:value-type="float" office:value="119" calcext:value-type="float">
            <text:p>119</text:p>
          </table:table-cell>
          <table:table-cell office:value-type="float" office:value="1201042.37647498" calcext:value-type="float">
            <text:p>1201042.37647498</text:p>
          </table:table-cell>
          <table:table-cell office:value-type="float" office:value="567504.249757633" calcext:value-type="float">
            <text:p>567504.249757633</text:p>
          </table:table-cell>
          <table:table-cell office:value-type="string" calcext:value-type="string">
            <text:p>11-00</text:p>
          </table:table-cell>
          <table:table-cell office:value-type="string" calcext:value-type="string">
            <text:p>MONOCACY ELEMENTARY SCHOOL</text:p>
          </table:table-cell>
          <table:table-cell office:value-type="string" calcext:value-type="string">
            <text:p><text:s/>18801 Barnesville Rd Dickerson MD 20842</text:p>
          </table:table-cell>
          <table:table-cell office:value-type="float" office:value="-77.3928411935838" calcext:value-type="float">
            <text:p>-77.3928411935838</text:p>
          </table:table-cell>
          <table:table-cell office:value-type="float" office:value="39.2242659055373" calcext:value-type="float">
            <text:p>39.2242659055373</text:p>
          </table:table-cell>
          <table:table-cell office:value-type="string" calcext:value-type="string">
            <text:p>Dickerson MD 20842</text:p>
          </table:table-cell>
          <table:table-cell office:value-type="string" calcext:value-type="string">
            <text:p>18801 Barnesville Rd</text:p>
          </table:table-cell>
          <table:table-cell office:value-type="float" office:value="-77.3928411935838" calcext:value-type="float">
            <text:p>-77.3928411935838</text:p>
          </table:table-cell>
          <table:table-cell office:value-type="float" office:value="151478.064293859" calcext:value-type="float">
            <text:p>151478.064293859</text:p>
          </table:table-cell>
          <table:table-cell office:value-type="float" office:value="1001983782.08053" calcext:value-type="float">
            <text:p>1001983782.08053</text:p>
          </table:table-cell>
          <table:table-cell office:value-type="float" office:value="39.2242659055373" calcext:value-type="float">
            <text:p>39.2242659055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5869.7154355" calcext:value-type="float">
            <text:p>55869.7154355</text:p>
          </table:table-cell>
          <table:table-cell office:value-type="float" office:value="55869.7175043" calcext:value-type="float">
            <text:p>55869.7175043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float" office:value="12003" calcext:value-type="float">
            <text:p>12003</text:p>
          </table:table-cell>
          <table:table-cell office:value-type="float" office:value="222" calcext:value-type="float">
            <text:p>222</text:p>
          </table:table-cell>
          <table:table-cell office:value-type="float" office:value="1256135.99857098" calcext:value-type="float">
            <text:p>1256135.99857098</text:p>
          </table:table-cell>
          <table:table-cell office:value-type="float" office:value="577638.000159383" calcext:value-type="float">
            <text:p>577638.000159383</text:p>
          </table:table-cell>
          <table:table-cell office:value-type="string" calcext:value-type="string">
            <text:p>12-03</text:p>
          </table:table-cell>
          <table:table-cell office:value-type="string" calcext:value-type="string">
            <text:p>WOODFIELD ELEMENTARY SCHOOL</text:p>
          </table:table-cell>
          <table:table-cell office:value-type="string" calcext:value-type="string">
            <text:p><text:s/>24200 Woodfield Rd Gaithersburg MD 20882</text:p>
          </table:table-cell>
          <table:table-cell office:value-type="float" office:value="-77.1984472434007" calcext:value-type="float">
            <text:p>-77.1984472434007</text:p>
          </table:table-cell>
          <table:table-cell office:value-type="float" office:value="39.2525782503482" calcext:value-type="float">
            <text:p>39.252578250348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4200 WOODFIELD RD</text:p>
          </table:table-cell>
          <table:table-cell office:value-type="float" office:value="-77.1984472434007" calcext:value-type="float">
            <text:p>-77.1984472434007</text:p>
          </table:table-cell>
          <table:table-cell office:value-type="float" office:value="55869.7175044297" calcext:value-type="float">
            <text:p>55869.7175044297</text:p>
          </table:table-cell>
          <table:table-cell office:value-type="float" office:value="112720413.780479" calcext:value-type="float">
            <text:p>112720413.780479</text:p>
          </table:table-cell>
          <table:table-cell office:value-type="float" office:value="39.2525782503482" calcext:value-type="float">
            <text:p>39.2525782503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906.9504426" calcext:value-type="float">
            <text:p>37906.9504426</text:p>
          </table:table-cell>
          <table:table-cell office:value-type="float" office:value="37906.9503808" calcext:value-type="float">
            <text:p>37906.950380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246556.37501372" calcext:value-type="float">
            <text:p>1246556.37501372</text:p>
          </table:table-cell>
          <table:table-cell office:value-type="float" office:value="576499.498827472" calcext:value-type="float">
            <text:p>576499.498827472</text:p>
          </table:table-cell>
          <table:table-cell office:value-type="string" calcext:value-type="string">
            <text:p>02-09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7906.9503807682" calcext:value-type="float">
            <text:p>37906.9503807682</text:p>
          </table:table-cell>
          <table:table-cell office:value-type="float" office:value="65539922.5728585" calcext:value-type="float">
            <text:p>65539922.5728585</text:p>
          </table:table-cell>
          <table:table-cell office:value-type="float" office:value="39.24939042445" calcext:value-type="float">
            <text:p>39.24939042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704.782922" calcext:value-type="float">
            <text:p>102704.782922</text:p>
          </table:table-cell>
          <table:table-cell office:value-type="float" office:value="102704.785345" calcext:value-type="float">
            <text:p>102704.785345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169" calcext:value-type="float">
            <text:p>169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102704.785345394" calcext:value-type="float">
            <text:p>102704.785345394</text:p>
          </table:table-cell>
          <table:table-cell office:value-type="float" office:value="438549480.411436" calcext:value-type="float">
            <text:p>438549480.411436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1399.5953975" calcext:value-type="float">
            <text:p>61399.5953975</text:p>
          </table:table-cell>
          <table:table-cell office:value-type="float" office:value="61399.5973798" calcext:value-type="float">
            <text:p>61399.5973798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float" office:value="12004" calcext:value-type="float">
            <text:p>12004</text:p>
          </table:table-cell>
          <table:table-cell office:value-type="float" office:value="120" calcext:value-type="float">
            <text:p>120</text:p>
          </table:table-cell>
          <table:table-cell office:value-type="float" office:value="1246556.37501372" calcext:value-type="float">
            <text:p>1246556.37501372</text:p>
          </table:table-cell>
          <table:table-cell office:value-type="float" office:value="576499.498827472" calcext:value-type="float">
            <text:p>576499.498827472</text:p>
          </table:table-cell>
          <table:table-cell office:value-type="string" calcext:value-type="string">
            <text:p>12-04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61399.5973799283" calcext:value-type="float">
            <text:p>61399.5973799283</text:p>
          </table:table-cell>
          <table:table-cell office:value-type="float" office:value="128510503.348019" calcext:value-type="float">
            <text:p>128510503.348019</text:p>
          </table:table-cell>
          <table:table-cell office:value-type="float" office:value="39.24939042445" calcext:value-type="float">
            <text:p>39.24939042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129.65056" calcext:value-type="float">
            <text:p>62129.65056</text:p>
          </table:table-cell>
          <table:table-cell office:value-type="float" office:value="62129.6499183" calcext:value-type="float">
            <text:p>62129.6499183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1244404.5135038" calcext:value-type="float">
            <text:p>1244404.5135038</text:p>
          </table:table-cell>
          <table:table-cell office:value-type="float" office:value="570317.157845721" calcext:value-type="float">
            <text:p>570317.157845721</text:p>
          </table:table-cell>
          <table:table-cell office:value-type="string" calcext:value-type="string">
            <text:p>02-06</text:p>
          </table:table-cell>
          <table:table-cell office:value-type="string" calcext:value-type="string">
            <text:p>HALLIE WELLS MIDDLE SCHOOL</text:p>
          </table:table-cell>
          <table:table-cell office:value-type="string" calcext:value-type="string">
            <text:p><text:s/>11701 Little Seneca Pkwy Clarksburg MD 20871</text:p>
          </table:table-cell>
          <table:table-cell office:value-type="float" office:value="-77.2398060504632" calcext:value-type="float">
            <text:p>-77.2398060504632</text:p>
          </table:table-cell>
          <table:table-cell office:value-type="float" office:value="39.2324013607233" calcext:value-type="float">
            <text:p>39.2324013607233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1701 Little Seneca Pkw</text:p>
          </table:table-cell>
          <table:table-cell office:value-type="float" office:value="-77.2398060504632" calcext:value-type="float">
            <text:p>-77.2398060504632</text:p>
          </table:table-cell>
          <table:table-cell office:value-type="float" office:value="62129.6499182107" calcext:value-type="float">
            <text:p>62129.6499182107</text:p>
          </table:table-cell>
          <table:table-cell office:value-type="float" office:value="122177809.207045" calcext:value-type="float">
            <text:p>122177809.207045</text:p>
          </table:table-cell>
          <table:table-cell office:value-type="float" office:value="39.2324013607233" calcext:value-type="float">
            <text:p>39.23240136072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133.5841632" calcext:value-type="float">
            <text:p>13133.5841632</text:p>
          </table:table-cell>
          <table:table-cell office:value-type="float" office:value="13133.5843369" calcext:value-type="float">
            <text:p>13133.5843369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234347.88401081" calcext:value-type="float">
            <text:p>1234347.88401081</text:p>
          </table:table-cell>
          <table:table-cell office:value-type="float" office:value="575460.926101461" calcext:value-type="float">
            <text:p>575460.926101461</text:p>
          </table:table-cell>
          <table:table-cell office:value-type="string" calcext:value-type="string">
            <text:p>02-10</text:p>
          </table:table-cell>
          <table:table-cell office:value-type="string" calcext:value-type="string">
            <text:p>LITTLE BENNETT ELEMENTARY SCHOOL</text:p>
          </table:table-cell>
          <table:table-cell office:value-type="string" calcext:value-type="string">
            <text:p><text:s/>23930 Burdette Forest Rd Clarksburg MD 20871</text:p>
          </table:table-cell>
          <table:table-cell office:value-type="float" office:value="-77.2753630889599" calcext:value-type="float">
            <text:p>-77.2753630889599</text:p>
          </table:table-cell>
          <table:table-cell office:value-type="float" office:value="39.2464458075474" calcext:value-type="float">
            <text:p>39.246445807547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3930 Burdette Forest Rd</text:p>
          </table:table-cell>
          <table:table-cell office:value-type="float" office:value="-77.2753630889599" calcext:value-type="float">
            <text:p>-77.2753630889599</text:p>
          </table:table-cell>
          <table:table-cell office:value-type="float" office:value="13133.5843369117" calcext:value-type="float">
            <text:p>13133.5843369117</text:p>
          </table:table-cell>
          <table:table-cell office:value-type="float" office:value="10561879.5052083" calcext:value-type="float">
            <text:p>10561879.5052083</text:p>
          </table:table-cell>
          <table:table-cell office:value-type="float" office:value="39.2464458075474" calcext:value-type="float">
            <text:p>39.2464458075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432.8787295" calcext:value-type="float">
            <text:p>26432.8787295</text:p>
          </table:table-cell>
          <table:table-cell office:value-type="float" office:value="26432.8781813" calcext:value-type="float">
            <text:p>26432.8781813</text:p>
          </table:table-cell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1238411.71052881" calcext:value-type="float">
            <text:p>1238411.71052881</text:p>
          </table:table-cell>
          <table:table-cell office:value-type="float" office:value="572322.51997672" calcext:value-type="float">
            <text:p>572322.51997672</text:p>
          </table:table-cell>
          <table:table-cell office:value-type="string" calcext:value-type="string">
            <text:p>02-11</text:p>
          </table:table-cell>
          <table:table-cell office:value-type="string" calcext:value-type="string">
            <text:p>WILSON WIMS ELEMENTARY SCHOOL</text:p>
          </table:table-cell>
          <table:table-cell office:value-type="string" calcext:value-type="string">
            <text:p><text:s/>12520 Blue Sky Dr Clarksburg MD 20871</text:p>
          </table:table-cell>
          <table:table-cell office:value-type="float" office:value="-77.2609823012299" calcext:value-type="float">
            <text:p>-77.2609823012299</text:p>
          </table:table-cell>
          <table:table-cell office:value-type="float" office:value="39.2378620145406" calcext:value-type="float">
            <text:p>39.2378620145406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2520 Blue Sky Dr</text:p>
          </table:table-cell>
          <table:table-cell office:value-type="float" office:value="-77.2609823012299" calcext:value-type="float">
            <text:p>-77.2609823012299</text:p>
          </table:table-cell>
          <table:table-cell office:value-type="float" office:value="26432.8781812996" calcext:value-type="float">
            <text:p>26432.8781812996</text:p>
          </table:table-cell>
          <table:table-cell office:value-type="float" office:value="33850080.5185826" calcext:value-type="float">
            <text:p>33850080.5185826</text:p>
          </table:table-cell>
          <table:table-cell office:value-type="float" office:value="39.2378620145406" calcext:value-type="float">
            <text:p>39.2378620145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9716.709254" calcext:value-type="float">
            <text:p>159716.709254</text:p>
          </table:table-cell>
          <table:table-cell office:value-type="float" office:value="159716.709534" calcext:value-type="float">
            <text:p>159716.709534</text:p>
          </table:table-cell>
          <table:table-cell office:value-type="float" office:value="229" calcext:value-type="float">
            <text:p>229</text:p>
          </table:table-cell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office:value-type="float" office:value="8007" calcext:value-type="float">
            <text:p>8007</text:p>
          </table:table-cell>
          <table:table-cell office:value-type="float" office:value="83" calcext:value-type="float">
            <text:p>83</text:p>
          </table:table-cell>
          <table:table-cell office:value-type="float" office:value="1302941.62379156" calcext:value-type="float">
            <text:p>1302941.62379156</text:p>
          </table:table-cell>
          <table:table-cell office:value-type="float" office:value="540065.749516636" calcext:value-type="float">
            <text:p>540065.749516636</text:p>
          </table:table-cell>
          <table:table-cell office:value-type="string" calcext:value-type="string">
            <text:p>08-07</text:p>
          </table:table-cell>
          <table:table-cell office:value-type="string" calcext:value-type="string">
            <text:p>SHERWOOD ELEMENTARY SCHOOL</text:p>
          </table:table-cell>
          <table:table-cell office:value-type="string" calcext:value-type="string">
            <text:p><text:s/>1401 Olney-Sandy Spring Rd Sandy Spring MD 20860</text:p>
          </table:table-cell>
          <table:table-cell office:value-type="float" office:value="-77.0331164617692" calcext:value-type="float">
            <text:p>-77.0331164617692</text:p>
          </table:table-cell>
          <table:table-cell office:value-type="float" office:value="39.1495841569009" calcext:value-type="float">
            <text:p>39.1495841569009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1401 Olney Sandy Spring Rd</text:p>
          </table:table-cell>
          <table:table-cell office:value-type="float" office:value="-77.0331164617692" calcext:value-type="float">
            <text:p>-77.0331164617692</text:p>
          </table:table-cell>
          <table:table-cell office:value-type="float" office:value="159716.709534057" calcext:value-type="float">
            <text:p>159716.709534057</text:p>
          </table:table-cell>
          <table:table-cell office:value-type="float" office:value="370739575.073433" calcext:value-type="float">
            <text:p>370739575.073433</text:p>
          </table:table-cell>
          <table:table-cell office:value-type="float" office:value="39.1495841569009" calcext:value-type="float">
            <text:p>39.1495841569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917.9539806" calcext:value-type="float">
            <text:p>58917.9539806</text:p>
          </table:table-cell>
          <table:table-cell office:value-type="float" office:value="58917.9537299" calcext:value-type="float">
            <text:p>58917.9537299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261349.62626706" calcext:value-type="float">
            <text:p>1261349.62626706</text:p>
          </table:table-cell>
          <table:table-cell office:value-type="float" office:value="556427.436609462" calcext:value-type="float">
            <text:p>556427.436609462</text:p>
          </table:table-cell>
          <table:table-cell office:value-type="string" calcext:value-type="string">
            <text:p>01-02</text:p>
          </table:table-cell>
          <table:table-cell office:value-type="string" calcext:value-type="string">
            <text:p>GOSHEN ELEMENTARY SCHOOL</text:p>
          </table:table-cell>
          <table:table-cell office:value-type="string" calcext:value-type="string">
            <text:p><text:s/>8701 Warfield Rd Gaithersburg MD 20882</text:p>
          </table:table-cell>
          <table:table-cell office:value-type="float" office:value="-77.1798890388504" calcext:value-type="float">
            <text:p>-77.1798890388504</text:p>
          </table:table-cell>
          <table:table-cell office:value-type="float" office:value="39.1943733719062" calcext:value-type="float">
            <text:p>39.194373371906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701 Warfield Rd</text:p>
          </table:table-cell>
          <table:table-cell office:value-type="float" office:value="-77.1798890388504" calcext:value-type="float">
            <text:p>-77.1798890388504</text:p>
          </table:table-cell>
          <table:table-cell office:value-type="float" office:value="58917.9537299448" calcext:value-type="float">
            <text:p>58917.9537299448</text:p>
          </table:table-cell>
          <table:table-cell office:value-type="float" office:value="128170237.717588" calcext:value-type="float">
            <text:p>128170237.717588</text:p>
          </table:table-cell>
          <table:table-cell office:value-type="float" office:value="39.1943733719062" calcext:value-type="float">
            <text:p>39.1943733719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826.256294" calcext:value-type="float">
            <text:p>154826.256294</text:p>
          </table:table-cell>
          <table:table-cell office:value-type="float" office:value="154826.256584" calcext:value-type="float">
            <text:p>154826.256584</text:p>
          </table:table-cell>
          <table:table-cell office:value-type="float" office:value="227" calcext:value-type="float">
            <text:p>227</text:p>
          </table:table-cell>
          <table:table-cell office:value-type="float" office:value="251" calcext:value-type="float">
            <text:p>251</text:p>
          </table:table-cell>
          <table:table-cell office:value-type="float" office:value="22" calcext:value-type="float">
            <text:p>22</text:p>
          </table:table-cell>
          <table:table-cell office:value-type="float" office:value="3001" calcext:value-type="float">
            <text:p>3001</text:p>
          </table:table-cell>
          <table:table-cell office:value-type="float" office:value="9" calcext:value-type="float">
            <text:p>9</text:p>
          </table:table-cell>
          <table:table-cell office:value-type="float" office:value="1196785.37580265" calcext:value-type="float">
            <text:p>1196785.37580265</text:p>
          </table:table-cell>
          <table:table-cell office:value-type="float" office:value="538299.435792044" calcext:value-type="float">
            <text:p>538299.435792044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POOLESVILLE ELEMENTARY SCHOOL</text:p>
          </table:table-cell>
          <table:table-cell office:value-type="string" calcext:value-type="string">
            <text:p><text:s/>19565 Fisher Ave Poolesville MD 20837</text:p>
          </table:table-cell>
          <table:table-cell office:value-type="float" office:value="-77.4074075346693" calcext:value-type="float">
            <text:p>-77.4074075346693</text:p>
          </table:table-cell>
          <table:table-cell office:value-type="float" office:value="39.1440313119352" calcext:value-type="float">
            <text:p>39.1440313119352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9565 Fisher Ave</text:p>
          </table:table-cell>
          <table:table-cell office:value-type="float" office:value="-77.4074075346693" calcext:value-type="float">
            <text:p>-77.4074075346693</text:p>
          </table:table-cell>
          <table:table-cell office:value-type="float" office:value="154826.256584238" calcext:value-type="float">
            <text:p>154826.256584238</text:p>
          </table:table-cell>
          <table:table-cell office:value-type="float" office:value="665095235.790662" calcext:value-type="float">
            <text:p>665095235.790662</text:p>
          </table:table-cell>
          <table:table-cell office:value-type="float" office:value="39.1440313119352" calcext:value-type="float">
            <text:p>39.14403131193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504.4683063" calcext:value-type="float">
            <text:p>38504.4683063</text:p>
          </table:table-cell>
          <table:table-cell office:value-type="float" office:value="38504.4685526" calcext:value-type="float">
            <text:p>38504.4685526</text:p>
          </table:table-cell>
          <table:table-cell office:value-type="float" office:value="233" calcext:value-type="float">
            <text:p>233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2001" calcext:value-type="float">
            <text:p>2001</text:p>
          </table:table-cell>
          <table:table-cell office:value-type="float" office:value="47" calcext:value-type="float">
            <text:p>47</text:p>
          </table:table-cell>
          <table:table-cell office:value-type="float" office:value="1237688.59124014" calcext:value-type="float">
            <text:p>1237688.59124014</text:p>
          </table:table-cell>
          <table:table-cell office:value-type="float" office:value="566504.271114543" calcext:value-type="float">
            <text:p>566504.271114543</text:p>
          </table:table-cell>
          <table:table-cell office:value-type="string" calcext:value-type="string">
            <text:p>02-01</text:p>
          </table:table-cell>
          <table:table-cell office:value-type="string" calcext:value-type="string">
            <text:p>ROCKY HILL MIDDLE SCHOOL</text:p>
          </table:table-cell>
          <table:table-cell office:value-type="string" calcext:value-type="string">
            <text:p><text:s/>22401 Brick Haven Way Clarksburg MD 20871</text:p>
          </table:table-cell>
          <table:table-cell office:value-type="float" office:value="-77.2634759929734" calcext:value-type="float">
            <text:p>-77.2634759929734</text:p>
          </table:table-cell>
          <table:table-cell office:value-type="float" office:value="39.2218821114717" calcext:value-type="float">
            <text:p>39.2218821114717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401 Brick Haven Way</text:p>
          </table:table-cell>
          <table:table-cell office:value-type="float" office:value="-77.2634759929734" calcext:value-type="float">
            <text:p>-77.2634759929734</text:p>
          </table:table-cell>
          <table:table-cell office:value-type="float" office:value="38504.4685526041" calcext:value-type="float">
            <text:p>38504.4685526041</text:p>
          </table:table-cell>
          <table:table-cell office:value-type="float" office:value="67293293.3490205" calcext:value-type="float">
            <text:p>67293293.3490205</text:p>
          </table:table-cell>
          <table:table-cell office:value-type="float" office:value="39.2218821114717" calcext:value-type="float">
            <text:p>39.22188211147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9521.2576537" calcext:value-type="float">
            <text:p>59521.2576537</text:p>
          </table:table-cell>
          <table:table-cell office:value-type="float" office:value="59521.2573046" calcext:value-type="float">
            <text:p>59521.2573046</text:p>
          </table:table-cell>
          <table:table-cell office:value-type="float" office:value="226" calcext:value-type="float">
            <text:p>226</text:p>
          </table:table-cell>
          <table:table-cell office:value-type="float" office:value="249" calcext:value-type="float">
            <text:p>249</text:p>
          </table:table-cell>
          <table:table-cell office:value-type="float" office:value="24" calcext:value-type="float">
            <text:p>24</text:p>
          </table:table-cell>
          <table:table-cell office:value-type="float" office:value="8005" calcext:value-type="float">
            <text:p>8005</text:p>
          </table:table-cell>
          <table:table-cell office:value-type="float" office:value="80" calcext:value-type="float">
            <text:p>80</text:p>
          </table:table-cell>
          <table:table-cell office:value-type="float" office:value="1293395.99918206" calcext:value-type="float">
            <text:p>1293395.99918206</text:p>
          </table:table-cell>
          <table:table-cell office:value-type="float" office:value="550632.374380723" calcext:value-type="float">
            <text:p>550632.374380723</text:p>
          </table:table-cell>
          <table:table-cell office:value-type="string" calcext:value-type="string">
            <text:p>08-05</text:p>
          </table:table-cell>
          <table:table-cell office:value-type="string" calcext:value-type="string">
            <text:p>BELMONT ELEMENTARY SCHOOL</text:p>
          </table:table-cell>
          <table:table-cell office:value-type="string" calcext:value-type="string">
            <text:p><text:s/>19528 Olney Mill Rd Olney MD 20832</text:p>
          </table:table-cell>
          <table:table-cell office:value-type="float" office:value="-77.06680290587" calcext:value-type="float">
            <text:p>-77.06680290587</text:p>
          </table:table-cell>
          <table:table-cell office:value-type="float" office:value="39.1785814721771" calcext:value-type="float">
            <text:p>39.178581472177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528 Olney Mill Rd</text:p>
          </table:table-cell>
          <table:table-cell office:value-type="float" office:value="-77.06680290587" calcext:value-type="float">
            <text:p>-77.06680290587</text:p>
          </table:table-cell>
          <table:table-cell office:value-type="float" office:value="59521.2573045695" calcext:value-type="float">
            <text:p>59521.2573045695</text:p>
          </table:table-cell>
          <table:table-cell office:value-type="float" office:value="153955441.636994" calcext:value-type="float">
            <text:p>153955441.636994</text:p>
          </table:table-cell>
          <table:table-cell office:value-type="float" office:value="39.1785814721771" calcext:value-type="float">
            <text:p>39.1785814721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932.8439387" calcext:value-type="float">
            <text:p>69932.8439387</text:p>
          </table:table-cell>
          <table:table-cell office:value-type="float" office:value="69932.8445" calcext:value-type="float">
            <text:p>69932.8445</text:p>
          </table:table-cell>
          <table:table-cell office:value-type="float" office:value="225" calcext:value-type="float">
            <text:p>225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float" office:value="1005" calcext:value-type="float">
            <text:p>1005</text:p>
          </table:table-cell>
          <table:table-cell office:value-type="float" office:value="179" calcext:value-type="float">
            <text:p>179</text:p>
          </table:table-cell>
          <table:table-cell office:value-type="float" office:value="1274447.73852223" calcext:value-type="float">
            <text:p>1274447.73852223</text:p>
          </table:table-cell>
          <table:table-cell office:value-type="float" office:value="545491.333481714" calcext:value-type="float">
            <text:p>545491.333481714</text:p>
          </table:table-cell>
          <table:table-cell office:value-type="string" calcext:value-type="string">
            <text:p>01-05</text:p>
          </table:table-cell>
          <table:table-cell office:value-type="string" calcext:value-type="string">
            <text:p>AGRICULTURAL HISTORY FARM PARK</text:p>
          </table:table-cell>
          <table:table-cell office:value-type="string" calcext:value-type="string">
            <text:p><text:s/>18400 Muncaster Rd Derwood MD 20855</text:p>
          </table:table-cell>
          <table:table-cell office:value-type="float" office:value="-77.133617739688" calcext:value-type="float">
            <text:p>-77.133617739688</text:p>
          </table:table-cell>
          <table:table-cell office:value-type="float" office:value="39.1644091871019" calcext:value-type="float">
            <text:p>39.164409187101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8400 MUNCASTER RD</text:p>
          </table:table-cell>
          <table:table-cell office:value-type="float" office:value="-77.133617739688" calcext:value-type="float">
            <text:p>-77.133617739688</text:p>
          </table:table-cell>
          <table:table-cell office:value-type="float" office:value="69932.8445000089" calcext:value-type="float">
            <text:p>69932.8445000089</text:p>
          </table:table-cell>
          <table:table-cell office:value-type="float" office:value="175450852.28466" calcext:value-type="float">
            <text:p>175450852.28466</text:p>
          </table:table-cell>
          <table:table-cell office:value-type="float" office:value="39.1644091871019" calcext:value-type="float">
            <text:p>39.1644091871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478.4616718" calcext:value-type="float">
            <text:p>31478.4616718</text:p>
          </table:table-cell>
          <table:table-cell office:value-type="float" office:value="31478.4618479" calcext:value-type="float">
            <text:p>31478.4618479</text:p>
          </table:table-cell>
          <table:table-cell office:value-type="float" office:value="232" calcext:value-type="float">
            <text:p>232</text:p>
          </table:table-cell>
          <table:table-cell office:value-type="float" office:value="247" calcext:value-type="float">
            <text:p>247</text:p>
          </table:table-cell>
          <table:table-cell office:value-type="float" office:value="26" calcext:value-type="float">
            <text:p>26</text:p>
          </table:table-cell>
          <table:table-cell office:value-type="float" office:value="9025" calcext:value-type="float">
            <text:p>9025</text:p>
          </table:table-cell>
          <table:table-cell office:value-type="float" office:value="100" calcext:value-type="float">
            <text:p>100</text:p>
          </table:table-cell>
          <table:table-cell office:value-type="float" office:value="1245071.25035931" calcext:value-type="float">
            <text:p>1245071.25035931</text:p>
          </table:table-cell>
          <table:table-cell office:value-type="float" office:value="560997.248335972" calcext:value-type="float">
            <text:p>560997.248335972</text:p>
          </table:table-cell>
          <table:table-cell office:value-type="string" calcext:value-type="string">
            <text:p>09-25</text:p>
          </table:table-cell>
          <table:table-cell office:value-type="string" calcext:value-type="string">
            <text:p>DR. SALLY K. RIDE ELEMENTARY SCHOOL</text:p>
          </table:table-cell>
          <table:table-cell office:value-type="string" calcext:value-type="string">
            <text:p><text:s/>21301 Seneca Crossing Dr Germantown MD 20876</text:p>
          </table:table-cell>
          <table:table-cell office:value-type="float" office:value="-77.2373667599471" calcext:value-type="float">
            <text:p>-77.2373667599471</text:p>
          </table:table-cell>
          <table:table-cell office:value-type="float" office:value="39.206817925397" calcext:value-type="float">
            <text:p>39.206817925397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1301 Seneca Crossing Dr</text:p>
          </table:table-cell>
          <table:table-cell office:value-type="float" office:value="-77.2373667599471" calcext:value-type="float">
            <text:p>-77.2373667599471</text:p>
          </table:table-cell>
          <table:table-cell office:value-type="float" office:value="31478.4618478369" calcext:value-type="float">
            <text:p>31478.4618478369</text:p>
          </table:table-cell>
          <table:table-cell office:value-type="float" office:value="42527657.7850809" calcext:value-type="float">
            <text:p>42527657.7850809</text:p>
          </table:table-cell>
          <table:table-cell office:value-type="float" office:value="39.206817925397" calcext:value-type="float">
            <text:p>39.206817925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833.2829095" calcext:value-type="float">
            <text:p>29833.2829095</text:p>
          </table:table-cell>
          <table:table-cell office:value-type="float" office:value="29833.2829899" calcext:value-type="float">
            <text:p>29833.2829899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  <table:table-cell office:value-type="float" office:value="1236197.50039031" calcext:value-type="float">
            <text:p>1236197.50039031</text:p>
          </table:table-cell>
          <table:table-cell office:value-type="float" office:value="554389.436420381" calcext:value-type="float">
            <text:p>554389.436420381</text:p>
          </table:table-cell>
          <table:table-cell office:value-type="string" calcext:value-type="string">
            <text:p>02-03</text:p>
          </table:table-cell>
          <table:table-cell office:value-type="string" calcext:value-type="string">
            <text:p>WATERS LANDING ELEMENTARY SCHOOL</text:p>
          </table:table-cell>
          <table:table-cell office:value-type="string" calcext:value-type="string">
            <text:p><text:s/>13100 Waters Landing Dr Germantown MD 20874</text:p>
          </table:table-cell>
          <table:table-cell office:value-type="float" office:value="-77.2686132893903" calcext:value-type="float">
            <text:p>-77.2686132893903</text:p>
          </table:table-cell>
          <table:table-cell office:value-type="float" office:value="39.1886082682063" calcext:value-type="float">
            <text:p>39.18860826820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100 Waters Landing Dr</text:p>
          </table:table-cell>
          <table:table-cell office:value-type="float" office:value="-77.2686132893903" calcext:value-type="float">
            <text:p>-77.2686132893903</text:p>
          </table:table-cell>
          <table:table-cell office:value-type="float" office:value="29833.2829898385" calcext:value-type="float">
            <text:p>29833.2829898385</text:p>
          </table:table-cell>
          <table:table-cell office:value-type="float" office:value="32869251.0443065" calcext:value-type="float">
            <text:p>32869251.0443065</text:p>
          </table:table-cell>
          <table:table-cell office:value-type="float" office:value="39.1886082682063" calcext:value-type="float">
            <text:p>39.1886082682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8788.1419617" calcext:value-type="float">
            <text:p>48788.1419617</text:p>
          </table:table-cell>
          <table:table-cell office:value-type="float" office:value="48788.1428043" calcext:value-type="float">
            <text:p>48788.1428043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  <table:table-cell office:value-type="float" office:value="9030" calcext:value-type="float">
            <text:p>9030</text:p>
          </table:table-cell>
          <table:table-cell office:value-type="float" office:value="103" calcext:value-type="float">
            <text:p>103</text:p>
          </table:table-cell>
          <table:table-cell office:value-type="float" office:value="1246452.6258774" calcext:value-type="float">
            <text:p>1246452.6258774</text:p>
          </table:table-cell>
          <table:table-cell office:value-type="float" office:value="554683.062145472" calcext:value-type="float">
            <text:p>554683.062145472</text:p>
          </table:table-cell>
          <table:table-cell office:value-type="string" calcext:value-type="string">
            <text:p>09-30</text:p>
          </table:table-cell>
          <table:table-cell office:value-type="string" calcext:value-type="string">
            <text:p>CAPT. JAMES E. DALY, JR. ELEMENTARY SCHOOL</text:p>
          </table:table-cell>
          <table:table-cell office:value-type="string" calcext:value-type="string">
            <text:p><text:s/>20301 Brandermill Dr Germantown MD 20876</text:p>
          </table:table-cell>
          <table:table-cell office:value-type="float" office:value="-77.2324351951609" calcext:value-type="float">
            <text:p>-77.2324351951609</text:p>
          </table:table-cell>
          <table:table-cell office:value-type="float" office:value="39.1894917063405" calcext:value-type="float">
            <text:p>39.189491706340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0301 Brandermill Dr</text:p>
          </table:table-cell>
          <table:table-cell office:value-type="float" office:value="-77.2324351951609" calcext:value-type="float">
            <text:p>-77.2324351951609</text:p>
          </table:table-cell>
          <table:table-cell office:value-type="float" office:value="48788.1428043243" calcext:value-type="float">
            <text:p>48788.1428043243</text:p>
          </table:table-cell>
          <table:table-cell office:value-type="float" office:value="42080020.3349892" calcext:value-type="float">
            <text:p>42080020.3349892</text:p>
          </table:table-cell>
          <table:table-cell office:value-type="float" office:value="39.1894917063405" calcext:value-type="float">
            <text:p>39.1894917063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478.0354618" calcext:value-type="float">
            <text:p>21478.0354618</text:p>
          </table:table-cell>
          <table:table-cell office:value-type="float" office:value="21478.0349262" calcext:value-type="float">
            <text:p>21478.0349262</text:p>
          </table:table-cell>
          <table:table-cell office:value-type="float" office:value="223" calcext:value-type="float">
            <text:p>223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2005" calcext:value-type="float">
            <text:p>2005</text:p>
          </table:table-cell>
          <table:table-cell office:value-type="float" office:value="102" calcext:value-type="float">
            <text:p>102</text:p>
          </table:table-cell>
          <table:table-cell office:value-type="float" office:value="1231515.75089556" calcext:value-type="float">
            <text:p>1231515.75089556</text:p>
          </table:table-cell>
          <table:table-cell office:value-type="float" office:value="551600.748428211" calcext:value-type="float">
            <text:p>551600.748428211</text:p>
          </table:table-cell>
          <table:table-cell office:value-type="string" calcext:value-type="string">
            <text:p>02-05</text:p>
          </table:table-cell>
          <table:table-cell office:value-type="string" calcext:value-type="string">
            <text:p>MARTIN LUTHER KING, JR. MIDDLE SCHOOL</text:p>
          </table:table-cell>
          <table:table-cell office:value-type="string" calcext:value-type="string">
            <text:p><text:s/>13737 Wisteria Dr Germantown MD 20874</text:p>
          </table:table-cell>
          <table:table-cell office:value-type="float" office:value="-77.2851000437531" calcext:value-type="float">
            <text:p>-77.2851000437531</text:p>
          </table:table-cell>
          <table:table-cell office:value-type="float" office:value="39.1809127563371" calcext:value-type="float">
            <text:p>39.1809127563371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737 Wisteria Dr</text:p>
          </table:table-cell>
          <table:table-cell office:value-type="float" office:value="-77.2851000437531" calcext:value-type="float">
            <text:p>-77.2851000437531</text:p>
          </table:table-cell>
          <table:table-cell office:value-type="float" office:value="21478.0349262785" calcext:value-type="float">
            <text:p>21478.0349262785</text:p>
          </table:table-cell>
          <table:table-cell office:value-type="float" office:value="16149408.2859597" calcext:value-type="float">
            <text:p>16149408.2859597</text:p>
          </table:table-cell>
          <table:table-cell office:value-type="float" office:value="39.1809127563371" calcext:value-type="float">
            <text:p>39.1809127563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369.0896897" calcext:value-type="float">
            <text:p>27369.0896897</text:p>
          </table:table-cell>
          <table:table-cell office:value-type="float" office:value="27369.0893248" calcext:value-type="float">
            <text:p>27369.0893248</text:p>
          </table:table-cell>
          <table:table-cell office:value-type="float" office:value="222" calcext:value-type="float">
            <text:p>222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office:value-type="float" office:value="9012" calcext:value-type="float">
            <text:p>9012</text:p>
          </table:table-cell>
          <table:table-cell office:value-type="float" office:value="95" calcext:value-type="float">
            <text:p>95</text:p>
          </table:table-cell>
          <table:table-cell office:value-type="float" office:value="1251152.62566373" calcext:value-type="float">
            <text:p>1251152.62566373</text:p>
          </table:table-cell>
          <table:table-cell office:value-type="float" office:value="552659.187256217" calcext:value-type="float">
            <text:p>552659.187256217</text:p>
          </table:table-cell>
          <table:table-cell office:value-type="string" calcext:value-type="string">
            <text:p>09-12</text:p>
          </table:table-cell>
          <table:table-cell office:value-type="string" calcext:value-type="string">
            <text:p>WATKINS MILL HIGH SCHOOL</text:p>
          </table:table-cell>
          <table:table-cell office:value-type="string" calcext:value-type="string">
            <text:p><text:s/>10301 Apple Ridge Rd Gaithersburg MD 20879</text:p>
          </table:table-cell>
          <table:table-cell office:value-type="float" office:value="-77.2158362027143" calcext:value-type="float">
            <text:p>-77.2158362027143</text:p>
          </table:table-cell>
          <table:table-cell office:value-type="float" office:value="39.1839667002785" calcext:value-type="float">
            <text:p>39.1839667002785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0301 Apple Ridge Rd</text:p>
          </table:table-cell>
          <table:table-cell office:value-type="float" office:value="-77.2158362027143" calcext:value-type="float">
            <text:p>-77.2158362027143</text:p>
          </table:table-cell>
          <table:table-cell office:value-type="float" office:value="27369.0893248156" calcext:value-type="float">
            <text:p>27369.0893248156</text:p>
          </table:table-cell>
          <table:table-cell office:value-type="float" office:value="30431363.0604239" calcext:value-type="float">
            <text:p>30431363.0604239</text:p>
          </table:table-cell>
          <table:table-cell office:value-type="float" office:value="39.1839667002785" calcext:value-type="float">
            <text:p>39.18396670027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406.9450123" calcext:value-type="float">
            <text:p>29406.9450123</text:p>
          </table:table-cell>
          <table:table-cell office:value-type="float" office:value="29406.9439349" calcext:value-type="float">
            <text:p>29406.9439349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31" calcext:value-type="float">
            <text:p>31</text:p>
          </table:table-cell>
          <table:table-cell office:value-type="float" office:value="1003" calcext:value-type="float">
            <text:p>1003</text:p>
          </table:table-cell>
          <table:table-cell office:value-type="float" office:value="171" calcext:value-type="float">
            <text:p>171</text:p>
          </table:table-cell>
          <table:table-cell office:value-type="float" office:value="1260303.99942131" calcext:value-type="float">
            <text:p>1260303.99942131</text:p>
          </table:table-cell>
          <table:table-cell office:value-type="float" office:value="556770.999242544" calcext:value-type="float">
            <text:p>556770.999242544</text:p>
          </table:table-cell>
          <table:table-cell office:value-type="string" calcext:value-type="string">
            <text:p>01-03</text:p>
          </table:table-cell>
          <table:table-cell office:value-type="string" calcext:value-type="string">
            <text:p>GAITHERSBURG CHURCH OF THE NAZARENE</text:p>
          </table:table-cell>
          <table:table-cell office:value-type="string" calcext:value-type="string">
            <text:p><text:s/>8921 Warfield Rd Gaithersburg MD 20882</text:p>
          </table:table-cell>
          <table:table-cell office:value-type="float" office:value="-77.1835808181033" calcext:value-type="float">
            <text:p>-77.1835808181033</text:p>
          </table:table-cell>
          <table:table-cell office:value-type="float" office:value="39.1953109306913" calcext:value-type="float">
            <text:p>39.1953109306913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921 WARFIELD RD</text:p>
          </table:table-cell>
          <table:table-cell office:value-type="float" office:value="-77.1835808181033" calcext:value-type="float">
            <text:p>-77.1835808181033</text:p>
          </table:table-cell>
          <table:table-cell office:value-type="float" office:value="29406.9439348908" calcext:value-type="float">
            <text:p>29406.9439348908</text:p>
          </table:table-cell>
          <table:table-cell office:value-type="float" office:value="26896283.1460115" calcext:value-type="float">
            <text:p>26896283.1460115</text:p>
          </table:table-cell>
          <table:table-cell office:value-type="float" office:value="39.1953109306913" calcext:value-type="float">
            <text:p>39.1953109306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811.1895741" calcext:value-type="float">
            <text:p>20811.1895741</text:p>
          </table:table-cell>
          <table:table-cell office:value-type="float" office:value="20811.1898507" calcext:value-type="float">
            <text:p>20811.1898507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  <table:table-cell office:value-type="float" office:value="9034" calcext:value-type="float">
            <text:p>9034</text:p>
          </table:table-cell>
          <table:table-cell office:value-type="float" office:value="106" calcext:value-type="float">
            <text:p>106</text:p>
          </table:table-cell>
          <table:table-cell office:value-type="float" office:value="1244154.25120907" calcext:value-type="float">
            <text:p>1244154.25120907</text:p>
          </table:table-cell>
          <table:table-cell office:value-type="float" office:value="556364.874070555" calcext:value-type="float">
            <text:p>556364.874070555</text:p>
          </table:table-cell>
          <table:table-cell office:value-type="string" calcext:value-type="string">
            <text:p>09-34</text:p>
          </table:table-cell>
          <table:table-cell office:value-type="string" calcext:value-type="string">
            <text:p>NEELSVILLE MIDDLE SCHOOL</text:p>
          </table:table-cell>
          <table:table-cell office:value-type="string" calcext:value-type="string">
            <text:p><text:s/>11700 Neelsville Church Rd Germantown MD 20876</text:p>
          </table:table-cell>
          <table:table-cell office:value-type="float" office:value="-77.2405597412948" calcext:value-type="float">
            <text:p>-77.2405597412948</text:p>
          </table:table-cell>
          <table:table-cell office:value-type="float" office:value="39.1940928819501" calcext:value-type="float">
            <text:p>39.1940928819501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1700 Neelsville Church Rd</text:p>
          </table:table-cell>
          <table:table-cell office:value-type="float" office:value="-77.2405597412948" calcext:value-type="float">
            <text:p>-77.2405597412948</text:p>
          </table:table-cell>
          <table:table-cell office:value-type="float" office:value="20811.189850733" calcext:value-type="float">
            <text:p>20811.189850733</text:p>
          </table:table-cell>
          <table:table-cell office:value-type="float" office:value="16441817.1398939" calcext:value-type="float">
            <text:p>16441817.1398939</text:p>
          </table:table-cell>
          <table:table-cell office:value-type="float" office:value="39.1940928819501" calcext:value-type="float">
            <text:p>39.19409288195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915.6139677" calcext:value-type="float">
            <text:p>30915.6139677</text:p>
          </table:table-cell>
          <table:table-cell office:value-type="float" office:value="30915.613508" calcext:value-type="float">
            <text:p>30915.61350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018" calcext:value-type="float">
            <text:p>9018</text:p>
          </table:table-cell>
          <table:table-cell office:value-type="float" office:value="97" calcext:value-type="float">
            <text:p>97</text:p>
          </table:table-cell>
          <table:table-cell office:value-type="float" office:value="1243671.12586297" calcext:value-type="float">
            <text:p>1243671.12586297</text:p>
          </table:table-cell>
          <table:table-cell office:value-type="float" office:value="548392.935946211" calcext:value-type="float">
            <text:p>548392.935946211</text:p>
          </table:table-cell>
          <table:table-cell office:value-type="string" calcext:value-type="string">
            <text:p>09-18</text:p>
          </table:table-cell>
          <table:table-cell office:value-type="string" calcext:value-type="string">
            <text:p>FOX CHAPEL ELEMENTARY SCHOOL</text:p>
          </table:table-cell>
          <table:table-cell office:value-type="string" calcext:value-type="string">
            <text:p><text:s/>19315 Archdale Rd Germantown MD 20876</text:p>
          </table:table-cell>
          <table:table-cell office:value-type="float" office:value="-77.2421897458951" calcext:value-type="float">
            <text:p>-77.2421897458951</text:p>
          </table:table-cell>
          <table:table-cell office:value-type="float" office:value="39.1722018548734" calcext:value-type="float">
            <text:p>39.1722018548734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9315 Archdale Rd</text:p>
          </table:table-cell>
          <table:table-cell office:value-type="float" office:value="-77.2421897458951" calcext:value-type="float">
            <text:p>-77.2421897458951</text:p>
          </table:table-cell>
          <table:table-cell office:value-type="float" office:value="30915.6135079636" calcext:value-type="float">
            <text:p>30915.6135079636</text:p>
          </table:table-cell>
          <table:table-cell office:value-type="float" office:value="34437103.615313" calcext:value-type="float">
            <text:p>34437103.615313</text:p>
          </table:table-cell>
          <table:table-cell office:value-type="float" office:value="39.1722018548734" calcext:value-type="float">
            <text:p>39.1722018548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915.2128139" calcext:value-type="float">
            <text:p>66915.2128139</text:p>
          </table:table-cell>
          <table:table-cell office:value-type="float" office:value="66915.2125493" calcext:value-type="float">
            <text:p>66915.2125493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35" calcext:value-type="float">
            <text:p>35</text:p>
          </table:table-cell>
          <table:table-cell office:value-type="float" office:value="8002" calcext:value-type="float">
            <text:p>8002</text:p>
          </table:table-cell>
          <table:table-cell office:value-type="float" office:value="76" calcext:value-type="float">
            <text:p>76</text:p>
          </table:table-cell>
          <table:table-cell office:value-type="float" office:value="1293970.7493449" calcext:value-type="float">
            <text:p>1293970.7493449</text:p>
          </table:table-cell>
          <table:table-cell office:value-type="float" office:value="545769.812583551" calcext:value-type="float">
            <text:p>545769.812583551</text:p>
          </table:table-cell>
          <table:table-cell office:value-type="string" calcext:value-type="string">
            <text:p>08-02</text:p>
          </table:table-cell>
          <table:table-cell office:value-type="string" calcext:value-type="string">
            <text:p>GREENWOOD ELEMENTARY SCHOOL</text:p>
          </table:table-cell>
          <table:table-cell office:value-type="string" calcext:value-type="string">
            <text:p><text:s/>3336 Gold Mine Rd Brookeville MD 20833</text:p>
          </table:table-cell>
          <table:table-cell office:value-type="float" office:value="-77.0647632620801" calcext:value-type="float">
            <text:p>-77.0647632620801</text:p>
          </table:table-cell>
          <table:table-cell office:value-type="float" office:value="39.1652320192244" calcext:value-type="float">
            <text:p>39.1652320192244</text:p>
          </table:table-cell>
          <table:table-cell office:value-type="string" calcext:value-type="string">
            <text:p>Brookeville MD 20833</text:p>
          </table:table-cell>
          <table:table-cell office:value-type="string" calcext:value-type="string">
            <text:p>3336 Gold Mine Rd</text:p>
          </table:table-cell>
          <table:table-cell office:value-type="float" office:value="-77.0647632620801" calcext:value-type="float">
            <text:p>-77.0647632620801</text:p>
          </table:table-cell>
          <table:table-cell office:value-type="float" office:value="66915.2125493028" calcext:value-type="float">
            <text:p>66915.2125493028</text:p>
          </table:table-cell>
          <table:table-cell office:value-type="float" office:value="72543992.0656758" calcext:value-type="float">
            <text:p>72543992.0656758</text:p>
          </table:table-cell>
          <table:table-cell office:value-type="float" office:value="39.1652320192244" calcext:value-type="float">
            <text:p>39.1652320192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503.4118363" calcext:value-type="float">
            <text:p>20503.4118363</text:p>
          </table:table-cell>
          <table:table-cell office:value-type="float" office:value="20503.4114342" calcext:value-type="float">
            <text:p>20503.4114342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36" calcext:value-type="float">
            <text:p>36</text:p>
          </table:table-cell>
          <table:table-cell office:value-type="float" office:value="9009" calcext:value-type="float">
            <text:p>9009</text:p>
          </table:table-cell>
          <table:table-cell office:value-type="float" office:value="249" calcext:value-type="float">
            <text:p>249</text:p>
          </table:table-cell>
          <table:table-cell office:value-type="float" office:value="1258134.87515065" calcext:value-type="float">
            <text:p>1258134.87515065</text:p>
          </table:table-cell>
          <table:table-cell office:value-type="float" office:value="554984.624862552" calcext:value-type="float">
            <text:p>554984.624862552</text:p>
          </table:table-cell>
          <table:table-cell office:value-type="string" calcext:value-type="string">
            <text:p>09-09</text:p>
          </table:table-cell>
          <table:table-cell office:value-type="string" calcext:value-type="string">
            <text:p>COVENANT UNITED METHODIST CHURCH</text:p>
          </table:table-cell>
          <table:table-cell office:value-type="string" calcext:value-type="string">
            <text:p><text:s/>20301 Pleasant Ridge Dr Montgomery Village MD 20886</text:p>
          </table:table-cell>
          <table:table-cell office:value-type="float" office:value="-77.191221152822" calcext:value-type="float">
            <text:p>-77.191221152822</text:p>
          </table:table-cell>
          <table:table-cell office:value-type="float" office:value="39.1903940937098" calcext:value-type="float">
            <text:p>39.1903940937098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20301 PLEASANT RIDGE DR</text:p>
          </table:table-cell>
          <table:table-cell office:value-type="float" office:value="-77.191221152822" calcext:value-type="float">
            <text:p>-77.191221152822</text:p>
          </table:table-cell>
          <table:table-cell office:value-type="float" office:value="20503.4114342101" calcext:value-type="float">
            <text:p>20503.4114342101</text:p>
          </table:table-cell>
          <table:table-cell office:value-type="float" office:value="23164917.723079" calcext:value-type="float">
            <text:p>23164917.723079</text:p>
          </table:table-cell>
          <table:table-cell office:value-type="float" office:value="39.1903940937098" calcext:value-type="float">
            <text:p>39.19039409370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61.193675" calcext:value-type="float">
            <text:p>31261.193675</text:p>
          </table:table-cell>
          <table:table-cell office:value-type="float" office:value="31261.192959" calcext:value-type="float">
            <text:p>31261.192959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  <table:table-cell office:value-type="float" office:value="2004" calcext:value-type="float">
            <text:p>2004</text:p>
          </table:table-cell>
          <table:table-cell office:value-type="float" office:value="101" calcext:value-type="float">
            <text:p>101</text:p>
          </table:table-cell>
          <table:table-cell office:value-type="float" office:value="1232079.62640823" calcext:value-type="float">
            <text:p>1232079.62640823</text:p>
          </table:table-cell>
          <table:table-cell office:value-type="float" office:value="552459.123679966" calcext:value-type="float">
            <text:p>552459.123679966</text:p>
          </table:table-cell>
          <table:table-cell office:value-type="string" calcext:value-type="string">
            <text:p>02-04</text:p>
          </table:table-cell>
          <table:table-cell office:value-type="string" calcext:value-type="string">
            <text:p>LAKE SENECA ELEMENTARY SCHOOL</text:p>
          </table:table-cell>
          <table:table-cell office:value-type="string" calcext:value-type="string">
            <text:p><text:s/>13600 Wanegarden Dr Germantown MD 20874</text:p>
          </table:table-cell>
          <table:table-cell office:value-type="float" office:value="-77.2831202651182" calcext:value-type="float">
            <text:p>-77.2831202651182</text:p>
          </table:table-cell>
          <table:table-cell office:value-type="float" office:value="39.1832743020132" calcext:value-type="float">
            <text:p>39.1832743020132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600 Wanegarden Dr</text:p>
          </table:table-cell>
          <table:table-cell office:value-type="float" office:value="-77.2831202651182" calcext:value-type="float">
            <text:p>-77.2831202651182</text:p>
          </table:table-cell>
          <table:table-cell office:value-type="float" office:value="31261.1929590108" calcext:value-type="float">
            <text:p>31261.1929590108</text:p>
          </table:table-cell>
          <table:table-cell office:value-type="float" office:value="31455570.2485754" calcext:value-type="float">
            <text:p>31455570.2485754</text:p>
          </table:table-cell>
          <table:table-cell office:value-type="float" office:value="39.1832743020132" calcext:value-type="float">
            <text:p>39.1832743020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441.3621903" calcext:value-type="float">
            <text:p>24441.3621903</text:p>
          </table:table-cell>
          <table:table-cell office:value-type="float" office:value="24441.3623194" calcext:value-type="float">
            <text:p>24441.3623194</text:p>
          </table:table-cell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office:value-type="float" office:value="38" calcext:value-type="float">
            <text:p>38</text:p>
          </table:table-cell>
          <table:table-cell office:value-type="float" office:value="9022" calcext:value-type="float">
            <text:p>9022</text:p>
          </table:table-cell>
          <table:table-cell office:value-type="float" office:value="99" calcext:value-type="float">
            <text:p>99</text:p>
          </table:table-cell>
          <table:table-cell office:value-type="float" office:value="1260579.00149597" calcext:value-type="float">
            <text:p>1260579.00149597</text:p>
          </table:table-cell>
          <table:table-cell office:value-type="float" office:value="546046.4370303" calcext:value-type="float">
            <text:p>546046.4370303</text:p>
          </table:table-cell>
          <table:table-cell office:value-type="string" calcext:value-type="string">
            <text:p>09-22</text:p>
          </table:table-cell>
          <table:table-cell office:value-type="string" calcext:value-type="string">
            <text:p>STRAWBERRY KNOLL ELEMENTARY SCHOOL</text:p>
          </table:table-cell>
          <table:table-cell office:value-type="string" calcext:value-type="string">
            <text:p><text:s/>18820 Strawberry Knoll Rd Gaithersburg MD 20879</text:p>
          </table:table-cell>
          <table:table-cell office:value-type="float" office:value="-77.1825348369244" calcext:value-type="float">
            <text:p>-77.1825348369244</text:p>
          </table:table-cell>
          <table:table-cell office:value-type="float" office:value="39.1658673373174" calcext:value-type="float">
            <text:p>39.1658673373174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820 Strawberry Knoll Rd</text:p>
          </table:table-cell>
          <table:table-cell office:value-type="float" office:value="-77.1825348369244" calcext:value-type="float">
            <text:p>-77.1825348369244</text:p>
          </table:table-cell>
          <table:table-cell office:value-type="float" office:value="24441.362319428" calcext:value-type="float">
            <text:p>24441.362319428</text:p>
          </table:table-cell>
          <table:table-cell office:value-type="float" office:value="25506342.948616" calcext:value-type="float">
            <text:p>25506342.948616</text:p>
          </table:table-cell>
          <table:table-cell office:value-type="float" office:value="39.1658673373174" calcext:value-type="float">
            <text:p>39.16586733731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465.1553976" calcext:value-type="float">
            <text:p>29465.1553976</text:p>
          </table:table-cell>
          <table:table-cell office:value-type="float" office:value="29465.1558901" calcext:value-type="float">
            <text:p>29465.1558901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office:value-type="float" office:value="9011" calcext:value-type="float">
            <text:p>9011</text:p>
          </table:table-cell>
          <table:table-cell office:value-type="float" office:value="254" calcext:value-type="float">
            <text:p>254</text:p>
          </table:table-cell>
          <table:table-cell office:value-type="float" office:value="1252460.87468764" calcext:value-type="float">
            <text:p>1252460.87468764</text:p>
          </table:table-cell>
          <table:table-cell office:value-type="float" office:value="549158.500031888" calcext:value-type="float">
            <text:p>549158.500031888</text:p>
          </table:table-cell>
          <table:table-cell office:value-type="string" calcext:value-type="string">
            <text:p>09-11</text:p>
          </table:table-cell>
          <table:table-cell office:value-type="string" calcext:value-type="string">
            <text:p>STEDWICK ELEMENTARY SCHOOL</text:p>
          </table:table-cell>
          <table:table-cell office:value-type="string" calcext:value-type="string">
            <text:p><text:s/>10631 Stedwick Rd Montgomery Village MD 20886</text:p>
          </table:table-cell>
          <table:table-cell office:value-type="float" office:value="-77.2111923454657" calcext:value-type="float">
            <text:p>-77.2111923454657</text:p>
          </table:table-cell>
          <table:table-cell office:value-type="float" office:value="39.1743636995617" calcext:value-type="float">
            <text:p>39.174363699561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0631 STEDWICK RD</text:p>
          </table:table-cell>
          <table:table-cell office:value-type="float" office:value="-77.2111923454657" calcext:value-type="float">
            <text:p>-77.2111923454657</text:p>
          </table:table-cell>
          <table:table-cell office:value-type="float" office:value="29465.1558901907" calcext:value-type="float">
            <text:p>29465.1558901907</text:p>
          </table:table-cell>
          <table:table-cell office:value-type="float" office:value="25586047.2470466" calcext:value-type="float">
            <text:p>25586047.2470466</text:p>
          </table:table-cell>
          <table:table-cell office:value-type="float" office:value="39.1743636995617" calcext:value-type="float">
            <text:p>39.1743636995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206.540281" calcext:value-type="float">
            <text:p>31206.540281</text:p>
          </table:table-cell>
          <table:table-cell office:value-type="float" office:value="31206.5405966" calcext:value-type="float">
            <text:p>31206.5405966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40" calcext:value-type="float">
            <text:p>40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1269250.1235894" calcext:value-type="float">
            <text:p>1269250.1235894</text:p>
          </table:table-cell>
          <table:table-cell office:value-type="float" office:value="551752.249765635" calcext:value-type="float">
            <text:p>551752.249765635</text:p>
          </table:table-cell>
          <table:table-cell office:value-type="string" calcext:value-type="string">
            <text:p>01-04</text:p>
          </table:table-cell>
          <table:table-cell office:value-type="string" calcext:value-type="string">
            <text:p>JUDITH A. RESNIK ELEMENTARY SCHOOL</text:p>
          </table:table-cell>
          <table:table-cell office:value-type="string" calcext:value-type="string">
            <text:p><text:s/>7301 Hadley Farms Dr Gaithersburg MD 20879</text:p>
          </table:table-cell>
          <table:table-cell office:value-type="float" office:value="-77.1519858069258" calcext:value-type="float">
            <text:p>-77.1519858069258</text:p>
          </table:table-cell>
          <table:table-cell office:value-type="float" office:value="39.1815767375139" calcext:value-type="float">
            <text:p>39.1815767375139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7301 Hadley Farms Dr</text:p>
          </table:table-cell>
          <table:table-cell office:value-type="float" office:value="-77.1519858069258" calcext:value-type="float">
            <text:p>-77.1519858069258</text:p>
          </table:table-cell>
          <table:table-cell office:value-type="float" office:value="31206.5405966908" calcext:value-type="float">
            <text:p>31206.5405966908</text:p>
          </table:table-cell>
          <table:table-cell office:value-type="float" office:value="38588549.3966219" calcext:value-type="float">
            <text:p>38588549.3966219</text:p>
          </table:table-cell>
          <table:table-cell office:value-type="float" office:value="39.1815767375139" calcext:value-type="float">
            <text:p>39.1815767375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501.7118218" calcext:value-type="float">
            <text:p>12501.7118218</text:p>
          </table:table-cell>
          <table:table-cell office:value-type="float" office:value="12501.7123045" calcext:value-type="float">
            <text:p>12501.7123045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41" calcext:value-type="float">
            <text:p>41</text:p>
          </table:table-cell>
          <table:table-cell office:value-type="float" office:value="8014" calcext:value-type="float">
            <text:p>8014</text:p>
          </table:table-cell>
          <table:table-cell office:value-type="float" office:value="211" calcext:value-type="float">
            <text:p>211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8-14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12501.7123045378" calcext:value-type="float">
            <text:p>12501.7123045378</text:p>
          </table:table-cell>
          <table:table-cell office:value-type="float" office:value="7598360.15869253" calcext:value-type="float">
            <text:p>7598360.15869253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799.4929187" calcext:value-type="float">
            <text:p>23799.4929187</text:p>
          </table:table-cell>
          <table:table-cell office:value-type="float" office:value="23799.4919886" calcext:value-type="float">
            <text:p>23799.4919886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42" calcext:value-type="float">
            <text:p>42</text:p>
          </table:table-cell>
          <table:table-cell office:value-type="float" office:value="9008" calcext:value-type="float">
            <text:p>9008</text:p>
          </table:table-cell>
          <table:table-cell office:value-type="float" office:value="92" calcext:value-type="float">
            <text:p>92</text:p>
          </table:table-cell>
          <table:table-cell office:value-type="float" office:value="1237396.75160073" calcext:value-type="float">
            <text:p>1237396.75160073</text:p>
          </table:table-cell>
          <table:table-cell office:value-type="float" office:value="549463.624093547" calcext:value-type="float">
            <text:p>549463.624093547</text:p>
          </table:table-cell>
          <table:table-cell office:value-type="string" calcext:value-type="string">
            <text:p>09-08</text:p>
          </table:table-cell>
          <table:table-cell office:value-type="string" calcext:value-type="string">
            <text:p>SENECA VALLEY HIGH SCHOOL</text:p>
          </table:table-cell>
          <table:table-cell office:value-type="string" calcext:value-type="string">
            <text:p><text:s/>19401 Crystal Rock Dr Germantown MD 20874</text:p>
          </table:table-cell>
          <table:table-cell office:value-type="float" office:value="-77.2643319384165" calcext:value-type="float">
            <text:p>-77.2643319384165</text:p>
          </table:table-cell>
          <table:table-cell office:value-type="float" office:value="39.1750937190606" calcext:value-type="float">
            <text:p>39.175093719060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401 Crystal Rock Dr</text:p>
          </table:table-cell>
          <table:table-cell office:value-type="float" office:value="-77.2643319384165" calcext:value-type="float">
            <text:p>-77.2643319384165</text:p>
          </table:table-cell>
          <table:table-cell office:value-type="float" office:value="23799.4919885535" calcext:value-type="float">
            <text:p>23799.4919885535</text:p>
          </table:table-cell>
          <table:table-cell office:value-type="float" office:value="27399132.4529205" calcext:value-type="float">
            <text:p>27399132.4529205</text:p>
          </table:table-cell>
          <table:table-cell office:value-type="float" office:value="39.1750937190606" calcext:value-type="float">
            <text:p>39.175093719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4379.2116536" calcext:value-type="float">
            <text:p>64379.2116536</text:p>
          </table:table-cell>
          <table:table-cell office:value-type="float" office:value="64379.2131891" calcext:value-type="float">
            <text:p>64379.2131891</text:p>
          </table:table-cell>
          <table:table-cell office:value-type="float" office:value="253" calcext:value-type="float">
            <text:p>253</text:p>
          </table:table-cell>
          <table:table-cell office:value-type="float" office:value="230" calcext:value-type="float">
            <text:p>230</text:p>
          </table:table-cell>
          <table:table-cell office:value-type="float" office:value="43" calcext:value-type="float">
            <text:p>43</text:p>
          </table:table-cell>
          <table:table-cell office:value-type="float" office:value="6011" calcext:value-type="float">
            <text:p>6011</text:p>
          </table:table-cell>
          <table:table-cell office:value-type="float" office:value="58" calcext:value-type="float">
            <text:p>58</text:p>
          </table:table-cell>
          <table:table-cell office:value-type="float" office:value="1233118.87498589" calcext:value-type="float">
            <text:p>1233118.87498589</text:p>
          </table:table-cell>
          <table:table-cell office:value-type="float" office:value="540916.74945505" calcext:value-type="float">
            <text:p>540916.74945505</text:p>
          </table:table-cell>
          <table:table-cell office:value-type="string" calcext:value-type="string">
            <text:p>06-11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64379.2131892334" calcext:value-type="float">
            <text:p>64379.2131892334</text:p>
          </table:table-cell>
          <table:table-cell office:value-type="float" office:value="127738639.727941" calcext:value-type="float">
            <text:p>127738639.727941</text:p>
          </table:table-cell>
          <table:table-cell office:value-type="float" office:value="39.1515925962519" calcext:value-type="float">
            <text:p>39.1515925962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032.3269729" calcext:value-type="float">
            <text:p>52032.3269729</text:p>
          </table:table-cell>
          <table:table-cell office:value-type="float" office:value="52032.3251993" calcext:value-type="float">
            <text:p>52032.3251993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</text:p>
          </table:table-cell>
          <table:table-cell office:value-type="float" office:value="8004" calcext:value-type="float">
            <text:p>8004</text:p>
          </table:table-cell>
          <table:table-cell office:value-type="float" office:value="79" calcext:value-type="float">
            <text:p>79</text:p>
          </table:table-cell>
          <table:table-cell office:value-type="float" office:value="1278936.24988639" calcext:value-type="float">
            <text:p>1278936.24988639</text:p>
          </table:table-cell>
          <table:table-cell office:value-type="float" office:value="536334.561769053" calcext:value-type="float">
            <text:p>536334.561769053</text:p>
          </table:table-cell>
          <table:table-cell office:value-type="string" calcext:value-type="string">
            <text:p>08-04</text:p>
          </table:table-cell>
          <table:table-cell office:value-type="string" calcext:value-type="string">
            <text:p>SEQUOYAH ELEMENTARY SCHOOL</text:p>
          </table:table-cell>
          <table:table-cell office:value-type="string" calcext:value-type="string">
            <text:p><text:s/>17301 Bowie Mill Rd Derwood MD 20855</text:p>
          </table:table-cell>
          <table:table-cell office:value-type="float" office:value="-77.1177456875694" calcext:value-type="float">
            <text:p>-77.1177456875694</text:p>
          </table:table-cell>
          <table:table-cell office:value-type="float" office:value="39.1392853202299" calcext:value-type="float">
            <text:p>39.139285320229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7301 Bowie Mill Rd</text:p>
          </table:table-cell>
          <table:table-cell office:value-type="float" office:value="-77.1177456875694" calcext:value-type="float">
            <text:p>-77.1177456875694</text:p>
          </table:table-cell>
          <table:table-cell office:value-type="float" office:value="52032.3251992559" calcext:value-type="float">
            <text:p>52032.3251992559</text:p>
          </table:table-cell>
          <table:table-cell office:value-type="float" office:value="82277666.3408045" calcext:value-type="float">
            <text:p>82277666.3408045</text:p>
          </table:table-cell>
          <table:table-cell office:value-type="float" office:value="39.1392853202299" calcext:value-type="float">
            <text:p>39.1392853202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2-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120.8705645" calcext:value-type="float">
            <text:p>23120.8705645</text:p>
          </table:table-cell>
          <table:table-cell office:value-type="float" office:value="23120.8701549" calcext:value-type="float">
            <text:p>23120.8701549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float" office:value="45" calcext:value-type="float">
            <text:p>45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231514.62655398" calcext:value-type="float">
            <text:p>1231514.62655398</text:p>
          </table:table-cell>
          <table:table-cell office:value-type="float" office:value="546227.749987885" calcext:value-type="float">
            <text:p>546227.749987885</text:p>
          </table:table-cell>
          <table:table-cell office:value-type="string" calcext:value-type="string">
            <text:p>02-02</text:p>
          </table:table-cell>
          <table:table-cell office:value-type="string" calcext:value-type="string">
            <text:p>KINGSVIEW MIDDLE SCHOOL</text:p>
          </table:table-cell>
          <table:table-cell office:value-type="string" calcext:value-type="string">
            <text:p><text:s/>18909 Kingsview Rd Germantown MD 20874</text:p>
          </table:table-cell>
          <table:table-cell office:value-type="float" office:value="-77.2850448261331" calcext:value-type="float">
            <text:p>-77.2850448261331</text:p>
          </table:table-cell>
          <table:table-cell office:value-type="float" office:value="39.1661607824307" calcext:value-type="float">
            <text:p>39.166160782430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909 Kingsview Rd</text:p>
          </table:table-cell>
          <table:table-cell office:value-type="float" office:value="-77.2850448261331" calcext:value-type="float">
            <text:p>-77.2850448261331</text:p>
          </table:table-cell>
          <table:table-cell office:value-type="float" office:value="23120.8701549488" calcext:value-type="float">
            <text:p>23120.8701549488</text:p>
          </table:table-cell>
          <table:table-cell office:value-type="float" office:value="28393232.5894563" calcext:value-type="float">
            <text:p>28393232.5894563</text:p>
          </table:table-cell>
          <table:table-cell office:value-type="float" office:value="39.1661607824307" calcext:value-type="float">
            <text:p>39.1661607824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868.2947017" calcext:value-type="float">
            <text:p>28868.2947017</text:p>
          </table:table-cell>
          <table:table-cell office:value-type="float" office:value="28868.2964592" calcext:value-type="float">
            <text:p>28868.2964592</text:p>
          </table:table-cell>
          <table:table-cell office:value-type="float" office:value="250" calcext:value-type="float">
            <text:p>250</text:p>
          </table:table-cell>
          <table:table-cell office:value-type="float" office:value="227" calcext:value-type="float">
            <text:p>227</text:p>
          </table:table-cell>
          <table:table-cell office:value-type="float" office:value="46" calcext:value-type="float">
            <text:p>46</text:p>
          </table:table-cell>
          <table:table-cell office:value-type="float" office:value="9005" calcext:value-type="float">
            <text:p>9005</text:p>
          </table:table-cell>
          <table:table-cell office:value-type="float" office:value="250" calcext:value-type="float">
            <text:p>250</text:p>
          </table:table-cell>
          <table:table-cell office:value-type="float" office:value="1252959.12500347" calcext:value-type="float">
            <text:p>1252959.12500347</text:p>
          </table:table-cell>
          <table:table-cell office:value-type="float" office:value="548482.312407881" calcext:value-type="float">
            <text:p>548482.312407881</text:p>
          </table:table-cell>
          <table:table-cell office:value-type="string" calcext:value-type="string">
            <text:p>09-05</text:p>
          </table:table-cell>
          <table:table-cell office:value-type="string" calcext:value-type="string">
            <text:p>MONTGOMERY VILLAGE MIDDLE SCHOOL</text:p>
          </table:table-cell>
          <table:table-cell office:value-type="string" calcext:value-type="string">
            <text:p><text:s/>19300 Watkins Mill Rd Montgomery Village MD 20886</text:p>
          </table:table-cell>
          <table:table-cell office:value-type="float" office:value="-77.2094293662726" calcext:value-type="float">
            <text:p>-77.2094293662726</text:p>
          </table:table-cell>
          <table:table-cell office:value-type="float" office:value="39.1725103238707" calcext:value-type="float">
            <text:p>39.172510323870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300 WATKINS MILL RD</text:p>
          </table:table-cell>
          <table:table-cell office:value-type="float" office:value="-77.2094293662726" calcext:value-type="float">
            <text:p>-77.2094293662726</text:p>
          </table:table-cell>
          <table:table-cell office:value-type="float" office:value="28868.2964592508" calcext:value-type="float">
            <text:p>28868.2964592508</text:p>
          </table:table-cell>
          <table:table-cell office:value-type="float" office:value="22430483.7758037" calcext:value-type="float">
            <text:p>22430483.7758037</text:p>
          </table:table-cell>
          <table:table-cell office:value-type="float" office:value="39.1725103238707" calcext:value-type="float">
            <text:p>39.1725103238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592.0443617" calcext:value-type="float">
            <text:p>44592.0443617</text:p>
          </table:table-cell>
          <table:table-cell office:value-type="float" office:value="44592.0429889" calcext:value-type="float">
            <text:p>44592.0429889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47" calcext:value-type="float">
            <text:p>47</text:p>
          </table:table-cell>
          <table:table-cell office:value-type="float" office:value="8012" calcext:value-type="float">
            <text:p>8012</text:p>
          </table:table-cell>
          <table:table-cell office:value-type="float" office:value="85" calcext:value-type="float">
            <text:p>85</text:p>
          </table:table-cell>
          <table:table-cell office:value-type="float" office:value="1289313.99881589" calcext:value-type="float">
            <text:p>1289313.99881589</text:p>
          </table:table-cell>
          <table:table-cell office:value-type="float" office:value="548237.936912388" calcext:value-type="float">
            <text:p>548237.936912388</text:p>
          </table:table-cell>
          <table:table-cell office:value-type="string" calcext:value-type="string">
            <text:p>08-12</text:p>
          </table:table-cell>
          <table:table-cell office:value-type="string" calcext:value-type="string">
            <text:p>ROSA M. PARKS MIDDLE SCHOOL</text:p>
          </table:table-cell>
          <table:table-cell office:value-type="string" calcext:value-type="string">
            <text:p><text:s/>19200 Olney Mill Rd Olney MD 20832</text:p>
          </table:table-cell>
          <table:table-cell office:value-type="float" office:value="-77.0811949572274" calcext:value-type="float">
            <text:p>-77.0811949572274</text:p>
          </table:table-cell>
          <table:table-cell office:value-type="float" office:value="39.1719982554235" calcext:value-type="float">
            <text:p>39.1719982554235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200 Olney Mill Rd</text:p>
          </table:table-cell>
          <table:table-cell office:value-type="float" office:value="-77.0811949572274" calcext:value-type="float">
            <text:p>-77.0811949572274</text:p>
          </table:table-cell>
          <table:table-cell office:value-type="float" office:value="44592.0429888" calcext:value-type="float">
            <text:p>44592.0429888</text:p>
          </table:table-cell>
          <table:table-cell office:value-type="float" office:value="59925742.2504692" calcext:value-type="float">
            <text:p>59925742.2504692</text:p>
          </table:table-cell>
          <table:table-cell office:value-type="float" office:value="39.1719982554235" calcext:value-type="float">
            <text:p>39.1719982554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4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6995.2792762" calcext:value-type="float">
            <text:p>16995.2792762</text:p>
          </table:table-cell>
          <table:table-cell office:value-type="float" office:value="16995.2793345" calcext:value-type="float">
            <text:p>16995.2793345</text:p>
          </table:table-cell>
          <table:table-cell office:value-type="float" office:value="248" calcext:value-type="float">
            <text:p>248</text:p>
          </table:table-cell>
          <table:table-cell office:value-type="float" office:value="225" calcext:value-type="float">
            <text:p>225</text:p>
          </table:table-cell>
          <table:table-cell office:value-type="float" office:value="48" calcext:value-type="float">
            <text:p>48</text:p>
          </table:table-cell>
          <table:table-cell office:value-type="float" office:value="9041" calcext:value-type="float">
            <text:p>9041</text:p>
          </table:table-cell>
          <table:table-cell office:value-type="float" office:value="111" calcext:value-type="float">
            <text:p>111</text:p>
          </table:table-cell>
          <table:table-cell office:value-type="float" office:value="1233963.12657823" calcext:value-type="float">
            <text:p>1233963.12657823</text:p>
          </table:table-cell>
          <table:table-cell office:value-type="float" office:value="547550.936317876" calcext:value-type="float">
            <text:p>547550.936317876</text:p>
          </table:table-cell>
          <table:table-cell office:value-type="string" calcext:value-type="string">
            <text:p>09-41</text:p>
          </table:table-cell>
          <table:table-cell office:value-type="string" calcext:value-type="string">
            <text:p>GERMANTOWN ELEMENTARY SCHOOL</text:p>
          </table:table-cell>
          <table:table-cell office:value-type="string" calcext:value-type="string">
            <text:p><text:s/>19110 Liberty Mill Rd Germantown MD 20874</text:p>
          </table:table-cell>
          <table:table-cell office:value-type="float" office:value="-77.276423234764" calcext:value-type="float">
            <text:p>-77.276423234764</text:p>
          </table:table-cell>
          <table:table-cell office:value-type="float" office:value="39.1698143676189" calcext:value-type="float">
            <text:p>39.169814367618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110 Liberty Mill Road</text:p>
          </table:table-cell>
          <table:table-cell office:value-type="float" office:value="-77.276423234764" calcext:value-type="float">
            <text:p>-77.276423234764</text:p>
          </table:table-cell>
          <table:table-cell office:value-type="float" office:value="16995.2793345401" calcext:value-type="float">
            <text:p>16995.2793345401</text:p>
          </table:table-cell>
          <table:table-cell office:value-type="float" office:value="11793252.7863685" calcext:value-type="float">
            <text:p>11793252.7863685</text:p>
          </table:table-cell>
          <table:table-cell office:value-type="float" office:value="39.1698143676189" calcext:value-type="float">
            <text:p>39.1698143676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1990.9985872" calcext:value-type="float">
            <text:p>21990.9985872</text:p>
          </table:table-cell>
          <table:table-cell office:value-type="float" office:value="21990.9979631" calcext:value-type="float">
            <text:p>21990.9979631</text:p>
          </table:table-cell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9029" calcext:value-type="float">
            <text:p>9029</text:p>
          </table:table-cell>
          <table:table-cell office:value-type="float" office:value="104" calcext:value-type="float">
            <text:p>104</text:p>
          </table:table-cell>
          <table:table-cell office:value-type="float" office:value="1242023.00120647" calcext:value-type="float">
            <text:p>1242023.00120647</text:p>
          </table:table-cell>
          <table:table-cell office:value-type="float" office:value="546074.060990795" calcext:value-type="float">
            <text:p>546074.060990795</text:p>
          </table:table-cell>
          <table:table-cell office:value-type="string" calcext:value-type="string">
            <text:p>09-29</text:p>
          </table:table-cell>
          <table:table-cell office:value-type="string" calcext:value-type="string">
            <text:p>ROBERTO CLEMENTE MIDDLE SCHOOL</text:p>
          </table:table-cell>
          <table:table-cell office:value-type="string" calcext:value-type="string">
            <text:p><text:s/>18808 Waring Station Rd Germantown MD 20874</text:p>
          </table:table-cell>
          <table:table-cell office:value-type="float" office:value="-77.247980870135" calcext:value-type="float">
            <text:p>-77.247980870135</text:p>
          </table:table-cell>
          <table:table-cell office:value-type="float" office:value="39.165823048057" calcext:value-type="float">
            <text:p>39.16582304805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808 Waring Station Rd</text:p>
          </table:table-cell>
          <table:table-cell office:value-type="float" office:value="-77.247980870135" calcext:value-type="float">
            <text:p>-77.247980870135</text:p>
          </table:table-cell>
          <table:table-cell office:value-type="float" office:value="21990.9979630596" calcext:value-type="float">
            <text:p>21990.9979630596</text:p>
          </table:table-cell>
          <table:table-cell office:value-type="float" office:value="18214840.7213515" calcext:value-type="float">
            <text:p>18214840.7213515</text:p>
          </table:table-cell>
          <table:table-cell office:value-type="float" office:value="39.165823048057" calcext:value-type="float">
            <text:p>39.165823048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408.0790125" calcext:value-type="float">
            <text:p>32408.0790125</text:p>
          </table:table-cell>
          <table:table-cell office:value-type="float" office:value="32408.0793511" calcext:value-type="float">
            <text:p>32408.0793511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float" office:value="6015" calcext:value-type="float">
            <text:p>6015</text:p>
          </table:table-cell>
          <table:table-cell office:value-type="float" office:value="63" calcext:value-type="float">
            <text:p>63</text:p>
          </table:table-cell>
          <table:table-cell office:value-type="float" office:value="1233118.87498589" calcext:value-type="float">
            <text:p>1233118.87498589</text:p>
          </table:table-cell>
          <table:table-cell office:value-type="float" office:value="540916.74945505" calcext:value-type="float">
            <text:p>540916.74945505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2408.0793511894" calcext:value-type="float">
            <text:p>32408.0793511894</text:p>
          </table:table-cell>
          <table:table-cell office:value-type="float" office:value="46939796.3304521" calcext:value-type="float">
            <text:p>46939796.3304521</text:p>
          </table:table-cell>
          <table:table-cell office:value-type="float" office:value="39.1515925962519" calcext:value-type="float">
            <text:p>39.1515925962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380.8465369" calcext:value-type="float">
            <text:p>19380.8465369</text:p>
          </table:table-cell>
          <table:table-cell office:value-type="float" office:value="19380.8468903" calcext:value-type="float">
            <text:p>19380.8468903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51" calcext:value-type="float">
            <text:p>51</text:p>
          </table:table-cell>
          <table:table-cell office:value-type="float" office:value="9021" calcext:value-type="float">
            <text:p>9021</text:p>
          </table:table-cell>
          <table:table-cell office:value-type="float" office:value="98" calcext:value-type="float">
            <text:p>98</text:p>
          </table:table-cell>
          <table:table-cell office:value-type="float" office:value="1260022.50129664" calcext:value-type="float">
            <text:p>1260022.50129664</text:p>
          </table:table-cell>
          <table:table-cell office:value-type="float" office:value="541565.748485133" calcext:value-type="float">
            <text:p>541565.748485133</text:p>
          </table:table-cell>
          <table:table-cell office:value-type="string" calcext:value-type="string">
            <text:p>09-21</text:p>
          </table:table-cell>
          <table:table-cell office:value-type="string" calcext:value-type="string">
            <text:p>FOREST OAK MIDDLE SCHOOL</text:p>
          </table:table-cell>
          <table:table-cell office:value-type="string" calcext:value-type="string">
            <text:p><text:s/>651 Saybrooke Oaks Blvd Gaithersburg MD 20877</text:p>
          </table:table-cell>
          <table:table-cell office:value-type="float" office:value="-77.184465645657" calcext:value-type="float">
            <text:p>-77.184465645657</text:p>
          </table:table-cell>
          <table:table-cell office:value-type="float" office:value="39.1535621250671" calcext:value-type="float">
            <text:p>39.153562125067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651 Saybrooke Oaks Blv</text:p>
          </table:table-cell>
          <table:table-cell office:value-type="float" office:value="-77.184465645657" calcext:value-type="float">
            <text:p>-77.184465645657</text:p>
          </table:table-cell>
          <table:table-cell office:value-type="float" office:value="19380.8468902747" calcext:value-type="float">
            <text:p>19380.8468902747</text:p>
          </table:table-cell>
          <table:table-cell office:value-type="float" office:value="15173542.2570173" calcext:value-type="float">
            <text:p>15173542.2570173</text:p>
          </table:table-cell>
          <table:table-cell office:value-type="float" office:value="39.1535621250671" calcext:value-type="float">
            <text:p>39.1535621250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021.6103282" calcext:value-type="float">
            <text:p>21021.6103282</text:p>
          </table:table-cell>
          <table:table-cell office:value-type="float" office:value="21021.6104157" calcext:value-type="float">
            <text:p>21021.6104157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52" calcext:value-type="float">
            <text:p>52</text:p>
          </table:table-cell>
          <table:table-cell office:value-type="float" office:value="9026" calcext:value-type="float">
            <text:p>9026</text:p>
          </table:table-cell>
          <table:table-cell office:value-type="float" office:value="166" calcext:value-type="float">
            <text:p>166</text:p>
          </table:table-cell>
          <table:table-cell office:value-type="float" office:value="1238127.75013873" calcext:value-type="float">
            <text:p>1238127.75013873</text:p>
          </table:table-cell>
          <table:table-cell office:value-type="float" office:value="543610.999315888" calcext:value-type="float">
            <text:p>543610.999315888</text:p>
          </table:table-cell>
          <table:table-cell office:value-type="string" calcext:value-type="string">
            <text:p>09-26</text:p>
          </table:table-cell>
          <table:table-cell office:value-type="string" calcext:value-type="string">
            <text:p>CLOPPER MILL ELEMENTARY SCHOOL</text:p>
          </table:table-cell>
          <table:table-cell office:value-type="string" calcext:value-type="string">
            <text:p><text:s/>18501 Cinnamon Dr Germantown MD 20874</text:p>
          </table:table-cell>
          <table:table-cell office:value-type="float" office:value="-77.2616942409877" calcext:value-type="float">
            <text:p>-77.2616942409877</text:p>
          </table:table-cell>
          <table:table-cell office:value-type="float" office:value="39.1590306488386" calcext:value-type="float">
            <text:p>39.159030648838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501 Cinnamon Dr</text:p>
          </table:table-cell>
          <table:table-cell office:value-type="float" office:value="-77.2616942409877" calcext:value-type="float">
            <text:p>-77.2616942409877</text:p>
          </table:table-cell>
          <table:table-cell office:value-type="float" office:value="21021.6104156057" calcext:value-type="float">
            <text:p>21021.6104156057</text:p>
          </table:table-cell>
          <table:table-cell office:value-type="float" office:value="20591288.2012366" calcext:value-type="float">
            <text:p>20591288.2012366</text:p>
          </table:table-cell>
          <table:table-cell office:value-type="float" office:value="39.1590306488386" calcext:value-type="float">
            <text:p>39.1590306488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5737.191981" calcext:value-type="float">
            <text:p>35737.191981</text:p>
          </table:table-cell>
          <table:table-cell office:value-type="float" office:value="35737.1909282" calcext:value-type="float">
            <text:p>35737.1909282</text:p>
          </table:table-cell>
          <table:table-cell office:value-type="float" office:value="243" calcext:value-type="float">
            <text:p>243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9015" calcext:value-type="float">
            <text:p>9015</text:p>
          </table:table-cell>
          <table:table-cell office:value-type="float" office:value="252" calcext:value-type="float">
            <text:p>252</text:p>
          </table:table-cell>
          <table:table-cell office:value-type="float" office:value="1252502.24993297" calcext:value-type="float">
            <text:p>1252502.24993297</text:p>
          </table:table-cell>
          <table:table-cell office:value-type="float" office:value="546556.875313878" calcext:value-type="float">
            <text:p>546556.875313878</text:p>
          </table:table-cell>
          <table:table-cell office:value-type="string" calcext:value-type="string">
            <text:p>09-15</text:p>
          </table:table-cell>
          <table:table-cell office:value-type="string" calcext:value-type="string">
            <text:p>WATKINS MILL ELEMENTARY SCHOOL</text:p>
          </table:table-cell>
          <table:table-cell office:value-type="string" calcext:value-type="string">
            <text:p><text:s/>19001 Watkins Mill Rd Montgomery Village MD 20886</text:p>
          </table:table-cell>
          <table:table-cell office:value-type="float" office:value="-77.2110251866241" calcext:value-type="float">
            <text:p>-77.2110251866241</text:p>
          </table:table-cell>
          <table:table-cell office:value-type="float" office:value="39.1672209884661" calcext:value-type="float">
            <text:p>39.1672209884661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001 WATKINS MILL RD</text:p>
          </table:table-cell>
          <table:table-cell office:value-type="float" office:value="-77.2110251866241" calcext:value-type="float">
            <text:p>-77.2110251866241</text:p>
          </table:table-cell>
          <table:table-cell office:value-type="float" office:value="35737.1909281555" calcext:value-type="float">
            <text:p>35737.1909281555</text:p>
          </table:table-cell>
          <table:table-cell office:value-type="float" office:value="36446389.1210821" calcext:value-type="float">
            <text:p>36446389.1210821</text:p>
          </table:table-cell>
          <table:table-cell office:value-type="float" office:value="39.1672209884661" calcext:value-type="float">
            <text:p>39.1672209884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1282.6706817" calcext:value-type="float">
            <text:p>21282.6706817</text:p>
          </table:table-cell>
          <table:table-cell office:value-type="float" office:value="21282.6709628" calcext:value-type="float">
            <text:p>21282.6709628</text:p>
          </table:table-cell>
          <table:table-cell office:value-type="float" office:value="242" calcext:value-type="float">
            <text:p>242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9037" calcext:value-type="float">
            <text:p>9037</text:p>
          </table:table-cell>
          <table:table-cell office:value-type="float" office:value="108" calcext:value-type="float">
            <text:p>108</text:p>
          </table:table-cell>
          <table:table-cell office:value-type="float" office:value="1263758.74841732" calcext:value-type="float">
            <text:p>1263758.74841732</text:p>
          </table:table-cell>
          <table:table-cell office:value-type="float" office:value="543541.811790213" calcext:value-type="float">
            <text:p>543541.811790213</text:p>
          </table:table-cell>
          <table:table-cell office:value-type="string" calcext:value-type="string">
            <text:p>09-37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21282.6709627584" calcext:value-type="float">
            <text:p>21282.6709627584</text:p>
          </table:table-cell>
          <table:table-cell office:value-type="float" office:value="13152824.993847" calcext:value-type="float">
            <text:p>13152824.993847</text:p>
          </table:table-cell>
          <table:table-cell office:value-type="float" office:value="39.1590075825796" calcext:value-type="float">
            <text:p>39.1590075825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1891.824014" calcext:value-type="float">
            <text:p>21891.824014</text:p>
          </table:table-cell>
          <table:table-cell office:value-type="float" office:value="21891.8251422" calcext:value-type="float">
            <text:p>21891.8251422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9007" calcext:value-type="float">
            <text:p>9007</text:p>
          </table:table-cell>
          <table:table-cell office:value-type="float" office:value="91" calcext:value-type="float">
            <text:p>91</text:p>
          </table:table-cell>
          <table:table-cell office:value-type="float" office:value="1256474.50084673" calcext:value-type="float">
            <text:p>1256474.50084673</text:p>
          </table:table-cell>
          <table:table-cell office:value-type="float" office:value="542394.187445045" calcext:value-type="float">
            <text:p>542394.187445045</text:p>
          </table:table-cell>
          <table:table-cell office:value-type="string" calcext:value-type="string">
            <text:p>09-07</text:p>
          </table:table-cell>
          <table:table-cell office:value-type="string" calcext:value-type="string">
            <text:p>SOUTH LAKE ELEMENTARY SCHOOL</text:p>
          </table:table-cell>
          <table:table-cell office:value-type="string" calcext:value-type="string">
            <text:p><text:s/>18201 Contour Rd Gaithersburg MD 20877</text:p>
          </table:table-cell>
          <table:table-cell office:value-type="float" office:value="-77.1969833586109" calcext:value-type="float">
            <text:p>-77.1969833586109</text:p>
          </table:table-cell>
          <table:table-cell office:value-type="float" office:value="39.1558163305339" calcext:value-type="float">
            <text:p>39.1558163305339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8201 Contour Rd</text:p>
          </table:table-cell>
          <table:table-cell office:value-type="float" office:value="-77.1969833586109" calcext:value-type="float">
            <text:p>-77.1969833586109</text:p>
          </table:table-cell>
          <table:table-cell office:value-type="float" office:value="21891.8251422425" calcext:value-type="float">
            <text:p>21891.8251422425</text:p>
          </table:table-cell>
          <table:table-cell office:value-type="float" office:value="13875927.0670597" calcext:value-type="float">
            <text:p>13875927.0670597</text:p>
          </table:table-cell>
          <table:table-cell office:value-type="float" office:value="39.1558163305339" calcext:value-type="float">
            <text:p>39.1558163305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9899.0768064" calcext:value-type="float">
            <text:p>99899.0768064</text:p>
          </table:table-cell>
          <table:table-cell office:value-type="float" office:value="99899.0772591" calcext:value-type="float">
            <text:p>99899.0772591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office:value-type="float" office:value="8006" calcext:value-type="float">
            <text:p>8006</text:p>
          </table:table-cell>
          <table:table-cell office:value-type="float" office:value="87" calcext:value-type="float">
            <text:p>87</text:p>
          </table:table-cell>
          <table:table-cell office:value-type="float" office:value="1307009.62352957" calcext:value-type="float">
            <text:p>1307009.62352957</text:p>
          </table:table-cell>
          <table:table-cell office:value-type="float" office:value="539612.312103301" calcext:value-type="float">
            <text:p>539612.312103301</text:p>
          </table:table-cell>
          <table:table-cell office:value-type="string" calcext:value-type="string">
            <text:p>08-06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99899.07725917" calcext:value-type="float">
            <text:p>99899.07725917</text:p>
          </table:table-cell>
          <table:table-cell office:value-type="float" office:value="261071577.251915" calcext:value-type="float">
            <text:p>261071577.251915</text:p>
          </table:table-cell>
          <table:table-cell office:value-type="float" office:value="39.1483423712847" calcext:value-type="float">
            <text:p>39.148342371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-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9268.806006" calcext:value-type="float">
            <text:p>169268.806006</text:p>
          </table:table-cell>
          <table:table-cell office:value-type="float" office:value="169268.803779" calcext:value-type="float">
            <text:p>169268.803779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float" office:value="3002" calcext:value-type="float">
            <text:p>3002</text:p>
          </table:table-cell>
          <table:table-cell office:value-type="float" office:value="11" calcext:value-type="float">
            <text:p>11</text:p>
          </table:table-cell>
          <table:table-cell office:value-type="float" office:value="1195781.12649882" calcext:value-type="float">
            <text:p>1195781.12649882</text:p>
          </table:table-cell>
          <table:table-cell office:value-type="float" office:value="531756.125387877" calcext:value-type="float">
            <text:p>531756.125387877</text:p>
          </table:table-cell>
          <table:table-cell office:value-type="string" calcext:value-type="string">
            <text:p>03-02</text:p>
          </table:table-cell>
          <table:table-cell office:value-type="string" calcext:value-type="string">
            <text:p>JOHN POOLE MIDDLE SCHOOL</text:p>
          </table:table-cell>
          <table:table-cell office:value-type="string" calcext:value-type="string">
            <text:p><text:s/>17014 Tom Fox Ave Poolesville MD 20837</text:p>
          </table:table-cell>
          <table:table-cell office:value-type="float" office:value="-77.4108445135377" calcext:value-type="float">
            <text:p>-77.4108445135377</text:p>
          </table:table-cell>
          <table:table-cell office:value-type="float" office:value="39.1260537277663" calcext:value-type="float">
            <text:p>39.1260537277663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7014 Tom Fox Ave</text:p>
          </table:table-cell>
          <table:table-cell office:value-type="float" office:value="-77.4108445135377" calcext:value-type="float">
            <text:p>-77.4108445135377</text:p>
          </table:table-cell>
          <table:table-cell office:value-type="float" office:value="169268.803779138" calcext:value-type="float">
            <text:p>169268.803779138</text:p>
          </table:table-cell>
          <table:table-cell office:value-type="float" office:value="1293324677.47902" calcext:value-type="float">
            <text:p>1293324677.47902</text:p>
          </table:table-cell>
          <table:table-cell office:value-type="float" office:value="39.1260537277663" calcext:value-type="float">
            <text:p>39.1260537277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383.0601037" calcext:value-type="float">
            <text:p>18383.0601037</text:p>
          </table:table-cell>
          <table:table-cell office:value-type="float" office:value="18383.0599233" calcext:value-type="float">
            <text:p>18383.0599233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office:value-type="float" office:value="8011" calcext:value-type="float">
            <text:p>8011</text:p>
          </table:table-cell>
          <table:table-cell office:value-type="float" office:value="82" calcext:value-type="float">
            <text:p>82</text:p>
          </table:table-cell>
          <table:table-cell office:value-type="float" office:value="1297992.74819064" calcext:value-type="float">
            <text:p>1297992.74819064</text:p>
          </table:table-cell>
          <table:table-cell office:value-type="float" office:value="542712.123817042" calcext:value-type="float">
            <text:p>542712.123817042</text:p>
          </table:table-cell>
          <table:table-cell office:value-type="string" calcext:value-type="string">
            <text:p>08-11</text:p>
          </table:table-cell>
          <table:table-cell office:value-type="string" calcext:value-type="string">
            <text:p>BROOKE GROVE ELEMENTARY SCHOOL</text:p>
          </table:table-cell>
          <table:table-cell office:value-type="string" calcext:value-type="string">
            <text:p><text:s/>2700 Spartan Rd Olney MD 20832</text:p>
          </table:table-cell>
          <table:table-cell office:value-type="float" office:value="-77.0505720454633" calcext:value-type="float">
            <text:p>-77.0505720454633</text:p>
          </table:table-cell>
          <table:table-cell office:value-type="float" office:value="39.1568438179178" calcext:value-type="float">
            <text:p>39.1568438179178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700 Spartan Rd</text:p>
          </table:table-cell>
          <table:table-cell office:value-type="float" office:value="-77.0505720454633" calcext:value-type="float">
            <text:p>-77.0505720454633</text:p>
          </table:table-cell>
          <table:table-cell office:value-type="float" office:value="18383.0599233324" calcext:value-type="float">
            <text:p>18383.0599233324</text:p>
          </table:table-cell>
          <table:table-cell office:value-type="float" office:value="15798209.2943548" calcext:value-type="float">
            <text:p>15798209.2943548</text:p>
          </table:table-cell>
          <table:table-cell office:value-type="float" office:value="39.1568438179178" calcext:value-type="float">
            <text:p>39.1568438179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281.5744819" calcext:value-type="float">
            <text:p>44281.5744819</text:p>
          </table:table-cell>
          <table:table-cell office:value-type="float" office:value="44281.575287" calcext:value-type="float">
            <text:p>44281.575287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59" calcext:value-type="float">
            <text:p>59</text:p>
          </table:table-cell>
          <table:table-cell office:value-type="float" office:value="6007" calcext:value-type="float">
            <text:p>6007</text:p>
          </table:table-cell>
          <table:table-cell office:value-type="float" office:value="51" calcext:value-type="float">
            <text:p>51</text:p>
          </table:table-cell>
          <table:table-cell office:value-type="float" office:value="1229317.50102697" calcext:value-type="float">
            <text:p>1229317.50102697</text:p>
          </table:table-cell>
          <table:table-cell office:value-type="float" office:value="540606.124420136" calcext:value-type="float">
            <text:p>540606.124420136</text:p>
          </table:table-cell>
          <table:table-cell office:value-type="string" calcext:value-type="string">
            <text:p>06-07</text:p>
          </table:table-cell>
          <table:table-cell office:value-type="string" calcext:value-type="string">
            <text:p>SPARK M. MATSUNAGA ELEMENTARY SCHOOL</text:p>
          </table:table-cell>
          <table:table-cell office:value-type="string" calcext:value-type="string">
            <text:p><text:s/>13902 Bromfield Rd Germantown MD 20874</text:p>
          </table:table-cell>
          <table:table-cell office:value-type="float" office:value="-77.2927303816445" calcext:value-type="float">
            <text:p>-77.2927303816445</text:p>
          </table:table-cell>
          <table:table-cell office:value-type="float" office:value="39.1507070454363" calcext:value-type="float">
            <text:p>39.15070704543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902 Bromfield Road</text:p>
          </table:table-cell>
          <table:table-cell office:value-type="float" office:value="-77.2927303816445" calcext:value-type="float">
            <text:p>-77.2927303816445</text:p>
          </table:table-cell>
          <table:table-cell office:value-type="float" office:value="44281.575287035" calcext:value-type="float">
            <text:p>44281.575287035</text:p>
          </table:table-cell>
          <table:table-cell office:value-type="float" office:value="67747890.9181082" calcext:value-type="float">
            <text:p>67747890.9181082</text:p>
          </table:table-cell>
          <table:table-cell office:value-type="float" office:value="39.1507070454363" calcext:value-type="float">
            <text:p>39.1507070454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746.620867" calcext:value-type="float">
            <text:p>26746.620867</text:p>
          </table:table-cell>
          <table:table-cell office:value-type="float" office:value="26746.6209461" calcext:value-type="float">
            <text:p>26746.6209461</text:p>
          </table:table-cell>
          <table:table-cell office:value-type="float" office:value="185" calcext:value-type="float">
            <text:p>185</text:p>
          </table:table-cell>
          <table:table-cell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  <table:table-cell office:value-type="float" office:value="9024" calcext:value-type="float">
            <text:p>9024</text:p>
          </table:table-cell>
          <table:table-cell office:value-type="float" office:value="215" calcext:value-type="float">
            <text:p>215</text:p>
          </table:table-cell>
          <table:table-cell office:value-type="float" office:value="1243735.03649631" calcext:value-type="float">
            <text:p>1243735.03649631</text:p>
          </table:table-cell>
          <table:table-cell office:value-type="float" office:value="540239.430927798" calcext:value-type="float">
            <text:p>540239.430927798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ST. ROSE OF LIMA PARISH</text:p>
          </table:table-cell>
          <table:table-cell office:value-type="string" calcext:value-type="string">
            <text:p><text:s/>11701 Clopper Rd Gaithersburg MD 20878</text:p>
          </table:table-cell>
          <table:table-cell office:value-type="float" office:value="-77.2418881129124" calcext:value-type="float">
            <text:p>-77.2418881129124</text:p>
          </table:table-cell>
          <table:table-cell office:value-type="float" office:value="39.1498161660642" calcext:value-type="float">
            <text:p>39.14981616606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1701 CLOPPER RD</text:p>
          </table:table-cell>
          <table:table-cell office:value-type="float" office:value="-77.2418881129124" calcext:value-type="float">
            <text:p>-77.2418881129124</text:p>
          </table:table-cell>
          <table:table-cell office:value-type="float" office:value="26746.6209460116" calcext:value-type="float">
            <text:p>26746.6209460116</text:p>
          </table:table-cell>
          <table:table-cell office:value-type="float" office:value="35261458.7696239" calcext:value-type="float">
            <text:p>35261458.7696239</text:p>
          </table:table-cell>
          <table:table-cell office:value-type="float" office:value="39.1498161660642" calcext:value-type="float">
            <text:p>39.1498161660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397.9995521" calcext:value-type="float">
            <text:p>26397.9995521</text:p>
          </table:table-cell>
          <table:table-cell office:value-type="float" office:value="26397.9992595" calcext:value-type="float">
            <text:p>26397.9992595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61" calcext:value-type="float">
            <text:p>61</text:p>
          </table:table-cell>
          <table:table-cell office:value-type="float" office:value="8001" calcext:value-type="float">
            <text:p>8001</text:p>
          </table:table-cell>
          <table:table-cell office:value-type="float" office:value="210" calcext:value-type="float">
            <text:p>210</text:p>
          </table:table-cell>
          <table:table-cell office:value-type="float" office:value="1295157.64395273" calcext:value-type="float">
            <text:p>1295157.64395273</text:p>
          </table:table-cell>
          <table:table-cell office:value-type="float" office:value="539939.528312385" calcext:value-type="float">
            <text:p>539939.528312385</text:p>
          </table:table-cell>
          <table:table-cell office:value-type="string" calcext:value-type="string">
            <text:p>08-01</text:p>
          </table:table-cell>
          <table:table-cell office:value-type="string" calcext:value-type="string">
            <text:p>ST. PETER'S SCHOOL</text:p>
          </table:table-cell>
          <table:table-cell office:value-type="string" calcext:value-type="string">
            <text:p><text:s/>2900 Olney Sandy Spring Rd Olney MD 20832</text:p>
          </table:table-cell>
          <table:table-cell office:value-type="float" office:value="-77.0605635456001" calcext:value-type="float">
            <text:p>-77.0605635456001</text:p>
          </table:table-cell>
          <table:table-cell office:value-type="float" office:value="39.1492266376383" calcext:value-type="float">
            <text:p>39.1492266376383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900 OLNEY SANDY SPRING RD</text:p>
          </table:table-cell>
          <table:table-cell office:value-type="float" office:value="-77.0605635456001" calcext:value-type="float">
            <text:p>-77.0605635456001</text:p>
          </table:table-cell>
          <table:table-cell office:value-type="float" office:value="26397.9992595924" calcext:value-type="float">
            <text:p>26397.9992595924</text:p>
          </table:table-cell>
          <table:table-cell office:value-type="float" office:value="32212229.0231875" calcext:value-type="float">
            <text:p>32212229.0231875</text:p>
          </table:table-cell>
          <table:table-cell office:value-type="float" office:value="39.1492266376383" calcext:value-type="float">
            <text:p>39.1492266376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077.714565" calcext:value-type="float">
            <text:p>30077.714565</text:p>
          </table:table-cell>
          <table:table-cell office:value-type="float" office:value="30077.7155977" calcext:value-type="float">
            <text:p>30077.7155977</text:p>
          </table:table-cell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  <table:table-cell office:value-type="float" office:value="62" calcext:value-type="float">
            <text:p>62</text:p>
          </table:table-cell>
          <table:table-cell office:value-type="float" office:value="9001" calcext:value-type="float">
            <text:p>9001</text:p>
          </table:table-cell>
          <table:table-cell office:value-type="float" office:value="246" calcext:value-type="float">
            <text:p>246</text:p>
          </table:table-cell>
          <table:table-cell office:value-type="float" office:value="1257863.75003673" calcext:value-type="float">
            <text:p>1257863.75003673</text:p>
          </table:table-cell>
          <table:table-cell office:value-type="float" office:value="537931.437512293" calcext:value-type="float">
            <text:p>537931.437512293</text:p>
          </table:table-cell>
          <table:table-cell office:value-type="string" calcext:value-type="string">
            <text:p>09-01</text:p>
          </table:table-cell>
          <table:table-cell office:value-type="string" calcext:value-type="string">
            <text:p>GAITHERSBURG ELEMENTARY SCHOOL</text:p>
          </table:table-cell>
          <table:table-cell office:value-type="string" calcext:value-type="string">
            <text:p><text:s/>35 N Summit Ave Gaithersburg MD 20877</text:p>
          </table:table-cell>
          <table:table-cell office:value-type="float" office:value="-77.1920511474046" calcext:value-type="float">
            <text:p>-77.1920511474046</text:p>
          </table:table-cell>
          <table:table-cell office:value-type="float" office:value="39.1435715407601" calcext:value-type="float">
            <text:p>39.143571540760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35 S SUMMIT AVE</text:p>
          </table:table-cell>
          <table:table-cell office:value-type="float" office:value="-77.1920511474046" calcext:value-type="float">
            <text:p>-77.1920511474046</text:p>
          </table:table-cell>
          <table:table-cell office:value-type="float" office:value="30077.715597614" calcext:value-type="float">
            <text:p>30077.715597614</text:p>
          </table:table-cell>
          <table:table-cell office:value-type="float" office:value="17697526.9153827" calcext:value-type="float">
            <text:p>17697526.9153827</text:p>
          </table:table-cell>
          <table:table-cell office:value-type="float" office:value="39.1435715407601" calcext:value-type="float">
            <text:p>39.14357154076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09.63746904" calcext:value-type="float">
            <text:p>709.63746904</text:p>
          </table:table-cell>
          <table:table-cell office:value-type="float" office:value="709.63754392" calcext:value-type="float">
            <text:p>709.63754392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709.637543905554" calcext:value-type="float">
            <text:p>709.637543905554</text:p>
          </table:table-cell>
          <table:table-cell office:value-type="float" office:value="25199.9458993371" calcext:value-type="float">
            <text:p>25199.9458993371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850.4849294" calcext:value-type="float">
            <text:p>25850.4849294</text:p>
          </table:table-cell>
          <table:table-cell office:value-type="float" office:value="25850.4857404" calcext:value-type="float">
            <text:p>25850.4857404</text:p>
          </table:table-cell>
          <table:table-cell office:value-type="float" office:value="181" calcext:value-type="float">
            <text:p>181</text:p>
          </table:table-cell>
          <table:table-cell office:value-type="float" office:value="209" calcext:value-type="float">
            <text:p>209</text:p>
          </table:table-cell>
          <table:table-cell office:value-type="float" office:value="64" calcext:value-type="float">
            <text:p>64</text:p>
          </table:table-cell>
          <table:table-cell office:value-type="float" office:value="9020" calcext:value-type="float">
            <text:p>9020</text:p>
          </table:table-cell>
          <table:table-cell office:value-type="float" office:value="96" calcext:value-type="float">
            <text:p>96</text:p>
          </table:table-cell>
          <table:table-cell office:value-type="float" office:value="1259134.12512064" calcext:value-type="float">
            <text:p>1259134.12512064</text:p>
          </table:table-cell>
          <table:table-cell office:value-type="float" office:value="537999.187048718" calcext:value-type="float">
            <text:p>537999.187048718</text:p>
          </table:table-cell>
          <table:table-cell office:value-type="string" calcext:value-type="string">
            <text:p>09-20</text:p>
          </table:table-cell>
          <table:table-cell office:value-type="string" calcext:value-type="string">
            <text:p>GAITHERSBURG MIDDLE SCHOOL</text:p>
          </table:table-cell>
          <table:table-cell office:value-type="string" calcext:value-type="string">
            <text:p><text:s/>2 Teachers Way Gaithersburg MD 20877</text:p>
          </table:table-cell>
          <table:table-cell office:value-type="float" office:value="-77.1875725090873" calcext:value-type="float">
            <text:p>-77.1875725090873</text:p>
          </table:table-cell>
          <table:table-cell office:value-type="float" office:value="39.1437648063863" calcext:value-type="float">
            <text:p>39.1437648063863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2 Teachers Way</text:p>
          </table:table-cell>
          <table:table-cell office:value-type="float" office:value="-77.1875725090873" calcext:value-type="float">
            <text:p>-77.1875725090873</text:p>
          </table:table-cell>
          <table:table-cell office:value-type="float" office:value="25850.4857402732" calcext:value-type="float">
            <text:p>25850.4857402732</text:p>
          </table:table-cell>
          <table:table-cell office:value-type="float" office:value="16632901.747829" calcext:value-type="float">
            <text:p>16632901.747829</text:p>
          </table:table-cell>
          <table:table-cell office:value-type="float" office:value="39.1437648063863" calcext:value-type="float">
            <text:p>39.14376480638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855.32703766" calcext:value-type="float">
            <text:p>1855.32703766</text:p>
          </table:table-cell>
          <table:table-cell office:value-type="float" office:value="1855.32764791" calcext:value-type="float">
            <text:p>1855.32764791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65" calcext:value-type="float">
            <text:p>65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855.32764794916" calcext:value-type="float">
            <text:p>1855.32764794916</text:p>
          </table:table-cell>
          <table:table-cell office:value-type="float" office:value="166959.588100504" calcext:value-type="float">
            <text:p>166959.588100504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955.5203468" calcext:value-type="float">
            <text:p>24955.5203468</text:p>
          </table:table-cell>
          <table:table-cell office:value-type="float" office:value="24955.5205466" calcext:value-type="float">
            <text:p>24955.5205466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office:value-type="float" office:value="6010" calcext:value-type="float">
            <text:p>6010</text:p>
          </table:table-cell>
          <table:table-cell office:value-type="float" office:value="55" calcext:value-type="float">
            <text:p>55</text:p>
          </table:table-cell>
          <table:table-cell office:value-type="float" office:value="1235995.10676622" calcext:value-type="float">
            <text:p>1235995.10676622</text:p>
          </table:table-cell>
          <table:table-cell office:value-type="float" office:value="541151.801806465" calcext:value-type="float">
            <text:p>541151.801806465</text:p>
          </table:table-cell>
          <table:table-cell office:value-type="string" calcext:value-type="string">
            <text:p>06-10</text:p>
          </table:table-cell>
          <table:table-cell office:value-type="string" calcext:value-type="string">
            <text:p>GREAT SENECA CREEK ELEMENTARY SCHOOL</text:p>
          </table:table-cell>
          <table:table-cell office:value-type="string" calcext:value-type="string">
            <text:p><text:s/>13010 Dairymaid Dr Germantown MD 20874</text:p>
          </table:table-cell>
          <table:table-cell office:value-type="float" office:value="-77.2691896283965" calcext:value-type="float">
            <text:p>-77.2691896283965</text:p>
          </table:table-cell>
          <table:table-cell office:value-type="float" office:value="39.152261678724" calcext:value-type="float">
            <text:p>39.152261678724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010 Dairymaid Dr</text:p>
          </table:table-cell>
          <table:table-cell office:value-type="float" office:value="-77.2691896283965" calcext:value-type="float">
            <text:p>-77.2691896283965</text:p>
          </table:table-cell>
          <table:table-cell office:value-type="float" office:value="24955.5205465546" calcext:value-type="float">
            <text:p>24955.5205465546</text:p>
          </table:table-cell>
          <table:table-cell office:value-type="float" office:value="24102594.6426898" calcext:value-type="float">
            <text:p>24102594.6426898</text:p>
          </table:table-cell>
          <table:table-cell office:value-type="float" office:value="39.152261678724" calcext:value-type="float">
            <text:p>39.1522616787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032.0917051" calcext:value-type="float">
            <text:p>19032.0917051</text:p>
          </table:table-cell>
          <table:table-cell office:value-type="float" office:value="19032.0917275" calcext:value-type="float">
            <text:p>19032.0917275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  <table:table-cell office:value-type="float" office:value="67" calcext:value-type="float">
            <text:p>67</text:p>
          </table:table-cell>
          <table:table-cell office:value-type="float" office:value="9004" calcext:value-type="float">
            <text:p>9004</text:p>
          </table:table-cell>
          <table:table-cell office:value-type="float" office:value="90" calcext:value-type="float">
            <text:p>90</text:p>
          </table:table-cell>
          <table:table-cell office:value-type="float" office:value="1268713.87367764" calcext:value-type="float">
            <text:p>1268713.87367764</text:p>
          </table:table-cell>
          <table:table-cell office:value-type="float" office:value="538948.999781638" calcext:value-type="float">
            <text:p>538948.999781638</text:p>
          </table:table-cell>
          <table:table-cell office:value-type="string" calcext:value-type="string">
            <text:p>09-04</text:p>
          </table:table-cell>
          <table:table-cell office:value-type="string" calcext:value-type="string">
            <text:p>MILL CREEK TOWNE ELEMENTARY SCHOOL</text:p>
          </table:table-cell>
          <table:table-cell office:value-type="string" calcext:value-type="string">
            <text:p><text:s/>17700 Park Mill Dr Rockville MD 20855</text:p>
          </table:table-cell>
          <table:table-cell office:value-type="float" office:value="-77.1538014511858" calcext:value-type="float">
            <text:p>-77.1538014511858</text:p>
          </table:table-cell>
          <table:table-cell office:value-type="float" office:value="39.1464217934519" calcext:value-type="float">
            <text:p>39.1464217934519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7700 Park Mill Dr</text:p>
          </table:table-cell>
          <table:table-cell office:value-type="float" office:value="-77.1538014511858" calcext:value-type="float">
            <text:p>-77.1538014511858</text:p>
          </table:table-cell>
          <table:table-cell office:value-type="float" office:value="19032.091727489" calcext:value-type="float">
            <text:p>19032.091727489</text:p>
          </table:table-cell>
          <table:table-cell office:value-type="float" office:value="21021794.9944251" calcext:value-type="float">
            <text:p>21021794.9944251</text:p>
          </table:table-cell>
          <table:table-cell office:value-type="float" office:value="39.1464217934519" calcext:value-type="float">
            <text:p>39.1464217934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412.61440315" calcext:value-type="float">
            <text:p>8412.61440315</text:p>
          </table:table-cell>
          <table:table-cell office:value-type="float" office:value="8412.61432707" calcext:value-type="float">
            <text:p>8412.61432707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8412.61432702897" calcext:value-type="float">
            <text:p>8412.61432702897</text:p>
          </table:table-cell>
          <table:table-cell office:value-type="float" office:value="2024612.98646735" calcext:value-type="float">
            <text:p>2024612.98646735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8355.6273416" calcext:value-type="float">
            <text:p>18355.6273416</text:p>
          </table:table-cell>
          <table:table-cell office:value-type="float" office:value="18355.627747" calcext:value-type="float">
            <text:p>18355.627747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69" calcext:value-type="float">
            <text:p>69</text:p>
          </table:table-cell>
          <table:table-cell office:value-type="float" office:value="9028" calcext:value-type="float">
            <text:p>9028</text:p>
          </table:table-cell>
          <table:table-cell office:value-type="float" office:value="214" calcext:value-type="float">
            <text:p>214</text:p>
          </table:table-cell>
          <table:table-cell office:value-type="float" office:value="1255324.42637523" calcext:value-type="float">
            <text:p>1255324.42637523</text:p>
          </table:table-cell>
          <table:table-cell office:value-type="float" office:value="540451.33470346" calcext:value-type="float">
            <text:p>540451.33470346</text:p>
          </table:table-cell>
          <table:table-cell office:value-type="string" calcext:value-type="string">
            <text:p>09-28</text:p>
          </table:table-cell>
          <table:table-cell office:value-type="string" calcext:value-type="string">
            <text:p>ASBURY 417 COMMUNITY BUILDING</text:p>
          </table:table-cell>
          <table:table-cell office:value-type="string" calcext:value-type="string">
            <text:p><text:s/>417 Russell Ave Gaithersburg MD 20877</text:p>
          </table:table-cell>
          <table:table-cell office:value-type="float" office:value="-77.2010239381174" calcext:value-type="float">
            <text:p>-77.2010239381174</text:p>
          </table:table-cell>
          <table:table-cell office:value-type="float" office:value="39.1504751597037" calcext:value-type="float">
            <text:p>39.15047515970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417 RUSSELL AVE</text:p>
          </table:table-cell>
          <table:table-cell office:value-type="float" office:value="-77.2010239381174" calcext:value-type="float">
            <text:p>-77.2010239381174</text:p>
          </table:table-cell>
          <table:table-cell office:value-type="float" office:value="18355.627746969" calcext:value-type="float">
            <text:p>18355.627746969</text:p>
          </table:table-cell>
          <table:table-cell office:value-type="float" office:value="12401277.1751449" calcext:value-type="float">
            <text:p>12401277.1751449</text:p>
          </table:table-cell>
          <table:table-cell office:value-type="float" office:value="39.1504751597037" calcext:value-type="float">
            <text:p>39.1504751597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9432.7962458" calcext:value-type="float">
            <text:p>49432.7962458</text:p>
          </table:table-cell>
          <table:table-cell office:value-type="float" office:value="49432.7975318" calcext:value-type="float">
            <text:p>49432.7975318</text:p>
          </table:table-cell>
          <table:table-cell office:value-type="float" office:value="214" calcext:value-type="float">
            <text:p>214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6003" calcext:value-type="float">
            <text:p>6003</text:p>
          </table:table-cell>
          <table:table-cell office:value-type="float" office:value="49" calcext:value-type="float">
            <text:p>49</text:p>
          </table:table-cell>
          <table:table-cell office:value-type="float" office:value="1241621.50004098" calcext:value-type="float">
            <text:p>1241621.50004098</text:p>
          </table:table-cell>
          <table:table-cell office:value-type="float" office:value="532174.187871963" calcext:value-type="float">
            <text:p>532174.187871963</text:p>
          </table:table-cell>
          <table:table-cell office:value-type="string" calcext:value-type="string">
            <text:p>06-03</text:p>
          </table:table-cell>
          <table:table-cell office:value-type="string" calcext:value-type="string">
            <text:p>RIDGEVIEW MIDDLE SCHOOL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49432.7975318991" calcext:value-type="float">
            <text:p>49432.7975318991</text:p>
          </table:table-cell>
          <table:table-cell office:value-type="float" office:value="89285991.8618415" calcext:value-type="float">
            <text:p>89285991.8618415</text:p>
          </table:table-cell>
          <table:table-cell office:value-type="float" office:value="39.1276566086608" calcext:value-type="float">
            <text:p>39.1276566086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843.5612423" calcext:value-type="float">
            <text:p>17843.5612423</text:p>
          </table:table-cell>
          <table:table-cell office:value-type="float" office:value="17843.5614143" calcext:value-type="float">
            <text:p>17843.5614143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office:value-type="float" office:value="8010" calcext:value-type="float">
            <text:p>8010</text:p>
          </table:table-cell>
          <table:table-cell office:value-type="float" office:value="213" calcext:value-type="float">
            <text:p>213</text:p>
          </table:table-cell>
          <table:table-cell office:value-type="float" office:value="1300242.02190731" calcext:value-type="float">
            <text:p>1300242.02190731</text:p>
          </table:table-cell>
          <table:table-cell office:value-type="float" office:value="535064.448495626" calcext:value-type="float">
            <text:p>535064.448495626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LLIAM H. FARQUHAR MIDDLE SCHOOL</text:p>
          </table:table-cell>
          <table:table-cell office:value-type="string" calcext:value-type="string">
            <text:p><text:s/>17017 Batchellors Forest Rd Olney MD 20832</text:p>
          </table:table-cell>
          <table:table-cell office:value-type="float" office:value="-77.0426273938804" calcext:value-type="float">
            <text:p>-77.0426273938804</text:p>
          </table:table-cell>
          <table:table-cell office:value-type="float" office:value="39.1358494654581" calcext:value-type="float">
            <text:p>39.135849465458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7017 BATCHELLORS FOREST RD</text:p>
          </table:table-cell>
          <table:table-cell office:value-type="float" office:value="-77.0426273938804" calcext:value-type="float">
            <text:p>-77.0426273938804</text:p>
          </table:table-cell>
          <table:table-cell office:value-type="float" office:value="17843.5614142752" calcext:value-type="float">
            <text:p>17843.5614142752</text:p>
          </table:table-cell>
          <table:table-cell office:value-type="float" office:value="15487719.236121" calcext:value-type="float">
            <text:p>15487719.236121</text:p>
          </table:table-cell>
          <table:table-cell office:value-type="float" office:value="39.1358494654581" calcext:value-type="float">
            <text:p>39.13584946545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479.10487038" calcext:value-type="float">
            <text:p>2479.10487038</text:p>
          </table:table-cell>
          <table:table-cell office:value-type="float" office:value="2479.10515755" calcext:value-type="float">
            <text:p>2479.10515755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  <table:table-cell office:value-type="float" office:value="9039" calcext:value-type="float">
            <text:p>9039</text:p>
          </table:table-cell>
          <table:table-cell office:value-type="float" office:value="110" calcext:value-type="float">
            <text:p>110</text:p>
          </table:table-cell>
          <table:table-cell office:value-type="float" office:value="1263758.74841732" calcext:value-type="float">
            <text:p>1263758.74841732</text:p>
          </table:table-cell>
          <table:table-cell office:value-type="float" office:value="543541.811790213" calcext:value-type="float">
            <text:p>543541.811790213</text:p>
          </table:table-cell>
          <table:table-cell office:value-type="string" calcext:value-type="string">
            <text:p>09-39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2479.1051575285" calcext:value-type="float">
            <text:p>2479.1051575285</text:p>
          </table:table-cell>
          <table:table-cell office:value-type="float" office:value="264196.644397604" calcext:value-type="float">
            <text:p>264196.644397604</text:p>
          </table:table-cell>
          <table:table-cell office:value-type="float" office:value="39.1590075825796" calcext:value-type="float">
            <text:p>39.1590075825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3078.7339025" calcext:value-type="float">
            <text:p>53078.7339025</text:p>
          </table:table-cell>
          <table:table-cell office:value-type="float" office:value="53078.7340179" calcext:value-type="float">
            <text:p>53078.7340179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8008" calcext:value-type="float">
            <text:p>8008</text:p>
          </table:table-cell>
          <table:table-cell office:value-type="float" office:value="84" calcext:value-type="float">
            <text:p>84</text:p>
          </table:table-cell>
          <table:table-cell office:value-type="float" office:value="1278631.74951114" calcext:value-type="float">
            <text:p>1278631.74951114</text:p>
          </table:table-cell>
          <table:table-cell office:value-type="float" office:value="533430.563640043" calcext:value-type="float">
            <text:p>533430.563640043</text:p>
          </table:table-cell>
          <table:table-cell office:value-type="string" calcext:value-type="string">
            <text:p>08-08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53078.7340178672" calcext:value-type="float">
            <text:p>53078.7340178672</text:p>
          </table:table-cell>
          <table:table-cell office:value-type="float" office:value="112899239.692516" calcext:value-type="float">
            <text:p>112899239.692516</text:p>
          </table:table-cell>
          <table:table-cell office:value-type="float" office:value="39.1313109850856" calcext:value-type="float">
            <text:p>39.1313109850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289.2608922" calcext:value-type="float">
            <text:p>22289.2608922</text:p>
          </table:table-cell>
          <table:table-cell office:value-type="float" office:value="22289.2610005" calcext:value-type="float">
            <text:p>22289.2610005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  <table:table-cell office:value-type="float" office:value="74" calcext:value-type="float">
            <text:p>74</text:p>
          </table:table-cell>
          <table:table-cell office:value-type="float" office:value="9003" calcext:value-type="float">
            <text:p>9003</text:p>
          </table:table-cell>
          <table:table-cell office:value-type="float" office:value="86" calcext:value-type="float">
            <text:p>86</text:p>
          </table:table-cell>
          <table:table-cell office:value-type="float" office:value="1246894.25032222" calcext:value-type="float">
            <text:p>1246894.25032222</text:p>
          </table:table-cell>
          <table:table-cell office:value-type="float" office:value="536249.186283633" calcext:value-type="float">
            <text:p>536249.186283633</text:p>
          </table:table-cell>
          <table:table-cell office:value-type="string" calcext:value-type="string">
            <text:p>09-03</text:p>
          </table:table-cell>
          <table:table-cell office:value-type="string" calcext:value-type="string">
            <text:p>BROWN STATION ELEMENTARY SCHOOL</text:p>
          </table:table-cell>
          <table:table-cell office:value-type="string" calcext:value-type="string">
            <text:p><text:s/>851 Quince Orchard Blvd Gaithersburg MD 20878</text:p>
          </table:table-cell>
          <table:table-cell office:value-type="float" office:value="-77.2307127296742" calcext:value-type="float">
            <text:p>-77.2307127296742</text:p>
          </table:table-cell>
          <table:table-cell office:value-type="float" office:value="39.1388830077661" calcext:value-type="float">
            <text:p>39.1388830077661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851 Quince Orchard Blv</text:p>
          </table:table-cell>
          <table:table-cell office:value-type="float" office:value="-77.2307127296742" calcext:value-type="float">
            <text:p>-77.2307127296742</text:p>
          </table:table-cell>
          <table:table-cell office:value-type="float" office:value="22289.2610003941" calcext:value-type="float">
            <text:p>22289.2610003941</text:p>
          </table:table-cell>
          <table:table-cell office:value-type="float" office:value="20484202.371842" calcext:value-type="float">
            <text:p>20484202.371842</text:p>
          </table:table-cell>
          <table:table-cell office:value-type="float" office:value="39.1388830077661" calcext:value-type="float">
            <text:p>39.1388830077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2927.955844" calcext:value-type="float">
            <text:p>32927.955844</text:p>
          </table:table-cell>
          <table:table-cell office:value-type="float" office:value="32927.956122" calcext:value-type="float">
            <text:p>32927.95612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 office:value-type="float" office:value="9016" calcext:value-type="float">
            <text:p>9016</text:p>
          </table:table-cell>
          <table:table-cell office:value-type="float" office:value="248" calcext:value-type="float">
            <text:p>248</text:p>
          </table:table-cell>
          <table:table-cell office:value-type="float" office:value="1254533.86726081" calcext:value-type="float">
            <text:p>1254533.86726081</text:p>
          </table:table-cell>
          <table:table-cell office:value-type="float" office:value="536434.350939542" calcext:value-type="float">
            <text:p>536434.350939542</text:p>
          </table:table-cell>
          <table:table-cell office:value-type="string" calcext:value-type="string">
            <text:p>09-16</text:p>
          </table:table-cell>
          <table:table-cell office:value-type="string" calcext:value-type="string">
            <text:p>WSSC GAITHERSBURG DEPOT</text:p>
          </table:table-cell>
          <table:table-cell office:value-type="string" calcext:value-type="string">
            <text:p><text:s/>111 W Diamond Ave Gaithersburg MD 20877</text:p>
          </table:table-cell>
          <table:table-cell office:value-type="float" office:value="-77.2037799672855" calcext:value-type="float">
            <text:p>-77.2037799672855</text:p>
          </table:table-cell>
          <table:table-cell office:value-type="float" office:value="39.1394413133497" calcext:value-type="float">
            <text:p>39.139441313349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11 W DIAMOND AVE</text:p>
          </table:table-cell>
          <table:table-cell office:value-type="float" office:value="-77.2037799672855" calcext:value-type="float">
            <text:p>-77.2037799672855</text:p>
          </table:table-cell>
          <table:table-cell office:value-type="float" office:value="32927.9561220559" calcext:value-type="float">
            <text:p>32927.9561220559</text:p>
          </table:table-cell>
          <table:table-cell office:value-type="float" office:value="47426393.2898173" calcext:value-type="float">
            <text:p>47426393.2898173</text:p>
          </table:table-cell>
          <table:table-cell office:value-type="float" office:value="39.1394413133497" calcext:value-type="float">
            <text:p>39.13944131334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0040.117029" calcext:value-type="float">
            <text:p>10040.117029</text:p>
          </table:table-cell>
          <table:table-cell office:value-type="float" office:value="10040.1166618" calcext:value-type="float">
            <text:p>10040.1166618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76" calcext:value-type="float">
            <text:p>76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0040.1166618003" calcext:value-type="float">
            <text:p>10040.1166618003</text:p>
          </table:table-cell>
          <table:table-cell office:value-type="float" office:value="3848070.27475298" calcext:value-type="float">
            <text:p>3848070.27475298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519.2824437" calcext:value-type="float">
            <text:p>28519.2824437</text:p>
          </table:table-cell>
          <table:table-cell office:value-type="float" office:value="28519.2822037" calcext:value-type="float">
            <text:p>28519.2822037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77" calcext:value-type="float">
            <text:p>77</text:p>
          </table:table-cell>
          <table:table-cell office:value-type="float" office:value="9014" calcext:value-type="float">
            <text:p>9014</text:p>
          </table:table-cell>
          <table:table-cell office:value-type="float" office:value="212" calcext:value-type="float">
            <text:p>212</text:p>
          </table:table-cell>
          <table:table-cell office:value-type="float" office:value="1269614.99753156" calcext:value-type="float">
            <text:p>1269614.99753156</text:p>
          </table:table-cell>
          <table:table-cell office:value-type="float" office:value="531670.000232056" calcext:value-type="float">
            <text:p>531670.000232056</text:p>
          </table:table-cell>
          <table:table-cell office:value-type="string" calcext:value-type="string">
            <text:p>09-14</text:p>
          </table:table-cell>
          <table:table-cell office:value-type="string" calcext:value-type="string">
            <text:p>DERWOOD ALLIANCE CHURCH</text:p>
          </table:table-cell>
          <table:table-cell office:value-type="string" calcext:value-type="string">
            <text:p><text:s/>16501 Redland Rd Rockville MD 20855</text:p>
          </table:table-cell>
          <table:table-cell office:value-type="float" office:value="-77.150581774276" calcext:value-type="float">
            <text:p>-77.150581774276</text:p>
          </table:table-cell>
          <table:table-cell office:value-type="float" office:value="39.1264406268725" calcext:value-type="float">
            <text:p>39.1264406268725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6501 REDLAND RD</text:p>
          </table:table-cell>
          <table:table-cell office:value-type="float" office:value="-77.150581774276" calcext:value-type="float">
            <text:p>-77.150581774276</text:p>
          </table:table-cell>
          <table:table-cell office:value-type="float" office:value="28519.2822037216" calcext:value-type="float">
            <text:p>28519.2822037216</text:p>
          </table:table-cell>
          <table:table-cell office:value-type="float" office:value="30966500.136354" calcext:value-type="float">
            <text:p>30966500.136354</text:p>
          </table:table-cell>
          <table:table-cell office:value-type="float" office:value="39.1264406268725" calcext:value-type="float">
            <text:p>39.1264406268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6932.4717119" calcext:value-type="float">
            <text:p>26932.4717119</text:p>
          </table:table-cell>
          <table:table-cell office:value-type="float" office:value="26932.4717361" calcext:value-type="float">
            <text:p>26932.4717361</text:p>
          </table:table-cell>
          <table:table-cell office:value-type="float" office:value="206" calcext:value-type="float">
            <text:p>206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office:value-type="float" office:value="9036" calcext:value-type="float">
            <text:p>9036</text:p>
          </table:table-cell>
          <table:table-cell office:value-type="float" office:value="107" calcext:value-type="float">
            <text:p>107</text:p>
          </table:table-cell>
          <table:table-cell office:value-type="float" office:value="1266202.99877815" calcext:value-type="float">
            <text:p>1266202.99877815</text:p>
          </table:table-cell>
          <table:table-cell office:value-type="float" office:value="537763.49854371" calcext:value-type="float">
            <text:p>537763.49854371</text:p>
          </table:table-cell>
          <table:table-cell office:value-type="string" calcext:value-type="string">
            <text:p>09-36</text:p>
          </table:table-cell>
          <table:table-cell office:value-type="string" calcext:value-type="string">
            <text:p>SHADY GROVE MIDDLE SCHOOL</text:p>
          </table:table-cell>
          <table:table-cell office:value-type="string" calcext:value-type="string">
            <text:p><text:s/>8100 Midcounty Hwy Gaithersburg MD 20877</text:p>
          </table:table-cell>
          <table:table-cell office:value-type="float" office:value="-77.1626472863684" calcext:value-type="float">
            <text:p>-77.1626472863684</text:p>
          </table:table-cell>
          <table:table-cell office:value-type="float" office:value="39.1431549283414" calcext:value-type="float">
            <text:p>39.14315492834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100 Midcounty Hwy</text:p>
          </table:table-cell>
          <table:table-cell office:value-type="float" office:value="-77.1626472863684" calcext:value-type="float">
            <text:p>-77.1626472863684</text:p>
          </table:table-cell>
          <table:table-cell office:value-type="float" office:value="26932.471736095" calcext:value-type="float">
            <text:p>26932.471736095</text:p>
          </table:table-cell>
          <table:table-cell office:value-type="float" office:value="24520921.2497844" calcext:value-type="float">
            <text:p>24520921.2497844</text:p>
          </table:table-cell>
          <table:table-cell office:value-type="float" office:value="39.1431549283414" calcext:value-type="float">
            <text:p>39.1431549283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945.8423684" calcext:value-type="float">
            <text:p>26945.8423684</text:p>
          </table:table-cell>
          <table:table-cell office:value-type="float" office:value="26945.8422912" calcext:value-type="float">
            <text:p>26945.8422912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79" calcext:value-type="float">
            <text:p>79</text:p>
          </table:table-cell>
          <table:table-cell office:value-type="float" office:value="8009" calcext:value-type="float">
            <text:p>8009</text:p>
          </table:table-cell>
          <table:table-cell office:value-type="float" office:value="81" calcext:value-type="float">
            <text:p>81</text:p>
          </table:table-cell>
          <table:table-cell office:value-type="float" office:value="1287963.15374856" calcext:value-type="float">
            <text:p>1287963.15374856</text:p>
          </table:table-cell>
          <table:table-cell office:value-type="float" office:value="535606.528776303" calcext:value-type="float">
            <text:p>535606.528776303</text:p>
          </table:table-cell>
          <table:table-cell office:value-type="string" calcext:value-type="string">
            <text:p>08-09</text:p>
          </table:table-cell>
          <table:table-cell office:value-type="string" calcext:value-type="string">
            <text:p>CASHELL ELEMENTARY SCHOOL</text:p>
          </table:table-cell>
          <table:table-cell office:value-type="string" calcext:value-type="string">
            <text:p><text:s/>17101 Cashell Rd Rockville MD 20853</text:p>
          </table:table-cell>
          <table:table-cell office:value-type="float" office:value="-77.085917790409" calcext:value-type="float">
            <text:p>-77.085917790409</text:p>
          </table:table-cell>
          <table:table-cell office:value-type="float" office:value="39.1373140720006" calcext:value-type="float">
            <text:p>39.137314072000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7101 Cashell Rd</text:p>
          </table:table-cell>
          <table:table-cell office:value-type="float" office:value="-77.085917790409" calcext:value-type="float">
            <text:p>-77.085917790409</text:p>
          </table:table-cell>
          <table:table-cell office:value-type="float" office:value="26945.8422912448" calcext:value-type="float">
            <text:p>26945.8422912448</text:p>
          </table:table-cell>
          <table:table-cell office:value-type="float" office:value="35750277.1019912" calcext:value-type="float">
            <text:p>35750277.1019912</text:p>
          </table:table-cell>
          <table:table-cell office:value-type="float" office:value="39.1373140720006" calcext:value-type="float">
            <text:p>39.1373140720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661.8061233" calcext:value-type="float">
            <text:p>65661.8061233</text:p>
          </table:table-cell>
          <table:table-cell office:value-type="float" office:value="65661.8063146" calcext:value-type="float">
            <text:p>65661.8063146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6001" calcext:value-type="float">
            <text:p>6001</text:p>
          </table:table-cell>
          <table:table-cell office:value-type="float" office:value="190" calcext:value-type="float">
            <text:p>190</text:p>
          </table:table-cell>
          <table:table-cell office:value-type="float" office:value="1236823.38496532" calcext:value-type="float">
            <text:p>1236823.38496532</text:p>
          </table:table-cell>
          <table:table-cell office:value-type="float" office:value="523411.727050468" calcext:value-type="float">
            <text:p>523411.727050468</text:p>
          </table:table-cell>
          <table:table-cell office:value-type="string" calcext:value-type="string">
            <text:p>06-01</text:p>
          </table:table-cell>
          <table:table-cell office:value-type="string" calcext:value-type="string">
            <text:p>JONES LANE ELEMENTARY SCHOOL</text:p>
          </table:table-cell>
          <table:table-cell office:value-type="string" calcext:value-type="string">
            <text:p><text:s/>15110 Jones Ln Gaithersburg MD 20878</text:p>
          </table:table-cell>
          <table:table-cell office:value-type="float" office:value="-77.2660865697414" calcext:value-type="float">
            <text:p>-77.2660865697414</text:p>
          </table:table-cell>
          <table:table-cell office:value-type="float" office:value="39.1035610648478" calcext:value-type="float">
            <text:p>39.103561064847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110 JONES LN</text:p>
          </table:table-cell>
          <table:table-cell office:value-type="float" office:value="-77.2660865697414" calcext:value-type="float">
            <text:p>-77.2660865697414</text:p>
          </table:table-cell>
          <table:table-cell office:value-type="float" office:value="65661.8063146731" calcext:value-type="float">
            <text:p>65661.8063146731</text:p>
          </table:table-cell>
          <table:table-cell office:value-type="float" office:value="191103235.421535" calcext:value-type="float">
            <text:p>191103235.421535</text:p>
          </table:table-cell>
          <table:table-cell office:value-type="float" office:value="39.1035610648478" calcext:value-type="float">
            <text:p>39.1035610648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2275.6497597" calcext:value-type="float">
            <text:p>92275.6497597</text:p>
          </table:table-cell>
          <table:table-cell office:value-type="float" office:value="92275.6494579" calcext:value-type="float">
            <text:p>92275.6494579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office:value-type="float" office:value="5018" calcext:value-type="float">
            <text:p>5018</text:p>
          </table:table-cell>
          <table:table-cell office:value-type="float" office:value="194" calcext:value-type="float">
            <text:p>194</text:p>
          </table:table-cell>
          <table:table-cell office:value-type="float" office:value="1330375.25002657" calcext:value-type="float">
            <text:p>1330375.25002657</text:p>
          </table:table-cell>
          <table:table-cell office:value-type="float" office:value="526153.437446296" calcext:value-type="float">
            <text:p>526153.437446296</text:p>
          </table:table-cell>
          <table:table-cell office:value-type="string" calcext:value-type="string">
            <text:p>05-18</text:p>
          </table:table-cell>
          <table:table-cell office:value-type="string" calcext:value-type="string">
            <text:p>BURTONSVILLE ELEMENTARY SCHOOL</text:p>
          </table:table-cell>
          <table:table-cell office:value-type="string" calcext:value-type="string">
            <text:p><text:s/>15516 Old Columbia Pike Burtonsville MD 20866</text:p>
          </table:table-cell>
          <table:table-cell office:value-type="float" office:value="-76.9364158924546" calcext:value-type="float">
            <text:p>-76.9364158924546</text:p>
          </table:table-cell>
          <table:table-cell office:value-type="float" office:value="39.1113736950022" calcext:value-type="float">
            <text:p>39.1113736950022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5516 OLD COLUMBIA PIKE</text:p>
          </table:table-cell>
          <table:table-cell office:value-type="float" office:value="-76.9364158924546" calcext:value-type="float">
            <text:p>-76.9364158924546</text:p>
          </table:table-cell>
          <table:table-cell office:value-type="float" office:value="92275.6494578904" calcext:value-type="float">
            <text:p>92275.6494578904</text:p>
          </table:table-cell>
          <table:table-cell office:value-type="float" office:value="214906192.61499" calcext:value-type="float">
            <text:p>214906192.61499</text:p>
          </table:table-cell>
          <table:table-cell office:value-type="float" office:value="39.1113736950022" calcext:value-type="float">
            <text:p>39.1113736950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7528.6531306" calcext:value-type="float">
            <text:p>67528.6531306</text:p>
          </table:table-cell>
          <table:table-cell office:value-type="float" office:value="67528.6537979" calcext:value-type="float">
            <text:p>67528.6537979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82" calcext:value-type="float">
            <text:p>82</text:p>
          </table:table-cell>
          <table:table-cell office:value-type="float" office:value="4034" calcext:value-type="float">
            <text:p>4034</text:p>
          </table:table-cell>
          <table:table-cell office:value-type="float" office:value="187" calcext:value-type="float">
            <text:p>187</text:p>
          </table:table-cell>
          <table:table-cell office:value-type="float" office:value="1270944.91678773" calcext:value-type="float">
            <text:p>1270944.91678773</text:p>
          </table:table-cell>
          <table:table-cell office:value-type="float" office:value="534290.332589805" calcext:value-type="float">
            <text:p>534290.332589805</text:p>
          </table:table-cell>
          <table:table-cell office:value-type="string" calcext:value-type="string">
            <text:p>04-34</text:p>
          </table:table-cell>
          <table:table-cell office:value-type="string" calcext:value-type="string">
            <text:p>SHADY GROVE PRESBYTERIAN CHURCH</text:p>
          </table:table-cell>
          <table:table-cell office:value-type="string" calcext:value-type="string">
            <text:p><text:s/>16911 Redland Rd Derwood MD 20855</text:p>
          </table:table-cell>
          <table:table-cell office:value-type="float" office:value="-77.1459085913441" calcext:value-type="float">
            <text:p>-77.1459085913441</text:p>
          </table:table-cell>
          <table:table-cell office:value-type="float" office:value="39.1336409783664" calcext:value-type="float">
            <text:p>39.1336409783664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6911 REDLAND RD</text:p>
          </table:table-cell>
          <table:table-cell office:value-type="float" office:value="-77.1459085913441" calcext:value-type="float">
            <text:p>-77.1459085913441</text:p>
          </table:table-cell>
          <table:table-cell office:value-type="float" office:value="67528.6537978269" calcext:value-type="float">
            <text:p>67528.6537978269</text:p>
          </table:table-cell>
          <table:table-cell office:value-type="float" office:value="126149121.73613" calcext:value-type="float">
            <text:p>126149121.73613</text:p>
          </table:table-cell>
          <table:table-cell office:value-type="float" office:value="39.1336409783664" calcext:value-type="float">
            <text:p>39.1336409783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814.623638" calcext:value-type="float">
            <text:p>14814.623638</text:p>
          </table:table-cell>
          <table:table-cell office:value-type="float" office:value="14814.6234649" calcext:value-type="float">
            <text:p>14814.6234649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83" calcext:value-type="float">
            <text:p>83</text:p>
          </table:table-cell>
          <table:table-cell office:value-type="float" office:value="9038" calcext:value-type="float">
            <text:p>9038</text:p>
          </table:table-cell>
          <table:table-cell office:value-type="float" office:value="217" calcext:value-type="float">
            <text:p>217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8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4814.6234648705" calcext:value-type="float">
            <text:p>14814.6234648705</text:p>
          </table:table-cell>
          <table:table-cell office:value-type="float" office:value="7410872.68949616" calcext:value-type="float">
            <text:p>7410872.68949616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58.89210672" calcext:value-type="float">
            <text:p>5058.89210672</text:p>
          </table:table-cell>
          <table:table-cell office:value-type="float" office:value="5058.89235608" calcext:value-type="float">
            <text:p>5058.89235608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  <table:table-cell office:value-type="float" office:value="6016" calcext:value-type="float">
            <text:p>6016</text:p>
          </table:table-cell>
          <table:table-cell office:value-type="float" office:value="56" calcext:value-type="float">
            <text:p>56</text:p>
          </table:table-cell>
          <table:table-cell office:value-type="float" office:value="1241621.50004098" calcext:value-type="float">
            <text:p>1241621.50004098</text:p>
          </table:table-cell>
          <table:table-cell office:value-type="float" office:value="532174.187871963" calcext:value-type="float">
            <text:p>532174.187871963</text:p>
          </table:table-cell>
          <table:table-cell office:value-type="string" calcext:value-type="string">
            <text:p>06-16</text:p>
          </table:table-cell>
          <table:table-cell office:value-type="string" calcext:value-type="string">
            <text:p>RIDGEVIEW MIDDLE SCHOOL/GHOST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5058.8923560526" calcext:value-type="float">
            <text:p>5058.8923560526</text:p>
          </table:table-cell>
          <table:table-cell office:value-type="float" office:value="1301902.07440975" calcext:value-type="float">
            <text:p>1301902.07440975</text:p>
          </table:table-cell>
          <table:table-cell office:value-type="float" office:value="39.1276566086608" calcext:value-type="float">
            <text:p>39.1276566086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125.1958311" calcext:value-type="float">
            <text:p>41125.1958311</text:p>
          </table:table-cell>
          <table:table-cell office:value-type="float" office:value="41125.1961924" calcext:value-type="float">
            <text:p>41125.1961924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85" calcext:value-type="float">
            <text:p>85</text:p>
          </table:table-cell>
          <table:table-cell office:value-type="float" office:value="9002" calcext:value-type="float">
            <text:p>9002</text:p>
          </table:table-cell>
          <table:table-cell office:value-type="float" office:value="88" calcext:value-type="float">
            <text:p>88</text:p>
          </table:table-cell>
          <table:table-cell office:value-type="float" office:value="1257104.37425889" calcext:value-type="float">
            <text:p>1257104.37425889</text:p>
          </table:table-cell>
          <table:table-cell office:value-type="float" office:value="535219.026270464" calcext:value-type="float">
            <text:p>535219.026270464</text:p>
          </table:table-cell>
          <table:table-cell office:value-type="string" calcext:value-type="string">
            <text:p>09-02</text:p>
          </table:table-cell>
          <table:table-cell office:value-type="string" calcext:value-type="string">
            <text:p>GAITHERSBURG HIGH SCHOOL</text:p>
          </table:table-cell>
          <table:table-cell office:value-type="string" calcext:value-type="string">
            <text:p><text:s/>101 Education Blvd Gaithersburg MD 20877</text:p>
          </table:table-cell>
          <table:table-cell office:value-type="float" office:value="-77.1947081804727" calcext:value-type="float">
            <text:p>-77.1947081804727</text:p>
          </table:table-cell>
          <table:table-cell office:value-type="float" office:value="39.136119914415" calcext:value-type="float">
            <text:p>39.136119914415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Education Blv</text:p>
          </table:table-cell>
          <table:table-cell office:value-type="float" office:value="-77.1947081804727" calcext:value-type="float">
            <text:p>-77.1947081804727</text:p>
          </table:table-cell>
          <table:table-cell office:value-type="float" office:value="41125.196192447" calcext:value-type="float">
            <text:p>41125.196192447</text:p>
          </table:table-cell>
          <table:table-cell office:value-type="float" office:value="55374822.4289219" calcext:value-type="float">
            <text:p>55374822.4289219</text:p>
          </table:table-cell>
          <table:table-cell office:value-type="float" office:value="39.136119914415" calcext:value-type="float">
            <text:p>39.1361199144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41.7478972" calcext:value-type="float">
            <text:p>25041.7478972</text:p>
          </table:table-cell>
          <table:table-cell office:value-type="float" office:value="25041.7492521" calcext:value-type="float">
            <text:p>25041.7492521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86" calcext:value-type="float">
            <text:p>86</text:p>
          </table:table-cell>
          <table:table-cell office:value-type="float" office:value="9013" calcext:value-type="float">
            <text:p>9013</text:p>
          </table:table-cell>
          <table:table-cell office:value-type="float" office:value="94" calcext:value-type="float">
            <text:p>94</text:p>
          </table:table-cell>
          <table:table-cell office:value-type="float" office:value="1244563.75006197" calcext:value-type="float">
            <text:p>1244563.75006197</text:p>
          </table:table-cell>
          <table:table-cell office:value-type="float" office:value="535099.061615378" calcext:value-type="float">
            <text:p>535099.061615378</text:p>
          </table:table-cell>
          <table:table-cell office:value-type="string" calcext:value-type="string">
            <text:p>09-13</text:p>
          </table:table-cell>
          <table:table-cell office:value-type="string" calcext:value-type="string">
            <text:p>DIAMOND ELEMENTARY SCHOOL</text:p>
          </table:table-cell>
          <table:table-cell office:value-type="string" calcext:value-type="string">
            <text:p><text:s/>4 Marquis Dr Gaithersburg MD 20878</text:p>
          </table:table-cell>
          <table:table-cell office:value-type="float" office:value="-77.2389185170344" calcext:value-type="float">
            <text:p>-77.2389185170344</text:p>
          </table:table-cell>
          <table:table-cell office:value-type="float" office:value="39.1357087622882" calcext:value-type="float">
            <text:p>39.135708762288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4 Marquis Dr</text:p>
          </table:table-cell>
          <table:table-cell office:value-type="float" office:value="-77.2389185170344" calcext:value-type="float">
            <text:p>-77.2389185170344</text:p>
          </table:table-cell>
          <table:table-cell office:value-type="float" office:value="25041.7492520501" calcext:value-type="float">
            <text:p>25041.7492520501</text:p>
          </table:table-cell>
          <table:table-cell office:value-type="float" office:value="24962245.7919926" calcext:value-type="float">
            <text:p>24962245.7919926</text:p>
          </table:table-cell>
          <table:table-cell office:value-type="float" office:value="39.1357087622882" calcext:value-type="float">
            <text:p>39.1357087622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567.1130226" calcext:value-type="float">
            <text:p>26567.1130226</text:p>
          </table:table-cell>
          <table:table-cell office:value-type="float" office:value="26567.1136463" calcext:value-type="float">
            <text:p>26567.1136463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87" calcext:value-type="float">
            <text:p>87</text:p>
          </table:table-cell>
          <table:table-cell office:value-type="float" office:value="9010" calcext:value-type="float">
            <text:p>9010</text:p>
          </table:table-cell>
          <table:table-cell office:value-type="float" office:value="93" calcext:value-type="float">
            <text:p>93</text:p>
          </table:table-cell>
          <table:table-cell office:value-type="float" office:value="1261914.75144914" calcext:value-type="float">
            <text:p>1261914.75144914</text:p>
          </table:table-cell>
          <table:table-cell office:value-type="float" office:value="533886.689040139" calcext:value-type="float">
            <text:p>533886.689040139</text:p>
          </table:table-cell>
          <table:table-cell office:value-type="string" calcext:value-type="string">
            <text:p>09-10</text:p>
          </table:table-cell>
          <table:table-cell office:value-type="string" calcext:value-type="string">
            <text:p>WASHINGTON GROVE ELEMENTARY SCHOOL</text:p>
          </table:table-cell>
          <table:table-cell office:value-type="string" calcext:value-type="string">
            <text:p><text:s/>8712 Oakmont St Gaithersburg MD 20877</text:p>
          </table:table-cell>
          <table:table-cell office:value-type="float" office:value="-77.1777402271711" calcext:value-type="float">
            <text:p>-77.1777402271711</text:p>
          </table:table-cell>
          <table:table-cell office:value-type="float" office:value="39.1324887795514" calcext:value-type="float">
            <text:p>39.13248877955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712 Oakmont St</text:p>
          </table:table-cell>
          <table:table-cell office:value-type="float" office:value="-77.1777402271711" calcext:value-type="float">
            <text:p>-77.1777402271711</text:p>
          </table:table-cell>
          <table:table-cell office:value-type="float" office:value="26567.1136463647" calcext:value-type="float">
            <text:p>26567.1136463647</text:p>
          </table:table-cell>
          <table:table-cell office:value-type="float" office:value="20031535.9070774" calcext:value-type="float">
            <text:p>20031535.9070774</text:p>
          </table:table-cell>
          <table:table-cell office:value-type="float" office:value="39.1324887795514" calcext:value-type="float">
            <text:p>39.1324887795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3615.6689881" calcext:value-type="float">
            <text:p>53615.6689881</text:p>
          </table:table-cell>
          <table:table-cell office:value-type="float" office:value="53615.6692475" calcext:value-type="float">
            <text:p>53615.6692475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5015" calcext:value-type="float">
            <text:p>5015</text:p>
          </table:table-cell>
          <table:table-cell office:value-type="float" office:value="195" calcext:value-type="float">
            <text:p>195</text:p>
          </table:table-cell>
          <table:table-cell office:value-type="float" office:value="1311266.41554089" calcext:value-type="float">
            <text:p>1311266.41554089</text:p>
          </table:table-cell>
          <table:table-cell office:value-type="float" office:value="523526.389222711" calcext:value-type="float">
            <text:p>523526.389222711</text:p>
          </table:table-cell>
          <table:table-cell office:value-type="string" calcext:value-type="string">
            <text:p>05-15</text:p>
          </table:table-cell>
          <table:table-cell office:value-type="string" calcext:value-type="string">
            <text:p>ST. ANDREW UKRANIAN CENTER</text:p>
          </table:table-cell>
          <table:table-cell office:value-type="string" calcext:value-type="string">
            <text:p><text:s/>15100 New Hampshire Ave Silver Spring MD 20905</text:p>
          </table:table-cell>
          <table:table-cell office:value-type="float" office:value="-77.0037596973922" calcext:value-type="float">
            <text:p>-77.0037596973922</text:p>
          </table:table-cell>
          <table:table-cell office:value-type="float" office:value="39.1041779761971" calcext:value-type="float">
            <text:p>39.1041779761971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5100 NEW HAMPSHIRE AVE</text:p>
          </table:table-cell>
          <table:table-cell office:value-type="float" office:value="-77.0037596973922" calcext:value-type="float">
            <text:p>-77.0037596973922</text:p>
          </table:table-cell>
          <table:table-cell office:value-type="float" office:value="53615.6692474743" calcext:value-type="float">
            <text:p>53615.6692474743</text:p>
          </table:table-cell>
          <table:table-cell office:value-type="float" office:value="123206847.264773" calcext:value-type="float">
            <text:p>123206847.264773</text:p>
          </table:table-cell>
          <table:table-cell office:value-type="float" office:value="39.1041779761971" calcext:value-type="float">
            <text:p>39.1041779761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3284.2338982" calcext:value-type="float">
            <text:p>23284.2338982</text:p>
          </table:table-cell>
          <table:table-cell office:value-type="float" office:value="23284.2336438" calcext:value-type="float">
            <text:p>23284.2336438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89" calcext:value-type="float">
            <text:p>89</text:p>
          </table:table-cell>
          <table:table-cell office:value-type="float" office:value="9027" calcext:value-type="float">
            <text:p>9027</text:p>
          </table:table-cell>
          <table:table-cell office:value-type="float" office:value="168" calcext:value-type="float">
            <text:p>168</text:p>
          </table:table-cell>
          <table:table-cell office:value-type="float" office:value="1242242.87543865" calcext:value-type="float">
            <text:p>1242242.87543865</text:p>
          </table:table-cell>
          <table:table-cell office:value-type="float" office:value="528319.313691959" calcext:value-type="float">
            <text:p>528319.313691959</text:p>
          </table:table-cell>
          <table:table-cell office:value-type="string" calcext:value-type="string">
            <text:p>09-27</text:p>
          </table:table-cell>
          <table:table-cell office:value-type="string" calcext:value-type="string">
            <text:p>RACHEL CARSON ELEMENTARY SCHOOL</text:p>
          </table:table-cell>
          <table:table-cell office:value-type="string" calcext:value-type="string">
            <text:p><text:s/>100 Tschiffely Square Rd Gaithersburg MD 20878</text:p>
          </table:table-cell>
          <table:table-cell office:value-type="float" office:value="-77.2470359331633" calcext:value-type="float">
            <text:p>-77.2470359331633</text:p>
          </table:table-cell>
          <table:table-cell office:value-type="float" office:value="39.1170772538057" calcext:value-type="float">
            <text:p>39.117077253805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00 Tschiffely Square Rd</text:p>
          </table:table-cell>
          <table:table-cell office:value-type="float" office:value="-77.2470359331633" calcext:value-type="float">
            <text:p>-77.2470359331633</text:p>
          </table:table-cell>
          <table:table-cell office:value-type="float" office:value="23284.2336437685" calcext:value-type="float">
            <text:p>23284.2336437685</text:p>
          </table:table-cell>
          <table:table-cell office:value-type="float" office:value="18783110.7958548" calcext:value-type="float">
            <text:p>18783110.7958548</text:p>
          </table:table-cell>
          <table:table-cell office:value-type="float" office:value="39.1170772538057" calcext:value-type="float">
            <text:p>39.1170772538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7447.265929" calcext:value-type="float">
            <text:p>117447.265929</text:p>
          </table:table-cell>
          <table:table-cell office:value-type="float" office:value="117447.264779" calcext:value-type="float">
            <text:p>117447.264779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office:value-type="float" office:value="6009" calcext:value-type="float">
            <text:p>6009</text:p>
          </table:table-cell>
          <table:table-cell office:value-type="float" office:value="53" calcext:value-type="float">
            <text:p>53</text:p>
          </table:table-cell>
          <table:table-cell office:value-type="float" office:value="1231526.50054598" calcext:value-type="float">
            <text:p>1231526.50054598</text:p>
          </table:table-cell>
          <table:table-cell office:value-type="float" office:value="523055.407225043" calcext:value-type="float">
            <text:p>523055.407225043</text:p>
          </table:table-cell>
          <table:table-cell office:value-type="string" calcext:value-type="string">
            <text:p>06-09</text:p>
          </table:table-cell>
          <table:table-cell office:value-type="string" calcext:value-type="string">
            <text:p>DARNESTOWN ELEMENTARY SCHOOL</text:p>
          </table:table-cell>
          <table:table-cell office:value-type="string" calcext:value-type="string">
            <text:p><text:s/>15030 Turkey Foot Rd Gaithersburg MD 20878</text:p>
          </table:table-cell>
          <table:table-cell office:value-type="float" office:value="-77.2847480210613" calcext:value-type="float">
            <text:p>-77.2847480210613</text:p>
          </table:table-cell>
          <table:table-cell office:value-type="float" office:value="39.1025388676414" calcext:value-type="float">
            <text:p>39.1025388676414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30 Turkey Foot Rd</text:p>
          </table:table-cell>
          <table:table-cell office:value-type="float" office:value="-77.2847480210613" calcext:value-type="float">
            <text:p>-77.2847480210613</text:p>
          </table:table-cell>
          <table:table-cell office:value-type="float" office:value="117447.264779097" calcext:value-type="float">
            <text:p>117447.264779097</text:p>
          </table:table-cell>
          <table:table-cell office:value-type="float" office:value="381680728.689954" calcext:value-type="float">
            <text:p>381680728.689954</text:p>
          </table:table-cell>
          <table:table-cell office:value-type="float" office:value="39.1025388676414" calcext:value-type="float">
            <text:p>39.1025388676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271.1996275" calcext:value-type="float">
            <text:p>42271.1996275</text:p>
          </table:table-cell>
          <table:table-cell office:value-type="float" office:value="42271.1982892" calcext:value-type="float">
            <text:p>42271.1982892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5016" calcext:value-type="float">
            <text:p>5016</text:p>
          </table:table-cell>
          <table:table-cell office:value-type="float" office:value="197" calcext:value-type="float">
            <text:p>197</text:p>
          </table:table-cell>
          <table:table-cell office:value-type="float" office:value="1308134.00021781" calcext:value-type="float">
            <text:p>1308134.00021781</text:p>
          </table:table-cell>
          <table:table-cell office:value-type="float" office:value="521761.000693128" calcext:value-type="float">
            <text:p>521761.000693128</text:p>
          </table:table-cell>
          <table:table-cell office:value-type="string" calcext:value-type="string">
            <text:p>05-16</text:p>
          </table:table-cell>
          <table:table-cell office:value-type="string" calcext:value-type="string">
            <text:p>STONEGATE ELEMENTARY SCHOOL</text:p>
          </table:table-cell>
          <table:table-cell office:value-type="string" calcext:value-type="string">
            <text:p><text:s/>14811 Notley Rd Silver Spring MD 20905</text:p>
          </table:table-cell>
          <table:table-cell office:value-type="float" office:value="-77.0147969655214" calcext:value-type="float">
            <text:p>-77.0147969655214</text:p>
          </table:table-cell>
          <table:table-cell office:value-type="float" office:value="39.0993299862133" calcext:value-type="float">
            <text:p>39.0993299862133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4811 NOTLEY RD</text:p>
          </table:table-cell>
          <table:table-cell office:value-type="float" office:value="-77.0147969655214" calcext:value-type="float">
            <text:p>-77.0147969655214</text:p>
          </table:table-cell>
          <table:table-cell office:value-type="float" office:value="42271.1982891499" calcext:value-type="float">
            <text:p>42271.1982891499</text:p>
          </table:table-cell>
          <table:table-cell office:value-type="float" office:value="83578083.9068393" calcext:value-type="float">
            <text:p>83578083.9068393</text:p>
          </table:table-cell>
          <table:table-cell office:value-type="float" office:value="39.0993299862133" calcext:value-type="float">
            <text:p>39.0993299862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9912.1955532" calcext:value-type="float">
            <text:p>29912.1955532</text:p>
          </table:table-cell>
          <table:table-cell office:value-type="float" office:value="29912.1964807" calcext:value-type="float">
            <text:p>29912.1964807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float" office:value="4019" calcext:value-type="float">
            <text:p>4019</text:p>
          </table:table-cell>
          <table:table-cell office:value-type="float" office:value="23" calcext:value-type="float">
            <text:p>23</text:p>
          </table:table-cell>
          <table:table-cell office:value-type="float" office:value="1270632.50008973" calcext:value-type="float">
            <text:p>1270632.50008973</text:p>
          </table:table-cell>
          <table:table-cell office:value-type="float" office:value="532601.375993967" calcext:value-type="float">
            <text:p>532601.375993967</text:p>
          </table:table-cell>
          <table:table-cell office:value-type="string" calcext:value-type="string">
            <text:p>04-19</text:p>
          </table:table-cell>
          <table:table-cell office:value-type="string" calcext:value-type="string">
            <text:p>CANDLEWOOD ELEMENTARY SCHOOL</text:p>
          </table:table-cell>
          <table:table-cell office:value-type="string" calcext:value-type="string">
            <text:p><text:s/>7210 Osprey Dr Rockville MD 20855</text:p>
          </table:table-cell>
          <table:table-cell office:value-type="float" office:value="-77.1470003792995" calcext:value-type="float">
            <text:p>-77.1470003792995</text:p>
          </table:table-cell>
          <table:table-cell office:value-type="float" office:value="39.1290023802872" calcext:value-type="float">
            <text:p>39.1290023802872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7210 Osprey Dr</text:p>
          </table:table-cell>
          <table:table-cell office:value-type="float" office:value="-77.1470003792995" calcext:value-type="float">
            <text:p>-77.1470003792995</text:p>
          </table:table-cell>
          <table:table-cell office:value-type="float" office:value="29912.1964806782" calcext:value-type="float">
            <text:p>29912.1964806782</text:p>
          </table:table-cell>
          <table:table-cell office:value-type="float" office:value="27123361.2017381" calcext:value-type="float">
            <text:p>27123361.2017381</text:p>
          </table:table-cell>
          <table:table-cell office:value-type="float" office:value="39.1290023802872" calcext:value-type="float">
            <text:p>39.1290023802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392.4097952" calcext:value-type="float">
            <text:p>26392.4097952</text:p>
          </table:table-cell>
          <table:table-cell office:value-type="float" office:value="26392.4093367" calcext:value-type="float">
            <text:p>26392.4093367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9006" calcext:value-type="float">
            <text:p>9006</text:p>
          </table:table-cell>
          <table:table-cell office:value-type="float" office:value="247" calcext:value-type="float">
            <text:p>247</text:p>
          </table:table-cell>
          <table:table-cell office:value-type="float" office:value="1251265.62510964" calcext:value-type="float">
            <text:p>1251265.62510964</text:p>
          </table:table-cell>
          <table:table-cell office:value-type="float" office:value="528922.187486216" calcext:value-type="float">
            <text:p>528922.187486216</text:p>
          </table:table-cell>
          <table:table-cell office:value-type="string" calcext:value-type="string">
            <text:p>09-06</text:p>
          </table:table-cell>
          <table:table-cell office:value-type="string" calcext:value-type="string">
            <text:p>FIELDS ROAD ELEMENTARY SCHOOL</text:p>
          </table:table-cell>
          <table:table-cell office:value-type="string" calcext:value-type="string">
            <text:p><text:s/>One School Dr Gaithersburg MD 20878</text:p>
          </table:table-cell>
          <table:table-cell office:value-type="float" office:value="-77.2152401162917" calcext:value-type="float">
            <text:p>-77.2152401162917</text:p>
          </table:table-cell>
          <table:table-cell office:value-type="float" office:value="39.1187952387456" calcext:value-type="float">
            <text:p>39.118795238745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 SCHOOL DR</text:p>
          </table:table-cell>
          <table:table-cell office:value-type="float" office:value="-77.2152401162917" calcext:value-type="float">
            <text:p>-77.2152401162917</text:p>
          </table:table-cell>
          <table:table-cell office:value-type="float" office:value="26392.409336727" calcext:value-type="float">
            <text:p>26392.409336727</text:p>
          </table:table-cell>
          <table:table-cell office:value-type="float" office:value="20954972.1332175" calcext:value-type="float">
            <text:p>20954972.1332175</text:p>
          </table:table-cell>
          <table:table-cell office:value-type="float" office:value="39.1187952387456" calcext:value-type="float">
            <text:p>39.1187952387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3152.3037758" calcext:value-type="float">
            <text:p>23152.3037758</text:p>
          </table:table-cell>
          <table:table-cell office:value-type="float" office:value="23152.3035947" calcext:value-type="float">
            <text:p>23152.303594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94" calcext:value-type="float">
            <text:p>94</text:p>
          </table:table-cell>
          <table:table-cell office:value-type="float" office:value="9035" calcext:value-type="float">
            <text:p>9035</text:p>
          </table:table-cell>
          <table:table-cell office:value-type="float" office:value="109" calcext:value-type="float">
            <text:p>109</text:p>
          </table:table-cell>
          <table:table-cell office:value-type="float" office:value="1246235.36154814" calcext:value-type="float">
            <text:p>1246235.36154814</text:p>
          </table:table-cell>
          <table:table-cell office:value-type="float" office:value="527738.944445878" calcext:value-type="float">
            <text:p>527738.944445878</text:p>
          </table:table-cell>
          <table:table-cell office:value-type="string" calcext:value-type="string">
            <text:p>09-35</text:p>
          </table:table-cell>
          <table:table-cell office:value-type="string" calcext:value-type="string">
            <text:p>LAKELANDS PARK MIDDLE SCHOOL</text:p>
          </table:table-cell>
          <table:table-cell office:value-type="string" calcext:value-type="string">
            <text:p><text:s/>1200 Main St Gaithersburg MD 20878</text:p>
          </table:table-cell>
          <table:table-cell office:value-type="float" office:value="-77.2329591383988" calcext:value-type="float">
            <text:p>-77.2329591383988</text:p>
          </table:table-cell>
          <table:table-cell office:value-type="float" office:value="39.1155126004776" calcext:value-type="float">
            <text:p>39.115512600477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200 Main St</text:p>
          </table:table-cell>
          <table:table-cell office:value-type="float" office:value="-77.2329591383988" calcext:value-type="float">
            <text:p>-77.2329591383988</text:p>
          </table:table-cell>
          <table:table-cell office:value-type="float" office:value="23152.3035946943" calcext:value-type="float">
            <text:p>23152.3035946943</text:p>
          </table:table-cell>
          <table:table-cell office:value-type="float" office:value="28279743.5490453" calcext:value-type="float">
            <text:p>28279743.5490453</text:p>
          </table:table-cell>
          <table:table-cell office:value-type="float" office:value="39.1155126004776" calcext:value-type="float">
            <text:p>39.1155126004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987.3173338" calcext:value-type="float">
            <text:p>19987.3173338</text:p>
          </table:table-cell>
          <table:table-cell office:value-type="float" office:value="19987.3181146" calcext:value-type="float">
            <text:p>19987.3181146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95" calcext:value-type="float">
            <text:p>95</text:p>
          </table:table-cell>
          <table:table-cell office:value-type="float" office:value="8015" calcext:value-type="float">
            <text:p>8015</text:p>
          </table:table-cell>
          <table:table-cell office:value-type="float" office:value="89" calcext:value-type="float">
            <text:p>89</text:p>
          </table:table-cell>
          <table:table-cell office:value-type="float" office:value="1278631.74951114" calcext:value-type="float">
            <text:p>1278631.74951114</text:p>
          </table:table-cell>
          <table:table-cell office:value-type="float" office:value="533430.563640043" calcext:value-type="float">
            <text:p>533430.563640043</text:p>
          </table:table-cell>
          <table:table-cell office:value-type="string" calcext:value-type="string">
            <text:p>08-15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19987.3181145935" calcext:value-type="float">
            <text:p>19987.3181145935</text:p>
          </table:table-cell>
          <table:table-cell office:value-type="float" office:value="12910001.2876482" calcext:value-type="float">
            <text:p>12910001.2876482</text:p>
          </table:table-cell>
          <table:table-cell office:value-type="float" office:value="39.1313109850856" calcext:value-type="float">
            <text:p>39.1313109850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4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9657.4754133" calcext:value-type="float">
            <text:p>19657.4754133</text:p>
          </table:table-cell>
          <table:table-cell office:value-type="float" office:value="19657.4760154" calcext:value-type="float">
            <text:p>19657.4760154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office:value-type="float" office:value="9040" calcext:value-type="float">
            <text:p>9040</text:p>
          </table:table-cell>
          <table:table-cell office:value-type="float" office:value="216" calcext:value-type="float">
            <text:p>216</text:p>
          </table:table-cell>
          <table:table-cell office:value-type="float" office:value="1250304.37571982" calcext:value-type="float">
            <text:p>1250304.37571982</text:p>
          </table:table-cell>
          <table:table-cell office:value-type="float" office:value="529607.001405299" calcext:value-type="float">
            <text:p>529607.001405299</text:p>
          </table:table-cell>
          <table:table-cell office:value-type="string" calcext:value-type="string">
            <text:p>09-40</text:p>
          </table:table-cell>
          <table:table-cell office:value-type="string" calcext:value-type="string">
            <text:p>IZAAK WALTON LEAGUE OF AMERICA</text:p>
          </table:table-cell>
          <table:table-cell office:value-type="string" calcext:value-type="string">
            <text:p><text:s/>707 Conservation Ln Gaithersburg MD 20878</text:p>
          </table:table-cell>
          <table:table-cell office:value-type="float" office:value="-77.2186339175184" calcext:value-type="float">
            <text:p>-77.2186339175184</text:p>
          </table:table-cell>
          <table:table-cell office:value-type="float" office:value="39.1206692037342" calcext:value-type="float">
            <text:p>39.12066920373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707 CONSERVATION LN</text:p>
          </table:table-cell>
          <table:table-cell office:value-type="float" office:value="-77.2186339175184" calcext:value-type="float">
            <text:p>-77.2186339175184</text:p>
          </table:table-cell>
          <table:table-cell office:value-type="float" office:value="19657.4760154292" calcext:value-type="float">
            <text:p>19657.4760154292</text:p>
          </table:table-cell>
          <table:table-cell office:value-type="float" office:value="16845784.4263386" calcext:value-type="float">
            <text:p>16845784.4263386</text:p>
          </table:table-cell>
          <table:table-cell office:value-type="float" office:value="39.1206692037342" calcext:value-type="float">
            <text:p>39.1206692037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3571.3995413" calcext:value-type="float">
            <text:p>43571.3995413</text:p>
          </table:table-cell>
          <table:table-cell office:value-type="float" office:value="4813.62446623" calcext:value-type="float">
            <text:p>4813.62446623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13060" calcext:value-type="float">
            <text:p>13060</text:p>
          </table:table-cell>
          <table:table-cell office:value-type="float" office:value="156" calcext:value-type="float">
            <text:p>156</text:p>
          </table:table-cell>
          <table:table-cell office:value-type="float" office:value="1307009.62352957" calcext:value-type="float">
            <text:p>1307009.62352957</text:p>
          </table:table-cell>
          <table:table-cell office:value-type="float" office:value="539612.312103301" calcext:value-type="float">
            <text:p>539612.312103301</text:p>
          </table:table-cell>
          <table:table-cell office:value-type="string" calcext:value-type="string">
            <text:p>13-60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4813.6244662231" calcext:value-type="float">
            <text:p>4813.6244662231</text:p>
          </table:table-cell>
          <table:table-cell office:value-type="float" office:value="638349.401073632" calcext:value-type="float">
            <text:p>638349.401073632</text:p>
          </table:table-cell>
          <table:table-cell office:value-type="float" office:value="39.1483423712847" calcext:value-type="float">
            <text:p>39.1483423712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3571.3995413" calcext:value-type="float">
            <text:p>43571.3995413</text:p>
          </table:table-cell>
          <table:table-cell office:value-type="float" office:value="43571.399056" calcext:value-type="float">
            <text:p>43571.399056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float" office:value="13061" calcext:value-type="float">
            <text:p>13061</text:p>
          </table:table-cell>
          <table:table-cell office:value-type="float" office:value="157" calcext:value-type="float">
            <text:p>157</text:p>
          </table:table-cell>
          <table:table-cell office:value-type="float" office:value="1307366.12445697" calcext:value-type="float">
            <text:p>1307366.12445697</text:p>
          </table:table-cell>
          <table:table-cell office:value-type="float" office:value="526860.313657209" calcext:value-type="float">
            <text:p>526860.313657209</text:p>
          </table:table-cell>
          <table:table-cell office:value-type="string" calcext:value-type="string">
            <text:p>13-61</text:p>
          </table:table-cell>
          <table:table-cell office:value-type="string" calcext:value-type="string">
            <text:p>JAMES HUBERT BLAKE HIGH SCHOOL</text:p>
          </table:table-cell>
          <table:table-cell office:value-type="string" calcext:value-type="string">
            <text:p><text:s/>300 Norwood Rd Silver Spring MD 20905</text:p>
          </table:table-cell>
          <table:table-cell office:value-type="float" office:value="-77.0175061339187" calcext:value-type="float">
            <text:p>-77.0175061339187</text:p>
          </table:table-cell>
          <table:table-cell office:value-type="float" office:value="39.1133304592605" calcext:value-type="float">
            <text:p>39.1133304592605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300 Norwood Rd</text:p>
          </table:table-cell>
          <table:table-cell office:value-type="float" office:value="-77.0175061339187" calcext:value-type="float">
            <text:p>-77.0175061339187</text:p>
          </table:table-cell>
          <table:table-cell office:value-type="float" office:value="43571.3990559551" calcext:value-type="float">
            <text:p>43571.3990559551</text:p>
          </table:table-cell>
          <table:table-cell office:value-type="float" office:value="48170627.0142109" calcext:value-type="float">
            <text:p>48170627.0142109</text:p>
          </table:table-cell>
          <table:table-cell office:value-type="float" office:value="39.1133304592605" calcext:value-type="float">
            <text:p>39.1133304592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6471.8300351" calcext:value-type="float">
            <text:p>16471.8300351</text:p>
          </table:table-cell>
          <table:table-cell office:value-type="float" office:value="16471.8301853" calcext:value-type="float">
            <text:p>16471.8301853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  <table:table-cell office:value-type="float" office:value="9031" calcext:value-type="float">
            <text:p>9031</text:p>
          </table:table-cell>
          <table:table-cell office:value-type="float" office:value="105" calcext:value-type="float">
            <text:p>105</text:p>
          </table:table-cell>
          <table:table-cell office:value-type="float" office:value="1259778.62612823" calcext:value-type="float">
            <text:p>1259778.62612823</text:p>
          </table:table-cell>
          <table:table-cell office:value-type="float" office:value="531205.376161292" calcext:value-type="float">
            <text:p>531205.376161292</text:p>
          </table:table-cell>
          <table:table-cell office:value-type="string" calcext:value-type="string">
            <text:p>09-31</text:p>
          </table:table-cell>
          <table:table-cell office:value-type="string" calcext:value-type="string">
            <text:p>ROSEMONT ELEMENTARY SCHOOL</text:p>
          </table:table-cell>
          <table:table-cell office:value-type="string" calcext:value-type="string">
            <text:p><text:s/>16400 Alden Ave Gaithersburg MD 20877</text:p>
          </table:table-cell>
          <table:table-cell office:value-type="float" office:value="-77.1852514908575" calcext:value-type="float">
            <text:p>-77.1852514908575</text:p>
          </table:table-cell>
          <table:table-cell office:value-type="float" office:value="39.1251152707928" calcext:value-type="float">
            <text:p>39.1251152707928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6400 Alden Ave</text:p>
          </table:table-cell>
          <table:table-cell office:value-type="float" office:value="-77.1852514908575" calcext:value-type="float">
            <text:p>-77.1852514908575</text:p>
          </table:table-cell>
          <table:table-cell office:value-type="float" office:value="16471.8301853427" calcext:value-type="float">
            <text:p>16471.8301853427</text:p>
          </table:table-cell>
          <table:table-cell office:value-type="float" office:value="15273198.6200541" calcext:value-type="float">
            <text:p>15273198.6200541</text:p>
          </table:table-cell>
          <table:table-cell office:value-type="float" office:value="39.1251152707928" calcext:value-type="float">
            <text:p>39.1251152707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581.3440732" calcext:value-type="float">
            <text:p>34581.3440732</text:p>
          </table:table-cell>
          <table:table-cell office:value-type="float" office:value="34581.3447634" calcext:value-type="float">
            <text:p>34581.3447634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6005" calcext:value-type="float">
            <text:p>6005</text:p>
          </table:table-cell>
          <table:table-cell office:value-type="float" office:value="198" calcext:value-type="float">
            <text:p>198</text:p>
          </table:table-cell>
          <table:table-cell office:value-type="float" office:value="1240220.39916864" calcext:value-type="float">
            <text:p>1240220.39916864</text:p>
          </table:table-cell>
          <table:table-cell office:value-type="float" office:value="527992.241183385" calcext:value-type="float">
            <text:p>527992.241183385</text:p>
          </table:table-cell>
          <table:table-cell office:value-type="string" calcext:value-type="string">
            <text:p>06-05</text:p>
          </table:table-cell>
          <table:table-cell office:value-type="string" calcext:value-type="string">
            <text:p>QUINCE ORCHARD HIGH SCHOOL</text:p>
          </table:table-cell>
          <table:table-cell office:value-type="string" calcext:value-type="string">
            <text:p><text:s/>15800 Quince Orchard Rd Gaithersburg MD 20878</text:p>
          </table:table-cell>
          <table:table-cell office:value-type="float" office:value="-77.2541609659689" calcext:value-type="float">
            <text:p>-77.2541609659689</text:p>
          </table:table-cell>
          <table:table-cell office:value-type="float" office:value="39.116163994516" calcext:value-type="float">
            <text:p>39.11616399451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00 QUINCE ORCHARD RD</text:p>
          </table:table-cell>
          <table:table-cell office:value-type="float" office:value="-77.2541609659689" calcext:value-type="float">
            <text:p>-77.2541609659689</text:p>
          </table:table-cell>
          <table:table-cell office:value-type="float" office:value="34581.3447633745" calcext:value-type="float">
            <text:p>34581.3447633745</text:p>
          </table:table-cell>
          <table:table-cell office:value-type="float" office:value="41330392.4498435" calcext:value-type="float">
            <text:p>41330392.4498435</text:p>
          </table:table-cell>
          <table:table-cell office:value-type="float" office:value="39.116163994516" calcext:value-type="float">
            <text:p>39.116163994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883.2705612" calcext:value-type="float">
            <text:p>26883.2705612</text:p>
          </table:table-cell>
          <table:table-cell office:value-type="float" office:value="26883.2709967" calcext:value-type="float">
            <text:p>26883.2709967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01" calcext:value-type="float">
            <text:p>101</text:p>
          </table:table-cell>
          <table:table-cell office:value-type="float" office:value="6013" calcext:value-type="float">
            <text:p>6013</text:p>
          </table:table-cell>
          <table:table-cell office:value-type="float" office:value="199" calcext:value-type="float">
            <text:p>199</text:p>
          </table:table-cell>
          <table:table-cell office:value-type="float" office:value="1240844.0012679" calcext:value-type="float">
            <text:p>1240844.0012679</text:p>
          </table:table-cell>
          <table:table-cell office:value-type="float" office:value="527900.000554219" calcext:value-type="float">
            <text:p>527900.000554219</text:p>
          </table:table-cell>
          <table:table-cell office:value-type="string" calcext:value-type="string">
            <text:p>06-13</text:p>
          </table:table-cell>
          <table:table-cell office:value-type="string" calcext:value-type="string">
            <text:p>QUINCE ORCHARD LIBRARY</text:p>
          </table:table-cell>
          <table:table-cell office:value-type="string" calcext:value-type="string">
            <text:p><text:s/>15831 Quince Orchard Rd Gaithersburg MD 20878</text:p>
          </table:table-cell>
          <table:table-cell office:value-type="float" office:value="-77.2519622035413" calcext:value-type="float">
            <text:p>-77.2519622035413</text:p>
          </table:table-cell>
          <table:table-cell office:value-type="float" office:value="39.1159154834327" calcext:value-type="float">
            <text:p>39.115915483432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31 QUINCE ORCHARD RD</text:p>
          </table:table-cell>
          <table:table-cell office:value-type="float" office:value="-77.2519622035413" calcext:value-type="float">
            <text:p>-77.2519622035413</text:p>
          </table:table-cell>
          <table:table-cell office:value-type="float" office:value="26883.270996763" calcext:value-type="float">
            <text:p>26883.270996763</text:p>
          </table:table-cell>
          <table:table-cell office:value-type="float" office:value="19627677.3766472" calcext:value-type="float">
            <text:p>19627677.3766472</text:p>
          </table:table-cell>
          <table:table-cell office:value-type="float" office:value="39.1159154834327" calcext:value-type="float">
            <text:p>39.1159154834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286.0963679" calcext:value-type="float">
            <text:p>35286.0963679</text:p>
          </table:table-cell>
          <table:table-cell office:value-type="float" office:value="35286.0963555" calcext:value-type="float">
            <text:p>35286.0963555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8003" calcext:value-type="float">
            <text:p>8003</text:p>
          </table:table-cell>
          <table:table-cell office:value-type="float" office:value="78" calcext:value-type="float">
            <text:p>78</text:p>
          </table:table-cell>
          <table:table-cell office:value-type="float" office:value="1285927.99935432" calcext:value-type="float">
            <text:p>1285927.99935432</text:p>
          </table:table-cell>
          <table:table-cell office:value-type="float" office:value="524119.812576547" calcext:value-type="float">
            <text:p>524119.812576547</text:p>
          </table:table-cell>
          <table:table-cell office:value-type="string" calcext:value-type="string">
            <text:p>08-03</text:p>
          </table:table-cell>
          <table:table-cell office:value-type="string" calcext:value-type="string">
            <text:p>FLOWER VALLEY ELEMENTARY SCHOOL</text:p>
          </table:table-cell>
          <table:table-cell office:value-type="string" calcext:value-type="string">
            <text:p><text:s/>4615 Sunflower Dr Rockville MD 20853</text:p>
          </table:table-cell>
          <table:table-cell office:value-type="float" office:value="-77.0930515039287" calcext:value-type="float">
            <text:p>-77.0930515039287</text:p>
          </table:table-cell>
          <table:table-cell office:value-type="float" office:value="39.1057704105314" calcext:value-type="float">
            <text:p>39.10577041053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5 Sunflower Dr</text:p>
          </table:table-cell>
          <table:table-cell office:value-type="float" office:value="-77.0930515039287" calcext:value-type="float">
            <text:p>-77.0930515039287</text:p>
          </table:table-cell>
          <table:table-cell office:value-type="float" office:value="35286.096355468" calcext:value-type="float">
            <text:p>35286.096355468</text:p>
          </table:table-cell>
          <table:table-cell office:value-type="float" office:value="43562883.7690501" calcext:value-type="float">
            <text:p>43562883.7690501</text:p>
          </table:table-cell>
          <table:table-cell office:value-type="float" office:value="39.1057704105314" calcext:value-type="float">
            <text:p>39.1057704105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9605.6987632" calcext:value-type="float">
            <text:p>39605.6987632</text:p>
          </table:table-cell>
          <table:table-cell office:value-type="float" office:value="39605.6987384" calcext:value-type="float">
            <text:p>39605.6987384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  <table:table-cell office:value-type="float" office:value="5019" calcext:value-type="float">
            <text:p>5019</text:p>
          </table:table-cell>
          <table:table-cell office:value-type="float" office:value="48" calcext:value-type="float">
            <text:p>48</text:p>
          </table:table-cell>
          <table:table-cell office:value-type="float" office:value="1326976.99829289" calcext:value-type="float">
            <text:p>1326976.99829289</text:p>
          </table:table-cell>
          <table:table-cell office:value-type="float" office:value="520583.314072132" calcext:value-type="float">
            <text:p>520583.314072132</text:p>
          </table:table-cell>
          <table:table-cell office:value-type="string" calcext:value-type="string">
            <text:p>05-19</text:p>
          </table:table-cell>
          <table:table-cell office:value-type="string" calcext:value-type="string">
            <text:p>BENJAMIN BANNEKER MIDDLE SCHOOL</text:p>
          </table:table-cell>
          <table:table-cell office:value-type="string" calcext:value-type="string">
            <text:p><text:s/>14800 Perrywood Dr Burtonsville MD 20866</text:p>
          </table:table-cell>
          <table:table-cell office:value-type="float" office:value="-76.9484032514204" calcext:value-type="float">
            <text:p>-76.9484032514204</text:p>
          </table:table-cell>
          <table:table-cell office:value-type="float" office:value="39.0960860552931" calcext:value-type="float">
            <text:p>39.0960860552931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800 Perrywood Dr</text:p>
          </table:table-cell>
          <table:table-cell office:value-type="float" office:value="-76.9484032514204" calcext:value-type="float">
            <text:p>-76.9484032514204</text:p>
          </table:table-cell>
          <table:table-cell office:value-type="float" office:value="39605.6987383725" calcext:value-type="float">
            <text:p>39605.6987383725</text:p>
          </table:table-cell>
          <table:table-cell office:value-type="float" office:value="70825400.2934644" calcext:value-type="float">
            <text:p>70825400.2934644</text:p>
          </table:table-cell>
          <table:table-cell office:value-type="float" office:value="39.0960860552931" calcext:value-type="float">
            <text:p>39.09608605529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5452.1182908" calcext:value-type="float">
            <text:p>35452.1182908</text:p>
          </table:table-cell>
          <table:table-cell office:value-type="float" office:value="35452.1192958" calcext:value-type="float">
            <text:p>35452.1192958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04" calcext:value-type="float">
            <text:p>104</text:p>
          </table:table-cell>
          <table:table-cell office:value-type="float" office:value="4014" calcext:value-type="float">
            <text:p>4014</text:p>
          </table:table-cell>
          <table:table-cell office:value-type="float" office:value="21" calcext:value-type="float">
            <text:p>21</text:p>
          </table:table-cell>
          <table:table-cell office:value-type="float" office:value="1266138.12357982" calcext:value-type="float">
            <text:p>1266138.12357982</text:p>
          </table:table-cell>
          <table:table-cell office:value-type="float" office:value="523097.500644803" calcext:value-type="float">
            <text:p>523097.500644803</text:p>
          </table:table-cell>
          <table:table-cell office:value-type="string" calcext:value-type="string">
            <text:p>04-14</text:p>
          </table:table-cell>
          <table:table-cell office:value-type="string" calcext:value-type="string">
            <text:p>COLLEGE GARDENS ELEMENTARY SCHOOL</text:p>
          </table:table-cell>
          <table:table-cell office:value-type="string" calcext:value-type="string">
            <text:p><text:s/>1700 Yale Pl Rockville MD 20850</text:p>
          </table:table-cell>
          <table:table-cell office:value-type="float" office:value="-77.1627838166392" calcext:value-type="float">
            <text:p>-77.1627838166392</text:p>
          </table:table-cell>
          <table:table-cell office:value-type="float" office:value="39.1028873796914" calcext:value-type="float">
            <text:p>39.1028873796914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700 Yale Pl</text:p>
          </table:table-cell>
          <table:table-cell office:value-type="float" office:value="-77.1627838166392" calcext:value-type="float">
            <text:p>-77.1627838166392</text:p>
          </table:table-cell>
          <table:table-cell office:value-type="float" office:value="35452.1192957414" calcext:value-type="float">
            <text:p>35452.1192957414</text:p>
          </table:table-cell>
          <table:table-cell office:value-type="float" office:value="30799928.8433341" calcext:value-type="float">
            <text:p>30799928.8433341</text:p>
          </table:table-cell>
          <table:table-cell office:value-type="float" office:value="39.1028873796914" calcext:value-type="float">
            <text:p>39.1028873796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9624.780132" calcext:value-type="float">
            <text:p>29624.780132</text:p>
          </table:table-cell>
          <table:table-cell office:value-type="float" office:value="29624.7804426" calcext:value-type="float">
            <text:p>29624.7804426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9033" calcext:value-type="float">
            <text:p>9033</text:p>
          </table:table-cell>
          <table:table-cell office:value-type="float" office:value="251" calcext:value-type="float">
            <text:p>251</text:p>
          </table:table-cell>
          <table:table-cell office:value-type="float" office:value="1256887.10730498" calcext:value-type="float">
            <text:p>1256887.10730498</text:p>
          </table:table-cell>
          <table:table-cell office:value-type="float" office:value="531997.830285043" calcext:value-type="float">
            <text:p>531997.830285043</text:p>
          </table:table-cell>
          <table:table-cell office:value-type="string" calcext:value-type="string">
            <text:p>09-33</text:p>
          </table:table-cell>
          <table:table-cell office:value-type="string" calcext:value-type="string">
            <text:p>SUMMIT HALL ELEMENTARY SCHOOL</text:p>
          </table:table-cell>
          <table:table-cell office:value-type="string" calcext:value-type="string">
            <text:p><text:s/>101 W Deer Park Rd Gaithersburg MD 20877</text:p>
          </table:table-cell>
          <table:table-cell office:value-type="float" office:value="-77.1954498330116" calcext:value-type="float">
            <text:p>-77.1954498330116</text:p>
          </table:table-cell>
          <table:table-cell office:value-type="float" office:value="39.1272744902837" calcext:value-type="float">
            <text:p>39.12727449028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W DEER PARK RD</text:p>
          </table:table-cell>
          <table:table-cell office:value-type="float" office:value="-77.1954498330116" calcext:value-type="float">
            <text:p>-77.1954498330116</text:p>
          </table:table-cell>
          <table:table-cell office:value-type="float" office:value="29624.7804426277" calcext:value-type="float">
            <text:p>29624.7804426277</text:p>
          </table:table-cell>
          <table:table-cell office:value-type="float" office:value="34668877.2665329" calcext:value-type="float">
            <text:p>34668877.2665329</text:p>
          </table:table-cell>
          <table:table-cell office:value-type="float" office:value="39.1272744902837" calcext:value-type="float">
            <text:p>39.1272744902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9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5162.9072766" calcext:value-type="float">
            <text:p>15162.9072766</text:p>
          </table:table-cell>
          <table:table-cell office:value-type="float" office:value="15162.9069951" calcext:value-type="float">
            <text:p>15162.9069951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13069" calcext:value-type="float">
            <text:p>13069</text:p>
          </table:table-cell>
          <table:table-cell office:value-type="float" office:value="263" calcext:value-type="float">
            <text:p>263</text:p>
          </table:table-cell>
          <table:table-cell office:value-type="float" office:value="1292838.99996798" calcext:value-type="float">
            <text:p>1292838.99996798</text:p>
          </table:table-cell>
          <table:table-cell office:value-type="float" office:value="525097.874924883" calcext:value-type="float">
            <text:p>525097.874924883</text:p>
          </table:table-cell>
          <table:table-cell office:value-type="string" calcext:value-type="string">
            <text:p>13-69</text:p>
          </table:table-cell>
          <table:table-cell office:value-type="string" calcext:value-type="string">
            <text:p>LEISURE WORLD CLUBHOUSE II</text:p>
          </table:table-cell>
          <table:table-cell office:value-type="string" calcext:value-type="string">
            <text:p><text:s/>3300 N Leisure World Blvd Silver Spring MD 20906</text:p>
          </table:table-cell>
          <table:table-cell office:value-type="float" office:value="-77.0686999761302" calcext:value-type="float">
            <text:p>-77.0686999761302</text:p>
          </table:table-cell>
          <table:table-cell office:value-type="float" office:value="39.1084726207767" calcext:value-type="float">
            <text:p>39.108472620776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0 N LEISURE WORLD BLVD</text:p>
          </table:table-cell>
          <table:table-cell office:value-type="float" office:value="-77.0686999761302" calcext:value-type="float">
            <text:p>-77.0686999761302</text:p>
          </table:table-cell>
          <table:table-cell office:value-type="float" office:value="15162.9069951329" calcext:value-type="float">
            <text:p>15162.9069951329</text:p>
          </table:table-cell>
          <table:table-cell office:value-type="float" office:value="7432147.54697343" calcext:value-type="float">
            <text:p>7432147.54697343</text:p>
          </table:table-cell>
          <table:table-cell office:value-type="float" office:value="39.1084726207767" calcext:value-type="float">
            <text:p>39.1084726207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3346.0677506" calcext:value-type="float">
            <text:p>33346.0677506</text:p>
          </table:table-cell>
          <table:table-cell office:value-type="float" office:value="33346.0673511" calcext:value-type="float">
            <text:p>33346.0673511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07" calcext:value-type="float">
            <text:p>107</text:p>
          </table:table-cell>
          <table:table-cell office:value-type="float" office:value="5023" calcext:value-type="float">
            <text:p>5023</text:p>
          </table:table-cell>
          <table:table-cell office:value-type="float" office:value="242" calcext:value-type="float">
            <text:p>242</text:p>
          </table:table-cell>
          <table:table-cell office:value-type="float" office:value="1328902.50001931" calcext:value-type="float">
            <text:p>1328902.50001931</text:p>
          </table:table-cell>
          <table:table-cell office:value-type="float" office:value="522587.156193048" calcext:value-type="float">
            <text:p>522587.156193048</text:p>
          </table:table-cell>
          <table:table-cell office:value-type="string" calcext:value-type="string">
            <text:p>05-23</text:p>
          </table:table-cell>
          <table:table-cell office:value-type="string" calcext:value-type="string">
            <text:p>MARILYN J. PRAISNER COMMUNITY RECREATION CENTER</text:p>
          </table:table-cell>
          <table:table-cell office:value-type="string" calcext:value-type="string">
            <text:p><text:s/>14906 Old Columbia Pike Burtonsville MD 20866</text:p>
          </table:table-cell>
          <table:table-cell office:value-type="float" office:value="-76.9416142590561" calcext:value-type="float">
            <text:p>-76.9416142590561</text:p>
          </table:table-cell>
          <table:table-cell office:value-type="float" office:value="39.1015846963297" calcext:value-type="float">
            <text:p>39.1015846963297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906 OLD COLUMBIA PIKE</text:p>
          </table:table-cell>
          <table:table-cell office:value-type="float" office:value="-76.9416142590561" calcext:value-type="float">
            <text:p>-76.9416142590561</text:p>
          </table:table-cell>
          <table:table-cell office:value-type="float" office:value="33346.0673510565" calcext:value-type="float">
            <text:p>33346.0673510565</text:p>
          </table:table-cell>
          <table:table-cell office:value-type="float" office:value="49158885.2086817" calcext:value-type="float">
            <text:p>49158885.2086817</text:p>
          </table:table-cell>
          <table:table-cell office:value-type="float" office:value="39.1015846963297" calcext:value-type="float">
            <text:p>39.1015846963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1385.1063704" calcext:value-type="float">
            <text:p>41385.1063704</text:p>
          </table:table-cell>
          <table:table-cell office:value-type="float" office:value="41385.1071267" calcext:value-type="float">
            <text:p>41385.1071267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4016" calcext:value-type="float">
            <text:p>4016</text:p>
          </table:table-cell>
          <table:table-cell office:value-type="float" office:value="20" calcext:value-type="float">
            <text:p>20</text:p>
          </table:table-cell>
          <table:table-cell office:value-type="float" office:value="1260325.87601797" calcext:value-type="float">
            <text:p>1260325.87601797</text:p>
          </table:table-cell>
          <table:table-cell office:value-type="float" office:value="513527.782579541" calcext:value-type="float">
            <text:p>513527.782579541</text:p>
          </table:table-cell>
          <table:table-cell office:value-type="string" calcext:value-type="string">
            <text:p>04-16</text:p>
          </table:table-cell>
          <table:table-cell office:value-type="string" calcext:value-type="string">
            <text:p>THOMAS S. WOOTTON HIGH SCHOOL</text:p>
          </table:table-cell>
          <table:table-cell office:value-type="string" calcext:value-type="string">
            <text:p><text:s/>2100 Wootton Pkwy Rockville MD 20850</text:p>
          </table:table-cell>
          <table:table-cell office:value-type="float" office:value="-77.1831974325456" calcext:value-type="float">
            <text:p>-77.1831974325456</text:p>
          </table:table-cell>
          <table:table-cell office:value-type="float" office:value="39.0765821396686" calcext:value-type="float">
            <text:p>39.076582139668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100 Wootton Pkw</text:p>
          </table:table-cell>
          <table:table-cell office:value-type="float" office:value="-77.1831974325456" calcext:value-type="float">
            <text:p>-77.1831974325456</text:p>
          </table:table-cell>
          <table:table-cell office:value-type="float" office:value="41385.1071267723" calcext:value-type="float">
            <text:p>41385.1071267723</text:p>
          </table:table-cell>
          <table:table-cell office:value-type="float" office:value="58058228.2108577" calcext:value-type="float">
            <text:p>58058228.2108577</text:p>
          </table:table-cell>
          <table:table-cell office:value-type="float" office:value="39.0765821396686" calcext:value-type="float">
            <text:p>39.07658213966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4397.6737916" calcext:value-type="float">
            <text:p>24397.6737916</text:p>
          </table:table-cell>
          <table:table-cell office:value-type="float" office:value="24397.6744681" calcext:value-type="float">
            <text:p>24397.674468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09" calcext:value-type="float">
            <text:p>109</text:p>
          </table:table-cell>
          <table:table-cell office:value-type="float" office:value="13046" calcext:value-type="float">
            <text:p>13046</text:p>
          </table:table-cell>
          <table:table-cell office:value-type="float" office:value="149" calcext:value-type="float">
            <text:p>149</text:p>
          </table:table-cell>
          <table:table-cell office:value-type="float" office:value="1281527.24962564" calcext:value-type="float">
            <text:p>1281527.24962564</text:p>
          </table:table-cell>
          <table:table-cell office:value-type="float" office:value="519924.064078301" calcext:value-type="float">
            <text:p>519924.064078301</text:p>
          </table:table-cell>
          <table:table-cell office:value-type="string" calcext:value-type="string">
            <text:p>13-46</text:p>
          </table:table-cell>
          <table:table-cell office:value-type="string" calcext:value-type="string">
            <text:p>BAUER DRIVE COMMUNITY RECREATION CENTER</text:p>
          </table:table-cell>
          <table:table-cell office:value-type="string" calcext:value-type="string">
            <text:p><text:s/>14625 Bauer Dr Rockville MD 20853</text:p>
          </table:table-cell>
          <table:table-cell office:value-type="float" office:value="-77.1085420034113" calcext:value-type="float">
            <text:p>-77.1085420034113</text:p>
          </table:table-cell>
          <table:table-cell office:value-type="float" office:value="39.0942370694621" calcext:value-type="float">
            <text:p>39.0942370694621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25 Bauer Dr</text:p>
          </table:table-cell>
          <table:table-cell office:value-type="float" office:value="-77.1085420034113" calcext:value-type="float">
            <text:p>-77.1085420034113</text:p>
          </table:table-cell>
          <table:table-cell office:value-type="float" office:value="24397.6744680794" calcext:value-type="float">
            <text:p>24397.6744680794</text:p>
          </table:table-cell>
          <table:table-cell office:value-type="float" office:value="24194835.8244086" calcext:value-type="float">
            <text:p>24194835.8244086</text:p>
          </table:table-cell>
          <table:table-cell office:value-type="float" office:value="39.0942370694621" calcext:value-type="float">
            <text:p>39.0942370694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225.5316734" calcext:value-type="float">
            <text:p>35225.5316734</text:p>
          </table:table-cell>
          <table:table-cell office:value-type="float" office:value="35225.5330032" calcext:value-type="float">
            <text:p>35225.5330032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5001" calcext:value-type="float">
            <text:p>5001</text:p>
          </table:table-cell>
          <table:table-cell office:value-type="float" office:value="38" calcext:value-type="float">
            <text:p>38</text:p>
          </table:table-cell>
          <table:table-cell office:value-type="float" office:value="1315954.32644065" calcext:value-type="float">
            <text:p>1315954.32644065</text:p>
          </table:table-cell>
          <table:table-cell office:value-type="float" office:value="519063.899131969" calcext:value-type="float">
            <text:p>519063.899131969</text:p>
          </table:table-cell>
          <table:table-cell office:value-type="string" calcext:value-type="string">
            <text:p>05-01</text:p>
          </table:table-cell>
          <table:table-cell office:value-type="string" calcext:value-type="string">
            <text:p>DR. CHARLES DREW ELEMENTARY SCHOOL</text:p>
          </table:table-cell>
          <table:table-cell office:value-type="string" calcext:value-type="string">
            <text:p><text:s/>1200 Swingingdale Dr Silver Spring MD 20905</text:p>
          </table:table-cell>
          <table:table-cell office:value-type="float" office:value="-76.9872422283614" calcext:value-type="float">
            <text:p>-76.9872422283614</text:p>
          </table:table-cell>
          <table:table-cell office:value-type="float" office:value="39.0919249535347" calcext:value-type="float">
            <text:p>39.0919249535347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200 Swingingdale Dr</text:p>
          </table:table-cell>
          <table:table-cell office:value-type="float" office:value="-76.9872422283614" calcext:value-type="float">
            <text:p>-76.9872422283614</text:p>
          </table:table-cell>
          <table:table-cell office:value-type="float" office:value="35225.5330031625" calcext:value-type="float">
            <text:p>35225.5330031625</text:p>
          </table:table-cell>
          <table:table-cell office:value-type="float" office:value="57201903.1341726" calcext:value-type="float">
            <text:p>57201903.1341726</text:p>
          </table:table-cell>
          <table:table-cell office:value-type="float" office:value="39.0919249535347" calcext:value-type="float">
            <text:p>39.09192495353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4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9273.9885849" calcext:value-type="float">
            <text:p>19273.9885849</text:p>
          </table:table-cell>
          <table:table-cell office:value-type="float" office:value="19273.9886014" calcext:value-type="float">
            <text:p>19273.9886014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13054" calcext:value-type="float">
            <text:p>13054</text:p>
          </table:table-cell>
          <table:table-cell office:value-type="float" office:value="260" calcext:value-type="float">
            <text:p>260</text:p>
          </table:table-cell>
          <table:table-cell office:value-type="float" office:value="1291722.57503548" calcext:value-type="float">
            <text:p>1291722.57503548</text:p>
          </table:table-cell>
          <table:table-cell office:value-type="float" office:value="522296.875277549" calcext:value-type="float">
            <text:p>522296.875277549</text:p>
          </table:table-cell>
          <table:table-cell office:value-type="string" calcext:value-type="string">
            <text:p>13-54</text:p>
          </table:table-cell>
          <table:table-cell office:value-type="string" calcext:value-type="string">
            <text:p>LEISURE WORLD CLUBHOUSE I</text:p>
          </table:table-cell>
          <table:table-cell office:value-type="string" calcext:value-type="string">
            <text:p><text:s/>3700 Rossmoor Blvd Silver Spring MD 20906</text:p>
          </table:table-cell>
          <table:table-cell office:value-type="float" office:value="-77.072626514301" calcext:value-type="float">
            <text:p>-77.072626514301</text:p>
          </table:table-cell>
          <table:table-cell office:value-type="float" office:value="39.1007797277137" calcext:value-type="float">
            <text:p>39.100779727713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700 ROSSMOOR BLVD</text:p>
          </table:table-cell>
          <table:table-cell office:value-type="float" office:value="-77.072626514301" calcext:value-type="float">
            <text:p>-77.072626514301</text:p>
          </table:table-cell>
          <table:table-cell office:value-type="float" office:value="19273.9886013658" calcext:value-type="float">
            <text:p>19273.9886013658</text:p>
          </table:table-cell>
          <table:table-cell office:value-type="float" office:value="11444403.7519586" calcext:value-type="float">
            <text:p>11444403.7519586</text:p>
          </table:table-cell>
          <table:table-cell office:value-type="float" office:value="39.1007797277137" calcext:value-type="float">
            <text:p>39.1007797277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7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9273.9885849" calcext:value-type="float">
            <text:p>19273.9885849</text:p>
          </table:table-cell>
          <table:table-cell office:value-type="float" office:value="24568.6331217" calcext:value-type="float">
            <text:p>24568.6331217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3071" calcext:value-type="float">
            <text:p>13071</text:p>
          </table:table-cell>
          <table:table-cell office:value-type="float" office:value="264" calcext:value-type="float">
            <text:p>264</text:p>
          </table:table-cell>
          <table:table-cell office:value-type="float" office:value="1291436.62350765" calcext:value-type="float">
            <text:p>1291436.62350765</text:p>
          </table:table-cell>
          <table:table-cell office:value-type="float" office:value="521147.74404563" calcext:value-type="float">
            <text:p>521147.74404563</text:p>
          </table:table-cell>
          <table:table-cell office:value-type="string" calcext:value-type="string">
            <text:p>13-71</text:p>
          </table:table-cell>
          <table:table-cell office:value-type="string" calcext:value-type="string">
            <text:p>INTER-FAITH CHAPEL</text:p>
          </table:table-cell>
          <table:table-cell office:value-type="string" calcext:value-type="string">
            <text:p><text:s/>3680 S Leisure World Blvd Silver Spring MD 20906</text:p>
          </table:table-cell>
          <table:table-cell office:value-type="float" office:value="-77.0736308606232" calcext:value-type="float">
            <text:p>-77.0736308606232</text:p>
          </table:table-cell>
          <table:table-cell office:value-type="float" office:value="39.0976240007531" calcext:value-type="float">
            <text:p>39.097624000753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680 N LEISURE WORLD BLVD</text:p>
          </table:table-cell>
          <table:table-cell office:value-type="float" office:value="-77.0736308606232" calcext:value-type="float">
            <text:p>-77.0736308606232</text:p>
          </table:table-cell>
          <table:table-cell office:value-type="float" office:value="24568.6331216299" calcext:value-type="float">
            <text:p>24568.6331216299</text:p>
          </table:table-cell>
          <table:table-cell office:value-type="float" office:value="7772219.87136207" calcext:value-type="float">
            <text:p>7772219.87136207</text:p>
          </table:table-cell>
          <table:table-cell office:value-type="float" office:value="39.0976240007531" calcext:value-type="float">
            <text:p>39.09762400075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561.9340419" calcext:value-type="float">
            <text:p>26561.9340419</text:p>
          </table:table-cell>
          <table:table-cell office:value-type="float" office:value="26561.934571" calcext:value-type="float">
            <text:p>26561.934571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  <table:table-cell office:value-type="float" office:value="6004" calcext:value-type="float">
            <text:p>6004</text:p>
          </table:table-cell>
          <table:table-cell office:value-type="float" office:value="50" calcext:value-type="float">
            <text:p>50</text:p>
          </table:table-cell>
          <table:table-cell office:value-type="float" office:value="1244862.37610514" calcext:value-type="float">
            <text:p>1244862.37610514</text:p>
          </table:table-cell>
          <table:table-cell office:value-type="float" office:value="522700.376110971" calcext:value-type="float">
            <text:p>522700.376110971</text:p>
          </table:table-cell>
          <table:table-cell office:value-type="string" calcext:value-type="string">
            <text:p>06-04</text:p>
          </table:table-cell>
          <table:table-cell office:value-type="string" calcext:value-type="string">
            <text:p>DUFIEF ELEMENTARY SCHOOL</text:p>
          </table:table-cell>
          <table:table-cell office:value-type="string" calcext:value-type="string">
            <text:p><text:s/>15001 Dufief Dr Gaithersburg MD 20878</text:p>
          </table:table-cell>
          <table:table-cell office:value-type="float" office:value="-77.2377518888687" calcext:value-type="float">
            <text:p>-77.2377518888687</text:p>
          </table:table-cell>
          <table:table-cell office:value-type="float" office:value="39.1016688713773" calcext:value-type="float">
            <text:p>39.1016688713773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01 Dufief Dr</text:p>
          </table:table-cell>
          <table:table-cell office:value-type="float" office:value="-77.2377518888687" calcext:value-type="float">
            <text:p>-77.2377518888687</text:p>
          </table:table-cell>
          <table:table-cell office:value-type="float" office:value="26561.9345709879" calcext:value-type="float">
            <text:p>26561.9345709879</text:p>
          </table:table-cell>
          <table:table-cell office:value-type="float" office:value="26790005.2955148" calcext:value-type="float">
            <text:p>26790005.2955148</text:p>
          </table:table-cell>
          <table:table-cell office:value-type="float" office:value="39.1016688713773" calcext:value-type="float">
            <text:p>39.10166887137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792.9350712" calcext:value-type="float">
            <text:p>42792.9350712</text:p>
          </table:table-cell>
          <table:table-cell office:value-type="float" office:value="42792.9351274" calcext:value-type="float">
            <text:p>42792.9351274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4001" calcext:value-type="float">
            <text:p>4001</text:p>
          </table:table-cell>
          <table:table-cell office:value-type="float" office:value="12" calcext:value-type="float">
            <text:p>12</text:p>
          </table:table-cell>
          <table:table-cell office:value-type="float" office:value="1278761.87490706" calcext:value-type="float">
            <text:p>1278761.87490706</text:p>
          </table:table-cell>
          <table:table-cell office:value-type="float" office:value="517054.125264376" calcext:value-type="float">
            <text:p>517054.125264376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ROCKVILLE HIGH SCHOOL</text:p>
          </table:table-cell>
          <table:table-cell office:value-type="string" calcext:value-type="string">
            <text:p><text:s/>2100 Baltimore Rd Rockville MD 20851</text:p>
          </table:table-cell>
          <table:table-cell office:value-type="float" office:value="-77.1182723997034" calcext:value-type="float">
            <text:p>-77.1182723997034</text:p>
          </table:table-cell>
          <table:table-cell office:value-type="float" office:value="39.0863478116698" calcext:value-type="float">
            <text:p>39.0863478116698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2100 Baltimore Rd</text:p>
          </table:table-cell>
          <table:table-cell office:value-type="float" office:value="-77.1182723997034" calcext:value-type="float">
            <text:p>-77.1182723997034</text:p>
          </table:table-cell>
          <table:table-cell office:value-type="float" office:value="42792.9351273048" calcext:value-type="float">
            <text:p>42792.9351273048</text:p>
          </table:table-cell>
          <table:table-cell office:value-type="float" office:value="66679066.5782058" calcext:value-type="float">
            <text:p>66679066.5782058</text:p>
          </table:table-cell>
          <table:table-cell office:value-type="float" office:value="39.0863478116698" calcext:value-type="float">
            <text:p>39.0863478116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585.47137546" calcext:value-type="float">
            <text:p>6585.47137546</text:p>
          </table:table-cell>
          <table:table-cell office:value-type="float" office:value="6585.47133236" calcext:value-type="float">
            <text:p>6585.47133236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office:value-type="float" office:value="4041" calcext:value-type="float">
            <text:p>4041</text:p>
          </table:table-cell>
          <table:table-cell office:value-type="float" office:value="33" calcext:value-type="float">
            <text:p>33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41</text:p>
          </table:table-cell>
          <table:table-cell office:value-type="string" calcext:value-type="string">
            <text:p>MARYVALE ELEMENTARY SCHOOL-GHOST2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6585.47133235809" calcext:value-type="float">
            <text:p>6585.47133235809</text:p>
          </table:table-cell>
          <table:table-cell office:value-type="float" office:value="655925.1093271" calcext:value-type="float">
            <text:p>655925.1093271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4937.3752365" calcext:value-type="float">
            <text:p>14937.3752365</text:p>
          </table:table-cell>
          <table:table-cell office:value-type="float" office:value="14937.375462" calcext:value-type="float">
            <text:p>14937.375462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4036" calcext:value-type="float">
            <text:p>4036</text:p>
          </table:table-cell>
          <table:table-cell office:value-type="float" office:value="32" calcext:value-type="float">
            <text:p>32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14937.3754619868" calcext:value-type="float">
            <text:p>14937.3754619868</text:p>
          </table:table-cell>
          <table:table-cell office:value-type="float" office:value="10453223.8376833" calcext:value-type="float">
            <text:p>10453223.8376833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868.676931" calcext:value-type="float">
            <text:p>33868.676931</text:p>
          </table:table-cell>
          <table:table-cell office:value-type="float" office:value="33868.677223" calcext:value-type="float">
            <text:p>33868.677223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4003" calcext:value-type="float">
            <text:p>4003</text:p>
          </table:table-cell>
          <table:table-cell office:value-type="float" office:value="170" calcext:value-type="float">
            <text:p>170</text:p>
          </table:table-cell>
          <table:table-cell office:value-type="float" office:value="1267473.71802148" calcext:value-type="float">
            <text:p>1267473.71802148</text:p>
          </table:table-cell>
          <table:table-cell office:value-type="float" office:value="520335.142324388" calcext:value-type="float">
            <text:p>520335.142324388</text:p>
          </table:table-cell>
          <table:table-cell office:value-type="string" calcext:value-type="string">
            <text:p>04-03</text:p>
          </table:table-cell>
          <table:table-cell office:value-type="string" calcext:value-type="string">
            <text:p>CARVER EDUCATIONAL SERVICES CENTER</text:p>
          </table:table-cell>
          <table:table-cell office:value-type="string" calcext:value-type="string">
            <text:p><text:s/>850 Hungerford Dr Rockville MD 20850</text:p>
          </table:table-cell>
          <table:table-cell office:value-type="float" office:value="-77.1580605716985" calcext:value-type="float">
            <text:p>-77.1580605716985</text:p>
          </table:table-cell>
          <table:table-cell office:value-type="float" office:value="39.0953093978169" calcext:value-type="float">
            <text:p>39.0953093978169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850 HUNGERFORD DR</text:p>
          </table:table-cell>
          <table:table-cell office:value-type="float" office:value="-77.1580605716985" calcext:value-type="float">
            <text:p>-77.1580605716985</text:p>
          </table:table-cell>
          <table:table-cell office:value-type="float" office:value="33868.6772229486" calcext:value-type="float">
            <text:p>33868.6772229486</text:p>
          </table:table-cell>
          <table:table-cell office:value-type="float" office:value="35209100.0789506" calcext:value-type="float">
            <text:p>35209100.0789506</text:p>
          </table:table-cell>
          <table:table-cell office:value-type="float" office:value="39.0953093978169" calcext:value-type="float">
            <text:p>39.0953093978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0489.7268339" calcext:value-type="float">
            <text:p>20489.7268339</text:p>
          </table:table-cell>
          <table:table-cell office:value-type="float" office:value="20489.7271816" calcext:value-type="float">
            <text:p>20489.7271816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13052" calcext:value-type="float">
            <text:p>13052</text:p>
          </table:table-cell>
          <table:table-cell office:value-type="float" office:value="229" calcext:value-type="float">
            <text:p>229</text:p>
          </table:table-cell>
          <table:table-cell office:value-type="float" office:value="1281832.99802989" calcext:value-type="float">
            <text:p>1281832.99802989</text:p>
          </table:table-cell>
          <table:table-cell office:value-type="float" office:value="519610.001058131" calcext:value-type="float">
            <text:p>519610.001058131</text:p>
          </table:table-cell>
          <table:table-cell office:value-type="string" calcext:value-type="string">
            <text:p>13-52</text:p>
          </table:table-cell>
          <table:table-cell office:value-type="string" calcext:value-type="string">
            <text:p>EARLE B. WOOD MIDDLE SCHOOL</text:p>
          </table:table-cell>
          <table:table-cell office:value-type="string" calcext:value-type="string">
            <text:p><text:s/>14615 Bauer Dr Rockville MD 20853</text:p>
          </table:table-cell>
          <table:table-cell office:value-type="float" office:value="-77.1074634293574" calcext:value-type="float">
            <text:p>-77.1074634293574</text:p>
          </table:table-cell>
          <table:table-cell office:value-type="float" office:value="39.0933757585875" calcext:value-type="float">
            <text:p>39.0933757585875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15 BAUER DR</text:p>
          </table:table-cell>
          <table:table-cell office:value-type="float" office:value="-77.1074634293574" calcext:value-type="float">
            <text:p>-77.1074634293574</text:p>
          </table:table-cell>
          <table:table-cell office:value-type="float" office:value="20489.7271816064" calcext:value-type="float">
            <text:p>20489.7271816064</text:p>
          </table:table-cell>
          <table:table-cell office:value-type="float" office:value="19691296.6724508" calcext:value-type="float">
            <text:p>19691296.6724508</text:p>
          </table:table-cell>
          <table:table-cell office:value-type="float" office:value="39.0933757585875" calcext:value-type="float">
            <text:p>39.0933757585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540.8355934" calcext:value-type="float">
            <text:p>20540.8355934</text:p>
          </table:table-cell>
          <table:table-cell office:value-type="float" office:value="20540.8356779" calcext:value-type="float">
            <text:p>20540.8356779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6008" calcext:value-type="float">
            <text:p>6008</text:p>
          </table:table-cell>
          <table:table-cell office:value-type="float" office:value="200" calcext:value-type="float">
            <text:p>200</text:p>
          </table:table-cell>
          <table:table-cell office:value-type="float" office:value="1246326.09594673" calcext:value-type="float">
            <text:p>1246326.09594673</text:p>
          </table:table-cell>
          <table:table-cell office:value-type="float" office:value="515946.321049541" calcext:value-type="float">
            <text:p>515946.321049541</text:p>
          </table:table-cell>
          <table:table-cell office:value-type="string" calcext:value-type="string">
            <text:p>06-08</text:p>
          </table:table-cell>
          <table:table-cell office:value-type="string" calcext:value-type="string">
            <text:p>DACEK N. POTOMAC COMM. RECREATION CENTER</text:p>
          </table:table-cell>
          <table:table-cell office:value-type="string" calcext:value-type="string">
            <text:p><text:s/>13850 Travilah Rd Rockville MD 20850</text:p>
          </table:table-cell>
          <table:table-cell office:value-type="float" office:value="-77.2325334813208" calcext:value-type="float">
            <text:p>-77.2325334813208</text:p>
          </table:table-cell>
          <table:table-cell office:value-type="float" office:value="39.0831350605735" calcext:value-type="float">
            <text:p>39.0831350605735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3850 TRAVILAH RD</text:p>
          </table:table-cell>
          <table:table-cell office:value-type="float" office:value="-77.2325334813208" calcext:value-type="float">
            <text:p>-77.2325334813208</text:p>
          </table:table-cell>
          <table:table-cell office:value-type="float" office:value="20540.8356779112" calcext:value-type="float">
            <text:p>20540.8356779112</text:p>
          </table:table-cell>
          <table:table-cell office:value-type="float" office:value="15111015.6134472" calcext:value-type="float">
            <text:p>15111015.6134472</text:p>
          </table:table-cell>
          <table:table-cell office:value-type="float" office:value="39.0831350605735" calcext:value-type="float">
            <text:p>39.08313506057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988.8617367" calcext:value-type="float">
            <text:p>15988.8617367</text:p>
          </table:table-cell>
          <table:table-cell office:value-type="float" office:value="15988.8617847" calcext:value-type="float">
            <text:p>15988.8617847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6014" calcext:value-type="float">
            <text:p>6014</text:p>
          </table:table-cell>
          <table:table-cell office:value-type="float" office:value="57" calcext:value-type="float">
            <text:p>57</text:p>
          </table:table-cell>
          <table:table-cell office:value-type="float" office:value="1252655.76963906" calcext:value-type="float">
            <text:p>1252655.76963906</text:p>
          </table:table-cell>
          <table:table-cell office:value-type="float" office:value="520324.402844548" calcext:value-type="float">
            <text:p>520324.402844548</text:p>
          </table:table-cell>
          <table:table-cell office:value-type="string" calcext:value-type="string">
            <text:p>06-14</text:p>
          </table:table-cell>
          <table:table-cell office:value-type="string" calcext:value-type="string">
            <text:p>TEMPLE BETH AMI</text:p>
          </table:table-cell>
          <table:table-cell office:value-type="string" calcext:value-type="string">
            <text:p><text:s/>14330 Travilah Rd Rockville MD 20850</text:p>
          </table:table-cell>
          <table:table-cell office:value-type="float" office:value="-77.2102706098561" calcext:value-type="float">
            <text:p>-77.2102706098561</text:p>
          </table:table-cell>
          <table:table-cell office:value-type="float" office:value="39.0951978336423" calcext:value-type="float">
            <text:p>39.095197833642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4330 Travilah Rd</text:p>
          </table:table-cell>
          <table:table-cell office:value-type="float" office:value="-77.2102706098561" calcext:value-type="float">
            <text:p>-77.2102706098561</text:p>
          </table:table-cell>
          <table:table-cell office:value-type="float" office:value="15988.8617847345" calcext:value-type="float">
            <text:p>15988.8617847345</text:p>
          </table:table-cell>
          <table:table-cell office:value-type="float" office:value="9817426.96440507" calcext:value-type="float">
            <text:p>9817426.96440507</text:p>
          </table:table-cell>
          <table:table-cell office:value-type="float" office:value="39.0951978336423" calcext:value-type="float">
            <text:p>39.09519783364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8877.6309732" calcext:value-type="float">
            <text:p>18877.6309732</text:p>
          </table:table-cell>
          <table:table-cell office:value-type="float" office:value="18877.6308885" calcext:value-type="float">
            <text:p>18877.6308885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13049" calcext:value-type="float">
            <text:p>13049</text:p>
          </table:table-cell>
          <table:table-cell office:value-type="float" office:value="234" calcext:value-type="float">
            <text:p>234</text:p>
          </table:table-cell>
          <table:table-cell office:value-type="float" office:value="1300101.99725297" calcext:value-type="float">
            <text:p>1300101.99725297</text:p>
          </table:table-cell>
          <table:table-cell office:value-type="float" office:value="516915.000214547" calcext:value-type="float">
            <text:p>516915.000214547</text:p>
          </table:table-cell>
          <table:table-cell office:value-type="string" calcext:value-type="string">
            <text:p>13-49</text:p>
          </table:table-cell>
          <table:table-cell office:value-type="string" calcext:value-type="string">
            <text:p>MID-COUNTY COMMUNITY RECREATION CENTER</text:p>
          </table:table-cell>
          <table:table-cell office:value-type="string" calcext:value-type="string">
            <text:p><text:s/>2004 Queensguard Rd Silver Spring MD 20906</text:p>
          </table:table-cell>
          <table:table-cell office:value-type="float" office:value="-77.0430908418194" calcext:value-type="float">
            <text:p>-77.0430908418194</text:p>
          </table:table-cell>
          <table:table-cell office:value-type="float" office:value="39.0860176080412" calcext:value-type="float">
            <text:p>39.086017608041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004 QUEENSGUARD RD</text:p>
          </table:table-cell>
          <table:table-cell office:value-type="float" office:value="-77.0430908418194" calcext:value-type="float">
            <text:p>-77.0430908418194</text:p>
          </table:table-cell>
          <table:table-cell office:value-type="float" office:value="18877.6308884927" calcext:value-type="float">
            <text:p>18877.6308884927</text:p>
          </table:table-cell>
          <table:table-cell office:value-type="float" office:value="17609062.8070186" calcext:value-type="float">
            <text:p>17609062.8070186</text:p>
          </table:table-cell>
          <table:table-cell office:value-type="float" office:value="39.0860176080412" calcext:value-type="float">
            <text:p>39.0860176080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317.62873575" calcext:value-type="float">
            <text:p>3317.62873575</text:p>
          </table:table-cell>
          <table:table-cell office:value-type="float" office:value="3317.62865238" calcext:value-type="float">
            <text:p>3317.62865238</text:p>
          </table:table-cell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4036" calcext:value-type="float">
            <text:p>4036</text:p>
          </table:table-cell>
          <table:table-cell office:value-type="float" office:value="32" calcext:value-type="float">
            <text:p>32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317.6286523791" calcext:value-type="float">
            <text:p>3317.6286523791</text:p>
          </table:table-cell>
          <table:table-cell office:value-type="float" office:value="311648.056268695" calcext:value-type="float">
            <text:p>311648.056268695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5032.1394983" calcext:value-type="float">
            <text:p>15032.1394983</text:p>
          </table:table-cell>
          <table:table-cell office:value-type="float" office:value="15032.1392318" calcext:value-type="float">
            <text:p>15032.1392318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4035" calcext:value-type="float">
            <text:p>4035</text:p>
          </table:table-cell>
          <table:table-cell office:value-type="float" office:value="188" calcext:value-type="float">
            <text:p>188</text:p>
          </table:table-cell>
          <table:table-cell office:value-type="float" office:value="1255248.23230189" calcext:value-type="float">
            <text:p>1255248.23230189</text:p>
          </table:table-cell>
          <table:table-cell office:value-type="float" office:value="520081.835744381" calcext:value-type="float">
            <text:p>520081.835744381</text:p>
          </table:table-cell>
          <table:table-cell office:value-type="string" calcext:value-type="string">
            <text:p>04-35</text:p>
          </table:table-cell>
          <table:table-cell office:value-type="string" calcext:value-type="string">
            <text:p>SHADY GROVE CONFERENCE CENTER</text:p>
          </table:table-cell>
          <table:table-cell office:value-type="string" calcext:value-type="string">
            <text:p><text:s/>9630 Gudelsky Dr Rockville MD 20850</text:p>
          </table:table-cell>
          <table:table-cell office:value-type="float" office:value="-77.2011343575564" calcext:value-type="float">
            <text:p>-77.2011343575564</text:p>
          </table:table-cell>
          <table:table-cell office:value-type="float" office:value="39.0945478721342" calcext:value-type="float">
            <text:p>39.0945478721342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630 GUDELSKY DR</text:p>
          </table:table-cell>
          <table:table-cell office:value-type="float" office:value="-77.2011343575564" calcext:value-type="float">
            <text:p>-77.2011343575564</text:p>
          </table:table-cell>
          <table:table-cell office:value-type="float" office:value="15032.1392317333" calcext:value-type="float">
            <text:p>15032.1392317333</text:p>
          </table:table-cell>
          <table:table-cell office:value-type="float" office:value="9639527.98859934" calcext:value-type="float">
            <text:p>9639527.98859934</text:p>
          </table:table-cell>
          <table:table-cell office:value-type="float" office:value="39.0945478721342" calcext:value-type="float">
            <text:p>39.0945478721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4799.0148352" calcext:value-type="float">
            <text:p>14799.0148352</text:p>
          </table:table-cell>
          <table:table-cell office:value-type="float" office:value="14799.0144014" calcext:value-type="float">
            <text:p>14799.0144014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  <table:table-cell office:value-type="float" office:value="13064" calcext:value-type="float">
            <text:p>13064</text:p>
          </table:table-cell>
          <table:table-cell office:value-type="float" office:value="235" calcext:value-type="float">
            <text:p>235</text:p>
          </table:table-cell>
          <table:table-cell office:value-type="float" office:value="1290271.99821223" calcext:value-type="float">
            <text:p>1290271.99821223</text:p>
          </table:table-cell>
          <table:table-cell office:value-type="float" office:value="520008.000262126" calcext:value-type="float">
            <text:p>520008.000262126</text:p>
          </table:table-cell>
          <table:table-cell office:value-type="string" calcext:value-type="string">
            <text:p>13-64</text:p>
          </table:table-cell>
          <table:table-cell office:value-type="string" calcext:value-type="string">
            <text:p>ST. MATTHEW PRESBYTERIAN CHURCH</text:p>
          </table:table-cell>
          <table:table-cell office:value-type="string" calcext:value-type="string">
            <text:p><text:s/>4001 Bel Pre Rd Silver Spring MD 20906</text:p>
          </table:table-cell>
          <table:table-cell office:value-type="float" office:value="-77.0777310690308" calcext:value-type="float">
            <text:p>-77.0777310690308</text:p>
          </table:table-cell>
          <table:table-cell office:value-type="float" office:value="39.0944920240336" calcext:value-type="float">
            <text:p>39.094492024033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4001 BEL PRE RD</text:p>
          </table:table-cell>
          <table:table-cell office:value-type="float" office:value="-77.0777310690308" calcext:value-type="float">
            <text:p>-77.0777310690308</text:p>
          </table:table-cell>
          <table:table-cell office:value-type="float" office:value="14799.0144014091" calcext:value-type="float">
            <text:p>14799.0144014091</text:p>
          </table:table-cell>
          <table:table-cell office:value-type="float" office:value="9943645.64621669" calcext:value-type="float">
            <text:p>9943645.64621669</text:p>
          </table:table-cell>
          <table:table-cell office:value-type="float" office:value="39.0944920240336" calcext:value-type="float">
            <text:p>39.0944920240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536.0153727" calcext:value-type="float">
            <text:p>35536.0153727</text:p>
          </table:table-cell>
          <table:table-cell office:value-type="float" office:value="35536.0160154" calcext:value-type="float">
            <text:p>35536.0160154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6006" calcext:value-type="float">
            <text:p>6006</text:p>
          </table:table-cell>
          <table:table-cell office:value-type="float" office:value="54" calcext:value-type="float">
            <text:p>54</text:p>
          </table:table-cell>
          <table:table-cell office:value-type="float" office:value="1241758.3754234" calcext:value-type="float">
            <text:p>1241758.3754234</text:p>
          </table:table-cell>
          <table:table-cell office:value-type="float" office:value="515719.251293719" calcext:value-type="float">
            <text:p>515719.251293719</text:p>
          </table:table-cell>
          <table:table-cell office:value-type="string" calcext:value-type="string">
            <text:p>06-06</text:p>
          </table:table-cell>
          <table:table-cell office:value-type="string" calcext:value-type="string">
            <text:p>TRAVILAH ELEMENTARY SCHOOL</text:p>
          </table:table-cell>
          <table:table-cell office:value-type="string" calcext:value-type="string">
            <text:p><text:s/>13801 Dufief Mill Rd North Potomac MD 20878</text:p>
          </table:table-cell>
          <table:table-cell office:value-type="float" office:value="-77.2486226120228" calcext:value-type="float">
            <text:p>-77.2486226120228</text:p>
          </table:table-cell>
          <table:table-cell office:value-type="float" office:value="39.0824785578752" calcext:value-type="float">
            <text:p>39.0824785578752</text:p>
          </table:table-cell>
          <table:table-cell office:value-type="string" calcext:value-type="string">
            <text:p>North Potomac MD 20878</text:p>
          </table:table-cell>
          <table:table-cell office:value-type="string" calcext:value-type="string">
            <text:p>13801 DuFief Mill Rd</text:p>
          </table:table-cell>
          <table:table-cell office:value-type="float" office:value="-77.2486226120228" calcext:value-type="float">
            <text:p>-77.2486226120228</text:p>
          </table:table-cell>
          <table:table-cell office:value-type="float" office:value="35536.0160153277" calcext:value-type="float">
            <text:p>35536.0160153277</text:p>
          </table:table-cell>
          <table:table-cell office:value-type="float" office:value="40723083.9386285" calcext:value-type="float">
            <text:p>40723083.9386285</text:p>
          </table:table-cell>
          <table:table-cell office:value-type="float" office:value="39.0824785578752" calcext:value-type="float">
            <text:p>39.0824785578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1089.5604609" calcext:value-type="float">
            <text:p>31089.5604609</text:p>
          </table:table-cell>
          <table:table-cell office:value-type="float" office:value="31089.5595283" calcext:value-type="float">
            <text:p>31089.5595283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13051" calcext:value-type="float">
            <text:p>13051</text:p>
          </table:table-cell>
          <table:table-cell office:value-type="float" office:value="152" calcext:value-type="float">
            <text:p>152</text:p>
          </table:table-cell>
          <table:table-cell office:value-type="float" office:value="1283206.74921939" calcext:value-type="float">
            <text:p>1283206.74921939</text:p>
          </table:table-cell>
          <table:table-cell office:value-type="float" office:value="515906.438255295" calcext:value-type="float">
            <text:p>515906.438255295</text:p>
          </table:table-cell>
          <table:table-cell office:value-type="string" calcext:value-type="string">
            <text:p>13-51</text:p>
          </table:table-cell>
          <table:table-cell office:value-type="string" calcext:value-type="string">
            <text:p>ROCK CREEK VALLEY ELEMENTARY SCHOOL</text:p>
          </table:table-cell>
          <table:table-cell office:value-type="string" calcext:value-type="string">
            <text:p><text:s/>5121 Russett Rd Rockville MD 20853</text:p>
          </table:table-cell>
          <table:table-cell office:value-type="float" office:value="-77.1026085569293" calcext:value-type="float">
            <text:p>-77.1026085569293</text:p>
          </table:table-cell>
          <table:table-cell office:value-type="float" office:value="39.0832114338616" calcext:value-type="float">
            <text:p>39.083211433861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5121 Russett Rd</text:p>
          </table:table-cell>
          <table:table-cell office:value-type="float" office:value="-77.1026085569293" calcext:value-type="float">
            <text:p>-77.1026085569293</text:p>
          </table:table-cell>
          <table:table-cell office:value-type="float" office:value="31089.5595282703" calcext:value-type="float">
            <text:p>31089.5595282703</text:p>
          </table:table-cell>
          <table:table-cell office:value-type="float" office:value="29008552.7621421" calcext:value-type="float">
            <text:p>29008552.7621421</text:p>
          </table:table-cell>
          <table:table-cell office:value-type="float" office:value="39.0832114338616" calcext:value-type="float">
            <text:p>39.0832114338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492.8115022" calcext:value-type="float">
            <text:p>16492.8115022</text:p>
          </table:table-cell>
          <table:table-cell office:value-type="float" office:value="16492.8116676" calcext:value-type="float">
            <text:p>16492.8116676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5021" calcext:value-type="float">
            <text:p>5021</text:p>
          </table:table-cell>
          <table:table-cell office:value-type="float" office:value="52" calcext:value-type="float">
            <text:p>52</text:p>
          </table:table-cell>
          <table:table-cell office:value-type="float" office:value="1328901.6243649" calcext:value-type="float">
            <text:p>1328901.6243649</text:p>
          </table:table-cell>
          <table:table-cell office:value-type="float" office:value="514225.001329467" calcext:value-type="float">
            <text:p>514225.001329467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EAST COUNTY COMMUNITY RECREATION CENTER</text:p>
          </table:table-cell>
          <table:table-cell office:value-type="string" calcext:value-type="string">
            <text:p><text:s/>3310 Gateshead Manor Way Silver Spring MD 20904</text:p>
          </table:table-cell>
          <table:table-cell office:value-type="float" office:value="-76.9416361833912" calcext:value-type="float">
            <text:p>-76.9416361833912</text:p>
          </table:table-cell>
          <table:table-cell office:value-type="float" office:value="39.0786251979519" calcext:value-type="float">
            <text:p>39.07862519795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310 Gateshead Manor Way</text:p>
          </table:table-cell>
          <table:table-cell office:value-type="float" office:value="-76.9416361833912" calcext:value-type="float">
            <text:p>-76.9416361833912</text:p>
          </table:table-cell>
          <table:table-cell office:value-type="float" office:value="16492.8116675341" calcext:value-type="float">
            <text:p>16492.8116675341</text:p>
          </table:table-cell>
          <table:table-cell office:value-type="float" office:value="15205908.1733747" calcext:value-type="float">
            <text:p>15205908.1733747</text:p>
          </table:table-cell>
          <table:table-cell office:value-type="float" office:value="39.0786251979519" calcext:value-type="float">
            <text:p>39.0786251979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121.6398118" calcext:value-type="float">
            <text:p>41121.6398118</text:p>
          </table:table-cell>
          <table:table-cell office:value-type="float" office:value="41121.640457" calcext:value-type="float">
            <text:p>41121.640457</text:p>
          </table:table-cell>
          <table:table-cell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5009" calcext:value-type="float">
            <text:p>5009</text:p>
          </table:table-cell>
          <table:table-cell office:value-type="float" office:value="192" calcext:value-type="float">
            <text:p>192</text:p>
          </table:table-cell>
          <table:table-cell office:value-type="float" office:value="1307232.9984109" calcext:value-type="float">
            <text:p>1307232.9984109</text:p>
          </table:table-cell>
          <table:table-cell office:value-type="float" office:value="512871.001740888" calcext:value-type="float">
            <text:p>512871.001740888</text:p>
          </table:table-cell>
          <table:table-cell office:value-type="string" calcext:value-type="string">
            <text:p>05-09</text:p>
          </table:table-cell>
          <table:table-cell office:value-type="string" calcext:value-type="string">
            <text:p>WESTOVER ELEMENTARY SCHOOL</text:p>
          </table:table-cell>
          <table:table-cell office:value-type="string" calcext:value-type="string">
            <text:p><text:s/>401 Hawkesbury Ln Silver Spring MD 20904</text:p>
          </table:table-cell>
          <table:table-cell office:value-type="float" office:value="-77.0179656125145" calcext:value-type="float">
            <text:p>-77.0179656125145</text:p>
          </table:table-cell>
          <table:table-cell office:value-type="float" office:value="39.07492074866" calcext:value-type="float">
            <text:p>39.0749207486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401 HAWKESBURY LN</text:p>
          </table:table-cell>
          <table:table-cell office:value-type="float" office:value="-77.0179656125145" calcext:value-type="float">
            <text:p>-77.0179656125145</text:p>
          </table:table-cell>
          <table:table-cell office:value-type="float" office:value="41121.6404570464" calcext:value-type="float">
            <text:p>41121.6404570464</text:p>
          </table:table-cell>
          <table:table-cell office:value-type="float" office:value="58808681.7995222" calcext:value-type="float">
            <text:p>58808681.7995222</text:p>
          </table:table-cell>
          <table:table-cell office:value-type="float" office:value="39.07492074866" calcext:value-type="float">
            <text:p>39.07492074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6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1050.6291502" calcext:value-type="float">
            <text:p>31050.6291502</text:p>
          </table:table-cell>
          <table:table-cell office:value-type="float" office:value="31050.6291188" calcext:value-type="float">
            <text:p>31050.6291188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3056" calcext:value-type="float">
            <text:p>13056</text:p>
          </table:table-cell>
          <table:table-cell office:value-type="float" office:value="160" calcext:value-type="float">
            <text:p>160</text:p>
          </table:table-cell>
          <table:table-cell office:value-type="float" office:value="1298446.87392281" calcext:value-type="float">
            <text:p>1298446.87392281</text:p>
          </table:table-cell>
          <table:table-cell office:value-type="float" office:value="518191.907109544" calcext:value-type="float">
            <text:p>518191.907109544</text:p>
          </table:table-cell>
          <table:table-cell office:value-type="string" calcext:value-type="string">
            <text:p>13-56</text:p>
          </table:table-cell>
          <table:table-cell office:value-type="string" calcext:value-type="string">
            <text:p>ARGYLE MIDDLE SCHOOL</text:p>
          </table:table-cell>
          <table:table-cell office:value-type="string" calcext:value-type="string">
            <text:p><text:s/>2400 Bel Pre Rd Silver Spring MD 20906</text:p>
          </table:table-cell>
          <table:table-cell office:value-type="float" office:value="-77.0489242301558" calcext:value-type="float">
            <text:p>-77.0489242301558</text:p>
          </table:table-cell>
          <table:table-cell office:value-type="float" office:value="39.0895212516922" calcext:value-type="float">
            <text:p>39.089521251692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400 Bel Pre Rd</text:p>
          </table:table-cell>
          <table:table-cell office:value-type="float" office:value="-77.0489242301558" calcext:value-type="float">
            <text:p>-77.0489242301558</text:p>
          </table:table-cell>
          <table:table-cell office:value-type="float" office:value="31050.6291188023" calcext:value-type="float">
            <text:p>31050.6291188023</text:p>
          </table:table-cell>
          <table:table-cell office:value-type="float" office:value="30834691.7168978" calcext:value-type="float">
            <text:p>30834691.7168978</text:p>
          </table:table-cell>
          <table:table-cell office:value-type="float" office:value="39.0895212516922" calcext:value-type="float">
            <text:p>39.0895212516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0400.9439201" calcext:value-type="float">
            <text:p>40400.9439201</text:p>
          </table:table-cell>
          <table:table-cell office:value-type="float" office:value="40400.9443521" calcext:value-type="float">
            <text:p>40400.9443521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3002" calcext:value-type="float">
            <text:p>13002</text:p>
          </table:table-cell>
          <table:table-cell office:value-type="float" office:value="125" calcext:value-type="float">
            <text:p>125</text:p>
          </table:table-cell>
          <table:table-cell office:value-type="float" office:value="1301252.12323356" calcext:value-type="float">
            <text:p>1301252.12323356</text:p>
          </table:table-cell>
          <table:table-cell office:value-type="float" office:value="509532.875871211" calcext:value-type="float">
            <text:p>509532.875871211</text:p>
          </table:table-cell>
          <table:table-cell office:value-type="string" calcext:value-type="string">
            <text:p>13-02</text:p>
          </table:table-cell>
          <table:table-cell office:value-type="string" calcext:value-type="string">
            <text:p>JOHN F. KENNEDY HIGH SCHOOL</text:p>
          </table:table-cell>
          <table:table-cell office:value-type="string" calcext:value-type="string">
            <text:p><text:s/>1901 Randolph Rd Silver Spring MD 20902</text:p>
          </table:table-cell>
          <table:table-cell office:value-type="float" office:value="-77.039027844482" calcext:value-type="float">
            <text:p>-77.039027844482</text:p>
          </table:table-cell>
          <table:table-cell office:value-type="float" office:value="39.065750273468" calcext:value-type="float">
            <text:p>39.065750273468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901 Randolph Rd</text:p>
          </table:table-cell>
          <table:table-cell office:value-type="float" office:value="-77.039027844482" calcext:value-type="float">
            <text:p>-77.039027844482</text:p>
          </table:table-cell>
          <table:table-cell office:value-type="float" office:value="40400.9443521254" calcext:value-type="float">
            <text:p>40400.9443521254</text:p>
          </table:table-cell>
          <table:table-cell office:value-type="float" office:value="54108655.3706984" calcext:value-type="float">
            <text:p>54108655.3706984</text:p>
          </table:table-cell>
          <table:table-cell office:value-type="float" office:value="39.065750273468" calcext:value-type="float">
            <text:p>39.065750273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492.661962" calcext:value-type="float">
            <text:p>32492.661962</text:p>
          </table:table-cell>
          <table:table-cell office:value-type="float" office:value="32492.6616397" calcext:value-type="float">
            <text:p>32492.6616397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5008" calcext:value-type="float">
            <text:p>5008</text:p>
          </table:table-cell>
          <table:table-cell office:value-type="float" office:value="42" calcext:value-type="float">
            <text:p>42</text:p>
          </table:table-cell>
          <table:table-cell office:value-type="float" office:value="1316991.87423432" calcext:value-type="float">
            <text:p>1316991.87423432</text:p>
          </table:table-cell>
          <table:table-cell office:value-type="float" office:value="512866.501093715" calcext:value-type="float">
            <text:p>512866.501093715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WILLIAM TYLER PAGE ELEMENTARY SCHOOL</text:p>
          </table:table-cell>
          <table:table-cell office:value-type="string" calcext:value-type="string">
            <text:p><text:s/>13400 Tamarack Rd Silver Spring MD 20904</text:p>
          </table:table-cell>
          <table:table-cell office:value-type="float" office:value="-76.9835905822603" calcext:value-type="float">
            <text:p>-76.9835905822603</text:p>
          </table:table-cell>
          <table:table-cell office:value-type="float" office:value="39.0749086198213" calcext:value-type="float">
            <text:p>39.0749086198213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400 Tamarack Rd</text:p>
          </table:table-cell>
          <table:table-cell office:value-type="float" office:value="-76.9835905822603" calcext:value-type="float">
            <text:p>-76.9835905822603</text:p>
          </table:table-cell>
          <table:table-cell office:value-type="float" office:value="32492.6616397389" calcext:value-type="float">
            <text:p>32492.6616397389</text:p>
          </table:table-cell>
          <table:table-cell office:value-type="float" office:value="43191640.7980168" calcext:value-type="float">
            <text:p>43191640.7980168</text:p>
          </table:table-cell>
          <table:table-cell office:value-type="float" office:value="39.0749086198213" calcext:value-type="float">
            <text:p>39.07490861982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552.1836982" calcext:value-type="float">
            <text:p>21552.1836982</text:p>
          </table:table-cell>
          <table:table-cell office:value-type="float" office:value="21552.1834698" calcext:value-type="float">
            <text:p>21552.1834698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4024" calcext:value-type="float">
            <text:p>4024</text:p>
          </table:table-cell>
          <table:table-cell office:value-type="float" office:value="186" calcext:value-type="float">
            <text:p>186</text:p>
          </table:table-cell>
          <table:table-cell office:value-type="float" office:value="1257890.18502323" calcext:value-type="float">
            <text:p>1257890.18502323</text:p>
          </table:table-cell>
          <table:table-cell office:value-type="float" office:value="517324.459369376" calcext:value-type="float">
            <text:p>517324.459369376</text:p>
          </table:table-cell>
          <table:table-cell office:value-type="string" calcext:value-type="string">
            <text:p>04-24</text:p>
          </table:table-cell>
          <table:table-cell office:value-type="string" calcext:value-type="string">
            <text:p>LAKEWOOD ELEMENTARY SCHOOL</text:p>
          </table:table-cell>
          <table:table-cell office:value-type="string" calcext:value-type="string">
            <text:p><text:s/>2534 Lindley Ter Rockville MD 20850</text:p>
          </table:table-cell>
          <table:table-cell office:value-type="float" office:value="-77.1918052835847" calcext:value-type="float">
            <text:p>-77.1918052835847</text:p>
          </table:table-cell>
          <table:table-cell office:value-type="float" office:value="39.086992727143" calcext:value-type="float">
            <text:p>39.08699272714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534 LINDLEY TER</text:p>
          </table:table-cell>
          <table:table-cell office:value-type="float" office:value="-77.1918052835847" calcext:value-type="float">
            <text:p>-77.1918052835847</text:p>
          </table:table-cell>
          <table:table-cell office:value-type="float" office:value="21552.1834697854" calcext:value-type="float">
            <text:p>21552.1834697854</text:p>
          </table:table-cell>
          <table:table-cell office:value-type="float" office:value="21770108.9500445" calcext:value-type="float">
            <text:p>21770108.9500445</text:p>
          </table:table-cell>
          <table:table-cell office:value-type="float" office:value="39.086992727143" calcext:value-type="float">
            <text:p>39.086992727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8067.6768489" calcext:value-type="float">
            <text:p>18067.6768489</text:p>
          </table:table-cell>
          <table:table-cell office:value-type="float" office:value="18067.6765251" calcext:value-type="float">
            <text:p>18067.6765251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3055" calcext:value-type="float">
            <text:p>13055</text:p>
          </table:table-cell>
          <table:table-cell office:value-type="float" office:value="231" calcext:value-type="float">
            <text:p>231</text:p>
          </table:table-cell>
          <table:table-cell office:value-type="float" office:value="1293734.99817598" calcext:value-type="float">
            <text:p>1293734.99817598</text:p>
          </table:table-cell>
          <table:table-cell office:value-type="float" office:value="516645.000098377" calcext:value-type="float">
            <text:p>516645.000098377</text:p>
          </table:table-cell>
          <table:table-cell office:value-type="string" calcext:value-type="string">
            <text:p>13-55</text:p>
          </table:table-cell>
          <table:table-cell office:value-type="string" calcext:value-type="string">
            <text:p>STRATHMORE ELEMENTARY SCHOOL</text:p>
          </table:table-cell>
          <table:table-cell office:value-type="string" calcext:value-type="string">
            <text:p><text:s/>3200 Beaverwood Ln Silver Spring MD 20906</text:p>
          </table:table-cell>
          <table:table-cell office:value-type="float" office:value="-77.065521009683" calcext:value-type="float">
            <text:p>-77.065521009683</text:p>
          </table:table-cell>
          <table:table-cell office:value-type="float" office:value="39.0852658835851" calcext:value-type="float">
            <text:p>39.08526588358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200 BEAVERWOOD LN</text:p>
          </table:table-cell>
          <table:table-cell office:value-type="float" office:value="-77.065521009683" calcext:value-type="float">
            <text:p>-77.065521009683</text:p>
          </table:table-cell>
          <table:table-cell office:value-type="float" office:value="18067.6765251137" calcext:value-type="float">
            <text:p>18067.6765251137</text:p>
          </table:table-cell>
          <table:table-cell office:value-type="float" office:value="13226828.4268568" calcext:value-type="float">
            <text:p>13226828.4268568</text:p>
          </table:table-cell>
          <table:table-cell office:value-type="float" office:value="39.0852658835851" calcext:value-type="float">
            <text:p>39.08526588358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096.3672026" calcext:value-type="float">
            <text:p>20096.3672026</text:p>
          </table:table-cell>
          <table:table-cell office:value-type="float" office:value="20096.3661885" calcext:value-type="float">
            <text:p>20096.3661885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4009" calcext:value-type="float">
            <text:p>4009</text:p>
          </table:table-cell>
          <table:table-cell office:value-type="float" office:value="18" calcext:value-type="float">
            <text:p>18</text:p>
          </table:table-cell>
          <table:table-cell office:value-type="float" office:value="1279290.74950548" calcext:value-type="float">
            <text:p>1279290.74950548</text:p>
          </table:table-cell>
          <table:table-cell office:value-type="float" office:value="516326.594567209" calcext:value-type="float">
            <text:p>516326.594567209</text:p>
          </table:table-cell>
          <table:table-cell office:value-type="string" calcext:value-type="string">
            <text:p>04-09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20096.3661885183" calcext:value-type="float">
            <text:p>20096.3661885183</text:p>
          </table:table-cell>
          <table:table-cell office:value-type="float" office:value="16363225.8365123" calcext:value-type="float">
            <text:p>16363225.8365123</text:p>
          </table:table-cell>
          <table:table-cell office:value-type="float" office:value="39.0843521368792" calcext:value-type="float">
            <text:p>39.0843521368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1211.3039957" calcext:value-type="float">
            <text:p>21211.3039957</text:p>
          </table:table-cell>
          <table:table-cell office:value-type="float" office:value="21211.3043193" calcext:value-type="float">
            <text:p>21211.3043193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045" calcext:value-type="float">
            <text:p>13045</text:p>
          </table:table-cell>
          <table:table-cell office:value-type="float" office:value="258" calcext:value-type="float">
            <text:p>258</text:p>
          </table:table-cell>
          <table:table-cell office:value-type="float" office:value="1286312.49956957" calcext:value-type="float">
            <text:p>1286312.49956957</text:p>
          </table:table-cell>
          <table:table-cell office:value-type="float" office:value="516245.625569046" calcext:value-type="float">
            <text:p>516245.625569046</text:p>
          </table:table-cell>
          <table:table-cell office:value-type="string" calcext:value-type="string">
            <text:p>13-45</text:p>
          </table:table-cell>
          <table:table-cell office:value-type="string" calcext:value-type="string">
            <text:p>PARKLAND MIDDLE SCHOOL</text:p>
          </table:table-cell>
          <table:table-cell office:value-type="string" calcext:value-type="string">
            <text:p><text:s/>4610 W Frankfort Dr Rockville MD 20853</text:p>
          </table:table-cell>
          <table:table-cell office:value-type="float" office:value="-77.0916686751734" calcext:value-type="float">
            <text:p>-77.0916686751734</text:p>
          </table:table-cell>
          <table:table-cell office:value-type="float" office:value="39.0841517963009" calcext:value-type="float">
            <text:p>39.0841517963009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0 W Frankfort Dr</text:p>
          </table:table-cell>
          <table:table-cell office:value-type="float" office:value="-77.0916686751734" calcext:value-type="float">
            <text:p>-77.0916686751734</text:p>
          </table:table-cell>
          <table:table-cell office:value-type="float" office:value="21211.3043192699" calcext:value-type="float">
            <text:p>21211.3043192699</text:p>
          </table:table-cell>
          <table:table-cell office:value-type="float" office:value="16485125.9715993" calcext:value-type="float">
            <text:p>16485125.9715993</text:p>
          </table:table-cell>
          <table:table-cell office:value-type="float" office:value="39.0841517963009" calcext:value-type="float">
            <text:p>39.0841517963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723.5793993" calcext:value-type="float">
            <text:p>30723.5793993</text:p>
          </table:table-cell>
          <table:table-cell office:value-type="float" office:value="30723.5804405" calcext:value-type="float">
            <text:p>30723.5804405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5017" calcext:value-type="float">
            <text:p>5017</text:p>
          </table:table-cell>
          <table:table-cell office:value-type="float" office:value="241" calcext:value-type="float">
            <text:p>241</text:p>
          </table:table-cell>
          <table:table-cell office:value-type="float" office:value="1324350.00026606" calcext:value-type="float">
            <text:p>1324350.00026606</text:p>
          </table:table-cell>
          <table:table-cell office:value-type="float" office:value="512883.218908042" calcext:value-type="float">
            <text:p>512883.218908042</text:p>
          </table:table-cell>
          <table:table-cell office:value-type="string" calcext:value-type="string">
            <text:p>05-17</text:p>
          </table:table-cell>
          <table:table-cell office:value-type="string" calcext:value-type="string">
            <text:p>FAIRLAND SCHOOL CENTER</text:p>
          </table:table-cell>
          <table:table-cell office:value-type="string" calcext:value-type="string">
            <text:p><text:s/>13313 Old Columbia Pike Silver Spring MD 20904</text:p>
          </table:table-cell>
          <table:table-cell office:value-type="float" office:value="-76.9576720207204" calcext:value-type="float">
            <text:p>-76.9576720207204</text:p>
          </table:table-cell>
          <table:table-cell office:value-type="float" office:value="39.0749480216321" calcext:value-type="float">
            <text:p>39.074948021632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313 OLD COLUMBIA PIKE</text:p>
          </table:table-cell>
          <table:table-cell office:value-type="float" office:value="-76.9576720207204" calcext:value-type="float">
            <text:p>-76.9576720207204</text:p>
          </table:table-cell>
          <table:table-cell office:value-type="float" office:value="30723.5804404226" calcext:value-type="float">
            <text:p>30723.5804404226</text:p>
          </table:table-cell>
          <table:table-cell office:value-type="float" office:value="48209948.3171401" calcext:value-type="float">
            <text:p>48209948.3171401</text:p>
          </table:table-cell>
          <table:table-cell office:value-type="float" office:value="39.0749480216321" calcext:value-type="float">
            <text:p>39.0749480216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15.8549745" calcext:value-type="float">
            <text:p>24015.8549745</text:p>
          </table:table-cell>
          <table:table-cell office:value-type="float" office:value="24015.8558357" calcext:value-type="float">
            <text:p>24015.8558357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4021" calcext:value-type="float">
            <text:p>4021</text:p>
          </table:table-cell>
          <table:table-cell office:value-type="float" office:value="24" calcext:value-type="float">
            <text:p>24</text:p>
          </table:table-cell>
          <table:table-cell office:value-type="float" office:value="1262217.37551582" calcext:value-type="float">
            <text:p>1262217.37551582</text:p>
          </table:table-cell>
          <table:table-cell office:value-type="float" office:value="514026.12639913" calcext:value-type="float">
            <text:p>514026.12639913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FALLSMEAD ELEMENTARY SCHOOL</text:p>
          </table:table-cell>
          <table:table-cell office:value-type="string" calcext:value-type="string">
            <text:p><text:s/>1800 Greenplace Ter Rockville MD 20850</text:p>
          </table:table-cell>
          <table:table-cell office:value-type="float" office:value="-77.1765379948728" calcext:value-type="float">
            <text:p>-77.1765379948728</text:p>
          </table:table-cell>
          <table:table-cell office:value-type="float" office:value="39.0779606487891" calcext:value-type="float">
            <text:p>39.0779606487891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800 Greenplace Ter</text:p>
          </table:table-cell>
          <table:table-cell office:value-type="float" office:value="-77.1765379948728" calcext:value-type="float">
            <text:p>-77.1765379948728</text:p>
          </table:table-cell>
          <table:table-cell office:value-type="float" office:value="24015.8558357102" calcext:value-type="float">
            <text:p>24015.8558357102</text:p>
          </table:table-cell>
          <table:table-cell office:value-type="float" office:value="23736536.0074661" calcext:value-type="float">
            <text:p>23736536.0074661</text:p>
          </table:table-cell>
          <table:table-cell office:value-type="float" office:value="39.0779606487891" calcext:value-type="float">
            <text:p>39.07796064878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5711.0201381" calcext:value-type="float">
            <text:p>85711.0201381</text:p>
          </table:table-cell>
          <table:table-cell office:value-type="float" office:value="85711.0198623" calcext:value-type="float">
            <text:p>85711.0198623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6002" calcext:value-type="float">
            <text:p>6002</text:p>
          </table:table-cell>
          <table:table-cell office:value-type="float" office:value="196" calcext:value-type="float">
            <text:p>196</text:p>
          </table:table-cell>
          <table:table-cell office:value-type="float" office:value="1249949.9984758" calcext:value-type="float">
            <text:p>1249949.9984758</text:p>
          </table:table-cell>
          <table:table-cell office:value-type="float" office:value="494460.142565295" calcext:value-type="float">
            <text:p>494460.142565295</text:p>
          </table:table-cell>
          <table:table-cell office:value-type="string" calcext:value-type="string">
            <text:p>06-02</text:p>
          </table:table-cell>
          <table:table-cell office:value-type="string" calcext:value-type="string">
            <text:p>SS. PETER AND PAUL ORTHODOX CHURCH</text:p>
          </table:table-cell>
          <table:table-cell office:value-type="string" calcext:value-type="string">
            <text:p><text:s/>10620 River Rd Potomac MD 20854</text:p>
          </table:table-cell>
          <table:table-cell office:value-type="float" office:value="-77.2195850031185" calcext:value-type="float">
            <text:p>-77.2195850031185</text:p>
          </table:table-cell>
          <table:table-cell office:value-type="float" office:value="39.0241659769187" calcext:value-type="float">
            <text:p>39.024165976918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620 RIVER RD</text:p>
          </table:table-cell>
          <table:table-cell office:value-type="float" office:value="-77.2195850031185" calcext:value-type="float">
            <text:p>-77.2195850031185</text:p>
          </table:table-cell>
          <table:table-cell office:value-type="float" office:value="85711.019862363" calcext:value-type="float">
            <text:p>85711.019862363</text:p>
          </table:table-cell>
          <table:table-cell office:value-type="float" office:value="271733372.809065" calcext:value-type="float">
            <text:p>271733372.809065</text:p>
          </table:table-cell>
          <table:table-cell office:value-type="float" office:value="39.0241659769187" calcext:value-type="float">
            <text:p>39.0241659769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101.2818861" calcext:value-type="float">
            <text:p>24101.2818861</text:p>
          </table:table-cell>
          <table:table-cell office:value-type="float" office:value="24101.2824112" calcext:value-type="float">
            <text:p>24101.2824112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4002" calcext:value-type="float">
            <text:p>4002</text:p>
          </table:table-cell>
          <table:table-cell office:value-type="float" office:value="13" calcext:value-type="float">
            <text:p>13</text:p>
          </table:table-cell>
          <table:table-cell office:value-type="float" office:value="1265808.37423931" calcext:value-type="float">
            <text:p>1265808.37423931</text:p>
          </table:table-cell>
          <table:table-cell office:value-type="float" office:value="513577.593831629" calcext:value-type="float">
            <text:p>513577.593831629</text:p>
          </table:table-cell>
          <table:table-cell office:value-type="string" calcext:value-type="string">
            <text:p>04-02</text:p>
          </table:table-cell>
          <table:table-cell office:value-type="string" calcext:value-type="string">
            <text:p>JULIUS WEST MIDDLE SCHOOL</text:p>
          </table:table-cell>
          <table:table-cell office:value-type="string" calcext:value-type="string">
            <text:p><text:s/>651 Great Falls Rd Rockville MD 20850</text:p>
          </table:table-cell>
          <table:table-cell office:value-type="float" office:value="-77.1638855687742" calcext:value-type="float">
            <text:p>-77.1638855687742</text:p>
          </table:table-cell>
          <table:table-cell office:value-type="float" office:value="39.0767475199953" calcext:value-type="float">
            <text:p>39.076747519995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651 Great Falls Rd</text:p>
          </table:table-cell>
          <table:table-cell office:value-type="float" office:value="-77.1638855687742" calcext:value-type="float">
            <text:p>-77.1638855687742</text:p>
          </table:table-cell>
          <table:table-cell office:value-type="float" office:value="24101.2824112081" calcext:value-type="float">
            <text:p>24101.2824112081</text:p>
          </table:table-cell>
          <table:table-cell office:value-type="float" office:value="25762061.6501626" calcext:value-type="float">
            <text:p>25762061.6501626</text:p>
          </table:table-cell>
          <table:table-cell office:value-type="float" office:value="39.0767475199953" calcext:value-type="float">
            <text:p>39.07674751999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893.8517738" calcext:value-type="float">
            <text:p>18893.8517738</text:p>
          </table:table-cell>
          <table:table-cell office:value-type="float" office:value="18893.8515347" calcext:value-type="float">
            <text:p>18893.8515347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5002" calcext:value-type="float">
            <text:p>5002</text:p>
          </table:table-cell>
          <table:table-cell office:value-type="float" office:value="39" calcext:value-type="float">
            <text:p>39</text:p>
          </table:table-cell>
          <table:table-cell office:value-type="float" office:value="1328867.49877697" calcext:value-type="float">
            <text:p>1328867.49877697</text:p>
          </table:table-cell>
          <table:table-cell office:value-type="float" office:value="514878.469182625" calcext:value-type="float">
            <text:p>514878.469182625</text:p>
          </table:table-cell>
          <table:table-cell office:value-type="string" calcext:value-type="string">
            <text:p>05-02</text:p>
          </table:table-cell>
          <table:table-cell office:value-type="string" calcext:value-type="string">
            <text:p>GREENCASTLE ELEMENTARY SCHOOL</text:p>
          </table:table-cell>
          <table:table-cell office:value-type="string" calcext:value-type="string">
            <text:p><text:s/>13611 Robey Rd Silver Spring MD 20904</text:p>
          </table:table-cell>
          <table:table-cell office:value-type="float" office:value="-76.9417549261844" calcext:value-type="float">
            <text:p>-76.9417549261844</text:p>
          </table:table-cell>
          <table:table-cell office:value-type="float" office:value="39.0804194523367" calcext:value-type="float">
            <text:p>39.080419452336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611 Robey Rd</text:p>
          </table:table-cell>
          <table:table-cell office:value-type="float" office:value="-76.9417549261844" calcext:value-type="float">
            <text:p>-76.9417549261844</text:p>
          </table:table-cell>
          <table:table-cell office:value-type="float" office:value="18893.851534704" calcext:value-type="float">
            <text:p>18893.851534704</text:p>
          </table:table-cell>
          <table:table-cell office:value-type="float" office:value="16492868.8799172" calcext:value-type="float">
            <text:p>16492868.8799172</text:p>
          </table:table-cell>
          <table:table-cell office:value-type="float" office:value="39.0804194523367" calcext:value-type="float">
            <text:p>39.0804194523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401.8629407" calcext:value-type="float">
            <text:p>16401.8629407</text:p>
          </table:table-cell>
          <table:table-cell office:value-type="float" office:value="16401.863403" calcext:value-type="float">
            <text:p>16401.863403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4006" calcext:value-type="float">
            <text:p>4006</text:p>
          </table:table-cell>
          <table:table-cell office:value-type="float" office:value="15" calcext:value-type="float">
            <text:p>15</text:p>
          </table:table-cell>
          <table:table-cell office:value-type="float" office:value="1274612.31168389" calcext:value-type="float">
            <text:p>1274612.31168389</text:p>
          </table:table-cell>
          <table:table-cell office:value-type="float" office:value="514787.760046467" calcext:value-type="float">
            <text:p>514787.760046467</text:p>
          </table:table-cell>
          <table:table-cell office:value-type="string" calcext:value-type="string">
            <text:p>04-06</text:p>
          </table:table-cell>
          <table:table-cell office:value-type="string" calcext:value-type="string">
            <text:p>LONE OAK SCHOOL CENTER</text:p>
          </table:table-cell>
          <table:table-cell office:value-type="string" calcext:value-type="string">
            <text:p><text:s/>1010 Grandin Ave Rockville MD 20851</text:p>
          </table:table-cell>
          <table:table-cell office:value-type="float" office:value="-77.1328796880512" calcext:value-type="float">
            <text:p>-77.1328796880512</text:p>
          </table:table-cell>
          <table:table-cell office:value-type="float" office:value="39.0801095016855" calcext:value-type="float">
            <text:p>39.0801095016855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010 Grandin Ave</text:p>
          </table:table-cell>
          <table:table-cell office:value-type="float" office:value="-77.1328796880512" calcext:value-type="float">
            <text:p>-77.1328796880512</text:p>
          </table:table-cell>
          <table:table-cell office:value-type="float" office:value="16401.8634030319" calcext:value-type="float">
            <text:p>16401.8634030319</text:p>
          </table:table-cell>
          <table:table-cell office:value-type="float" office:value="15776495.5283598" calcext:value-type="float">
            <text:p>15776495.5283598</text:p>
          </table:table-cell>
          <table:table-cell office:value-type="float" office:value="39.0801095016855" calcext:value-type="float">
            <text:p>39.08010950168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326.0918375" calcext:value-type="float">
            <text:p>31326.0918375</text:p>
          </table:table-cell>
          <table:table-cell office:value-type="float" office:value="31326.092068" calcext:value-type="float">
            <text:p>31326.092068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4005" calcext:value-type="float">
            <text:p>4005</text:p>
          </table:table-cell>
          <table:table-cell office:value-type="float" office:value="14" calcext:value-type="float">
            <text:p>14</text:p>
          </table:table-cell>
          <table:table-cell office:value-type="float" office:value="1270962.87475707" calcext:value-type="float">
            <text:p>1270962.87475707</text:p>
          </table:table-cell>
          <table:table-cell office:value-type="float" office:value="513767.188924879" calcext:value-type="float">
            <text:p>513767.188924879</text:p>
          </table:table-cell>
          <table:table-cell office:value-type="string" calcext:value-type="string">
            <text:p>04-05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1326.0920679476" calcext:value-type="float">
            <text:p>31326.0920679476</text:p>
          </table:table-cell>
          <table:table-cell office:value-type="float" office:value="25051643.3954024" calcext:value-type="float">
            <text:p>25051643.3954024</text:p>
          </table:table-cell>
          <table:table-cell office:value-type="float" office:value="39.0772920814269" calcext:value-type="float">
            <text:p>39.07729208142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758.1232757" calcext:value-type="float">
            <text:p>28758.1232757</text:p>
          </table:table-cell>
          <table:table-cell office:value-type="float" office:value="28758.1229009" calcext:value-type="float">
            <text:p>28758.1229009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5012" calcext:value-type="float">
            <text:p>5012</text:p>
          </table:table-cell>
          <table:table-cell office:value-type="float" office:value="45" calcext:value-type="float">
            <text:p>45</text:p>
          </table:table-cell>
          <table:table-cell office:value-type="float" office:value="1327577.87340347" calcext:value-type="float">
            <text:p>1327577.87340347</text:p>
          </table:table-cell>
          <table:table-cell office:value-type="float" office:value="508881.969036549" calcext:value-type="float">
            <text:p>508881.969036549</text:p>
          </table:table-cell>
          <table:table-cell office:value-type="string" calcext:value-type="string">
            <text:p>05-12</text:p>
          </table:table-cell>
          <table:table-cell office:value-type="string" calcext:value-type="string">
            <text:p>GALWAY ELEMENTARY SCHOOL</text:p>
          </table:table-cell>
          <table:table-cell office:value-type="string" calcext:value-type="string">
            <text:p><text:s/>12612 Galway Dr Silver Spring MD 20904</text:p>
          </table:table-cell>
          <table:table-cell office:value-type="float" office:value="-76.9463103252491" calcext:value-type="float">
            <text:p>-76.9463103252491</text:p>
          </table:table-cell>
          <table:table-cell office:value-type="float" office:value="39.0639572993597" calcext:value-type="float">
            <text:p>39.063957299359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612 Galway Dr</text:p>
          </table:table-cell>
          <table:table-cell office:value-type="float" office:value="-76.9463103252491" calcext:value-type="float">
            <text:p>-76.9463103252491</text:p>
          </table:table-cell>
          <table:table-cell office:value-type="float" office:value="28758.1229009362" calcext:value-type="float">
            <text:p>28758.1229009362</text:p>
          </table:table-cell>
          <table:table-cell office:value-type="float" office:value="43391253.5566759" calcext:value-type="float">
            <text:p>43391253.5566759</text:p>
          </table:table-cell>
          <table:table-cell office:value-type="float" office:value="39.0639572993597" calcext:value-type="float">
            <text:p>39.06395729935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6083.8805529" calcext:value-type="float">
            <text:p>16083.8805529</text:p>
          </table:table-cell>
          <table:table-cell office:value-type="float" office:value="16083.8803304" calcext:value-type="float">
            <text:p>16083.8803304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4029" calcext:value-type="float">
            <text:p>4029</text:p>
          </table:table-cell>
          <table:table-cell office:value-type="float" office:value="27" calcext:value-type="float">
            <text:p>27</text:p>
          </table:table-cell>
          <table:table-cell office:value-type="float" office:value="1258704.09120381" calcext:value-type="float">
            <text:p>1258704.09120381</text:p>
          </table:table-cell>
          <table:table-cell office:value-type="float" office:value="507207.224682629" calcext:value-type="float">
            <text:p>507207.224682629</text:p>
          </table:table-cell>
          <table:table-cell office:value-type="string" calcext:value-type="string">
            <text:p>04-29</text:p>
          </table:table-cell>
          <table:table-cell office:value-type="string" calcext:value-type="string">
            <text:p>COLD SPRING ELEMENTARY SCHOOL</text:p>
          </table:table-cell>
          <table:table-cell office:value-type="string" calcext:value-type="string">
            <text:p><text:s/>9201 Falls Chapel Way Potomac MD 20854</text:p>
          </table:table-cell>
          <table:table-cell office:value-type="float" office:value="-77.188864127886" calcext:value-type="float">
            <text:p>-77.188864127886</text:p>
          </table:table-cell>
          <table:table-cell office:value-type="float" office:value="39.0592190062811" calcext:value-type="float">
            <text:p>39.059219006281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01 Falls Chapel Way</text:p>
          </table:table-cell>
          <table:table-cell office:value-type="float" office:value="-77.188864127886" calcext:value-type="float">
            <text:p>-77.188864127886</text:p>
          </table:table-cell>
          <table:table-cell office:value-type="float" office:value="16083.8803303827" calcext:value-type="float">
            <text:p>16083.8803303827</text:p>
          </table:table-cell>
          <table:table-cell office:value-type="float" office:value="9718211.39005333" calcext:value-type="float">
            <text:p>9718211.39005333</text:p>
          </table:table-cell>
          <table:table-cell office:value-type="float" office:value="39.0592190062811" calcext:value-type="float">
            <text:p>39.0592190062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349.755456" calcext:value-type="float">
            <text:p>23349.755456</text:p>
          </table:table-cell>
          <table:table-cell office:value-type="float" office:value="23349.755133" calcext:value-type="float">
            <text:p>23349.75513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13001" calcext:value-type="float">
            <text:p>13001</text:p>
          </table:table-cell>
          <table:table-cell office:value-type="float" office:value="124" calcext:value-type="float">
            <text:p>124</text:p>
          </table:table-cell>
          <table:table-cell office:value-type="float" office:value="1294886.87448114" calcext:value-type="float">
            <text:p>1294886.87448114</text:p>
          </table:table-cell>
          <table:table-cell office:value-type="float" office:value="513139.376532212" calcext:value-type="float">
            <text:p>513139.376532212</text:p>
          </table:table-cell>
          <table:table-cell office:value-type="string" calcext:value-type="string">
            <text:p>13-01</text:p>
          </table:table-cell>
          <table:table-cell office:value-type="string" calcext:value-type="string">
            <text:p>GEORGIAN FOREST ELEMENTARY SCHOOL</text:p>
          </table:table-cell>
          <table:table-cell office:value-type="string" calcext:value-type="string">
            <text:p><text:s/>3100 Regina Dr Silver Spring MD 20906</text:p>
          </table:table-cell>
          <table:table-cell office:value-type="float" office:value="-77.0614546940075" calcext:value-type="float">
            <text:p>-77.0614546940075</text:p>
          </table:table-cell>
          <table:table-cell office:value-type="float" office:value="39.0756428673716" calcext:value-type="float">
            <text:p>39.075642867371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100 Regina Dr</text:p>
          </table:table-cell>
          <table:table-cell office:value-type="float" office:value="-77.0614546940075" calcext:value-type="float">
            <text:p>-77.0614546940075</text:p>
          </table:table-cell>
          <table:table-cell office:value-type="float" office:value="23349.7551329849" calcext:value-type="float">
            <text:p>23349.7551329849</text:p>
          </table:table-cell>
          <table:table-cell office:value-type="float" office:value="29077505.8018648" calcext:value-type="float">
            <text:p>29077505.8018648</text:p>
          </table:table-cell>
          <table:table-cell office:value-type="float" office:value="39.0756428673716" calcext:value-type="float">
            <text:p>39.07564286737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7245.9536245" calcext:value-type="float">
            <text:p>47245.9536245</text:p>
          </table:table-cell>
          <table:table-cell office:value-type="float" office:value="47245.9540454" calcext:value-type="float">
            <text:p>47245.9540454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4020" calcext:value-type="float">
            <text:p>4020</text:p>
          </table:table-cell>
          <table:table-cell office:value-type="float" office:value="22" calcext:value-type="float">
            <text:p>22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47245.9540454243" calcext:value-type="float">
            <text:p>47245.9540454243</text:p>
          </table:table-cell>
          <table:table-cell office:value-type="float" office:value="64874255.7340166" calcext:value-type="float">
            <text:p>64874255.7340166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81.19077711" calcext:value-type="float">
            <text:p>981.19077711</text:p>
          </table:table-cell>
          <table:table-cell office:value-type="float" office:value="981.19063786" calcext:value-type="float">
            <text:p>981.19063786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981.190637865861" calcext:value-type="float">
            <text:p>981.190637865861</text:p>
          </table:table-cell>
          <table:table-cell office:value-type="float" office:value="59620.248246733" calcext:value-type="float">
            <text:p>59620.248246733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9110.0033584" calcext:value-type="float">
            <text:p>19110.0033584</text:p>
          </table:table-cell>
          <table:table-cell office:value-type="float" office:value="19110.003407" calcext:value-type="float">
            <text:p>19110.00340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3035" calcext:value-type="float">
            <text:p>13035</text:p>
          </table:table-cell>
          <table:table-cell office:value-type="float" office:value="146" calcext:value-type="float">
            <text:p>146</text:p>
          </table:table-cell>
          <table:table-cell office:value-type="float" office:value="1293291.99971814" calcext:value-type="float">
            <text:p>1293291.99971814</text:p>
          </table:table-cell>
          <table:table-cell office:value-type="float" office:value="509423.34459421" calcext:value-type="float">
            <text:p>509423.34459421</text:p>
          </table:table-cell>
          <table:table-cell office:value-type="string" calcext:value-type="string">
            <text:p>13-35</text:p>
          </table:table-cell>
          <table:table-cell office:value-type="string" calcext:value-type="string">
            <text:p>WELLER ROAD ELEMENTARY SCHOOL</text:p>
          </table:table-cell>
          <table:table-cell office:value-type="string" calcext:value-type="string">
            <text:p><text:s/>3301 Weller Rd Silver Spring MD 20906</text:p>
          </table:table-cell>
          <table:table-cell office:value-type="float" office:value="-77.0670629806313" calcext:value-type="float">
            <text:p>-77.0670629806313</text:p>
          </table:table-cell>
          <table:table-cell office:value-type="float" office:value="39.0654368380007" calcext:value-type="float">
            <text:p>39.065436838000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1 Weller Rd</text:p>
          </table:table-cell>
          <table:table-cell office:value-type="float" office:value="-77.0670629806313" calcext:value-type="float">
            <text:p>-77.0670629806313</text:p>
          </table:table-cell>
          <table:table-cell office:value-type="float" office:value="19110.0034070451" calcext:value-type="float">
            <text:p>19110.0034070451</text:p>
          </table:table-cell>
          <table:table-cell office:value-type="float" office:value="19573170.1811537" calcext:value-type="float">
            <text:p>19573170.1811537</text:p>
          </table:table-cell>
          <table:table-cell office:value-type="float" office:value="39.0654368380007" calcext:value-type="float">
            <text:p>39.0654368380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5601.5575256" calcext:value-type="float">
            <text:p>15601.5575256</text:p>
          </table:table-cell>
          <table:table-cell office:value-type="float" office:value="15601.5566624" calcext:value-type="float">
            <text:p>15601.5566624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3037" calcext:value-type="float">
            <text:p>13037</text:p>
          </table:table-cell>
          <table:table-cell office:value-type="float" office:value="144" calcext:value-type="float">
            <text:p>144</text:p>
          </table:table-cell>
          <table:table-cell office:value-type="float" office:value="1285577.87472647" calcext:value-type="float">
            <text:p>1285577.87472647</text:p>
          </table:table-cell>
          <table:table-cell office:value-type="float" office:value="513255.5951318" calcext:value-type="float">
            <text:p>513255.5951318</text:p>
          </table:table-cell>
          <table:table-cell office:value-type="string" calcext:value-type="string">
            <text:p>13-37</text:p>
          </table:table-cell>
          <table:table-cell office:value-type="string" calcext:value-type="string">
            <text:p>ST. JOHN'S EVANGELICAL LUTHERAN CHURCH</text:p>
          </table:table-cell>
          <table:table-cell office:value-type="string" calcext:value-type="string">
            <text:p><text:s/>4629 Aspen Hill Rd Rockville MD 20853</text:p>
          </table:table-cell>
          <table:table-cell office:value-type="float" office:value="-77.0942458050318" calcext:value-type="float">
            <text:p>-77.0942458050318</text:p>
          </table:table-cell>
          <table:table-cell office:value-type="float" office:value="39.0759401664994" calcext:value-type="float">
            <text:p>39.075940166499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29 Aspen Hill Rd</text:p>
          </table:table-cell>
          <table:table-cell office:value-type="float" office:value="-77.0942458050318" calcext:value-type="float">
            <text:p>-77.0942458050318</text:p>
          </table:table-cell>
          <table:table-cell office:value-type="float" office:value="15601.5566623445" calcext:value-type="float">
            <text:p>15601.5566623445</text:p>
          </table:table-cell>
          <table:table-cell office:value-type="float" office:value="13178157.2788579" calcext:value-type="float">
            <text:p>13178157.2788579</text:p>
          </table:table-cell>
          <table:table-cell office:value-type="float" office:value="39.0759401664994" calcext:value-type="float">
            <text:p>39.07594016649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25.83207867" calcext:value-type="float">
            <text:p>1325.83207867</text:p>
          </table:table-cell>
          <table:table-cell office:value-type="float" office:value="1325.83192521" calcext:value-type="float">
            <text:p>1325.83192521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1325.83192519793" calcext:value-type="float">
            <text:p>1325.83192519793</text:p>
          </table:table-cell>
          <table:table-cell office:value-type="float" office:value="104578.439901749" calcext:value-type="float">
            <text:p>104578.439901749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032.2495998" calcext:value-type="float">
            <text:p>1032.2495998</text:p>
          </table:table-cell>
          <table:table-cell office:value-type="float" office:value="1032.24970263" calcext:value-type="float">
            <text:p>1032.24970263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1032.24970261814" calcext:value-type="float">
            <text:p>1032.24970261814</text:p>
          </table:table-cell>
          <table:table-cell office:value-type="float" office:value="59955.5771131359" calcext:value-type="float">
            <text:p>59955.5771131359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564.2903273" calcext:value-type="float">
            <text:p>18564.2903273</text:p>
          </table:table-cell>
          <table:table-cell office:value-type="float" office:value="18564.2906257" calcext:value-type="float">
            <text:p>18564.2906257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float" office:value="4007" calcext:value-type="float">
            <text:p>4007</text:p>
          </table:table-cell>
          <table:table-cell office:value-type="float" office:value="16" calcext:value-type="float">
            <text:p>16</text:p>
          </table:table-cell>
          <table:table-cell office:value-type="float" office:value="1278235.99899031" calcext:value-type="float">
            <text:p>1278235.99899031</text:p>
          </table:table-cell>
          <table:table-cell office:value-type="float" office:value="510637.470446795" calcext:value-type="float">
            <text:p>510637.470446795</text:p>
          </table:table-cell>
          <table:table-cell office:value-type="string" calcext:value-type="string">
            <text:p>04-0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18564.2906257364" calcext:value-type="float">
            <text:p>18564.2906257364</text:p>
          </table:table-cell>
          <table:table-cell office:value-type="float" office:value="18704103.8440231" calcext:value-type="float">
            <text:p>18704103.8440231</text:p>
          </table:table-cell>
          <table:table-cell office:value-type="float" office:value="39.0687280363947" calcext:value-type="float">
            <text:p>39.06872803639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239.0016423" calcext:value-type="float">
            <text:p>29239.0016423</text:p>
          </table:table-cell>
          <table:table-cell office:value-type="float" office:value="29239.0009973" calcext:value-type="float">
            <text:p>29239.0009973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float" office:value="5022" calcext:value-type="float">
            <text:p>5022</text:p>
          </table:table-cell>
          <table:table-cell office:value-type="float" office:value="243" calcext:value-type="float">
            <text:p>243</text:p>
          </table:table-cell>
          <table:table-cell office:value-type="float" office:value="1310719.99996707" calcext:value-type="float">
            <text:p>1310719.99996707</text:p>
          </table:table-cell>
          <table:table-cell office:value-type="float" office:value="506635.687439889" calcext:value-type="float">
            <text:p>506635.687439889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SPRINGBROOK HIGH SCHOOL</text:p>
          </table:table-cell>
          <table:table-cell office:value-type="string" calcext:value-type="string">
            <text:p><text:s/>201 Valley Brook Dr Silver Spring MD 20901</text:p>
          </table:table-cell>
          <table:table-cell office:value-type="float" office:value="-77.0056814995592" calcext:value-type="float">
            <text:p>-77.0056814995592</text:p>
          </table:table-cell>
          <table:table-cell office:value-type="float" office:value="39.0578019373368" calcext:value-type="float">
            <text:p>39.0578019373368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201 VALLEY BROOK DR</text:p>
          </table:table-cell>
          <table:table-cell office:value-type="float" office:value="-77.0056814995592" calcext:value-type="float">
            <text:p>-77.0056814995592</text:p>
          </table:table-cell>
          <table:table-cell office:value-type="float" office:value="29239.0009971989" calcext:value-type="float">
            <text:p>29239.0009971989</text:p>
          </table:table-cell>
          <table:table-cell office:value-type="float" office:value="31328839.8966922" calcext:value-type="float">
            <text:p>31328839.8966922</text:p>
          </table:table-cell>
          <table:table-cell office:value-type="float" office:value="39.0578019373368" calcext:value-type="float">
            <text:p>39.0578019373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59.105157" calcext:value-type="float">
            <text:p>20259.105157</text:p>
          </table:table-cell>
          <table:table-cell office:value-type="float" office:value="20259.1055078" calcext:value-type="float">
            <text:p>20259.1055078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5011" calcext:value-type="float">
            <text:p>5011</text:p>
          </table:table-cell>
          <table:table-cell office:value-type="float" office:value="43" calcext:value-type="float">
            <text:p>43</text:p>
          </table:table-cell>
          <table:table-cell office:value-type="float" office:value="1313987.74966514" calcext:value-type="float">
            <text:p>1313987.74966514</text:p>
          </table:table-cell>
          <table:table-cell office:value-type="float" office:value="510629.344150722" calcext:value-type="float">
            <text:p>510629.344150722</text:p>
          </table:table-cell>
          <table:table-cell office:value-type="string" calcext:value-type="string">
            <text:p>05-11</text:p>
          </table:table-cell>
          <table:table-cell office:value-type="string" calcext:value-type="string">
            <text:p>CANNON ROAD ELEMENTARY SCHOOL</text:p>
          </table:table-cell>
          <table:table-cell office:value-type="string" calcext:value-type="string">
            <text:p><text:s/>901 Cannon Rd Silver Spring MD 20904</text:p>
          </table:table-cell>
          <table:table-cell office:value-type="float" office:value="-76.9941729253308" calcext:value-type="float">
            <text:p>-76.9941729253308</text:p>
          </table:table-cell>
          <table:table-cell office:value-type="float" office:value="39.0687671604219" calcext:value-type="float">
            <text:p>39.06876716042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901 Cannon Rd</text:p>
          </table:table-cell>
          <table:table-cell office:value-type="float" office:value="-76.9941729253308" calcext:value-type="float">
            <text:p>-76.9941729253308</text:p>
          </table:table-cell>
          <table:table-cell office:value-type="float" office:value="20259.1055077603" calcext:value-type="float">
            <text:p>20259.1055077603</text:p>
          </table:table-cell>
          <table:table-cell office:value-type="float" office:value="19907179.7585862" calcext:value-type="float">
            <text:p>19907179.7585862</text:p>
          </table:table-cell>
          <table:table-cell office:value-type="float" office:value="39.0687671604219" calcext:value-type="float">
            <text:p>39.0687671604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7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878.64524863" calcext:value-type="float">
            <text:p>4878.64524863</text:p>
          </table:table-cell>
          <table:table-cell office:value-type="float" office:value="4878.64529417" calcext:value-type="float">
            <text:p>4878.64529417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13070" calcext:value-type="float">
            <text:p>13070</text:p>
          </table:table-cell>
          <table:table-cell office:value-type="float" office:value="161" calcext:value-type="float">
            <text:p>161</text:p>
          </table:table-cell>
          <table:table-cell office:value-type="float" office:value="1286717.74843098" calcext:value-type="float">
            <text:p>1286717.74843098</text:p>
          </table:table-cell>
          <table:table-cell office:value-type="float" office:value="510453.282166883" calcext:value-type="float">
            <text:p>510453.282166883</text:p>
          </table:table-cell>
          <table:table-cell office:value-type="string" calcext:value-type="string">
            <text:p>13-70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4878.645294172" calcext:value-type="float">
            <text:p>4878.645294172</text:p>
          </table:table-cell>
          <table:table-cell office:value-type="float" office:value="1348666.64188562" calcext:value-type="float">
            <text:p>1348666.64188562</text:p>
          </table:table-cell>
          <table:table-cell office:value-type="float" office:value="39.0682491447814" calcext:value-type="float">
            <text:p>39.0682491447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7426.0749707" calcext:value-type="float">
            <text:p>17426.0749707</text:p>
          </table:table-cell>
          <table:table-cell office:value-type="float" office:value="17426.0750356" calcext:value-type="float">
            <text:p>17426.0750356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float" office:value="13043" calcext:value-type="float">
            <text:p>13043</text:p>
          </table:table-cell>
          <table:table-cell office:value-type="float" office:value="147" calcext:value-type="float">
            <text:p>147</text:p>
          </table:table-cell>
          <table:table-cell office:value-type="float" office:value="1286717.74843098" calcext:value-type="float">
            <text:p>1286717.74843098</text:p>
          </table:table-cell>
          <table:table-cell office:value-type="float" office:value="510453.282166883" calcext:value-type="float">
            <text:p>510453.282166883</text:p>
          </table:table-cell>
          <table:table-cell office:value-type="string" calcext:value-type="string">
            <text:p>13-43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17426.0750355951" calcext:value-type="float">
            <text:p>17426.0750355951</text:p>
          </table:table-cell>
          <table:table-cell office:value-type="float" office:value="14799059.7590145" calcext:value-type="float">
            <text:p>14799059.7590145</text:p>
          </table:table-cell>
          <table:table-cell office:value-type="float" office:value="39.0682491447814" calcext:value-type="float">
            <text:p>39.0682491447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366.02416246" calcext:value-type="float">
            <text:p>2366.02416246</text:p>
          </table:table-cell>
          <table:table-cell office:value-type="float" office:value="2366.02401972" calcext:value-type="float">
            <text:p>2366.02401972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57" calcext:value-type="float">
            <text:p>157</text:p>
          </table:table-cell>
          <table:table-cell office:value-type="float" office:value="4038" calcext:value-type="float">
            <text:p>4038</text:p>
          </table:table-cell>
          <table:table-cell office:value-type="float" office:value="34" calcext:value-type="float">
            <text:p>34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366.02401973207" calcext:value-type="float">
            <text:p>2366.02401973207</text:p>
          </table:table-cell>
          <table:table-cell office:value-type="float" office:value="264481.256292833" calcext:value-type="float">
            <text:p>264481.256292833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199.8229271" calcext:value-type="float">
            <text:p>19199.8229271</text:p>
          </table:table-cell>
          <table:table-cell office:value-type="float" office:value="19199.8236157" calcext:value-type="float">
            <text:p>19199.8236157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float" office:value="4025" calcext:value-type="float">
            <text:p>4025</text:p>
          </table:table-cell>
          <table:table-cell office:value-type="float" office:value="25" calcext:value-type="float">
            <text:p>25</text:p>
          </table:table-cell>
          <table:table-cell office:value-type="float" office:value="1262803.62434331" calcext:value-type="float">
            <text:p>1262803.62434331</text:p>
          </table:table-cell>
          <table:table-cell office:value-type="float" office:value="508625.438053548" calcext:value-type="float">
            <text:p>508625.438053548</text:p>
          </table:table-cell>
          <table:table-cell office:value-type="string" calcext:value-type="string">
            <text:p>04-25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19199.8236158115" calcext:value-type="float">
            <text:p>19199.8236158115</text:p>
          </table:table-cell>
          <table:table-cell office:value-type="float" office:value="20424602.2247526" calcext:value-type="float">
            <text:p>20424602.2247526</text:p>
          </table:table-cell>
          <table:table-cell office:value-type="float" office:value="39.0631353321791" calcext:value-type="float">
            <text:p>39.0631353321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5400.2787772" calcext:value-type="float">
            <text:p>25400.2787772</text:p>
          </table:table-cell>
          <table:table-cell office:value-type="float" office:value="25400.2794613" calcext:value-type="float">
            <text:p>25400.2794613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4027" calcext:value-type="float">
            <text:p>4027</text:p>
          </table:table-cell>
          <table:table-cell office:value-type="float" office:value="28" calcext:value-type="float">
            <text:p>28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27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5400.279461312" calcext:value-type="float">
            <text:p>25400.279461312</text:p>
          </table:table-cell>
          <table:table-cell office:value-type="float" office:value="15548100.324078" calcext:value-type="float">
            <text:p>15548100.324078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5664.4770045" calcext:value-type="float">
            <text:p>15664.4770045</text:p>
          </table:table-cell>
          <table:table-cell office:value-type="float" office:value="15664.4767875" calcext:value-type="float">
            <text:p>15664.4767875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float" office:value="4023" calcext:value-type="float">
            <text:p>4023</text:p>
          </table:table-cell>
          <table:table-cell office:value-type="float" office:value="180" calcext:value-type="float">
            <text:p>180</text:p>
          </table:table-cell>
          <table:table-cell office:value-type="float" office:value="1253857.65306206" calcext:value-type="float">
            <text:p>1253857.65306206</text:p>
          </table:table-cell>
          <table:table-cell office:value-type="float" office:value="495463.838392556" calcext:value-type="float">
            <text:p>495463.838392556</text:p>
          </table:table-cell>
          <table:table-cell office:value-type="string" calcext:value-type="string">
            <text:p>04-23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15664.4767874576" calcext:value-type="float">
            <text:p>15664.4767874576</text:p>
          </table:table-cell>
          <table:table-cell office:value-type="float" office:value="11743978.702247" calcext:value-type="float">
            <text:p>11743978.702247</text:p>
          </table:table-cell>
          <table:table-cell office:value-type="float" office:value="39.0269468019264" calcext:value-type="float">
            <text:p>39.0269468019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234.5030718" calcext:value-type="float">
            <text:p>36234.5030718</text:p>
          </table:table-cell>
          <table:table-cell office:value-type="float" office:value="36234.5032338" calcext:value-type="float">
            <text:p>36234.5032338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float" office:value="13025" calcext:value-type="float">
            <text:p>13025</text:p>
          </table:table-cell>
          <table:table-cell office:value-type="float" office:value="138" calcext:value-type="float">
            <text:p>138</text:p>
          </table:table-cell>
          <table:table-cell office:value-type="float" office:value="1288111.24990906" calcext:value-type="float">
            <text:p>1288111.24990906</text:p>
          </table:table-cell>
          <table:table-cell office:value-type="float" office:value="503260.094781637" calcext:value-type="float">
            <text:p>503260.094781637</text:p>
          </table:table-cell>
          <table:table-cell office:value-type="string" calcext:value-type="string">
            <text:p>13-25</text:p>
          </table:table-cell>
          <table:table-cell office:value-type="string" calcext:value-type="string">
            <text:p>VIERS MILL ELEMENTARY SCHOOL</text:p>
          </table:table-cell>
          <table:table-cell office:value-type="string" calcext:value-type="string">
            <text:p><text:s/>11711 Joseph Mill Rd Silver Spring MD 20906</text:p>
          </table:table-cell>
          <table:table-cell office:value-type="float" office:value="-77.0852891294932" calcext:value-type="float">
            <text:p>-77.0852891294932</text:p>
          </table:table-cell>
          <table:table-cell office:value-type="float" office:value="39.0485027508351" calcext:value-type="float">
            <text:p>39.04850275083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1711 Joseph Mill Rd</text:p>
          </table:table-cell>
          <table:table-cell office:value-type="float" office:value="-77.0852891294932" calcext:value-type="float">
            <text:p>-77.0852891294932</text:p>
          </table:table-cell>
          <table:table-cell office:value-type="float" office:value="36234.5032337722" calcext:value-type="float">
            <text:p>36234.5032337722</text:p>
          </table:table-cell>
          <table:table-cell office:value-type="float" office:value="24842405.9876957" calcext:value-type="float">
            <text:p>24842405.9876957</text:p>
          </table:table-cell>
          <table:table-cell office:value-type="float" office:value="39.0485027508351" calcext:value-type="float">
            <text:p>39.0485027508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206.81180644" calcext:value-type="float">
            <text:p>1206.81180644</text:p>
          </table:table-cell>
          <table:table-cell office:value-type="float" office:value="1206.81182609" calcext:value-type="float">
            <text:p>1206.81182609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  <table:table-cell office:value-type="float" office:value="4043" calcext:value-type="float">
            <text:p>4043</text:p>
          </table:table-cell>
          <table:table-cell office:value-type="float" office:value="36" calcext:value-type="float">
            <text:p>36</text:p>
          </table:table-cell>
          <table:table-cell office:value-type="float" office:value="1279290.74950548" calcext:value-type="float">
            <text:p>1279290.74950548</text:p>
          </table:table-cell>
          <table:table-cell office:value-type="float" office:value="516326.594567209" calcext:value-type="float">
            <text:p>516326.594567209</text:p>
          </table:table-cell>
          <table:table-cell office:value-type="string" calcext:value-type="string">
            <text:p>04-43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1206.81182608822" calcext:value-type="float">
            <text:p>1206.81182608822</text:p>
          </table:table-cell>
          <table:table-cell office:value-type="float" office:value="45108.7778785866" calcext:value-type="float">
            <text:p>45108.7778785866</text:p>
          </table:table-cell>
          <table:table-cell office:value-type="float" office:value="39.0843521368792" calcext:value-type="float">
            <text:p>39.0843521368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9287.3078297" calcext:value-type="float">
            <text:p>19287.3078297</text:p>
          </table:table-cell>
          <table:table-cell office:value-type="float" office:value="19287.3072854" calcext:value-type="float">
            <text:p>19287.3072854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office:value-type="float" office:value="13036" calcext:value-type="float">
            <text:p>13036</text:p>
          </table:table-cell>
          <table:table-cell office:value-type="float" office:value="268" calcext:value-type="float">
            <text:p>268</text:p>
          </table:table-cell>
          <table:table-cell office:value-type="float" office:value="1289856.31794123" calcext:value-type="float">
            <text:p>1289856.31794123</text:p>
          </table:table-cell>
          <table:table-cell office:value-type="float" office:value="508010.617760882" calcext:value-type="float">
            <text:p>508010.617760882</text:p>
          </table:table-cell>
          <table:table-cell office:value-type="string" calcext:value-type="string">
            <text:p>13-36</text:p>
          </table:table-cell>
          <table:table-cell office:value-type="string" calcext:value-type="string">
            <text:p>SARGENT SHRIVER ELEMENTARY SCHOOL</text:p>
          </table:table-cell>
          <table:table-cell office:value-type="string" calcext:value-type="string">
            <text:p><text:s/>12518 Greenly St Silver Spring MD 20906</text:p>
          </table:table-cell>
          <table:table-cell office:value-type="float" office:value="-77.0791590241694" calcext:value-type="float">
            <text:p>-77.0791590241694</text:p>
          </table:table-cell>
          <table:table-cell office:value-type="float" office:value="39.0615504146156" calcext:value-type="float">
            <text:p>39.061550414615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518 GREENLY DR</text:p>
          </table:table-cell>
          <table:table-cell office:value-type="float" office:value="-77.0791590241694" calcext:value-type="float">
            <text:p>-77.0791590241694</text:p>
          </table:table-cell>
          <table:table-cell office:value-type="float" office:value="19287.3072853655" calcext:value-type="float">
            <text:p>19287.3072853655</text:p>
          </table:table-cell>
          <table:table-cell office:value-type="float" office:value="18905992.8815924" calcext:value-type="float">
            <text:p>18905992.8815924</text:p>
          </table:table-cell>
          <table:table-cell office:value-type="float" office:value="39.0615504146156" calcext:value-type="float">
            <text:p>39.0615504146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7750.8792868" calcext:value-type="float">
            <text:p>27750.8792868</text:p>
          </table:table-cell>
          <table:table-cell office:value-type="float" office:value="27750.8797245" calcext:value-type="float">
            <text:p>27750.8797245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float" office:value="4030" calcext:value-type="float">
            <text:p>4030</text:p>
          </table:table-cell>
          <table:table-cell office:value-type="float" office:value="29" calcext:value-type="float">
            <text:p>29</text:p>
          </table:table-cell>
          <table:table-cell office:value-type="float" office:value="1270962.87475707" calcext:value-type="float">
            <text:p>1270962.87475707</text:p>
          </table:table-cell>
          <table:table-cell office:value-type="float" office:value="513767.188924879" calcext:value-type="float">
            <text:p>513767.188924879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27750.8797244846" calcext:value-type="float">
            <text:p>27750.8797244846</text:p>
          </table:table-cell>
          <table:table-cell office:value-type="float" office:value="39985687.1181418" calcext:value-type="float">
            <text:p>39985687.1181418</text:p>
          </table:table-cell>
          <table:table-cell office:value-type="float" office:value="39.0772920814269" calcext:value-type="float">
            <text:p>39.0772920814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180.01329615" calcext:value-type="float">
            <text:p>2180.01329615</text:p>
          </table:table-cell>
          <table:table-cell office:value-type="float" office:value="2180.01326302" calcext:value-type="float">
            <text:p>2180.01326302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4038" calcext:value-type="float">
            <text:p>4038</text:p>
          </table:table-cell>
          <table:table-cell office:value-type="float" office:value="34" calcext:value-type="float">
            <text:p>34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180.01326302055" calcext:value-type="float">
            <text:p>2180.01326302055</text:p>
          </table:table-cell>
          <table:table-cell office:value-type="float" office:value="237136.689109922" calcext:value-type="float">
            <text:p>237136.689109922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166.4196086" calcext:value-type="float">
            <text:p>49166.4196086</text:p>
          </table:table-cell>
          <table:table-cell office:value-type="float" office:value="49166.4193618" calcext:value-type="float">
            <text:p>49166.4193618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66" calcext:value-type="float">
            <text:p>166</text:p>
          </table:table-cell>
          <table:table-cell office:value-type="float" office:value="10001" calcext:value-type="float">
            <text:p>10001</text:p>
          </table:table-cell>
          <table:table-cell office:value-type="float" office:value="253" calcext:value-type="float">
            <text:p>253</text:p>
          </table:table-cell>
          <table:table-cell office:value-type="float" office:value="1253857.65306206" calcext:value-type="float">
            <text:p>1253857.65306206</text:p>
          </table:table-cell>
          <table:table-cell office:value-type="float" office:value="495463.838392556" calcext:value-type="float">
            <text:p>495463.838392556</text:p>
          </table:table-cell>
          <table:table-cell office:value-type="string" calcext:value-type="string">
            <text:p>10-01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49166.4193617402" calcext:value-type="float">
            <text:p>49166.4193617402</text:p>
          </table:table-cell>
          <table:table-cell office:value-type="float" office:value="85125114.98743" calcext:value-type="float">
            <text:p>85125114.98743</text:p>
          </table:table-cell>
          <table:table-cell office:value-type="float" office:value="39.0269468019264" calcext:value-type="float">
            <text:p>39.0269468019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7743.1224292" calcext:value-type="float">
            <text:p>17743.1224292</text:p>
          </table:table-cell>
          <table:table-cell office:value-type="float" office:value="17743.122984" calcext:value-type="float">
            <text:p>17743.122984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float" office:value="13028" calcext:value-type="float">
            <text:p>13028</text:p>
          </table:table-cell>
          <table:table-cell office:value-type="float" office:value="228" calcext:value-type="float">
            <text:p>228</text:p>
          </table:table-cell>
          <table:table-cell office:value-type="float" office:value="1293038.98906931" calcext:value-type="float">
            <text:p>1293038.98906931</text:p>
          </table:table-cell>
          <table:table-cell office:value-type="float" office:value="507449.668423459" calcext:value-type="float">
            <text:p>507449.668423459</text:p>
          </table:table-cell>
          <table:table-cell office:value-type="string" calcext:value-type="string">
            <text:p>13-28</text:p>
          </table:table-cell>
          <table:table-cell office:value-type="string" calcext:value-type="string">
            <text:p>WHEATON HIGH SCHOOL</text:p>
          </table:table-cell>
          <table:table-cell office:value-type="string" calcext:value-type="string">
            <text:p><text:s/>12401 Dalewood Dr Silver Spring MD 20906</text:p>
          </table:table-cell>
          <table:table-cell office:value-type="float" office:value="-77.0679489018705" calcext:value-type="float">
            <text:p>-77.0679489018705</text:p>
          </table:table-cell>
          <table:table-cell office:value-type="float" office:value="39.0600172780399" calcext:value-type="float">
            <text:p>39.0600172780399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401 DALEWOOD DR</text:p>
          </table:table-cell>
          <table:table-cell office:value-type="float" office:value="-77.0679489018705" calcext:value-type="float">
            <text:p>-77.0679489018705</text:p>
          </table:table-cell>
          <table:table-cell office:value-type="float" office:value="17743.1229840041" calcext:value-type="float">
            <text:p>17743.1229840041</text:p>
          </table:table-cell>
          <table:table-cell office:value-type="float" office:value="13119206.5367081" calcext:value-type="float">
            <text:p>13119206.5367081</text:p>
          </table:table-cell>
          <table:table-cell office:value-type="float" office:value="39.0600172780399" calcext:value-type="float">
            <text:p>39.06001727803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748.5934386" calcext:value-type="float">
            <text:p>33748.5934386</text:p>
          </table:table-cell>
          <table:table-cell office:value-type="float" office:value="33748.5916315" calcext:value-type="float">
            <text:p>33748.5916315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office:value-type="float" office:value="13020" calcext:value-type="float">
            <text:p>13020</text:p>
          </table:table-cell>
          <table:table-cell office:value-type="float" office:value="134" calcext:value-type="float">
            <text:p>134</text:p>
          </table:table-cell>
          <table:table-cell office:value-type="float" office:value="1303614.62408598" calcext:value-type="float">
            <text:p>1303614.62408598</text:p>
          </table:table-cell>
          <table:table-cell office:value-type="float" office:value="503650.907320216" calcext:value-type="float">
            <text:p>503650.907320216</text:p>
          </table:table-cell>
          <table:table-cell office:value-type="string" calcext:value-type="string">
            <text:p>13-20</text:p>
          </table:table-cell>
          <table:table-cell office:value-type="string" calcext:value-type="string">
            <text:p>COL. E. BROOKE LEE MIDDLE SCHOOL</text:p>
          </table:table-cell>
          <table:table-cell office:value-type="string" calcext:value-type="string">
            <text:p><text:s/>11800 Monticello Ave Silver Spring MD 20902</text:p>
          </table:table-cell>
          <table:table-cell office:value-type="float" office:value="-77.030700188206" calcext:value-type="float">
            <text:p>-77.030700188206</text:p>
          </table:table-cell>
          <table:table-cell office:value-type="float" office:value="39.0496028356274" calcext:value-type="float">
            <text:p>39.0496028356274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1800 Monticello Ave</text:p>
          </table:table-cell>
          <table:table-cell office:value-type="float" office:value="-77.030700188206" calcext:value-type="float">
            <text:p>-77.030700188206</text:p>
          </table:table-cell>
          <table:table-cell office:value-type="float" office:value="33748.5916314899" calcext:value-type="float">
            <text:p>33748.5916314899</text:p>
          </table:table-cell>
          <table:table-cell office:value-type="float" office:value="28428112.6500446" calcext:value-type="float">
            <text:p>28428112.6500446</text:p>
          </table:table-cell>
          <table:table-cell office:value-type="float" office:value="39.0496028356274" calcext:value-type="float">
            <text:p>39.0496028356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3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8521.9460249" calcext:value-type="float">
            <text:p>28521.9460249</text:p>
          </table:table-cell>
          <table:table-cell office:value-type="float" office:value="28521.9453186" calcext:value-type="float">
            <text:p>28521.9453186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  <table:table-cell office:value-type="float" office:value="13063" calcext:value-type="float">
            <text:p>13063</text:p>
          </table:table-cell>
          <table:table-cell office:value-type="float" office:value="167" calcext:value-type="float">
            <text:p>167</text:p>
          </table:table-cell>
          <table:table-cell office:value-type="float" office:value="1300588.62324823" calcext:value-type="float">
            <text:p>1300588.62324823</text:p>
          </table:table-cell>
          <table:table-cell office:value-type="float" office:value="507932.781630471" calcext:value-type="float">
            <text:p>507932.781630471</text:p>
          </table:table-cell>
          <table:table-cell office:value-type="string" calcext:value-type="string">
            <text:p>13-63</text:p>
          </table:table-cell>
          <table:table-cell office:value-type="string" calcext:value-type="string">
            <text:p>GLENALLAN ELEMENTARY SCHOOL</text:p>
          </table:table-cell>
          <table:table-cell office:value-type="string" calcext:value-type="string">
            <text:p><text:s/>12520 Heurich Rd Silver Spring MD 20902</text:p>
          </table:table-cell>
          <table:table-cell office:value-type="float" office:value="-77.0413621270872" calcext:value-type="float">
            <text:p>-77.0413621270872</text:p>
          </table:table-cell>
          <table:table-cell office:value-type="float" office:value="39.0613561545795" calcext:value-type="float">
            <text:p>39.061356154579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2520 Heurich Rd</text:p>
          </table:table-cell>
          <table:table-cell office:value-type="float" office:value="-77.0413621270872" calcext:value-type="float">
            <text:p>-77.0413621270872</text:p>
          </table:table-cell>
          <table:table-cell office:value-type="float" office:value="28521.945318602" calcext:value-type="float">
            <text:p>28521.945318602</text:p>
          </table:table-cell>
          <table:table-cell office:value-type="float" office:value="33960632.3480341" calcext:value-type="float">
            <text:p>33960632.3480341</text:p>
          </table:table-cell>
          <table:table-cell office:value-type="float" office:value="39.0613561545795" calcext:value-type="float">
            <text:p>39.0613561545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748.5382052" calcext:value-type="float">
            <text:p>33748.5382052</text:p>
          </table:table-cell>
          <table:table-cell office:value-type="float" office:value="33748.5383998" calcext:value-type="float">
            <text:p>33748.5383998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office:value-type="float" office:value="5006" calcext:value-type="float">
            <text:p>5006</text:p>
          </table:table-cell>
          <table:table-cell office:value-type="float" office:value="41" calcext:value-type="float">
            <text:p>41</text:p>
          </table:table-cell>
          <table:table-cell office:value-type="float" office:value="1313658.62401105" calcext:value-type="float">
            <text:p>1313658.62401105</text:p>
          </table:table-cell>
          <table:table-cell office:value-type="float" office:value="506169.407860637" calcext:value-type="float">
            <text:p>506169.407860637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WHITE OAK MIDDLE SCHOOL</text:p>
          </table:table-cell>
          <table:table-cell office:value-type="string" calcext:value-type="string">
            <text:p><text:s/>12201 New Hampshire Ave Silver Spring MD 20904</text:p>
          </table:table-cell>
          <table:table-cell office:value-type="float" office:value="-76.9953329528009" calcext:value-type="float">
            <text:p>-76.9953329528009</text:p>
          </table:table-cell>
          <table:table-cell office:value-type="float" office:value="39.056521734401" calcext:value-type="float">
            <text:p>39.05652173440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201 New Hampshire Ave</text:p>
          </table:table-cell>
          <table:table-cell office:value-type="float" office:value="-76.9953329528009" calcext:value-type="float">
            <text:p>-76.9953329528009</text:p>
          </table:table-cell>
          <table:table-cell office:value-type="float" office:value="33748.5383997458" calcext:value-type="float">
            <text:p>33748.5383997458</text:p>
          </table:table-cell>
          <table:table-cell office:value-type="float" office:value="42823277.5221288" calcext:value-type="float">
            <text:p>42823277.5221288</text:p>
          </table:table-cell>
          <table:table-cell office:value-type="float" office:value="39.056521734401" calcext:value-type="float">
            <text:p>39.056521734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129.00127559" calcext:value-type="float">
            <text:p>4129.00127559</text:p>
          </table:table-cell>
          <table:table-cell office:value-type="float" office:value="4129.00097092" calcext:value-type="float">
            <text:p>4129.00097092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71" calcext:value-type="float">
            <text:p>171</text:p>
          </table:table-cell>
          <table:table-cell office:value-type="float" office:value="4037" calcext:value-type="float">
            <text:p>4037</text:p>
          </table:table-cell>
          <table:table-cell office:value-type="float" office:value="31" calcext:value-type="float">
            <text:p>31</text:p>
          </table:table-cell>
          <table:table-cell office:value-type="float" office:value="1278235.99899031" calcext:value-type="float">
            <text:p>1278235.99899031</text:p>
          </table:table-cell>
          <table:table-cell office:value-type="float" office:value="510637.470446795" calcext:value-type="float">
            <text:p>510637.470446795</text:p>
          </table:table-cell>
          <table:table-cell office:value-type="string" calcext:value-type="string">
            <text:p>04-3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4129.00097098461" calcext:value-type="float">
            <text:p>4129.00097098461</text:p>
          </table:table-cell>
          <table:table-cell office:value-type="float" office:value="431960.491238645" calcext:value-type="float">
            <text:p>431960.491238645</text:p>
          </table:table-cell>
          <table:table-cell office:value-type="float" office:value="39.0687280363947" calcext:value-type="float">
            <text:p>39.0687280363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8831.5582942" calcext:value-type="float">
            <text:p>28831.5582942</text:p>
          </table:table-cell>
          <table:table-cell office:value-type="float" office:value="28831.5581521" calcext:value-type="float">
            <text:p>28831.5581521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72" calcext:value-type="float">
            <text:p>172</text:p>
          </table:table-cell>
          <table:table-cell office:value-type="float" office:value="10006" calcext:value-type="float">
            <text:p>10006</text:p>
          </table:table-cell>
          <table:table-cell office:value-type="float" office:value="113" calcext:value-type="float">
            <text:p>113</text:p>
          </table:table-cell>
          <table:table-cell office:value-type="float" office:value="1253774.50001314" calcext:value-type="float">
            <text:p>1253774.50001314</text:p>
          </table:table-cell>
          <table:table-cell office:value-type="float" office:value="502968.033029795" calcext:value-type="float">
            <text:p>502968.033029795</text:p>
          </table:table-cell>
          <table:table-cell office:value-type="string" calcext:value-type="string">
            <text:p>10-06</text:p>
          </table:table-cell>
          <table:table-cell office:value-type="string" calcext:value-type="string">
            <text:p>WAYSIDE ELEMENTARY SCHOOL</text:p>
          </table:table-cell>
          <table:table-cell office:value-type="string" calcext:value-type="string">
            <text:p><text:s/>10011 Glen Rd Potomac MD 20854</text:p>
          </table:table-cell>
          <table:table-cell office:value-type="float" office:value="-77.2061907114964" calcext:value-type="float">
            <text:p>-77.2061907114964</text:p>
          </table:table-cell>
          <table:table-cell office:value-type="float" office:value="39.0475503345114" calcext:value-type="float">
            <text:p>39.047550334511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011 Glen Rd</text:p>
          </table:table-cell>
          <table:table-cell office:value-type="float" office:value="-77.2061907114964" calcext:value-type="float">
            <text:p>-77.2061907114964</text:p>
          </table:table-cell>
          <table:table-cell office:value-type="float" office:value="28831.5581521508" calcext:value-type="float">
            <text:p>28831.5581521508</text:p>
          </table:table-cell>
          <table:table-cell office:value-type="float" office:value="38727050.0101508" calcext:value-type="float">
            <text:p>38727050.0101508</text:p>
          </table:table-cell>
          <table:table-cell office:value-type="float" office:value="39.0475503345114" calcext:value-type="float">
            <text:p>39.0475503345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3281.332679" calcext:value-type="float">
            <text:p>23281.332679</text:p>
          </table:table-cell>
          <table:table-cell office:value-type="float" office:value="23281.3327463" calcext:value-type="float">
            <text:p>23281.332746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4015" calcext:value-type="float">
            <text:p>4015</text:p>
          </table:table-cell>
          <table:table-cell office:value-type="float" office:value="173" calcext:value-type="float">
            <text:p>173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23281.3327462597" calcext:value-type="float">
            <text:p>23281.3327462597</text:p>
          </table:table-cell>
          <table:table-cell office:value-type="float" office:value="13846714.0001925" calcext:value-type="float">
            <text:p>13846714.0001925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723.80587859" calcext:value-type="float">
            <text:p>6723.80587859</text:p>
          </table:table-cell>
          <table:table-cell office:value-type="float" office:value="6723.80544084" calcext:value-type="float">
            <text:p>6723.8054408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office:value-type="float" office:value="4033" calcext:value-type="float">
            <text:p>4033</text:p>
          </table:table-cell>
          <table:table-cell office:value-type="float" office:value="182" calcext:value-type="float">
            <text:p>182</text:p>
          </table:table-cell>
          <table:table-cell office:value-type="float" office:value="1284898.2494453" calcext:value-type="float">
            <text:p>1284898.2494453</text:p>
          </table:table-cell>
          <table:table-cell office:value-type="float" office:value="497633.625391543" calcext:value-type="float">
            <text:p>497633.625391543</text:p>
          </table:table-cell>
          <table:table-cell office:value-type="string" calcext:value-type="string">
            <text:p>04-33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6723.80544086452" calcext:value-type="float">
            <text:p>6723.80544086452</text:p>
          </table:table-cell>
          <table:table-cell office:value-type="float" office:value="2149654.63626051" calcext:value-type="float">
            <text:p>2149654.63626051</text:p>
          </table:table-cell>
          <table:table-cell office:value-type="float" office:value="39.033045510922" calcext:value-type="float">
            <text:p>39.033045510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678.77417476" calcext:value-type="float">
            <text:p>3678.77417476</text:p>
          </table:table-cell>
          <table:table-cell office:value-type="float" office:value="3678.77379652" calcext:value-type="float">
            <text:p>3678.7737965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5" calcext:value-type="float">
            <text:p>175</text:p>
          </table:table-cell>
          <table:table-cell office:value-type="float" office:value="4040" calcext:value-type="float">
            <text:p>4040</text:p>
          </table:table-cell>
          <table:table-cell office:value-type="float" office:value="184" calcext:value-type="float">
            <text:p>184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40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678.77379655986" calcext:value-type="float">
            <text:p>3678.77379655986</text:p>
          </table:table-cell>
          <table:table-cell office:value-type="float" office:value="459004.968847125" calcext:value-type="float">
            <text:p>459004.968847125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8711.2881562" calcext:value-type="float">
            <text:p>38711.2881562</text:p>
          </table:table-cell>
          <table:table-cell office:value-type="float" office:value="38711.2886641" calcext:value-type="float">
            <text:p>38711.288664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76" calcext:value-type="float">
            <text:p>176</text:p>
          </table:table-cell>
          <table:table-cell office:value-type="float" office:value="5013" calcext:value-type="float">
            <text:p>5013</text:p>
          </table:table-cell>
          <table:table-cell office:value-type="float" office:value="193" calcext:value-type="float">
            <text:p>193</text:p>
          </table:table-cell>
          <table:table-cell office:value-type="float" office:value="1319267.11837147" calcext:value-type="float">
            <text:p>1319267.11837147</text:p>
          </table:table-cell>
          <table:table-cell office:value-type="float" office:value="502373.888876885" calcext:value-type="float">
            <text:p>502373.888876885</text:p>
          </table:table-cell>
          <table:table-cell office:value-type="string" calcext:value-type="string">
            <text:p>05-13</text:p>
          </table:table-cell>
          <table:table-cell office:value-type="string" calcext:value-type="string">
            <text:p>WHITE OAK COMMUNITY RECREATION CENTER</text:p>
          </table:table-cell>
          <table:table-cell office:value-type="string" calcext:value-type="string">
            <text:p><text:s/>1700 April Ln Silver Spring MD 20904</text:p>
          </table:table-cell>
          <table:table-cell office:value-type="float" office:value="-76.9755860623671" calcext:value-type="float">
            <text:p>-76.9755860623671</text:p>
          </table:table-cell>
          <table:table-cell office:value-type="float" office:value="39.0460980423057" calcext:value-type="float">
            <text:p>39.046098042305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700 APRIL LN</text:p>
          </table:table-cell>
          <table:table-cell office:value-type="float" office:value="-76.9755860623671" calcext:value-type="float">
            <text:p>-76.9755860623671</text:p>
          </table:table-cell>
          <table:table-cell office:value-type="float" office:value="38711.2886641679" calcext:value-type="float">
            <text:p>38711.2886641679</text:p>
          </table:table-cell>
          <table:table-cell office:value-type="float" office:value="60498540.0850352" calcext:value-type="float">
            <text:p>60498540.0850352</text:p>
          </table:table-cell>
          <table:table-cell office:value-type="float" office:value="39.0460980423057" calcext:value-type="float">
            <text:p>39.04609804230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507.82670118" calcext:value-type="float">
            <text:p>8507.82670118</text:p>
          </table:table-cell>
          <table:table-cell office:value-type="float" office:value="8507.82674735" calcext:value-type="float">
            <text:p>8507.8267473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office:value-type="float" office:value="4011" calcext:value-type="float">
            <text:p>4011</text:p>
          </table:table-cell>
          <table:table-cell office:value-type="float" office:value="17" calcext:value-type="float">
            <text:p>17</text:p>
          </table:table-cell>
          <table:table-cell office:value-type="float" office:value="1262803.62434331" calcext:value-type="float">
            <text:p>1262803.62434331</text:p>
          </table:table-cell>
          <table:table-cell office:value-type="float" office:value="508625.438053548" calcext:value-type="float">
            <text:p>508625.438053548</text:p>
          </table:table-cell>
          <table:table-cell office:value-type="string" calcext:value-type="string">
            <text:p>04-11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8507.82674737027" calcext:value-type="float">
            <text:p>8507.82674737027</text:p>
          </table:table-cell>
          <table:table-cell office:value-type="float" office:value="3580033.41110466" calcext:value-type="float">
            <text:p>3580033.41110466</text:p>
          </table:table-cell>
          <table:table-cell office:value-type="float" office:value="39.0631353321791" calcext:value-type="float">
            <text:p>39.0631353321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406.5311679" calcext:value-type="float">
            <text:p>15406.5311679</text:p>
          </table:table-cell>
          <table:table-cell office:value-type="float" office:value="15406.5309272" calcext:value-type="float">
            <text:p>15406.530927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office:value-type="float" office:value="5004" calcext:value-type="float">
            <text:p>5004</text:p>
          </table:table-cell>
          <table:table-cell office:value-type="float" office:value="191" calcext:value-type="float">
            <text:p>191</text:p>
          </table:table-cell>
          <table:table-cell office:value-type="float" office:value="1326286.32611781" calcext:value-type="float">
            <text:p>1326286.32611781</text:p>
          </table:table-cell>
          <table:table-cell office:value-type="float" office:value="503218.26546897" calcext:value-type="float">
            <text:p>503218.26546897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RIDERWOOD VILLAGE</text:p>
          </table:table-cell>
          <table:table-cell office:value-type="string" calcext:value-type="string">
            <text:p><text:s/>3120 Gracefield Rd Silver Spring MD 20904</text:p>
          </table:table-cell>
          <table:table-cell office:value-type="float" office:value="-76.9508697538978" calcext:value-type="float">
            <text:p>-76.9508697538978</text:p>
          </table:table-cell>
          <table:table-cell office:value-type="float" office:value="39.0484086598496" calcext:value-type="float">
            <text:p>39.048408659849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120 GRACEFIELD RD</text:p>
          </table:table-cell>
          <table:table-cell office:value-type="float" office:value="-76.9508697538978" calcext:value-type="float">
            <text:p>-76.9508697538978</text:p>
          </table:table-cell>
          <table:table-cell office:value-type="float" office:value="15406.5309271862" calcext:value-type="float">
            <text:p>15406.5309271862</text:p>
          </table:table-cell>
          <table:table-cell office:value-type="float" office:value="4868172.73540494" calcext:value-type="float">
            <text:p>4868172.73540494</text:p>
          </table:table-cell>
          <table:table-cell office:value-type="float" office:value="39.0484086598496" calcext:value-type="float">
            <text:p>39.0484086598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0333.2559835" calcext:value-type="float">
            <text:p>20333.2559835</text:p>
          </table:table-cell>
          <table:table-cell office:value-type="float" office:value="20333.2560385" calcext:value-type="float">
            <text:p>20333.256038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79" calcext:value-type="float">
            <text:p>179</text:p>
          </table:table-cell>
          <table:table-cell office:value-type="float" office:value="13030" calcext:value-type="float">
            <text:p>13030</text:p>
          </table:table-cell>
          <table:table-cell office:value-type="float" office:value="259" calcext:value-type="float">
            <text:p>259</text:p>
          </table:table-cell>
          <table:table-cell office:value-type="float" office:value="1290304.60871132" calcext:value-type="float">
            <text:p>1290304.60871132</text:p>
          </table:table-cell>
          <table:table-cell office:value-type="float" office:value="504260.667583629" calcext:value-type="float">
            <text:p>504260.667583629</text:p>
          </table:table-cell>
          <table:table-cell office:value-type="string" calcext:value-type="string">
            <text:p>13-30</text:p>
          </table:table-cell>
          <table:table-cell office:value-type="string" calcext:value-type="string">
            <text:p>HOLIDAY PARK SENIOR CENTER</text:p>
          </table:table-cell>
          <table:table-cell office:value-type="string" calcext:value-type="string">
            <text:p><text:s/>3950 Ferrara Dr Wheaton MD 20906</text:p>
          </table:table-cell>
          <table:table-cell office:value-type="float" office:value="-77.0775690233265" calcext:value-type="float">
            <text:p>-77.0775690233265</text:p>
          </table:table-cell>
          <table:table-cell office:value-type="float" office:value="39.0512553643296" calcext:value-type="float">
            <text:p>39.051255364329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950 FERRARA DR</text:p>
          </table:table-cell>
          <table:table-cell office:value-type="float" office:value="-77.0775690233265" calcext:value-type="float">
            <text:p>-77.0775690233265</text:p>
          </table:table-cell>
          <table:table-cell office:value-type="float" office:value="20333.2560384664" calcext:value-type="float">
            <text:p>20333.2560384664</text:p>
          </table:table-cell>
          <table:table-cell office:value-type="float" office:value="15450213.5106066" calcext:value-type="float">
            <text:p>15450213.5106066</text:p>
          </table:table-cell>
          <table:table-cell office:value-type="float" office:value="39.0512553643296" calcext:value-type="float">
            <text:p>39.0512553643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1218.4469787" calcext:value-type="float">
            <text:p>11218.4469787</text:p>
          </table:table-cell>
          <table:table-cell office:value-type="float" office:value="11218.4469986" calcext:value-type="float">
            <text:p>11218.4469986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4028" calcext:value-type="float">
            <text:p>4028</text:p>
          </table:table-cell>
          <table:table-cell office:value-type="float" office:value="26" calcext:value-type="float">
            <text:p>26</text:p>
          </table:table-cell>
          <table:table-cell office:value-type="float" office:value="1276738.74870397" calcext:value-type="float">
            <text:p>1276738.74870397</text:p>
          </table:table-cell>
          <table:table-cell office:value-type="float" office:value="505153.875770971" calcext:value-type="float">
            <text:p>505153.875770971</text:p>
          </table:table-cell>
          <table:table-cell office:value-type="string" calcext:value-type="string">
            <text:p>04-28</text:p>
          </table:table-cell>
          <table:table-cell office:value-type="string" calcext:value-type="string">
            <text:p>BENDER JEWISH COMMUNITY CENTER</text:p>
          </table:table-cell>
          <table:table-cell office:value-type="string" calcext:value-type="string">
            <text:p><text:s/>6125 Montrose Rd Rockville MD 20852</text:p>
          </table:table-cell>
          <table:table-cell office:value-type="float" office:value="-77.1253423097968" calcext:value-type="float">
            <text:p>-77.1253423097968</text:p>
          </table:table-cell>
          <table:table-cell office:value-type="float" office:value="39.0536664206998" calcext:value-type="float">
            <text:p>39.053666420699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6125 Montrose Rd</text:p>
          </table:table-cell>
          <table:table-cell office:value-type="float" office:value="-77.1253423097968" calcext:value-type="float">
            <text:p>-77.1253423097968</text:p>
          </table:table-cell>
          <table:table-cell office:value-type="float" office:value="11218.4469985675" calcext:value-type="float">
            <text:p>11218.4469985675</text:p>
          </table:table-cell>
          <table:table-cell office:value-type="float" office:value="5456206.73101614" calcext:value-type="float">
            <text:p>5456206.73101614</text:p>
          </table:table-cell>
          <table:table-cell office:value-type="float" office:value="39.0536664206998" calcext:value-type="float">
            <text:p>39.0536664206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930.1517185" calcext:value-type="float">
            <text:p>32930.1517185</text:p>
          </table:table-cell>
          <table:table-cell office:value-type="float" office:value="32930.1513075" calcext:value-type="float">
            <text:p>32930.151307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81" calcext:value-type="float">
            <text:p>181</text:p>
          </table:table-cell>
          <table:table-cell office:value-type="float" office:value="4008" calcext:value-type="float">
            <text:p>4008</text:p>
          </table:table-cell>
          <table:table-cell office:value-type="float" office:value="175" calcext:value-type="float">
            <text:p>175</text:p>
          </table:table-cell>
          <table:table-cell office:value-type="float" office:value="1284898.2494453" calcext:value-type="float">
            <text:p>1284898.2494453</text:p>
          </table:table-cell>
          <table:table-cell office:value-type="float" office:value="497633.625391543" calcext:value-type="float">
            <text:p>497633.625391543</text:p>
          </table:table-cell>
          <table:table-cell office:value-type="string" calcext:value-type="string">
            <text:p>04-08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2930.1513074793" calcext:value-type="float">
            <text:p>32930.1513074793</text:p>
          </table:table-cell>
          <table:table-cell office:value-type="float" office:value="31861159.0086467" calcext:value-type="float">
            <text:p>31861159.0086467</text:p>
          </table:table-cell>
          <table:table-cell office:value-type="float" office:value="39.033045510922" calcext:value-type="float">
            <text:p>39.0330455109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750.2201028" calcext:value-type="float">
            <text:p>24750.2201028</text:p>
          </table:table-cell>
          <table:table-cell office:value-type="float" office:value="24750.220073" calcext:value-type="float">
            <text:p>24750.220073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4012" calcext:value-type="float">
            <text:p>4012</text:p>
          </table:table-cell>
          <table:table-cell office:value-type="float" office:value="19" calcext:value-type="float">
            <text:p>19</text:p>
          </table:table-cell>
          <table:table-cell office:value-type="float" office:value="1263162.12329823" calcext:value-type="float">
            <text:p>1263162.12329823</text:p>
          </table:table-cell>
          <table:table-cell office:value-type="float" office:value="501766.468831882" calcext:value-type="float">
            <text:p>501766.468831882</text:p>
          </table:table-cell>
          <table:table-cell office:value-type="string" calcext:value-type="string">
            <text:p>04-12</text:p>
          </table:table-cell>
          <table:table-cell office:value-type="string" calcext:value-type="string">
            <text:p>WINSTON CHURCHILL HIGH SCHOOL</text:p>
          </table:table-cell>
          <table:table-cell office:value-type="string" calcext:value-type="string">
            <text:p><text:s/>11300 Gainsborough Rd Potomac MD 20854</text:p>
          </table:table-cell>
          <table:table-cell office:value-type="float" office:value="-77.1731281419633" calcext:value-type="float">
            <text:p>-77.1731281419633</text:p>
          </table:table-cell>
          <table:table-cell office:value-type="float" office:value="39.0443047901991" calcext:value-type="float">
            <text:p>39.044304790199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00 Gainsborough Rd</text:p>
          </table:table-cell>
          <table:table-cell office:value-type="float" office:value="-77.1731281419633" calcext:value-type="float">
            <text:p>-77.1731281419633</text:p>
          </table:table-cell>
          <table:table-cell office:value-type="float" office:value="24750.2200729679" calcext:value-type="float">
            <text:p>24750.2200729679</text:p>
          </table:table-cell>
          <table:table-cell office:value-type="float" office:value="31750682.6578466" calcext:value-type="float">
            <text:p>31750682.6578466</text:p>
          </table:table-cell>
          <table:table-cell office:value-type="float" office:value="39.0443047901991" calcext:value-type="float">
            <text:p>39.0443047901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0021.383152" calcext:value-type="float">
            <text:p>20021.383152</text:p>
          </table:table-cell>
          <table:table-cell office:value-type="float" office:value="20021.3830693" calcext:value-type="float">
            <text:p>20021.3830693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83" calcext:value-type="float">
            <text:p>183</text:p>
          </table:table-cell>
          <table:table-cell office:value-type="float" office:value="4032" calcext:value-type="float">
            <text:p>4032</text:p>
          </table:table-cell>
          <table:table-cell office:value-type="float" office:value="183" calcext:value-type="float">
            <text:p>183</text:p>
          </table:table-cell>
          <table:table-cell office:value-type="float" office:value="1266468.99791805" calcext:value-type="float">
            <text:p>1266468.99791805</text:p>
          </table:table-cell>
          <table:table-cell office:value-type="float" office:value="502559.001695633" calcext:value-type="float">
            <text:p>502559.001695633</text:p>
          </table:table-cell>
          <table:table-cell office:value-type="string" calcext:value-type="string">
            <text:p>04-32</text:p>
          </table:table-cell>
          <table:table-cell office:value-type="string" calcext:value-type="string">
            <text:p>IVYMOUNT SCHOOL</text:p>
          </table:table-cell>
          <table:table-cell office:value-type="string" calcext:value-type="string">
            <text:p><text:s/>11614 Seven Locks Rd Potomac MD 20854</text:p>
          </table:table-cell>
          <table:table-cell office:value-type="float" office:value="-77.1614898459709" calcext:value-type="float">
            <text:p>-77.1614898459709</text:p>
          </table:table-cell>
          <table:table-cell office:value-type="float" office:value="39.0464974630923" calcext:value-type="float">
            <text:p>39.04649746309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614 SEVEN LOCKS RD</text:p>
          </table:table-cell>
          <table:table-cell office:value-type="float" office:value="-77.1614898459709" calcext:value-type="float">
            <text:p>-77.1614898459709</text:p>
          </table:table-cell>
          <table:table-cell office:value-type="float" office:value="20021.3830693287" calcext:value-type="float">
            <text:p>20021.3830693287</text:p>
          </table:table-cell>
          <table:table-cell office:value-type="float" office:value="21496453.3793104" calcext:value-type="float">
            <text:p>21496453.3793104</text:p>
          </table:table-cell>
          <table:table-cell office:value-type="float" office:value="39.0464974630923" calcext:value-type="float">
            <text:p>39.0464974630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805.9030142" calcext:value-type="float">
            <text:p>21805.9030142</text:p>
          </table:table-cell>
          <table:table-cell office:value-type="float" office:value="21805.902253" calcext:value-type="float">
            <text:p>21805.90225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float" office:value="4013" calcext:value-type="float">
            <text:p>4013</text:p>
          </table:table-cell>
          <table:table-cell office:value-type="float" office:value="189" calcext:value-type="float">
            <text:p>189</text:p>
          </table:table-cell>
          <table:table-cell office:value-type="float" office:value="1271121.00042506" calcext:value-type="float">
            <text:p>1271121.00042506</text:p>
          </table:table-cell>
          <table:table-cell office:value-type="float" office:value="502772.002910048" calcext:value-type="float">
            <text:p>502772.002910048</text:p>
          </table:table-cell>
          <table:table-cell office:value-type="string" calcext:value-type="string">
            <text:p>04-13</text:p>
          </table:table-cell>
          <table:table-cell office:value-type="string" calcext:value-type="string">
            <text:p>FARMLAND ELEMENTARY SCHOOL</text:p>
          </table:table-cell>
          <table:table-cell office:value-type="string" calcext:value-type="string">
            <text:p><text:s/>7000 Old Gate Rd Rockville MD 20852</text:p>
          </table:table-cell>
          <table:table-cell office:value-type="float" office:value="-77.1451112121873" calcext:value-type="float">
            <text:p>-77.1451112121873</text:p>
          </table:table-cell>
          <table:table-cell office:value-type="float" office:value="39.0471037431668" calcext:value-type="float">
            <text:p>39.047103743166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7000 OLD GATE RD</text:p>
          </table:table-cell>
          <table:table-cell office:value-type="float" office:value="-77.1451112121873" calcext:value-type="float">
            <text:p>-77.1451112121873</text:p>
          </table:table-cell>
          <table:table-cell office:value-type="float" office:value="21805.9022529338" calcext:value-type="float">
            <text:p>21805.9022529338</text:p>
          </table:table-cell>
          <table:table-cell office:value-type="float" office:value="21428377.6519752" calcext:value-type="float">
            <text:p>21428377.6519752</text:p>
          </table:table-cell>
          <table:table-cell office:value-type="float" office:value="39.0471037431668" calcext:value-type="float">
            <text:p>39.0471037431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8672.1971487" calcext:value-type="float">
            <text:p>28672.1971487</text:p>
          </table:table-cell>
          <table:table-cell office:value-type="float" office:value="28672.1973947" calcext:value-type="float">
            <text:p>28672.1973947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186" calcext:value-type="float">
            <text:p>186</text:p>
          </table:table-cell>
          <table:table-cell office:value-type="float" office:value="13044" calcext:value-type="float">
            <text:p>13044</text:p>
          </table:table-cell>
          <table:table-cell office:value-type="float" office:value="150" calcext:value-type="float">
            <text:p>150</text:p>
          </table:table-cell>
          <table:table-cell office:value-type="float" office:value="1301146.63492748" calcext:value-type="float">
            <text:p>1301146.63492748</text:p>
          </table:table-cell>
          <table:table-cell office:value-type="float" office:value="502179.003111795" calcext:value-type="float">
            <text:p>502179.003111795</text:p>
          </table:table-cell>
          <table:table-cell office:value-type="string" calcext:value-type="string">
            <text:p>13-44</text:p>
          </table:table-cell>
          <table:table-cell office:value-type="string" calcext:value-type="string">
            <text:p>ARCOLA ELEMENTARY SCHOOL</text:p>
          </table:table-cell>
          <table:table-cell office:value-type="string" calcext:value-type="string">
            <text:p><text:s/>1820 Franwall Ave Silver Spring MD 20902</text:p>
          </table:table-cell>
          <table:table-cell office:value-type="float" office:value="-77.0393881974071" calcext:value-type="float">
            <text:p>-77.0393881974071</text:p>
          </table:table-cell>
          <table:table-cell office:value-type="float" office:value="39.0455588692406" calcext:value-type="float">
            <text:p>39.045558869240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820 Franwall Ave</text:p>
          </table:table-cell>
          <table:table-cell office:value-type="float" office:value="-77.0393881974071" calcext:value-type="float">
            <text:p>-77.0393881974071</text:p>
          </table:table-cell>
          <table:table-cell office:value-type="float" office:value="28672.197394598" calcext:value-type="float">
            <text:p>28672.197394598</text:p>
          </table:table-cell>
          <table:table-cell office:value-type="float" office:value="24233798.1266231" calcext:value-type="float">
            <text:p>24233798.1266231</text:p>
          </table:table-cell>
          <table:table-cell office:value-type="float" office:value="39.0455588692406" calcext:value-type="float">
            <text:p>39.0455588692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7343.133794" calcext:value-type="float">
            <text:p>17343.133794</text:p>
          </table:table-cell>
          <table:table-cell office:value-type="float" office:value="17343.133997" calcext:value-type="float">
            <text:p>17343.133997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187" calcext:value-type="float">
            <text:p>187</text:p>
          </table:table-cell>
          <table:table-cell office:value-type="float" office:value="13029" calcext:value-type="float">
            <text:p>13029</text:p>
          </table:table-cell>
          <table:table-cell office:value-type="float" office:value="139" calcext:value-type="float">
            <text:p>139</text:p>
          </table:table-cell>
          <table:table-cell office:value-type="float" office:value="1294183.99859031" calcext:value-type="float">
            <text:p>1294183.99859031</text:p>
          </table:table-cell>
          <table:table-cell office:value-type="float" office:value="504209.344851628" calcext:value-type="float">
            <text:p>504209.344851628</text:p>
          </table:table-cell>
          <table:table-cell office:value-type="string" calcext:value-type="string">
            <text:p>13-29</text:p>
          </table:table-cell>
          <table:table-cell office:value-type="string" calcext:value-type="string">
            <text:p>HIGHLAND ELEMENTARY SCHOOL</text:p>
          </table:table-cell>
          <table:table-cell office:value-type="string" calcext:value-type="string">
            <text:p><text:s/>3100 Medway St Silver Spring MD 20902</text:p>
          </table:table-cell>
          <table:table-cell office:value-type="float" office:value="-77.0639085337895" calcext:value-type="float">
            <text:p>-77.0639085337895</text:p>
          </table:table-cell>
          <table:table-cell office:value-type="float" office:value="39.0511227029091" calcext:value-type="float">
            <text:p>39.0511227029091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3100 Medway St</text:p>
          </table:table-cell>
          <table:table-cell office:value-type="float" office:value="-77.0639085337895" calcext:value-type="float">
            <text:p>-77.0639085337895</text:p>
          </table:table-cell>
          <table:table-cell office:value-type="float" office:value="17343.1339970501" calcext:value-type="float">
            <text:p>17343.1339970501</text:p>
          </table:table-cell>
          <table:table-cell office:value-type="float" office:value="17698128.8036676" calcext:value-type="float">
            <text:p>17698128.8036676</text:p>
          </table:table-cell>
          <table:table-cell office:value-type="float" office:value="39.0511227029091" calcext:value-type="float">
            <text:p>39.0511227029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04-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4347.6439914" calcext:value-type="float">
            <text:p>24347.6439914</text:p>
          </table:table-cell>
          <table:table-cell office:value-type="float" office:value="24347.6440402" calcext:value-type="float">
            <text:p>24347.6440402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188" calcext:value-type="float">
            <text:p>188</text:p>
          </table:table-cell>
          <table:table-cell office:value-type="float" office:value="4026" calcext:value-type="float">
            <text:p>4026</text:p>
          </table:table-cell>
          <table:table-cell office:value-type="float" office:value="174" calcext:value-type="float">
            <text:p>174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26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24347.6440401964" calcext:value-type="float">
            <text:p>24347.6440401964</text:p>
          </table:table-cell>
          <table:table-cell office:value-type="float" office:value="20650609.2234912" calcext:value-type="float">
            <text:p>20650609.2234912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006.4353456" calcext:value-type="float">
            <text:p>36006.4353456</text:p>
          </table:table-cell>
          <table:table-cell office:value-type="float" office:value="36006.4343699" calcext:value-type="float">
            <text:p>36006.4343699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  <table:table-cell office:value-type="float" office:value="4018" calcext:value-type="float">
            <text:p>4018</text:p>
          </table:table-cell>
          <table:table-cell office:value-type="float" office:value="172" calcext:value-type="float">
            <text:p>172</text:p>
          </table:table-cell>
          <table:table-cell office:value-type="float" office:value="1275241.01843172" calcext:value-type="float">
            <text:p>1275241.01843172</text:p>
          </table:table-cell>
          <table:table-cell office:value-type="float" office:value="500866.709148467" calcext:value-type="float">
            <text:p>500866.709148467</text:p>
          </table:table-cell>
          <table:table-cell office:value-type="string" calcext:value-type="string">
            <text:p>04-18</text:p>
          </table:table-cell>
          <table:table-cell office:value-type="string" calcext:value-type="string">
            <text:p>Tilden Middle School/Gym</text:p>
          </table:table-cell>
          <table:table-cell office:value-type="string" calcext:value-type="string">
            <text:p>11211 Old Georgetown Rd Rockville MD 20852</text:p>
          </table:table-cell>
          <table:table-cell office:value-type="float" office:value="-77.1305947937391" calcext:value-type="float">
            <text:p>-77.1305947937391</text:p>
          </table:table-cell>
          <table:table-cell office:value-type="float" office:value="39.0418895171734" calcext:value-type="float">
            <text:p>39.0418895171734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  <table:table-cell office:value-type="float" office:value="-77.1305947937391" calcext:value-type="float">
            <text:p>-77.1305947937391</text:p>
          </table:table-cell>
          <table:table-cell office:value-type="float" office:value="36006.4343697687" calcext:value-type="float">
            <text:p>36006.4343697687</text:p>
          </table:table-cell>
          <table:table-cell office:value-type="float" office:value="54903583.7109498" calcext:value-type="float">
            <text:p>54903583.7109498</text:p>
          </table:table-cell>
          <table:table-cell office:value-type="float" office:value="39.0418895171734" calcext:value-type="float">
            <text:p>39.04188951717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043.782654" calcext:value-type="float">
            <text:p>14043.782654</text:p>
          </table:table-cell>
          <table:table-cell office:value-type="float" office:value="14043.7826099" calcext:value-type="float">
            <text:p>14043.7826099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4017" calcext:value-type="float">
            <text:p>4017</text:p>
          </table:table-cell>
          <table:table-cell office:value-type="float" office:value="185" calcext:value-type="float">
            <text:p>185</text:p>
          </table:table-cell>
          <table:table-cell office:value-type="float" office:value="1278697.98592722" calcext:value-type="float">
            <text:p>1278697.98592722</text:p>
          </table:table-cell>
          <table:table-cell office:value-type="float" office:value="502411.570888132" calcext:value-type="float">
            <text:p>502411.570888132</text:p>
          </table:table-cell>
          <table:table-cell office:value-type="string" calcext:value-type="string">
            <text:p>04-17</text:p>
          </table:table-cell>
          <table:table-cell office:value-type="string" calcext:value-type="string">
            <text:p>KENNEDY SHRIVER AQUATIC CENTER</text:p>
          </table:table-cell>
          <table:table-cell office:value-type="string" calcext:value-type="string">
            <text:p><text:s/>5900 Executive Blvd Rockville MD 20852</text:p>
          </table:table-cell>
          <table:table-cell office:value-type="float" office:value="-77.1184305572927" calcext:value-type="float">
            <text:p>-77.1184305572927</text:p>
          </table:table-cell>
          <table:table-cell office:value-type="float" office:value="39.0461441455778" calcext:value-type="float">
            <text:p>39.046144145577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5900 EXECUTIVE BLVD</text:p>
          </table:table-cell>
          <table:table-cell office:value-type="float" office:value="-77.1184305572927" calcext:value-type="float">
            <text:p>-77.1184305572927</text:p>
          </table:table-cell>
          <table:table-cell office:value-type="float" office:value="14043.7826099375" calcext:value-type="float">
            <text:p>14043.7826099375</text:p>
          </table:table-cell>
          <table:table-cell office:value-type="float" office:value="9621731.33653549" calcext:value-type="float">
            <text:p>9621731.33653549</text:p>
          </table:table-cell>
          <table:table-cell office:value-type="float" office:value="39.0461441455778" calcext:value-type="float">
            <text:p>39.046144145577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64.32021802" calcext:value-type="float">
            <text:p>864.32021802</text:p>
          </table:table-cell>
          <table:table-cell office:value-type="float" office:value="864.32023513" calcext:value-type="float">
            <text:p>864.32023513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864.320235096151" calcext:value-type="float">
            <text:p>864.320235096151</text:p>
          </table:table-cell>
          <table:table-cell office:value-type="float" office:value="33557.7796005688" calcext:value-type="float">
            <text:p>33557.77960056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354.2388866" calcext:value-type="float">
            <text:p>22354.2388866</text:p>
          </table:table-cell>
          <table:table-cell office:value-type="float" office:value="22354.2393229" calcext:value-type="float">
            <text:p>22354.2393229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10005" calcext:value-type="float">
            <text:p>10005</text:p>
          </table:table-cell>
          <table:table-cell office:value-type="float" office:value="115" calcext:value-type="float">
            <text:p>115</text:p>
          </table:table-cell>
          <table:table-cell office:value-type="float" office:value="1261597.75142698" calcext:value-type="float">
            <text:p>1261597.75142698</text:p>
          </table:table-cell>
          <table:table-cell office:value-type="float" office:value="501971.251230717" calcext:value-type="float">
            <text:p>501971.251230717</text:p>
          </table:table-cell>
          <table:table-cell office:value-type="string" calcext:value-type="string">
            <text:p>10-05</text:p>
          </table:table-cell>
          <table:table-cell office:value-type="string" calcext:value-type="string">
            <text:p>HERBERT HOOVER MIDDLE SCHOOL</text:p>
          </table:table-cell>
          <table:table-cell office:value-type="string" calcext:value-type="string">
            <text:p><text:s/>8810 Postoak Rd Potomac MD 20854</text:p>
          </table:table-cell>
          <table:table-cell office:value-type="float" office:value="-77.178637575057" calcext:value-type="float">
            <text:p>-77.178637575057</text:p>
          </table:table-cell>
          <table:table-cell office:value-type="float" office:value="39.0448587791864" calcext:value-type="float">
            <text:p>39.04485877918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810 Post Oak Rd</text:p>
          </table:table-cell>
          <table:table-cell office:value-type="float" office:value="-77.178637575057" calcext:value-type="float">
            <text:p>-77.178637575057</text:p>
          </table:table-cell>
          <table:table-cell office:value-type="float" office:value="22354.2393229453" calcext:value-type="float">
            <text:p>22354.2393229453</text:p>
          </table:table-cell>
          <table:table-cell office:value-type="float" office:value="24837150.0049883" calcext:value-type="float">
            <text:p>24837150.0049883</text:p>
          </table:table-cell>
          <table:table-cell office:value-type="float" office:value="39.0448587791864" calcext:value-type="float">
            <text:p>39.04485877918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695.3083941" calcext:value-type="float">
            <text:p>25695.3083941</text:p>
          </table:table-cell>
          <table:table-cell office:value-type="float" office:value="25695.3078812" calcext:value-type="float">
            <text:p>25695.3078812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94" calcext:value-type="float">
            <text:p>194</text:p>
          </table:table-cell>
          <table:table-cell office:value-type="float" office:value="10013" calcext:value-type="float">
            <text:p>10013</text:p>
          </table:table-cell>
          <table:table-cell office:value-type="float" office:value="117" calcext:value-type="float">
            <text:p>117</text:p>
          </table:table-cell>
          <table:table-cell office:value-type="float" office:value="1257931.75154114" calcext:value-type="float">
            <text:p>1257931.75154114</text:p>
          </table:table-cell>
          <table:table-cell office:value-type="float" office:value="500576.03158021" calcext:value-type="float">
            <text:p>500576.03158021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OTOMAC COMMUNITY RECREATION CENTER</text:p>
          </table:table-cell>
          <table:table-cell office:value-type="string" calcext:value-type="string">
            <text:p><text:s/>11315 Falls Rd Potomac MD 20854</text:p>
          </table:table-cell>
          <table:table-cell office:value-type="float" office:value="-77.1915350429454" calcext:value-type="float">
            <text:p>-77.1915350429454</text:p>
          </table:table-cell>
          <table:table-cell office:value-type="float" office:value="39.0410075603523" calcext:value-type="float">
            <text:p>39.04100756035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15 Falls Rd</text:p>
          </table:table-cell>
          <table:table-cell office:value-type="float" office:value="-77.1915350429454" calcext:value-type="float">
            <text:p>-77.1915350429454</text:p>
          </table:table-cell>
          <table:table-cell office:value-type="float" office:value="25695.3078811132" calcext:value-type="float">
            <text:p>25695.3078811132</text:p>
          </table:table-cell>
          <table:table-cell office:value-type="float" office:value="25205813.4133527" calcext:value-type="float">
            <text:p>25205813.4133527</text:p>
          </table:table-cell>
          <table:table-cell office:value-type="float" office:value="39.0410075603523" calcext:value-type="float">
            <text:p>39.0410075603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8216.3761446" calcext:value-type="float">
            <text:p>18216.3761446</text:p>
          </table:table-cell>
          <table:table-cell office:value-type="float" office:value="18216.375672" calcext:value-type="float">
            <text:p>18216.37567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13033" calcext:value-type="float">
            <text:p>13033</text:p>
          </table:table-cell>
          <table:table-cell office:value-type="float" office:value="142" calcext:value-type="float">
            <text:p>142</text:p>
          </table:table-cell>
          <table:table-cell office:value-type="float" office:value="1307491.62322173" calcext:value-type="float">
            <text:p>1307491.62322173</text:p>
          </table:table-cell>
          <table:table-cell office:value-type="float" office:value="501477.501233965" calcext:value-type="float">
            <text:p>501477.501233965</text:p>
          </table:table-cell>
          <table:table-cell office:value-type="string" calcext:value-type="string">
            <text:p>13-33</text:p>
          </table:table-cell>
          <table:table-cell office:value-type="string" calcext:value-type="string">
            <text:p>KEMP MILL ELEMENTARY SCHOOL</text:p>
          </table:table-cell>
          <table:table-cell office:value-type="string" calcext:value-type="string">
            <text:p><text:s/>411 Sisson St Silver Spring MD 20902</text:p>
          </table:table-cell>
          <table:table-cell office:value-type="float" office:value="-77.0170471283479" calcext:value-type="float">
            <text:p>-77.0170471283479</text:p>
          </table:table-cell>
          <table:table-cell office:value-type="float" office:value="39.0436381593369" calcext:value-type="float">
            <text:p>39.0436381593369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411 Sisson St</text:p>
          </table:table-cell>
          <table:table-cell office:value-type="float" office:value="-77.0170471283479" calcext:value-type="float">
            <text:p>-77.0170471283479</text:p>
          </table:table-cell>
          <table:table-cell office:value-type="float" office:value="18216.3756719676" calcext:value-type="float">
            <text:p>18216.3756719676</text:p>
          </table:table-cell>
          <table:table-cell office:value-type="float" office:value="15188500.9734149" calcext:value-type="float">
            <text:p>15188500.9734149</text:p>
          </table:table-cell>
          <table:table-cell office:value-type="float" office:value="39.0436381593369" calcext:value-type="float">
            <text:p>39.0436381593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9776.3703864" calcext:value-type="float">
            <text:p>19776.3703864</text:p>
          </table:table-cell>
          <table:table-cell office:value-type="float" office:value="25483.61378" calcext:value-type="float">
            <text:p>25483.61378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office:value-type="float" office:value="13027" calcext:value-type="float">
            <text:p>13027</text:p>
          </table:table-cell>
          <table:table-cell office:value-type="float" office:value="137" calcext:value-type="float">
            <text:p>137</text:p>
          </table:table-cell>
          <table:table-cell office:value-type="float" office:value="1293292.74873239" calcext:value-type="float">
            <text:p>1293292.74873239</text:p>
          </table:table-cell>
          <table:table-cell office:value-type="float" office:value="500019.095358133" calcext:value-type="float">
            <text:p>500019.095358133</text:p>
          </table:table-cell>
          <table:table-cell office:value-type="string" calcext:value-type="string">
            <text:p>13-27</text:p>
          </table:table-cell>
          <table:table-cell office:value-type="string" calcext:value-type="string">
            <text:p>ALBERT EINSTEIN HIGH SCHOOL</text:p>
          </table:table-cell>
          <table:table-cell office:value-type="string" calcext:value-type="string">
            <text:p><text:s/>11135 Newport Mill Rd Kensington MD 20895</text:p>
          </table:table-cell>
          <table:table-cell office:value-type="float" office:value="-77.0670360204928" calcext:value-type="float">
            <text:p>-77.0670360204928</text:p>
          </table:table-cell>
          <table:table-cell office:value-type="float" office:value="39.0396158967085" calcext:value-type="float">
            <text:p>39.0396158967085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1135 Newport Mill Rd</text:p>
          </table:table-cell>
          <table:table-cell office:value-type="float" office:value="-77.0670360204928" calcext:value-type="float">
            <text:p>-77.0670360204928</text:p>
          </table:table-cell>
          <table:table-cell office:value-type="float" office:value="25483.6137800337" calcext:value-type="float">
            <text:p>25483.6137800337</text:p>
          </table:table-cell>
          <table:table-cell office:value-type="float" office:value="19217457.9015892" calcext:value-type="float">
            <text:p>19217457.9015892</text:p>
          </table:table-cell>
          <table:table-cell office:value-type="float" office:value="39.0396158967085" calcext:value-type="float">
            <text:p>39.03961589670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9776.3703864" calcext:value-type="float">
            <text:p>19776.3703864</text:p>
          </table:table-cell>
          <table:table-cell office:value-type="float" office:value="19776.3706749" calcext:value-type="float">
            <text:p>19776.3706749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float" office:value="13040" calcext:value-type="float">
            <text:p>13040</text:p>
          </table:table-cell>
          <table:table-cell office:value-type="float" office:value="145" calcext:value-type="float">
            <text:p>145</text:p>
          </table:table-cell>
          <table:table-cell office:value-type="float" office:value="1290463.99815631" calcext:value-type="float">
            <text:p>1290463.99815631</text:p>
          </table:table-cell>
          <table:table-cell office:value-type="float" office:value="499984.250611544" calcext:value-type="float">
            <text:p>499984.250611544</text:p>
          </table:table-cell>
          <table:table-cell office:value-type="string" calcext:value-type="string">
            <text:p>13-40</text:p>
          </table:table-cell>
          <table:table-cell office:value-type="string" calcext:value-type="string">
            <text:p>ROCK VIEW ELEMENTARY SCHOOL</text:p>
          </table:table-cell>
          <table:table-cell office:value-type="string" calcext:value-type="string">
            <text:p><text:s/>3901 Denfeld Ave Kensington MD 20895</text:p>
          </table:table-cell>
          <table:table-cell office:value-type="float" office:value="-77.0769950701402" calcext:value-type="float">
            <text:p>-77.0769950701402</text:p>
          </table:table-cell>
          <table:table-cell office:value-type="float" office:value="39.0395140972528" calcext:value-type="float">
            <text:p>39.0395140972528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901 Denfeld Ave</text:p>
          </table:table-cell>
          <table:table-cell office:value-type="float" office:value="-77.0769950701402" calcext:value-type="float">
            <text:p>-77.0769950701402</text:p>
          </table:table-cell>
          <table:table-cell office:value-type="float" office:value="19776.3706748841" calcext:value-type="float">
            <text:p>19776.3706748841</text:p>
          </table:table-cell>
          <table:table-cell office:value-type="float" office:value="16401569.6123268" calcext:value-type="float">
            <text:p>16401569.6123268</text:p>
          </table:table-cell>
          <table:table-cell office:value-type="float" office:value="39.0395140972528" calcext:value-type="float">
            <text:p>39.0395140972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222.8307971" calcext:value-type="float">
            <text:p>16222.8307971</text:p>
          </table:table-cell>
          <table:table-cell office:value-type="float" office:value="57559.925166" calcext:value-type="float">
            <text:p>57559.92516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float" office:value="5005" calcext:value-type="float">
            <text:p>5005</text:p>
          </table:table-cell>
          <table:table-cell office:value-type="float" office:value="40" calcext:value-type="float">
            <text:p>40</text:p>
          </table:table-cell>
          <table:table-cell office:value-type="float" office:value="1311833.12372506" calcext:value-type="float">
            <text:p>1311833.12372506</text:p>
          </table:table-cell>
          <table:table-cell office:value-type="float" office:value="499960.907810465" calcext:value-type="float">
            <text:p>499960.907810465</text:p>
          </table:table-cell>
          <table:table-cell office:value-type="string" calcext:value-type="string">
            <text:p>05-05</text:p>
          </table:table-cell>
          <table:table-cell office:value-type="string" calcext:value-type="string">
            <text:p>BURNT MILLS ELEMENTARY SCHOOL</text:p>
          </table:table-cell>
          <table:table-cell office:value-type="string" calcext:value-type="string">
            <text:p><text:s/>11211 Childs St Silver Spring MD 20901</text:p>
          </table:table-cell>
          <table:table-cell office:value-type="float" office:value="-77.0017610799788" calcext:value-type="float">
            <text:p>-77.0017610799788</text:p>
          </table:table-cell>
          <table:table-cell office:value-type="float" office:value="39.0394753144486" calcext:value-type="float">
            <text:p>39.0394753144486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1211 Childs St</text:p>
          </table:table-cell>
          <table:table-cell office:value-type="float" office:value="-77.0017610799788" calcext:value-type="float">
            <text:p>-77.0017610799788</text:p>
          </table:table-cell>
          <table:table-cell office:value-type="float" office:value="57559.9251660293" calcext:value-type="float">
            <text:p>57559.9251660293</text:p>
          </table:table-cell>
          <table:table-cell office:value-type="float" office:value="55396438.1746492" calcext:value-type="float">
            <text:p>55396438.1746492</text:p>
          </table:table-cell>
          <table:table-cell office:value-type="float" office:value="39.0394753144486" calcext:value-type="float">
            <text:p>39.0394753144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222.8307971" calcext:value-type="float">
            <text:p>16222.8307971</text:p>
          </table:table-cell>
          <table:table-cell office:value-type="float" office:value="16222.8309685" calcext:value-type="float">
            <text:p>16222.830968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office:value-type="float" office:value="5010" calcext:value-type="float">
            <text:p>5010</text:p>
          </table:table-cell>
          <table:table-cell office:value-type="float" office:value="44" calcext:value-type="float">
            <text:p>44</text:p>
          </table:table-cell>
          <table:table-cell office:value-type="float" office:value="1315846.99824323" calcext:value-type="float">
            <text:p>1315846.99824323</text:p>
          </table:table-cell>
          <table:table-cell office:value-type="float" office:value="495595.501515046" calcext:value-type="float">
            <text:p>495595.501515046</text:p>
          </table:table-cell>
          <table:table-cell office:value-type="string" calcext:value-type="string">
            <text:p>05-10</text:p>
          </table:table-cell>
          <table:table-cell office:value-type="string" calcext:value-type="string">
            <text:p>CRESTHAVEN ELEMENTARY SCHOOL</text:p>
          </table:table-cell>
          <table:table-cell office:value-type="string" calcext:value-type="string">
            <text:p><text:s/>1234 Cresthaven Dr Silver Spring MD 20903</text:p>
          </table:table-cell>
          <table:table-cell office:value-type="float" office:value="-76.9876315784759" calcext:value-type="float">
            <text:p>-76.9876315784759</text:p>
          </table:table-cell>
          <table:table-cell office:value-type="float" office:value="39.0274886651928" calcext:value-type="float">
            <text:p>39.0274886651928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1234 Cresthaven Dr</text:p>
          </table:table-cell>
          <table:table-cell office:value-type="float" office:value="-76.9876315784759" calcext:value-type="float">
            <text:p>-76.9876315784759</text:p>
          </table:table-cell>
          <table:table-cell office:value-type="float" office:value="16222.8309684859" calcext:value-type="float">
            <text:p>16222.8309684859</text:p>
          </table:table-cell>
          <table:table-cell office:value-type="float" office:value="12695539.0854791" calcext:value-type="float">
            <text:p>12695539.0854791</text:p>
          </table:table-cell>
          <table:table-cell office:value-type="float" office:value="39.0274886651928" calcext:value-type="float">
            <text:p>39.0274886651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744.7449093" calcext:value-type="float">
            <text:p>22744.7449093</text:p>
          </table:table-cell>
          <table:table-cell office:value-type="float" office:value="22744.7449866" calcext:value-type="float">
            <text:p>22744.744986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10012" calcext:value-type="float">
            <text:p>10012</text:p>
          </table:table-cell>
          <table:table-cell office:value-type="float" office:value="118" calcext:value-type="float">
            <text:p>118</text:p>
          </table:table-cell>
          <table:table-cell office:value-type="float" office:value="1264400.12377498" calcext:value-type="float">
            <text:p>1264400.12377498</text:p>
          </table:table-cell>
          <table:table-cell office:value-type="float" office:value="497286.96860455" calcext:value-type="float">
            <text:p>497286.96860455</text:p>
          </table:table-cell>
          <table:table-cell office:value-type="string" calcext:value-type="string">
            <text:p>10-12</text:p>
          </table:table-cell>
          <table:table-cell office:value-type="string" calcext:value-type="string">
            <text:p>BELLS MILL ELEMENTARY SCHOOL</text:p>
          </table:table-cell>
          <table:table-cell office:value-type="string" calcext:value-type="string">
            <text:p><text:s/>8225 Bells Mill Rd Potomac MD 20854</text:p>
          </table:table-cell>
          <table:table-cell office:value-type="float" office:value="-77.1687400918902" calcext:value-type="float">
            <text:p>-77.1687400918902</text:p>
          </table:table-cell>
          <table:table-cell office:value-type="float" office:value="39.0320119148263" calcext:value-type="float">
            <text:p>39.032011914826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225 Bells Mill Rd</text:p>
          </table:table-cell>
          <table:table-cell office:value-type="float" office:value="-77.1687400918902" calcext:value-type="float">
            <text:p>-77.1687400918902</text:p>
          </table:table-cell>
          <table:table-cell office:value-type="float" office:value="22744.7449865107" calcext:value-type="float">
            <text:p>22744.7449865107</text:p>
          </table:table-cell>
          <table:table-cell office:value-type="float" office:value="25514136.9585732" calcext:value-type="float">
            <text:p>25514136.9585732</text:p>
          </table:table-cell>
          <table:table-cell office:value-type="float" office:value="39.0320119148263" calcext:value-type="float">
            <text:p>39.0320119148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7702.9189833" calcext:value-type="float">
            <text:p>17702.9189833</text:p>
          </table:table-cell>
          <table:table-cell office:value-type="float" office:value="17702.9192705" calcext:value-type="float">
            <text:p>17702.9192705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199" calcext:value-type="float">
            <text:p>199</text:p>
          </table:table-cell>
          <table:table-cell office:value-type="float" office:value="13032" calcext:value-type="float">
            <text:p>13032</text:p>
          </table:table-cell>
          <table:table-cell office:value-type="float" office:value="141" calcext:value-type="float">
            <text:p>141</text:p>
          </table:table-cell>
          <table:table-cell office:value-type="float" office:value="1301811.99941039" calcext:value-type="float">
            <text:p>1301811.99941039</text:p>
          </table:table-cell>
          <table:table-cell office:value-type="float" office:value="497911.532316044" calcext:value-type="float">
            <text:p>497911.532316044</text:p>
          </table:table-cell>
          <table:table-cell office:value-type="string" calcext:value-type="string">
            <text:p>13-32</text:p>
          </table:table-cell>
          <table:table-cell office:value-type="string" calcext:value-type="string">
            <text:p>GLEN HAVEN ELEMENTARY SCHOOL</text:p>
          </table:table-cell>
          <table:table-cell office:value-type="string" calcext:value-type="string">
            <text:p><text:s/>10900 Inwood Ave Silver Spring MD 20902</text:p>
          </table:table-cell>
          <table:table-cell office:value-type="float" office:value="-77.0370393627795" calcext:value-type="float">
            <text:p>-77.0370393627795</text:p>
          </table:table-cell>
          <table:table-cell office:value-type="float" office:value="39.0338425416836" calcext:value-type="float">
            <text:p>39.033842541683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0900 Inwood Ave</text:p>
          </table:table-cell>
          <table:table-cell office:value-type="float" office:value="-77.0370393627795" calcext:value-type="float">
            <text:p>-77.0370393627795</text:p>
          </table:table-cell>
          <table:table-cell office:value-type="float" office:value="17702.9192705062" calcext:value-type="float">
            <text:p>17702.9192705062</text:p>
          </table:table-cell>
          <table:table-cell office:value-type="float" office:value="13190421.180273" calcext:value-type="float">
            <text:p>13190421.180273</text:p>
          </table:table-cell>
          <table:table-cell office:value-type="float" office:value="39.0338425416836" calcext:value-type="float">
            <text:p>39.0338425416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9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6606.6535189" calcext:value-type="float">
            <text:p>16606.6535189</text:p>
          </table:table-cell>
          <table:table-cell office:value-type="float" office:value="16606.6533808" calcext:value-type="float">
            <text:p>16606.6533808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13059" calcext:value-type="float">
            <text:p>13059</text:p>
          </table:table-cell>
          <table:table-cell office:value-type="float" office:value="261" calcext:value-type="float">
            <text:p>261</text:p>
          </table:table-cell>
          <table:table-cell office:value-type="float" office:value="1297634.51563939" calcext:value-type="float">
            <text:p>1297634.51563939</text:p>
          </table:table-cell>
          <table:table-cell office:value-type="float" office:value="497934.672689721" calcext:value-type="float">
            <text:p>497934.672689721</text:p>
          </table:table-cell>
          <table:table-cell office:value-type="string" calcext:value-type="string">
            <text:p>13-59</text:p>
          </table:table-cell>
          <table:table-cell office:value-type="string" calcext:value-type="string">
            <text:p>STEPHEN KNOLLS SCHOOL</text:p>
          </table:table-cell>
          <table:table-cell office:value-type="string" calcext:value-type="string">
            <text:p><text:s/>10731 St Margarets Way Kensington MD 20895</text:p>
          </table:table-cell>
          <table:table-cell office:value-type="float" office:value="-77.0517458434823" calcext:value-type="float">
            <text:p>-77.0517458434823</text:p>
          </table:table-cell>
          <table:table-cell office:value-type="float" office:value="39.0339004999813" calcext:value-type="float">
            <text:p>39.0339004999813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731 ST MARGARETS WAY</text:p>
          </table:table-cell>
          <table:table-cell office:value-type="float" office:value="-77.0517458434823" calcext:value-type="float">
            <text:p>-77.0517458434823</text:p>
          </table:table-cell>
          <table:table-cell office:value-type="float" office:value="16606.6533808378" calcext:value-type="float">
            <text:p>16606.6533808378</text:p>
          </table:table-cell>
          <table:table-cell office:value-type="float" office:value="13589660.1693108" calcext:value-type="float">
            <text:p>13589660.1693108</text:p>
          </table:table-cell>
          <table:table-cell office:value-type="float" office:value="39.0339004999813" calcext:value-type="float">
            <text:p>39.0339004999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867.6738192" calcext:value-type="float">
            <text:p>15867.6738192</text:p>
          </table:table-cell>
          <table:table-cell office:value-type="float" office:value="15867.6740976" calcext:value-type="float">
            <text:p>15867.674097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4010" calcext:value-type="float">
            <text:p>4010</text:p>
          </table:table-cell>
          <table:table-cell office:value-type="float" office:value="176" calcext:value-type="float">
            <text:p>176</text:p>
          </table:table-cell>
          <table:table-cell office:value-type="float" office:value="1277581.53835697" calcext:value-type="float">
            <text:p>1277581.53835697</text:p>
          </table:table-cell>
          <table:table-cell office:value-type="float" office:value="499579.215004295" calcext:value-type="float">
            <text:p>499579.215004295</text:p>
          </table:table-cell>
          <table:table-cell office:value-type="string" calcext:value-type="string">
            <text:p>04-10</text:p>
          </table:table-cell>
          <table:table-cell office:value-type="string" calcext:value-type="string">
            <text:p>Tilden Middle School/Cafeteria</text:p>
          </table:table-cell>
          <table:table-cell office:value-type="string" calcext:value-type="string">
            <text:p><text:s/>11211 Old Georgetown Rd Rockville MD 20852</text:p>
          </table:table-cell>
          <table:table-cell office:value-type="float" office:value="-77.1223482152589" calcext:value-type="float">
            <text:p>-77.1223482152589</text:p>
          </table:table-cell>
          <table:table-cell office:value-type="float" office:value="39.0383633817992" calcext:value-type="float">
            <text:p>39.038363381799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  <table:table-cell office:value-type="float" office:value="-77.1223482152589" calcext:value-type="float">
            <text:p>-77.1223482152589</text:p>
          </table:table-cell>
          <table:table-cell office:value-type="float" office:value="15867.674097577" calcext:value-type="float">
            <text:p>15867.674097577</text:p>
          </table:table-cell>
          <table:table-cell office:value-type="float" office:value="15552047.9619475" calcext:value-type="float">
            <text:p>15552047.9619475</text:p>
          </table:table-cell>
          <table:table-cell office:value-type="float" office:value="39.0383633817992" calcext:value-type="float">
            <text:p>39.0383633817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029.3976573" calcext:value-type="float">
            <text:p>20029.3976573</text:p>
          </table:table-cell>
          <table:table-cell office:value-type="float" office:value="20029.3972494" calcext:value-type="float">
            <text:p>20029.397249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202" calcext:value-type="float">
            <text:p>202</text:p>
          </table:table-cell>
          <table:table-cell office:value-type="float" office:value="13011" calcext:value-type="float">
            <text:p>13011</text:p>
          </table:table-cell>
          <table:table-cell office:value-type="float" office:value="131" calcext:value-type="float">
            <text:p>131</text:p>
          </table:table-cell>
          <table:table-cell office:value-type="float" office:value="1306532.99981089" calcext:value-type="float">
            <text:p>1306532.99981089</text:p>
          </table:table-cell>
          <table:table-cell office:value-type="float" office:value="497716.250226304" calcext:value-type="float">
            <text:p>497716.250226304</text:p>
          </table:table-cell>
          <table:table-cell office:value-type="string" calcext:value-type="string">
            <text:p>13-11</text:p>
          </table:table-cell>
          <table:table-cell office:value-type="string" calcext:value-type="string">
            <text:p>FOREST KNOLLS ELEMENTARY SCHOOL</text:p>
          </table:table-cell>
          <table:table-cell office:value-type="string" calcext:value-type="string">
            <text:p><text:s/>10830 Eastwood Ave Silver Spring MD 20901</text:p>
          </table:table-cell>
          <table:table-cell office:value-type="float" office:value="-77.0204193735754" calcext:value-type="float">
            <text:p>-77.0204193735754</text:p>
          </table:table-cell>
          <table:table-cell office:value-type="float" office:value="39.033310438959" calcext:value-type="float">
            <text:p>39.033310438959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830 Eastwood Ave</text:p>
          </table:table-cell>
          <table:table-cell office:value-type="float" office:value="-77.0204193735754" calcext:value-type="float">
            <text:p>-77.0204193735754</text:p>
          </table:table-cell>
          <table:table-cell office:value-type="float" office:value="20029.3972493568" calcext:value-type="float">
            <text:p>20029.3972493568</text:p>
          </table:table-cell>
          <table:table-cell office:value-type="float" office:value="21218958.1834159" calcext:value-type="float">
            <text:p>21218958.1834159</text:p>
          </table:table-cell>
          <table:table-cell office:value-type="float" office:value="39.033310438959" calcext:value-type="float">
            <text:p>39.0333104389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7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333.35241024" calcext:value-type="float">
            <text:p>5333.35241024</text:p>
          </table:table-cell>
          <table:table-cell office:value-type="float" office:value="5333.35246317" calcext:value-type="float">
            <text:p>5333.3524631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office:value-type="float" office:value="13057" calcext:value-type="float">
            <text:p>13057</text:p>
          </table:table-cell>
          <table:table-cell office:value-type="float" office:value="269" calcext:value-type="float">
            <text:p>269</text:p>
          </table:table-cell>
          <table:table-cell office:value-type="float" office:value="1303635.18572465" calcext:value-type="float">
            <text:p>1303635.18572465</text:p>
          </table:table-cell>
          <table:table-cell office:value-type="float" office:value="499717.195699468" calcext:value-type="float">
            <text:p>499717.195699468</text:p>
          </table:table-cell>
          <table:table-cell office:value-type="string" calcext:value-type="string">
            <text:p>13-57</text:p>
          </table:table-cell>
          <table:table-cell office:value-type="string" calcext:value-type="string">
            <text:p>ARCOLA TOWERS</text:p>
          </table:table-cell>
          <table:table-cell office:value-type="string" calcext:value-type="string">
            <text:p><text:s/>1135 University Blvd W Silver Spring MD 20902</text:p>
          </table:table-cell>
          <table:table-cell office:value-type="float" office:value="-77.0306231403879" calcext:value-type="float">
            <text:p>-77.0306231403879</text:p>
          </table:table-cell>
          <table:table-cell office:value-type="float" office:value="39.0388021673376" calcext:value-type="float">
            <text:p>39.0388021673376</text:p>
          </table:table-cell>
          <table:table-cell office:value-type="string" calcext:value-type="string">
            <text:p><text:s/>Silver Spring MD 20902</text:p>
          </table:table-cell>
          <table:table-cell office:value-type="string" calcext:value-type="string">
            <text:p>1135 UNIVERSITY BLVD W</text:p>
          </table:table-cell>
          <table:table-cell office:value-type="float" office:value="-77.0306231403879" calcext:value-type="float">
            <text:p>-77.0306231403879</text:p>
          </table:table-cell>
          <table:table-cell office:value-type="float" office:value="5333.35246316186" calcext:value-type="float">
            <text:p>5333.35246316186</text:p>
          </table:table-cell>
          <table:table-cell office:value-type="float" office:value="1260299.39270634" calcext:value-type="float">
            <text:p>1260299.39270634</text:p>
          </table:table-cell>
          <table:table-cell office:value-type="float" office:value="39.0388021673376" calcext:value-type="float">
            <text:p>39.0388021673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804.5913371" calcext:value-type="float">
            <text:p>21804.5913371</text:p>
          </table:table-cell>
          <table:table-cell office:value-type="float" office:value="21804.5912994" calcext:value-type="float">
            <text:p>21804.5912994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204" calcext:value-type="float">
            <text:p>204</text:p>
          </table:table-cell>
          <table:table-cell office:value-type="float" office:value="10011" calcext:value-type="float">
            <text:p>10011</text:p>
          </table:table-cell>
          <table:table-cell office:value-type="float" office:value="221" calcext:value-type="float">
            <text:p>221</text:p>
          </table:table-cell>
          <table:table-cell office:value-type="float" office:value="1267101.62723023" calcext:value-type="float">
            <text:p>1267101.62723023</text:p>
          </table:table-cell>
          <table:table-cell office:value-type="float" office:value="494506.144769877" calcext:value-type="float">
            <text:p>494506.144769877</text:p>
          </table:table-cell>
          <table:table-cell office:value-type="string" calcext:value-type="string">
            <text:p>10-11</text:p>
          </table:table-cell>
          <table:table-cell office:value-type="string" calcext:value-type="string">
            <text:p>PAULINE BETZ ADDIE TENNIS CENTER</text:p>
          </table:table-cell>
          <table:table-cell office:value-type="string" calcext:value-type="string">
            <text:p><text:s/>7801 Democracy Blvd Bethesda MD 20817</text:p>
          </table:table-cell>
          <table:table-cell office:value-type="float" office:value="-77.1592128899673" calcext:value-type="float">
            <text:p>-77.1592128899673</text:p>
          </table:table-cell>
          <table:table-cell office:value-type="float" office:value="39.0243899893717" calcext:value-type="float">
            <text:p>39.024389989371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801 DEMOCRACY BLVD</text:p>
          </table:table-cell>
          <table:table-cell office:value-type="float" office:value="-77.1592128899673" calcext:value-type="float">
            <text:p>-77.1592128899673</text:p>
          </table:table-cell>
          <table:table-cell office:value-type="float" office:value="21804.5912993394" calcext:value-type="float">
            <text:p>21804.5912993394</text:p>
          </table:table-cell>
          <table:table-cell office:value-type="float" office:value="21770390.2037001" calcext:value-type="float">
            <text:p>21770390.2037001</text:p>
          </table:table-cell>
          <table:table-cell office:value-type="float" office:value="39.0243899893717" calcext:value-type="float">
            <text:p>39.0243899893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1572.4478132" calcext:value-type="float">
            <text:p>21572.4478132</text:p>
          </table:table-cell>
          <table:table-cell office:value-type="float" office:value="21572.44753" calcext:value-type="float">
            <text:p>21572.4475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205" calcext:value-type="float">
            <text:p>205</text:p>
          </table:table-cell>
          <table:table-cell office:value-type="float" office:value="13034" calcext:value-type="float">
            <text:p>13034</text:p>
          </table:table-cell>
          <table:table-cell office:value-type="float" office:value="232" calcext:value-type="float">
            <text:p>232</text:p>
          </table:table-cell>
          <table:table-cell office:value-type="float" office:value="1291022.13811615" calcext:value-type="float">
            <text:p>1291022.13811615</text:p>
          </table:table-cell>
          <table:table-cell office:value-type="float" office:value="494985.09197472" calcext:value-type="float">
            <text:p>494985.09197472</text:p>
          </table:table-cell>
          <table:table-cell office:value-type="string" calcext:value-type="string">
            <text:p>13-34</text:p>
          </table:table-cell>
          <table:table-cell office:value-type="string" calcext:value-type="string">
            <text:p>KENSINGTON TOWN HALL</text:p>
          </table:table-cell>
          <table:table-cell office:value-type="string" calcext:value-type="string">
            <text:p><text:s/>3710 Mitchell St Kensington MD 20895</text:p>
          </table:table-cell>
          <table:table-cell office:value-type="float" office:value="-77.0750155722537" calcext:value-type="float">
            <text:p>-77.0750155722537</text:p>
          </table:table-cell>
          <table:table-cell office:value-type="float" office:value="39.0257892853151" calcext:value-type="float">
            <text:p>39.0257892853151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710 MITCHELL ST</text:p>
          </table:table-cell>
          <table:table-cell office:value-type="float" office:value="-77.0750155722537" calcext:value-type="float">
            <text:p>-77.0750155722537</text:p>
          </table:table-cell>
          <table:table-cell office:value-type="float" office:value="21572.4475300252" calcext:value-type="float">
            <text:p>21572.4475300252</text:p>
          </table:table-cell>
          <table:table-cell office:value-type="float" office:value="19074591.3625836" calcext:value-type="float">
            <text:p>19074591.3625836</text:p>
          </table:table-cell>
          <table:table-cell office:value-type="float" office:value="39.0257892853151" calcext:value-type="float">
            <text:p>39.02578928531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3867.5273722" calcext:value-type="float">
            <text:p>13867.5273722</text:p>
          </table:table-cell>
          <table:table-cell office:value-type="float" office:value="13867.527378" calcext:value-type="float">
            <text:p>13867.52737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13042" calcext:value-type="float">
            <text:p>13042</text:p>
          </table:table-cell>
          <table:table-cell office:value-type="float" office:value="148" calcext:value-type="float">
            <text:p>148</text:p>
          </table:table-cell>
          <table:table-cell office:value-type="float" office:value="1304844.62359448" calcext:value-type="float">
            <text:p>1304844.62359448</text:p>
          </table:table-cell>
          <table:table-cell office:value-type="float" office:value="496724.938232541" calcext:value-type="float">
            <text:p>496724.938232541</text:p>
          </table:table-cell>
          <table:table-cell office:value-type="string" calcext:value-type="string">
            <text:p>13-42</text:p>
          </table:table-cell>
          <table:table-cell office:value-type="string" calcext:value-type="string">
            <text:p>THE ARC MONTGOMERY COUNTY KARASIK CENTER</text:p>
          </table:table-cell>
          <table:table-cell office:value-type="string" calcext:value-type="string">
            <text:p><text:s/>10611 Tenbrook Dr Silver Spring MD 20901</text:p>
          </table:table-cell>
          <table:table-cell office:value-type="float" office:value="-77.0263620900475" calcext:value-type="float">
            <text:p>-77.0263620900475</text:p>
          </table:table-cell>
          <table:table-cell office:value-type="float" office:value="39.0305874247561" calcext:value-type="float">
            <text:p>39.030587424756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611 Tenbrook Dr</text:p>
          </table:table-cell>
          <table:table-cell office:value-type="float" office:value="-77.0263620900475" calcext:value-type="float">
            <text:p>-77.0263620900475</text:p>
          </table:table-cell>
          <table:table-cell office:value-type="float" office:value="13867.5273779997" calcext:value-type="float">
            <text:p>13867.5273779997</text:p>
          </table:table-cell>
          <table:table-cell office:value-type="float" office:value="9743065.55456552" calcext:value-type="float">
            <text:p>9743065.55456552</text:p>
          </table:table-cell>
          <table:table-cell office:value-type="float" office:value="39.0305874247561" calcext:value-type="float">
            <text:p>39.0305874247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066.6374012" calcext:value-type="float">
            <text:p>33066.6374012</text:p>
          </table:table-cell>
          <table:table-cell office:value-type="float" office:value="33066.6383906" calcext:value-type="float">
            <text:p>33066.638390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207" calcext:value-type="float">
            <text:p>207</text:p>
          </table:table-cell>
          <table:table-cell office:value-type="float" office:value="5003" calcext:value-type="float">
            <text:p>5003</text:p>
          </table:table-cell>
          <table:table-cell office:value-type="float" office:value="37" calcext:value-type="float">
            <text:p>37</text:p>
          </table:table-cell>
          <table:table-cell office:value-type="float" office:value="1314545.87420507" calcext:value-type="float">
            <text:p>1314545.87420507</text:p>
          </table:table-cell>
          <table:table-cell office:value-type="float" office:value="495641.969926044" calcext:value-type="float">
            <text:p>495641.969926044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FRANCIS SCOTT KEY MIDDLE SCHOOL</text:p>
          </table:table-cell>
          <table:table-cell office:value-type="string" calcext:value-type="string">
            <text:p><text:s/>910 Schindler Dr Silver Spring MD 20903</text:p>
          </table:table-cell>
          <table:table-cell office:value-type="float" office:value="-76.9922116399889" calcext:value-type="float">
            <text:p>-76.9922116399889</text:p>
          </table:table-cell>
          <table:table-cell office:value-type="float" office:value="39.0276166471535" calcext:value-type="float">
            <text:p>39.0276166471535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910 Schindler Dr</text:p>
          </table:table-cell>
          <table:table-cell office:value-type="float" office:value="-76.9922116399889" calcext:value-type="float">
            <text:p>-76.9922116399889</text:p>
          </table:table-cell>
          <table:table-cell office:value-type="float" office:value="33066.6383906202" calcext:value-type="float">
            <text:p>33066.6383906202</text:p>
          </table:table-cell>
          <table:table-cell office:value-type="float" office:value="47948554.4036368" calcext:value-type="float">
            <text:p>47948554.4036368</text:p>
          </table:table-cell>
          <table:table-cell office:value-type="float" office:value="39.0276166471535" calcext:value-type="float">
            <text:p>39.02761664715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236.959785" calcext:value-type="float">
            <text:p>27236.959785</text:p>
          </table:table-cell>
          <table:table-cell office:value-type="float" office:value="27236.9600081" calcext:value-type="float">
            <text:p>27236.960008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08" calcext:value-type="float">
            <text:p>208</text:p>
          </table:table-cell>
          <table:table-cell office:value-type="float" office:value="10004" calcext:value-type="float">
            <text:p>10004</text:p>
          </table:table-cell>
          <table:table-cell office:value-type="float" office:value="116" calcext:value-type="float">
            <text:p>116</text:p>
          </table:table-cell>
          <table:table-cell office:value-type="float" office:value="1263467.62465572" calcext:value-type="float">
            <text:p>1263467.62465572</text:p>
          </table:table-cell>
          <table:table-cell office:value-type="float" office:value="497130.812748879" calcext:value-type="float">
            <text:p>497130.812748879</text:p>
          </table:table-cell>
          <table:table-cell office:value-type="string" calcext:value-type="string">
            <text:p>10-04</text:p>
          </table:table-cell>
          <table:table-cell office:value-type="string" calcext:value-type="string">
            <text:p>CABIN JOHN MIDDLE SCHOOL</text:p>
          </table:table-cell>
          <table:table-cell office:value-type="string" calcext:value-type="string">
            <text:p><text:s/>10701 Gainsborough Rd Potomac MD 20854</text:p>
          </table:table-cell>
          <table:table-cell office:value-type="float" office:value="-77.1720217408104" calcext:value-type="float">
            <text:p>-77.1720217408104</text:p>
          </table:table-cell>
          <table:table-cell office:value-type="float" office:value="39.0315783827697" calcext:value-type="float">
            <text:p>39.031578382769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701 Gainsborough Rd</text:p>
          </table:table-cell>
          <table:table-cell office:value-type="float" office:value="-77.1720217408104" calcext:value-type="float">
            <text:p>-77.1720217408104</text:p>
          </table:table-cell>
          <table:table-cell office:value-type="float" office:value="27236.9600081693" calcext:value-type="float">
            <text:p>27236.9600081693</text:p>
          </table:table-cell>
          <table:table-cell office:value-type="float" office:value="31975355.2917802" calcext:value-type="float">
            <text:p>31975355.2917802</text:p>
          </table:table-cell>
          <table:table-cell office:value-type="float" office:value="39.0315783827697" calcext:value-type="float">
            <text:p>39.0315783827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5755.85768" calcext:value-type="float">
            <text:p>65755.85768</text:p>
          </table:table-cell>
          <table:table-cell office:value-type="float" office:value="65755.8577353" calcext:value-type="float">
            <text:p>65755.857735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09" calcext:value-type="float">
            <text:p>209</text:p>
          </table:table-cell>
          <table:table-cell office:value-type="float" office:value="10002" calcext:value-type="float">
            <text:p>10002</text:p>
          </table:table-cell>
          <table:table-cell office:value-type="float" office:value="219" calcext:value-type="float">
            <text:p>219</text:p>
          </table:table-cell>
          <table:table-cell office:value-type="float" office:value="1252030.81025906" calcext:value-type="float">
            <text:p>1252030.81025906</text:p>
          </table:table-cell>
          <table:table-cell office:value-type="float" office:value="493258.761437878" calcext:value-type="float">
            <text:p>493258.761437878</text:p>
          </table:table-cell>
          <table:table-cell office:value-type="string" calcext:value-type="string">
            <text:p>10-02</text:p>
          </table:table-cell>
          <table:table-cell office:value-type="string" calcext:value-type="string">
            <text:p>POTOMAC PRESBYTERIAN CHURCH</text:p>
          </table:table-cell>
          <table:table-cell office:value-type="string" calcext:value-type="string">
            <text:p><text:s/>10301 River Rd Potomac MD 20854</text:p>
          </table:table-cell>
          <table:table-cell office:value-type="float" office:value="-77.2122508849803" calcext:value-type="float">
            <text:p>-77.2122508849803</text:p>
          </table:table-cell>
          <table:table-cell office:value-type="float" office:value="39.0208808831952" calcext:value-type="float">
            <text:p>39.0208808831952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301 RIVER RD</text:p>
          </table:table-cell>
          <table:table-cell office:value-type="float" office:value="-77.2122508849803" calcext:value-type="float">
            <text:p>-77.2122508849803</text:p>
          </table:table-cell>
          <table:table-cell office:value-type="float" office:value="65755.8577352007" calcext:value-type="float">
            <text:p>65755.8577352007</text:p>
          </table:table-cell>
          <table:table-cell office:value-type="float" office:value="154139393.648095" calcext:value-type="float">
            <text:p>154139393.648095</text:p>
          </table:table-cell>
          <table:table-cell office:value-type="float" office:value="39.0208808831952" calcext:value-type="float">
            <text:p>39.0208808831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207.4931016" calcext:value-type="float">
            <text:p>20207.4931016</text:p>
          </table:table-cell>
          <table:table-cell office:value-type="float" office:value="20207.4920004" calcext:value-type="float">
            <text:p>20207.492000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10" calcext:value-type="float">
            <text:p>210</text:p>
          </table:table-cell>
          <table:table-cell office:value-type="float" office:value="4004" calcext:value-type="float">
            <text:p>4004</text:p>
          </table:table-cell>
          <table:table-cell office:value-type="float" office:value="177" calcext:value-type="float">
            <text:p>177</text:p>
          </table:table-cell>
          <table:table-cell office:value-type="float" office:value="1284924.31960315" calcext:value-type="float">
            <text:p>1284924.31960315</text:p>
          </table:table-cell>
          <table:table-cell office:value-type="float" office:value="496254.076969549" calcext:value-type="float">
            <text:p>496254.076969549</text:p>
          </table:table-cell>
          <table:table-cell office:value-type="string" calcext:value-type="string">
            <text:p>04-04</text:p>
          </table:table-cell>
          <table:table-cell office:value-type="string" calcext:value-type="string">
            <text:p>PARKSIDE CLUBHOUSE NORTH</text:p>
          </table:table-cell>
          <table:table-cell office:value-type="string" calcext:value-type="string">
            <text:p><text:s/>10522 Montrose Ave Bethesda MD 20814</text:p>
          </table:table-cell>
          <table:table-cell office:value-type="float" office:value="-77.0964846475384" calcext:value-type="float">
            <text:p>-77.0964846475384</text:p>
          </table:table-cell>
          <table:table-cell office:value-type="float" office:value="39.0292577882157" calcext:value-type="float">
            <text:p>39.0292577882157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10522 MONTROSE AVE</text:p>
          </table:table-cell>
          <table:table-cell office:value-type="float" office:value="-77.0964846475384" calcext:value-type="float">
            <text:p>-77.0964846475384</text:p>
          </table:table-cell>
          <table:table-cell office:value-type="float" office:value="20207.4920003676" calcext:value-type="float">
            <text:p>20207.4920003676</text:p>
          </table:table-cell>
          <table:table-cell office:value-type="float" office:value="11235139.644067" calcext:value-type="float">
            <text:p>11235139.644067</text:p>
          </table:table-cell>
          <table:table-cell office:value-type="float" office:value="39.0292577882157" calcext:value-type="float">
            <text:p>39.02925778821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8609.4958129" calcext:value-type="float">
            <text:p>18609.4958129</text:p>
          </table:table-cell>
          <table:table-cell office:value-type="float" office:value="18609.4958158" calcext:value-type="float">
            <text:p>18609.495815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211" calcext:value-type="float">
            <text:p>211</text:p>
          </table:table-cell>
          <table:table-cell office:value-type="float" office:value="4031" calcext:value-type="float">
            <text:p>4031</text:p>
          </table:table-cell>
          <table:table-cell office:value-type="float" office:value="30" calcext:value-type="float">
            <text:p>30</text:p>
          </table:table-cell>
          <table:table-cell office:value-type="float" office:value="1275372.49946798" calcext:value-type="float">
            <text:p>1275372.49946798</text:p>
          </table:table-cell>
          <table:table-cell office:value-type="float" office:value="494857.938685715" calcext:value-type="float">
            <text:p>494857.938685715</text:p>
          </table:table-cell>
          <table:table-cell office:value-type="string" calcext:value-type="string">
            <text:p>04-31</text:p>
          </table:table-cell>
          <table:table-cell office:value-type="string" calcext:value-type="string">
            <text:p>WALTER JOHNSON HIGH SCHOOL</text:p>
          </table:table-cell>
          <table:table-cell office:value-type="string" calcext:value-type="string">
            <text:p><text:s/>6400 Rock Spring Dr Bethesda MD 20814</text:p>
          </table:table-cell>
          <table:table-cell office:value-type="float" office:value="-77.1301017248477" calcext:value-type="float">
            <text:p>-77.1301017248477</text:p>
          </table:table-cell>
          <table:table-cell office:value-type="float" office:value="39.025391888908" calcext:value-type="float">
            <text:p>39.02539188890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6400 Rock Spring Dr</text:p>
          </table:table-cell>
          <table:table-cell office:value-type="float" office:value="-77.1301017248477" calcext:value-type="float">
            <text:p>-77.1301017248477</text:p>
          </table:table-cell>
          <table:table-cell office:value-type="float" office:value="18609.495815823" calcext:value-type="float">
            <text:p>18609.495815823</text:p>
          </table:table-cell>
          <table:table-cell office:value-type="float" office:value="8900875.42124796" calcext:value-type="float">
            <text:p>8900875.42124796</text:p>
          </table:table-cell>
          <table:table-cell office:value-type="float" office:value="39.025391888908" calcext:value-type="float">
            <text:p>39.025391888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0739.0278308" calcext:value-type="float">
            <text:p>30739.0278308</text:p>
          </table:table-cell>
          <table:table-cell office:value-type="float" office:value="30739.0267817" calcext:value-type="float">
            <text:p>30739.026781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212" calcext:value-type="float">
            <text:p>212</text:p>
          </table:table-cell>
          <table:table-cell office:value-type="float" office:value="13038" calcext:value-type="float">
            <text:p>13038</text:p>
          </table:table-cell>
          <table:table-cell office:value-type="float" office:value="257" calcext:value-type="float">
            <text:p>257</text:p>
          </table:table-cell>
          <table:table-cell office:value-type="float" office:value="1286950.99993297" calcext:value-type="float">
            <text:p>1286950.99993297</text:p>
          </table:table-cell>
          <table:table-cell office:value-type="float" office:value="490370.687489629" calcext:value-type="float">
            <text:p>490370.687489629</text:p>
          </table:table-cell>
          <table:table-cell office:value-type="string" calcext:value-type="string">
            <text:p>13-38</text:p>
          </table:table-cell>
          <table:table-cell office:value-type="string" calcext:value-type="string">
            <text:p>CEDAR LANE CHURCH</text:p>
          </table:table-cell>
          <table:table-cell office:value-type="string" calcext:value-type="string">
            <text:p><text:s/>9601 Cedar Ln Bethesda MD 20814</text:p>
          </table:table-cell>
          <table:table-cell office:value-type="float" office:value="-77.0893301074977" calcext:value-type="float">
            <text:p>-77.0893301074977</text:p>
          </table:table-cell>
          <table:table-cell office:value-type="float" office:value="39.0131095115134" calcext:value-type="float">
            <text:p>39.0131095115134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CEDAR LN</text:p>
          </table:table-cell>
          <table:table-cell office:value-type="float" office:value="-77.0893301074977" calcext:value-type="float">
            <text:p>-77.0893301074977</text:p>
          </table:table-cell>
          <table:table-cell office:value-type="float" office:value="30739.0267817147" calcext:value-type="float">
            <text:p>30739.0267817147</text:p>
          </table:table-cell>
          <table:table-cell office:value-type="float" office:value="35237553.3202669" calcext:value-type="float">
            <text:p>35237553.3202669</text:p>
          </table:table-cell>
          <table:table-cell office:value-type="float" office:value="39.0131095115134" calcext:value-type="float">
            <text:p>39.0131095115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3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5594.1416815" calcext:value-type="float">
            <text:p>15594.1416815</text:p>
          </table:table-cell>
          <table:table-cell office:value-type="float" office:value="15594.1417161" calcext:value-type="float">
            <text:p>15594.14171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13053" calcext:value-type="float">
            <text:p>13053</text:p>
          </table:table-cell>
          <table:table-cell office:value-type="float" office:value="153" calcext:value-type="float">
            <text:p>153</text:p>
          </table:table-cell>
          <table:table-cell office:value-type="float" office:value="1302993.24901639" calcext:value-type="float">
            <text:p>1302993.24901639</text:p>
          </table:table-cell>
          <table:table-cell office:value-type="float" office:value="495338.407541052" calcext:value-type="float">
            <text:p>495338.407541052</text:p>
          </table:table-cell>
          <table:table-cell office:value-type="string" calcext:value-type="string">
            <text:p>13-53</text:p>
          </table:table-cell>
          <table:table-cell office:value-type="string" calcext:value-type="string">
            <text:p>SLIGO MIDDLE SCHOOL</text:p>
          </table:table-cell>
          <table:table-cell office:value-type="string" calcext:value-type="string">
            <text:p><text:s/>1401 Dennis Ave Silver Spring MD 20902</text:p>
          </table:table-cell>
          <table:table-cell office:value-type="float" office:value="-77.0328776230382" calcext:value-type="float">
            <text:p>-77.0328776230382</text:p>
          </table:table-cell>
          <table:table-cell office:value-type="float" office:value="39.0267788019486" calcext:value-type="float">
            <text:p>39.026778801948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401 Dennis Ave</text:p>
          </table:table-cell>
          <table:table-cell office:value-type="float" office:value="-77.0328776230382" calcext:value-type="float">
            <text:p>-77.0328776230382</text:p>
          </table:table-cell>
          <table:table-cell office:value-type="float" office:value="15594.1417161545" calcext:value-type="float">
            <text:p>15594.1417161545</text:p>
          </table:table-cell>
          <table:table-cell office:value-type="float" office:value="11455222.2272971" calcext:value-type="float">
            <text:p>11455222.2272971</text:p>
          </table:table-cell>
          <table:table-cell office:value-type="float" office:value="39.0267788019486" calcext:value-type="float">
            <text:p>39.0267788019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1292.9506861" calcext:value-type="float">
            <text:p>21292.9506861</text:p>
          </table:table-cell>
          <table:table-cell office:value-type="float" office:value="21292.9508549" calcext:value-type="float">
            <text:p>21292.950854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214" calcext:value-type="float">
            <text:p>214</text:p>
          </table:table-cell>
          <table:table-cell office:value-type="float" office:value="7025" calcext:value-type="float">
            <text:p>7025</text:p>
          </table:table-cell>
          <table:table-cell office:value-type="float" office:value="206" calcext:value-type="float">
            <text:p>206</text:p>
          </table:table-cell>
          <table:table-cell office:value-type="float" office:value="1279895.27126232" calcext:value-type="float">
            <text:p>1279895.27126232</text:p>
          </table:table-cell>
          <table:table-cell office:value-type="float" office:value="494129.814157709" calcext:value-type="float">
            <text:p>494129.814157709</text:p>
          </table:table-cell>
          <table:table-cell office:value-type="string" calcext:value-type="string">
            <text:p>07-25</text:p>
          </table:table-cell>
          <table:table-cell office:value-type="string" calcext:value-type="string">
            <text:p>GROSVENOR SCHOOL CENTER</text:p>
          </table:table-cell>
          <table:table-cell office:value-type="string" calcext:value-type="string">
            <text:p><text:s/>5701 Grosvenor Ln Bethesda MD 20814</text:p>
          </table:table-cell>
          <table:table-cell office:value-type="float" office:value="-77.1141784304671" calcext:value-type="float">
            <text:p>-77.1141784304671</text:p>
          </table:table-cell>
          <table:table-cell office:value-type="float" office:value="39.0234093046228" calcext:value-type="float">
            <text:p>39.023409304622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701 GROSVENOR LN</text:p>
          </table:table-cell>
          <table:table-cell office:value-type="float" office:value="-77.1141784304671" calcext:value-type="float">
            <text:p>-77.1141784304671</text:p>
          </table:table-cell>
          <table:table-cell office:value-type="float" office:value="21292.9508549388" calcext:value-type="float">
            <text:p>21292.9508549388</text:p>
          </table:table-cell>
          <table:table-cell office:value-type="float" office:value="21348958.4913157" calcext:value-type="float">
            <text:p>21348958.4913157</text:p>
          </table:table-cell>
          <table:table-cell office:value-type="float" office:value="39.0234093046228" calcext:value-type="float">
            <text:p>39.0234093046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217.2213776" calcext:value-type="float">
            <text:p>22217.2213776</text:p>
          </table:table-cell>
          <table:table-cell office:value-type="float" office:value="22217.2221276" calcext:value-type="float">
            <text:p>22217.222127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15" calcext:value-type="float">
            <text:p>215</text:p>
          </table:table-cell>
          <table:table-cell office:value-type="float" office:value="13023" calcext:value-type="float">
            <text:p>13023</text:p>
          </table:table-cell>
          <table:table-cell office:value-type="float" office:value="136" calcext:value-type="float">
            <text:p>136</text:p>
          </table:table-cell>
          <table:table-cell office:value-type="float" office:value="1310902.12427473" calcext:value-type="float">
            <text:p>1310902.12427473</text:p>
          </table:table-cell>
          <table:table-cell office:value-type="float" office:value="493345.376094043" calcext:value-type="float">
            <text:p>493345.376094043</text:p>
          </table:table-cell>
          <table:table-cell office:value-type="string" calcext:value-type="string">
            <text:p>13-23</text:p>
          </table:table-cell>
          <table:table-cell office:value-type="string" calcext:value-type="string">
            <text:p>PINE CREST ELEMENTARY SCHOOL</text:p>
          </table:table-cell>
          <table:table-cell office:value-type="string" calcext:value-type="string">
            <text:p><text:s/>201 Woodmoor Dr Silver Spring MD 20901</text:p>
          </table:table-cell>
          <table:table-cell office:value-type="float" office:value="-77.0050375495976" calcext:value-type="float">
            <text:p>-77.0050375495976</text:p>
          </table:table-cell>
          <table:table-cell office:value-type="float" office:value="39.0213110735871" calcext:value-type="float">
            <text:p>39.021311073587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201 Woodmoor Dr</text:p>
          </table:table-cell>
          <table:table-cell office:value-type="float" office:value="-77.0050375495976" calcext:value-type="float">
            <text:p>-77.0050375495976</text:p>
          </table:table-cell>
          <table:table-cell office:value-type="float" office:value="22217.222127615" calcext:value-type="float">
            <text:p>22217.222127615</text:p>
          </table:table-cell>
          <table:table-cell office:value-type="float" office:value="22061092.0223758" calcext:value-type="float">
            <text:p>22061092.0223758</text:p>
          </table:table-cell>
          <table:table-cell office:value-type="float" office:value="39.0213110735871" calcext:value-type="float">
            <text:p>39.0213110735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412.3356364" calcext:value-type="float">
            <text:p>15412.3356364</text:p>
          </table:table-cell>
          <table:table-cell office:value-type="float" office:value="15412.3354116" calcext:value-type="float">
            <text:p>15412.335411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float" office:value="13031" calcext:value-type="float">
            <text:p>13031</text:p>
          </table:table-cell>
          <table:table-cell office:value-type="float" office:value="140" calcext:value-type="float">
            <text:p>140</text:p>
          </table:table-cell>
          <table:table-cell office:value-type="float" office:value="1296029.37350848" calcext:value-type="float">
            <text:p>1296029.37350848</text:p>
          </table:table-cell>
          <table:table-cell office:value-type="float" office:value="496012.219513625" calcext:value-type="float">
            <text:p>496012.219513625</text:p>
          </table:table-cell>
          <table:table-cell office:value-type="string" calcext:value-type="string">
            <text:p>13-31</text:p>
          </table:table-cell>
          <table:table-cell office:value-type="string" calcext:value-type="string">
            <text:p>OAKLAND TERRACE ELEMENTARY SCHOOL</text:p>
          </table:table-cell>
          <table:table-cell office:value-type="string" calcext:value-type="string">
            <text:p><text:s/>2720 Plyers Mill Rd Silver Spring MD 20902</text:p>
          </table:table-cell>
          <table:table-cell office:value-type="float" office:value="-77.0573923432743" calcext:value-type="float">
            <text:p>-77.0573923432743</text:p>
          </table:table-cell>
          <table:table-cell office:value-type="float" office:value="39.0286194225405" calcext:value-type="float">
            <text:p>39.028619422540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720 Plyers Mill Rd</text:p>
          </table:table-cell>
          <table:table-cell office:value-type="float" office:value="-77.0573923432743" calcext:value-type="float">
            <text:p>-77.0573923432743</text:p>
          </table:table-cell>
          <table:table-cell office:value-type="float" office:value="15412.3354115432" calcext:value-type="float">
            <text:p>15412.3354115432</text:p>
          </table:table-cell>
          <table:table-cell office:value-type="float" office:value="9356550.91276981" calcext:value-type="float">
            <text:p>9356550.91276981</text:p>
          </table:table-cell>
          <table:table-cell office:value-type="float" office:value="39.0286194225405" calcext:value-type="float">
            <text:p>39.0286194225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7161.0358489" calcext:value-type="float">
            <text:p>37161.0358489</text:p>
          </table:table-cell>
          <table:table-cell office:value-type="float" office:value="37161.0351139" calcext:value-type="float">
            <text:p>37161.035113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10009" calcext:value-type="float">
            <text:p>10009</text:p>
          </table:table-cell>
          <table:table-cell office:value-type="float" office:value="114" calcext:value-type="float">
            <text:p>114</text:p>
          </table:table-cell>
          <table:table-cell office:value-type="float" office:value="1262917.37411581" calcext:value-type="float">
            <text:p>1262917.37411581</text:p>
          </table:table-cell>
          <table:table-cell office:value-type="float" office:value="488990.18762596" calcext:value-type="float">
            <text:p>488990.18762596</text:p>
          </table:table-cell>
          <table:table-cell office:value-type="string" calcext:value-type="string">
            <text:p>10-09</text:p>
          </table:table-cell>
          <table:table-cell office:value-type="string" calcext:value-type="string">
            <text:p>OUR LADY OF MERCY SCHOOL</text:p>
          </table:table-cell>
          <table:table-cell office:value-type="string" calcext:value-type="string">
            <text:p><text:s/>9222 Kentsdale Dr Potomac MD 20854</text:p>
          </table:table-cell>
          <table:table-cell office:value-type="float" office:value="-77.1739041885542" calcext:value-type="float">
            <text:p>-77.1739041885542</text:p>
          </table:table-cell>
          <table:table-cell office:value-type="float" office:value="39.0092239448284" calcext:value-type="float">
            <text:p>39.009223944828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22 Kentsdale Dr</text:p>
          </table:table-cell>
          <table:table-cell office:value-type="float" office:value="-77.1739041885542" calcext:value-type="float">
            <text:p>-77.1739041885542</text:p>
          </table:table-cell>
          <table:table-cell office:value-type="float" office:value="37161.0351138754" calcext:value-type="float">
            <text:p>37161.0351138754</text:p>
          </table:table-cell>
          <table:table-cell office:value-type="float" office:value="76028057.6020968" calcext:value-type="float">
            <text:p>76028057.6020968</text:p>
          </table:table-cell>
          <table:table-cell office:value-type="float" office:value="39.0092239448284" calcext:value-type="float">
            <text:p>39.0092239448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237.7462142" calcext:value-type="float">
            <text:p>16237.7462142</text:p>
          </table:table-cell>
          <table:table-cell office:value-type="float" office:value="16237.7459196" calcext:value-type="float">
            <text:p>16237.745919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13024" calcext:value-type="float">
            <text:p>13024</text:p>
          </table:table-cell>
          <table:table-cell office:value-type="float" office:value="226" calcext:value-type="float">
            <text:p>226</text:p>
          </table:table-cell>
          <table:table-cell office:value-type="float" office:value="1302404.11764874" calcext:value-type="float">
            <text:p>1302404.11764874</text:p>
          </table:table-cell>
          <table:table-cell office:value-type="float" office:value="491929.747363627" calcext:value-type="float">
            <text:p>491929.747363627</text:p>
          </table:table-cell>
          <table:table-cell office:value-type="string" calcext:value-type="string">
            <text:p>13-24</text:p>
          </table:table-cell>
          <table:table-cell office:value-type="string" calcext:value-type="string">
            <text:p>HOLY CROSS RESOURCE INSTITUTE</text:p>
          </table:table-cell>
          <table:table-cell office:value-type="string" calcext:value-type="string">
            <text:p><text:s/>9805 Dameron Dr Silver Spring MD 20902</text:p>
          </table:table-cell>
          <table:table-cell office:value-type="float" office:value="-77.03494680515" calcext:value-type="float">
            <text:p>-77.03494680515</text:p>
          </table:table-cell>
          <table:table-cell office:value-type="float" office:value="39.0174190882225" calcext:value-type="float">
            <text:p>39.017419088222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9805 DAMERON DR</text:p>
          </table:table-cell>
          <table:table-cell office:value-type="float" office:value="-77.03494680515" calcext:value-type="float">
            <text:p>-77.03494680515</text:p>
          </table:table-cell>
          <table:table-cell office:value-type="float" office:value="16237.7459196297" calcext:value-type="float">
            <text:p>16237.7459196297</text:p>
          </table:table-cell>
          <table:table-cell office:value-type="float" office:value="15513737.5100506" calcext:value-type="float">
            <text:p>15513737.5100506</text:p>
          </table:table-cell>
          <table:table-cell office:value-type="float" office:value="39.0174190882225" calcext:value-type="float">
            <text:p>39.0174190882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783.9694021" calcext:value-type="float">
            <text:p>16783.9694021</text:p>
          </table:table-cell>
          <table:table-cell office:value-type="float" office:value="16783.9691857" calcext:value-type="float">
            <text:p>16783.969185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19" calcext:value-type="float">
            <text:p>219</text:p>
          </table:table-cell>
          <table:table-cell office:value-type="float" office:value="13019" calcext:value-type="float">
            <text:p>13019</text:p>
          </table:table-cell>
          <table:table-cell office:value-type="float" office:value="227" calcext:value-type="float">
            <text:p>227</text:p>
          </table:table-cell>
          <table:table-cell office:value-type="float" office:value="1304883.65271589" calcext:value-type="float">
            <text:p>1304883.65271589</text:p>
          </table:table-cell>
          <table:table-cell office:value-type="float" office:value="491976.497926295" calcext:value-type="float">
            <text:p>491976.497926295</text:p>
          </table:table-cell>
          <table:table-cell office:value-type="string" calcext:value-type="string">
            <text:p>13-19</text:p>
          </table:table-cell>
          <table:table-cell office:value-type="string" calcext:value-type="string">
            <text:p>MARGARET SCHWEINHAUT SENIOR CENTER</text:p>
          </table:table-cell>
          <table:table-cell office:value-type="string" calcext:value-type="string">
            <text:p><text:s/>1000 Forest Glen Rd Silver Spring MD 20901</text:p>
          </table:table-cell>
          <table:table-cell office:value-type="float" office:value="-77.0262198969235" calcext:value-type="float">
            <text:p>-77.0262198969235</text:p>
          </table:table-cell>
          <table:table-cell office:value-type="float" office:value="39.0175497315674" calcext:value-type="float">
            <text:p>39.017549731567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00 FOREST GLEN RD</text:p>
          </table:table-cell>
          <table:table-cell office:value-type="float" office:value="-77.0262198969235" calcext:value-type="float">
            <text:p>-77.0262198969235</text:p>
          </table:table-cell>
          <table:table-cell office:value-type="float" office:value="16783.9691856802" calcext:value-type="float">
            <text:p>16783.9691856802</text:p>
          </table:table-cell>
          <table:table-cell office:value-type="float" office:value="12471475.0162674" calcext:value-type="float">
            <text:p>12471475.0162674</text:p>
          </table:table-cell>
          <table:table-cell office:value-type="float" office:value="39.0175497315674" calcext:value-type="float">
            <text:p>39.0175497315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0990.1874974" calcext:value-type="float">
            <text:p>20990.1874974</text:p>
          </table:table-cell>
          <table:table-cell office:value-type="float" office:value="20990.1873143" calcext:value-type="float">
            <text:p>20990.1873143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20" calcext:value-type="float">
            <text:p>220</text:p>
          </table:table-cell>
          <table:table-cell office:value-type="float" office:value="13058" calcext:value-type="float">
            <text:p>13058</text:p>
          </table:table-cell>
          <table:table-cell office:value-type="float" office:value="155" calcext:value-type="float">
            <text:p>155</text:p>
          </table:table-cell>
          <table:table-cell office:value-type="float" office:value="1296832.36566889" calcext:value-type="float">
            <text:p>1296832.36566889</text:p>
          </table:table-cell>
          <table:table-cell office:value-type="float" office:value="492550.920333877" calcext:value-type="float">
            <text:p>492550.920333877</text:p>
          </table:table-cell>
          <table:table-cell office:value-type="string" calcext:value-type="string">
            <text:p>13-58</text:p>
          </table:table-cell>
          <table:table-cell office:value-type="string" calcext:value-type="string">
            <text:p>FLORA M. SINGER ELEMENTARY SCHOOL</text:p>
          </table:table-cell>
          <table:table-cell office:value-type="string" calcext:value-type="string">
            <text:p><text:s/>2600 Hayden Dr Silver Spring MD 20902</text:p>
          </table:table-cell>
          <table:table-cell office:value-type="float" office:value="-77.0545584112114" calcext:value-type="float">
            <text:p>-77.0545584112114</text:p>
          </table:table-cell>
          <table:table-cell office:value-type="float" office:value="39.019117136177" calcext:value-type="float">
            <text:p>39.019117136177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600 Hayden Dr</text:p>
          </table:table-cell>
          <table:table-cell office:value-type="float" office:value="-77.0545584112114" calcext:value-type="float">
            <text:p>-77.0545584112114</text:p>
          </table:table-cell>
          <table:table-cell office:value-type="float" office:value="20990.1873142881" calcext:value-type="float">
            <text:p>20990.1873142881</text:p>
          </table:table-cell>
          <table:table-cell office:value-type="float" office:value="21480312.9493744" calcext:value-type="float">
            <text:p>21480312.9493744</text:p>
          </table:table-cell>
          <table:table-cell office:value-type="float" office:value="39.019117136177" calcext:value-type="float">
            <text:p>39.019117136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131.6619683" calcext:value-type="float">
            <text:p>20131.6619683</text:p>
          </table:table-cell>
          <table:table-cell office:value-type="float" office:value="20131.6611771" calcext:value-type="float">
            <text:p>20131.661177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7020" calcext:value-type="float">
            <text:p>7020</text:p>
          </table:table-cell>
          <table:table-cell office:value-type="float" office:value="209" calcext:value-type="float">
            <text:p>209</text:p>
          </table:table-cell>
          <table:table-cell office:value-type="float" office:value="1275732.99809082" calcext:value-type="float">
            <text:p>1275732.99809082</text:p>
          </table:table-cell>
          <table:table-cell office:value-type="float" office:value="493987.002763554" calcext:value-type="float">
            <text:p>493987.002763554</text:p>
          </table:table-cell>
          <table:table-cell office:value-type="string" calcext:value-type="string">
            <text:p>07-20</text:p>
          </table:table-cell>
          <table:table-cell office:value-type="string" calcext:value-type="string">
            <text:p>DAVIS LIBRARY</text:p>
          </table:table-cell>
          <table:table-cell office:value-type="string" calcext:value-type="string">
            <text:p><text:s/>6400 Democracy Blvd Bethesda MD 20817</text:p>
          </table:table-cell>
          <table:table-cell office:value-type="float" office:value="-77.1288284490284" calcext:value-type="float">
            <text:p>-77.1288284490284</text:p>
          </table:table-cell>
          <table:table-cell office:value-type="float" office:value="39.0230019788307" calcext:value-type="float">
            <text:p>39.023001978830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400 DEMOCRACY BLVD</text:p>
          </table:table-cell>
          <table:table-cell office:value-type="float" office:value="-77.1288284490284" calcext:value-type="float">
            <text:p>-77.1288284490284</text:p>
          </table:table-cell>
          <table:table-cell office:value-type="float" office:value="20131.6611770998" calcext:value-type="float">
            <text:p>20131.6611770998</text:p>
          </table:table-cell>
          <table:table-cell office:value-type="float" office:value="21771483.1976903" calcext:value-type="float">
            <text:p>21771483.1976903</text:p>
          </table:table-cell>
          <table:table-cell office:value-type="float" office:value="39.0230019788307" calcext:value-type="float">
            <text:p>39.0230019788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687.5465105" calcext:value-type="float">
            <text:p>37687.5465105</text:p>
          </table:table-cell>
          <table:table-cell office:value-type="float" office:value="37687.5465496" calcext:value-type="float">
            <text:p>37687.546549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22" calcext:value-type="float">
            <text:p>222</text:p>
          </table:table-cell>
          <table:table-cell office:value-type="float" office:value="13003" calcext:value-type="float">
            <text:p>13003</text:p>
          </table:table-cell>
          <table:table-cell office:value-type="float" office:value="223" calcext:value-type="float">
            <text:p>223</text:p>
          </table:table-cell>
          <table:table-cell office:value-type="float" office:value="1290797.63889323" calcext:value-type="float">
            <text:p>1290797.63889323</text:p>
          </table:table-cell>
          <table:table-cell office:value-type="float" office:value="493292.570097297" calcext:value-type="float">
            <text:p>493292.570097297</text:p>
          </table:table-cell>
          <table:table-cell office:value-type="string" calcext:value-type="string">
            <text:p>13-03</text:p>
          </table:table-cell>
          <table:table-cell office:value-type="string" calcext:value-type="string">
            <text:p>TEMPLE EMANUEL</text:p>
          </table:table-cell>
          <table:table-cell office:value-type="string" calcext:value-type="string">
            <text:p><text:s/>10101 Connecticut Ave Kensington MD 20895</text:p>
          </table:table-cell>
          <table:table-cell office:value-type="float" office:value="-77.0758008639646" calcext:value-type="float">
            <text:p>-77.0758008639646</text:p>
          </table:table-cell>
          <table:table-cell office:value-type="float" office:value="39.0211416440112" calcext:value-type="float">
            <text:p>39.0211416440112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101 CONNECTICUT AVE</text:p>
          </table:table-cell>
          <table:table-cell office:value-type="float" office:value="-77.0758008639646" calcext:value-type="float">
            <text:p>-77.0758008639646</text:p>
          </table:table-cell>
          <table:table-cell office:value-type="float" office:value="37687.5465495502" calcext:value-type="float">
            <text:p>37687.5465495502</text:p>
          </table:table-cell>
          <table:table-cell office:value-type="float" office:value="37902372.5735324" calcext:value-type="float">
            <text:p>37902372.5735324</text:p>
          </table:table-cell>
          <table:table-cell office:value-type="float" office:value="39.0211416440112" calcext:value-type="float">
            <text:p>39.0211416440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7030.590184" calcext:value-type="float">
            <text:p>37030.590184</text:p>
          </table:table-cell>
          <table:table-cell office:value-type="float" office:value="37030.5904648" calcext:value-type="float">
            <text:p>37030.590464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23" calcext:value-type="float">
            <text:p>223</text:p>
          </table:table-cell>
          <table:table-cell office:value-type="float" office:value="10003" calcext:value-type="float">
            <text:p>10003</text:p>
          </table:table-cell>
          <table:table-cell office:value-type="float" office:value="112" calcext:value-type="float">
            <text:p>112</text:p>
          </table:table-cell>
          <table:table-cell office:value-type="float" office:value="1266546.49841923" calcext:value-type="float">
            <text:p>1266546.49841923</text:p>
          </table:table-cell>
          <table:table-cell office:value-type="float" office:value="490126.720457882" calcext:value-type="float">
            <text:p>490126.720457882</text:p>
          </table:table-cell>
          <table:table-cell office:value-type="string" calcext:value-type="string">
            <text:p>10-03</text:p>
          </table:table-cell>
          <table:table-cell office:value-type="string" calcext:value-type="string">
            <text:p>SEVEN LOCKS ELEMENTARY SCHOOL</text:p>
          </table:table-cell>
          <table:table-cell office:value-type="string" calcext:value-type="string">
            <text:p><text:s/>9500 Seven Locks Rd Bethesda MD 20817</text:p>
          </table:table-cell>
          <table:table-cell office:value-type="float" office:value="-77.1611396954087" calcext:value-type="float">
            <text:p>-77.1611396954087</text:p>
          </table:table-cell>
          <table:table-cell office:value-type="float" office:value="39.0123627960253" calcext:value-type="float">
            <text:p>39.01236279602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500 Seven Locks Rd</text:p>
          </table:table-cell>
          <table:table-cell office:value-type="float" office:value="-77.1611396954087" calcext:value-type="float">
            <text:p>-77.1611396954087</text:p>
          </table:table-cell>
          <table:table-cell office:value-type="float" office:value="37030.5904648222" calcext:value-type="float">
            <text:p>37030.5904648222</text:p>
          </table:table-cell>
          <table:table-cell office:value-type="float" office:value="48887711.742244" calcext:value-type="float">
            <text:p>48887711.742244</text:p>
          </table:table-cell>
          <table:table-cell office:value-type="float" office:value="39.0123627960253" calcext:value-type="float">
            <text:p>39.0123627960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7523.9974133" calcext:value-type="float">
            <text:p>37523.9974133</text:p>
          </table:table-cell>
          <table:table-cell office:value-type="float" office:value="37523.9981377" calcext:value-type="float">
            <text:p>37523.998137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24" calcext:value-type="float">
            <text:p>224</text:p>
          </table:table-cell>
          <table:table-cell office:value-type="float" office:value="7009" calcext:value-type="float">
            <text:p>7009</text:p>
          </table:table-cell>
          <table:table-cell office:value-type="float" office:value="202" calcext:value-type="float">
            <text:p>202</text:p>
          </table:table-cell>
          <table:table-cell office:value-type="float" office:value="1287626.99858098" calcext:value-type="float">
            <text:p>1287626.99858098</text:p>
          </table:table-cell>
          <table:table-cell office:value-type="float" office:value="482611.000909299" calcext:value-type="float">
            <text:p>482611.000909299</text:p>
          </table:table-cell>
          <table:table-cell office:value-type="string" calcext:value-type="string">
            <text:p>07-09</text:p>
          </table:table-cell>
          <table:table-cell office:value-type="string" calcext:value-type="string">
            <text:p>LYNBROOK SCHOOL CENTER</text:p>
          </table:table-cell>
          <table:table-cell office:value-type="string" calcext:value-type="string">
            <text:p><text:s/>8001 Lynbrook Dr Bethesda MD 20814</text:p>
          </table:table-cell>
          <table:table-cell office:value-type="float" office:value="-77.0869250080772" calcext:value-type="float">
            <text:p>-77.0869250080772</text:p>
          </table:table-cell>
          <table:table-cell office:value-type="float" office:value="38.9918055545719" calcext:value-type="float">
            <text:p>38.991805554571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8001 LYNBROOK DR</text:p>
          </table:table-cell>
          <table:table-cell office:value-type="float" office:value="-77.0869250080772" calcext:value-type="float">
            <text:p>-77.0869250080772</text:p>
          </table:table-cell>
          <table:table-cell office:value-type="float" office:value="37523.9981376866" calcext:value-type="float">
            <text:p>37523.9981376866</text:p>
          </table:table-cell>
          <table:table-cell office:value-type="float" office:value="31498469.5461367" calcext:value-type="float">
            <text:p>31498469.5461367</text:p>
          </table:table-cell>
          <table:table-cell office:value-type="float" office:value="38.9918055545719" calcext:value-type="float">
            <text:p>38.99180555457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326.7079837" calcext:value-type="float">
            <text:p>23326.7079837</text:p>
          </table:table-cell>
          <table:table-cell office:value-type="float" office:value="23326.7079954" calcext:value-type="float">
            <text:p>23326.707995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25" calcext:value-type="float">
            <text:p>225</text:p>
          </table:table-cell>
          <table:table-cell office:value-type="float" office:value="7010" calcext:value-type="float">
            <text:p>7010</text:p>
          </table:table-cell>
          <table:table-cell office:value-type="float" office:value="244" calcext:value-type="float">
            <text:p>244</text:p>
          </table:table-cell>
          <table:table-cell office:value-type="float" office:value="1279213.03378165" calcext:value-type="float">
            <text:p>1279213.03378165</text:p>
          </table:table-cell>
          <table:table-cell office:value-type="float" office:value="490431.476738125" calcext:value-type="float">
            <text:p>490431.476738125</text:p>
          </table:table-cell>
          <table:table-cell office:value-type="string" calcext:value-type="string">
            <text:p>07-10</text:p>
          </table:table-cell>
          <table:table-cell office:value-type="string" calcext:value-type="string">
            <text:p>ST. JANE FRANCES DE CHANTAL CATHOLIC CHURCH</text:p>
          </table:table-cell>
          <table:table-cell office:value-type="string" calcext:value-type="string">
            <text:p><text:s/>9601 Old Georgetown Rd Bethesda MD 20814</text:p>
          </table:table-cell>
          <table:table-cell office:value-type="float" office:value="-77.1165632072854" calcext:value-type="float">
            <text:p>-77.1165632072854</text:p>
          </table:table-cell>
          <table:table-cell office:value-type="float" office:value="39.013252460636" calcext:value-type="float">
            <text:p>39.0132524606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OLD GEORGETOWN RD</text:p>
          </table:table-cell>
          <table:table-cell office:value-type="float" office:value="-77.1165632072854" calcext:value-type="float">
            <text:p>-77.1165632072854</text:p>
          </table:table-cell>
          <table:table-cell office:value-type="float" office:value="23326.7079954621" calcext:value-type="float">
            <text:p>23326.7079954621</text:p>
          </table:table-cell>
          <table:table-cell office:value-type="float" office:value="20645516.1276409" calcext:value-type="float">
            <text:p>20645516.1276409</text:p>
          </table:table-cell>
          <table:table-cell office:value-type="float" office:value="39.013252460636" calcext:value-type="float">
            <text:p>39.013252460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2124.3288362" calcext:value-type="float">
            <text:p>32124.3288362</text:p>
          </table:table-cell>
          <table:table-cell office:value-type="float" office:value="32124.3289553" calcext:value-type="float">
            <text:p>32124.328955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26" calcext:value-type="float">
            <text:p>226</text:p>
          </table:table-cell>
          <table:table-cell office:value-type="float" office:value="7028" calcext:value-type="float">
            <text:p>7028</text:p>
          </table:table-cell>
          <table:table-cell office:value-type="float" office:value="75" calcext:value-type="float">
            <text:p>75</text:p>
          </table:table-cell>
          <table:table-cell office:value-type="float" office:value="1278780.87388481" calcext:value-type="float">
            <text:p>1278780.87388481</text:p>
          </table:table-cell>
          <table:table-cell office:value-type="float" office:value="485490.782551304" calcext:value-type="float">
            <text:p>485490.782551304</text:p>
          </table:table-cell>
          <table:table-cell office:value-type="string" calcext:value-type="string">
            <text:p>07-28</text:p>
          </table:table-cell>
          <table:table-cell office:value-type="string" calcext:value-type="string">
            <text:p>BRADLEY HILLS ELEMENTARY SCHOOL</text:p>
          </table:table-cell>
          <table:table-cell office:value-type="string" calcext:value-type="string">
            <text:p><text:s/>8701 Hartsdale Ave Bethesda MD 20817</text:p>
          </table:table-cell>
          <table:table-cell office:value-type="float" office:value="-77.1180616564077" calcext:value-type="float">
            <text:p>-77.1180616564077</text:p>
          </table:table-cell>
          <table:table-cell office:value-type="float" office:value="38.999685302522" calcext:value-type="float">
            <text:p>38.999685302522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8701 Hartsdale Ave</text:p>
          </table:table-cell>
          <table:table-cell office:value-type="float" office:value="-77.1180616564077" calcext:value-type="float">
            <text:p>-77.1180616564077</text:p>
          </table:table-cell>
          <table:table-cell office:value-type="float" office:value="32124.3289552619" calcext:value-type="float">
            <text:p>32124.3289552619</text:p>
          </table:table-cell>
          <table:table-cell office:value-type="float" office:value="24091993.6904169" calcext:value-type="float">
            <text:p>24091993.6904169</text:p>
          </table:table-cell>
          <table:table-cell office:value-type="float" office:value="38.999685302522" calcext:value-type="float">
            <text:p>38.999685302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3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585.66512671" calcext:value-type="float">
            <text:p>4585.66512671</text:p>
          </table:table-cell>
          <table:table-cell office:value-type="float" office:value="4585.66461308" calcext:value-type="float">
            <text:p>4585.6646130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27" calcext:value-type="float">
            <text:p>227</text:p>
          </table:table-cell>
          <table:table-cell office:value-type="float" office:value="7031" calcext:value-type="float">
            <text:p>7031</text:p>
          </table:table-cell>
          <table:table-cell office:value-type="float" office:value="207" calcext:value-type="float">
            <text:p>207</text:p>
          </table:table-cell>
          <table:table-cell office:value-type="float" office:value="1282058.30532207" calcext:value-type="float">
            <text:p>1282058.30532207</text:p>
          </table:table-cell>
          <table:table-cell office:value-type="float" office:value="491634.528137803" calcext:value-type="float">
            <text:p>491634.528137803</text:p>
          </table:table-cell>
          <table:table-cell office:value-type="string" calcext:value-type="string">
            <text:p>07-31</text:p>
          </table:table-cell>
          <table:table-cell office:value-type="string" calcext:value-type="string">
            <text:p>THE PROMENADE PARTY ROOM</text:p>
          </table:table-cell>
          <table:table-cell office:value-type="string" calcext:value-type="string">
            <text:p><text:s/>5225 Pooks Hill Rd Bethesda MD 20814</text:p>
          </table:table-cell>
          <table:table-cell office:value-type="float" office:value="-77.1065545424094" calcext:value-type="float">
            <text:p>-77.1065545424094</text:p>
          </table:table-cell>
          <table:table-cell office:value-type="float" office:value="39.0165652126349" calcext:value-type="float">
            <text:p>39.016565212634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225 POOKS HILL RD</text:p>
          </table:table-cell>
          <table:table-cell office:value-type="float" office:value="-77.1065545424094" calcext:value-type="float">
            <text:p>-77.1065545424094</text:p>
          </table:table-cell>
          <table:table-cell office:value-type="float" office:value="4585.66461306342" calcext:value-type="float">
            <text:p>4585.66461306342</text:p>
          </table:table-cell>
          <table:table-cell office:value-type="float" office:value="1101483.53677347" calcext:value-type="float">
            <text:p>1101483.53677347</text:p>
          </table:table-cell>
          <table:table-cell office:value-type="float" office:value="39.0165652126349" calcext:value-type="float">
            <text:p>39.0165652126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042.2551106" calcext:value-type="float">
            <text:p>21042.2551106</text:p>
          </table:table-cell>
          <table:table-cell office:value-type="float" office:value="21042.2545278" calcext:value-type="float">
            <text:p>21042.254527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28" calcext:value-type="float">
            <text:p>228</text:p>
          </table:table-cell>
          <table:table-cell office:value-type="float" office:value="5014" calcext:value-type="float">
            <text:p>5014</text:p>
          </table:table-cell>
          <table:table-cell office:value-type="float" office:value="154" calcext:value-type="float">
            <text:p>154</text:p>
          </table:table-cell>
          <table:table-cell office:value-type="float" office:value="1316542.12349339" calcext:value-type="float">
            <text:p>1316542.12349339</text:p>
          </table:table-cell>
          <table:table-cell office:value-type="float" office:value="488992.812948793" calcext:value-type="float">
            <text:p>488992.812948793</text:p>
          </table:table-cell>
          <table:table-cell office:value-type="string" calcext:value-type="string">
            <text:p>05-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21042.2545277619" calcext:value-type="float">
            <text:p>21042.2545277619</text:p>
          </table:table-cell>
          <table:table-cell office:value-type="float" office:value="15158917.0486886" calcext:value-type="float">
            <text:p>15158917.0486886</text:p>
          </table:table-cell>
          <table:table-cell office:value-type="float" office:value="39.0093594516841" calcext:value-type="float">
            <text:p>39.0093594516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042.2551106" calcext:value-type="float">
            <text:p>21042.2551106</text:p>
          </table:table-cell>
          <table:table-cell office:value-type="float" office:value="1642.09689496" calcext:value-type="float">
            <text:p>1642.0968949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28" calcext:value-type="float">
            <text:p>228</text:p>
          </table:table-cell>
          <table:table-cell office:value-type="float" office:value="5014" calcext:value-type="float">
            <text:p>5014</text:p>
          </table:table-cell>
          <table:table-cell office:value-type="float" office:value="154" calcext:value-type="float">
            <text:p>154</text:p>
          </table:table-cell>
          <table:table-cell office:value-type="float" office:value="1316542.12349339" calcext:value-type="float">
            <text:p>1316542.12349339</text:p>
          </table:table-cell>
          <table:table-cell office:value-type="float" office:value="488992.812948793" calcext:value-type="float">
            <text:p>488992.812948793</text:p>
          </table:table-cell>
          <table:table-cell office:value-type="string" calcext:value-type="string">
            <text:p>05-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1642.09689496721" calcext:value-type="float">
            <text:p>1642.09689496721</text:p>
          </table:table-cell>
          <table:table-cell office:value-type="float" office:value="30985.3959588153" calcext:value-type="float">
            <text:p>30985.3959588153</text:p>
          </table:table-cell>
          <table:table-cell office:value-type="float" office:value="39.0093594516841" calcext:value-type="float">
            <text:p>39.0093594516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9830.5126412" calcext:value-type="float">
            <text:p>29830.5126412</text:p>
          </table:table-cell>
          <table:table-cell office:value-type="float" office:value="29830.5132514" calcext:value-type="float">
            <text:p>29830.513251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29" calcext:value-type="float">
            <text:p>229</text:p>
          </table:table-cell>
          <table:table-cell office:value-type="float" office:value="13015" calcext:value-type="float">
            <text:p>13015</text:p>
          </table:table-cell>
          <table:table-cell office:value-type="float" office:value="256" calcext:value-type="float">
            <text:p>256</text:p>
          </table:table-cell>
          <table:table-cell office:value-type="float" office:value="1312081.62421231" calcext:value-type="float">
            <text:p>1312081.62421231</text:p>
          </table:table-cell>
          <table:table-cell office:value-type="float" office:value="489898.157266721" calcext:value-type="float">
            <text:p>489898.157266721</text:p>
          </table:table-cell>
          <table:table-cell office:value-type="string" calcext:value-type="string">
            <text:p>13-15</text:p>
          </table:table-cell>
          <table:table-cell office:value-type="string" calcext:value-type="string">
            <text:p>EASTERN MIDDLE SCHOOL</text:p>
          </table:table-cell>
          <table:table-cell office:value-type="string" calcext:value-type="string">
            <text:p><text:s/>300 University Blvd E Silver Spring MD 20901</text:p>
          </table:table-cell>
          <table:table-cell office:value-type="float" office:value="-77.0008858444986" calcext:value-type="float">
            <text:p>-77.0008858444986</text:p>
          </table:table-cell>
          <table:table-cell office:value-type="float" office:value="39.0118461839503" calcext:value-type="float">
            <text:p>39.0118461839503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300 E University Blv</text:p>
          </table:table-cell>
          <table:table-cell office:value-type="float" office:value="-77.0008858444986" calcext:value-type="float">
            <text:p>-77.0008858444986</text:p>
          </table:table-cell>
          <table:table-cell office:value-type="float" office:value="29830.5132514258" calcext:value-type="float">
            <text:p>29830.5132514258</text:p>
          </table:table-cell>
          <table:table-cell office:value-type="float" office:value="26475916.0523662" calcext:value-type="float">
            <text:p>26475916.0523662</text:p>
          </table:table-cell>
          <table:table-cell office:value-type="float" office:value="39.0118461839503" calcext:value-type="float">
            <text:p>39.0118461839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655.0114229" calcext:value-type="float">
            <text:p>22655.0114229</text:p>
          </table:table-cell>
          <table:table-cell office:value-type="float" office:value="22655.0110258" calcext:value-type="float">
            <text:p>22655.011025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30" calcext:value-type="float">
            <text:p>230</text:p>
          </table:table-cell>
          <table:table-cell office:value-type="float" office:value="13014" calcext:value-type="float">
            <text:p>13014</text:p>
          </table:table-cell>
          <table:table-cell office:value-type="float" office:value="132" calcext:value-type="float">
            <text:p>132</text:p>
          </table:table-cell>
          <table:table-cell office:value-type="float" office:value="1305566.12346381" calcext:value-type="float">
            <text:p>1305566.12346381</text:p>
          </table:table-cell>
          <table:table-cell office:value-type="float" office:value="487450.25140138" calcext:value-type="float">
            <text:p>487450.25140138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ST. LUKE LUTHERAN CHURCH</text:p>
          </table:table-cell>
          <table:table-cell office:value-type="string" calcext:value-type="string">
            <text:p><text:s/>9100 Colesville Rd Silver Spring MD 20910</text:p>
          </table:table-cell>
          <table:table-cell office:value-type="float" office:value="-77.0238137172148" calcext:value-type="float">
            <text:p>-77.0238137172148</text:p>
          </table:table-cell>
          <table:table-cell office:value-type="float" office:value="39.0051225612165" calcext:value-type="float">
            <text:p>39.005122561216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100 Colesville Rd</text:p>
          </table:table-cell>
          <table:table-cell office:value-type="float" office:value="-77.0238137172148" calcext:value-type="float">
            <text:p>-77.0238137172148</text:p>
          </table:table-cell>
          <table:table-cell office:value-type="float" office:value="22655.0110257643" calcext:value-type="float">
            <text:p>22655.0110257643</text:p>
          </table:table-cell>
          <table:table-cell office:value-type="float" office:value="25728869.7124605" calcext:value-type="float">
            <text:p>25728869.7124605</text:p>
          </table:table-cell>
          <table:table-cell office:value-type="float" office:value="39.0051225612165" calcext:value-type="float">
            <text:p>39.00512256121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862.9308897" calcext:value-type="float">
            <text:p>20862.9308897</text:p>
          </table:table-cell>
          <table:table-cell office:value-type="float" office:value="20862.930958" calcext:value-type="float">
            <text:p>20862.93095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31" calcext:value-type="float">
            <text:p>231</text:p>
          </table:table-cell>
          <table:table-cell office:value-type="float" office:value="7019" calcext:value-type="float">
            <text:p>7019</text:p>
          </table:table-cell>
          <table:table-cell office:value-type="float" office:value="70" calcext:value-type="float">
            <text:p>70</text:p>
          </table:table-cell>
          <table:table-cell office:value-type="float" office:value="1275892.12375681" calcext:value-type="float">
            <text:p>1275892.12375681</text:p>
          </table:table-cell>
          <table:table-cell office:value-type="float" office:value="489005.750258878" calcext:value-type="float">
            <text:p>489005.750258878</text:p>
          </table:table-cell>
          <table:table-cell office:value-type="string" calcext:value-type="string">
            <text:p>07-19</text:p>
          </table:table-cell>
          <table:table-cell office:value-type="string" calcext:value-type="string">
            <text:p>WYNGATE ELEMENTARY SCHOOL</text:p>
          </table:table-cell>
          <table:table-cell office:value-type="string" calcext:value-type="string">
            <text:p><text:s/>9300 Wadsworth Dr Bethesda MD 20817</text:p>
          </table:table-cell>
          <table:table-cell office:value-type="float" office:value="-77.1282437168237" calcext:value-type="float">
            <text:p>-77.1282437168237</text:p>
          </table:table-cell>
          <table:table-cell office:value-type="float" office:value="39.0093256305311" calcext:value-type="float">
            <text:p>39.0093256305311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300 Wadsworth Dr</text:p>
          </table:table-cell>
          <table:table-cell office:value-type="float" office:value="-77.1282437168237" calcext:value-type="float">
            <text:p>-77.1282437168237</text:p>
          </table:table-cell>
          <table:table-cell office:value-type="float" office:value="20862.9309579813" calcext:value-type="float">
            <text:p>20862.9309579813</text:p>
          </table:table-cell>
          <table:table-cell office:value-type="float" office:value="27155017.2132459" calcext:value-type="float">
            <text:p>27155017.2132459</text:p>
          </table:table-cell>
          <table:table-cell office:value-type="float" office:value="39.0093256305311" calcext:value-type="float">
            <text:p>39.0093256305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764.2784299" calcext:value-type="float">
            <text:p>57764.2784299</text:p>
          </table:table-cell>
          <table:table-cell office:value-type="float" office:value="57764.2794149" calcext:value-type="float">
            <text:p>57764.279414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32" calcext:value-type="float">
            <text:p>232</text:p>
          </table:table-cell>
          <table:table-cell office:value-type="float" office:value="10007" calcext:value-type="float">
            <text:p>10007</text:p>
          </table:table-cell>
          <table:table-cell office:value-type="float" office:value="255" calcext:value-type="float">
            <text:p>255</text:p>
          </table:table-cell>
          <table:table-cell office:value-type="float" office:value="1263508.87490131" calcext:value-type="float">
            <text:p>1263508.87490131</text:p>
          </table:table-cell>
          <table:table-cell office:value-type="float" office:value="479545.812485889" calcext:value-type="float">
            <text:p>479545.812485889</text:p>
          </table:table-cell>
          <table:table-cell office:value-type="string" calcext:value-type="string">
            <text:p>10-07</text:p>
          </table:table-cell>
          <table:table-cell office:value-type="string" calcext:value-type="string">
            <text:p>CARDEROCK SPRINGS ELEMENTARY SCHOOL</text:p>
          </table:table-cell>
          <table:table-cell office:value-type="string" calcext:value-type="string">
            <text:p><text:s/>7401 Persimmon Tree Ln Bethesda MD 20817</text:p>
          </table:table-cell>
          <table:table-cell office:value-type="float" office:value="-77.1717600546028" calcext:value-type="float">
            <text:p>-77.1717600546028</text:p>
          </table:table-cell>
          <table:table-cell office:value-type="float" office:value="38.9832956272219" calcext:value-type="float">
            <text:p>38.9832956272219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401 PERSIMMON TREE LN</text:p>
          </table:table-cell>
          <table:table-cell office:value-type="float" office:value="-77.1717600546028" calcext:value-type="float">
            <text:p>-77.1717600546028</text:p>
          </table:table-cell>
          <table:table-cell office:value-type="float" office:value="57764.2794148467" calcext:value-type="float">
            <text:p>57764.2794148467</text:p>
          </table:table-cell>
          <table:table-cell office:value-type="float" office:value="99526038.8464415" calcext:value-type="float">
            <text:p>99526038.8464415</text:p>
          </table:table-cell>
          <table:table-cell office:value-type="float" office:value="38.9832956272219" calcext:value-type="float">
            <text:p>38.9832956272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070.0331524" calcext:value-type="float">
            <text:p>18070.0331524</text:p>
          </table:table-cell>
          <table:table-cell office:value-type="float" office:value="18070.0332972" calcext:value-type="float">
            <text:p>18070.033297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float" office:value="13007" calcext:value-type="float">
            <text:p>13007</text:p>
          </table:table-cell>
          <table:table-cell office:value-type="float" office:value="128" calcext:value-type="float">
            <text:p>128</text:p>
          </table:table-cell>
          <table:table-cell office:value-type="float" office:value="1299042.37470031" calcext:value-type="float">
            <text:p>1299042.37470031</text:p>
          </table:table-cell>
          <table:table-cell office:value-type="float" office:value="487968.063685969" calcext:value-type="float">
            <text:p>487968.063685969</text:p>
          </table:table-cell>
          <table:table-cell office:value-type="string" calcext:value-type="string">
            <text:p>13-07</text:p>
          </table:table-cell>
          <table:table-cell office:value-type="string" calcext:value-type="string">
            <text:p>WOODLIN ELEMENTARY SCHOOL</text:p>
          </table:table-cell>
          <table:table-cell office:value-type="string" calcext:value-type="string">
            <text:p><text:s/>2101 Luzerne Ave Silver Spring MD 20910</text:p>
          </table:table-cell>
          <table:table-cell office:value-type="float" office:value="-77.0467716287495" calcext:value-type="float">
            <text:p>-77.0467716287495</text:p>
          </table:table-cell>
          <table:table-cell office:value-type="float" office:value="39.0065373914821" calcext:value-type="float">
            <text:p>39.006537391482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01 Luzerne Ave</text:p>
          </table:table-cell>
          <table:table-cell office:value-type="float" office:value="-77.0467716287495" calcext:value-type="float">
            <text:p>-77.0467716287495</text:p>
          </table:table-cell>
          <table:table-cell office:value-type="float" office:value="18070.0332971787" calcext:value-type="float">
            <text:p>18070.0332971787</text:p>
          </table:table-cell>
          <table:table-cell office:value-type="float" office:value="16150538.0589067" calcext:value-type="float">
            <text:p>16150538.0589067</text:p>
          </table:table-cell>
          <table:table-cell office:value-type="float" office:value="39.0065373914821" calcext:value-type="float">
            <text:p>39.0065373914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759.4344863" calcext:value-type="float">
            <text:p>15759.4344863</text:p>
          </table:table-cell>
          <table:table-cell office:value-type="float" office:value="15759.4350672" calcext:value-type="float">
            <text:p>15759.435067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34" calcext:value-type="float">
            <text:p>234</text:p>
          </table:table-cell>
          <table:table-cell office:value-type="float" office:value="13018" calcext:value-type="float">
            <text:p>13018</text:p>
          </table:table-cell>
          <table:table-cell office:value-type="float" office:value="262" calcext:value-type="float">
            <text:p>262</text:p>
          </table:table-cell>
          <table:table-cell office:value-type="float" office:value="1311646.87508181" calcext:value-type="float">
            <text:p>1311646.87508181</text:p>
          </table:table-cell>
          <table:table-cell office:value-type="float" office:value="487232.124869138" calcext:value-type="float">
            <text:p>487232.124869138</text:p>
          </table:table-cell>
          <table:table-cell office:value-type="string" calcext:value-type="string">
            <text:p>13-18</text:p>
          </table:table-cell>
          <table:table-cell office:value-type="string" calcext:value-type="string">
            <text:p>OAK VIEW ELEMENTARY SCHOOL</text:p>
          </table:table-cell>
          <table:table-cell office:value-type="string" calcext:value-type="string">
            <text:p><text:s/>400 E Wayne Ave Silver Spring MD 20901</text:p>
          </table:table-cell>
          <table:table-cell office:value-type="float" office:value="-77.0024156167627" calcext:value-type="float">
            <text:p>-77.0024156167627</text:p>
          </table:table-cell>
          <table:table-cell office:value-type="float" office:value="39.0045260504154" calcext:value-type="float">
            <text:p>39.004526050415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400 E WAYNE AVE</text:p>
          </table:table-cell>
          <table:table-cell office:value-type="float" office:value="-77.0024156167627" calcext:value-type="float">
            <text:p>-77.0024156167627</text:p>
          </table:table-cell>
          <table:table-cell office:value-type="float" office:value="15759.4350671803" calcext:value-type="float">
            <text:p>15759.4350671803</text:p>
          </table:table-cell>
          <table:table-cell office:value-type="float" office:value="13590587.7866061" calcext:value-type="float">
            <text:p>13590587.7866061</text:p>
          </table:table-cell>
          <table:table-cell office:value-type="float" office:value="39.0045260504154" calcext:value-type="float">
            <text:p>39.0045260504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117.9722087" calcext:value-type="float">
            <text:p>27117.9722087</text:p>
          </table:table-cell>
          <table:table-cell office:value-type="float" office:value="27117.9731137" calcext:value-type="float">
            <text:p>27117.973113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35" calcext:value-type="float">
            <text:p>235</text:p>
          </table:table-cell>
          <table:table-cell office:value-type="float" office:value="7016" calcext:value-type="float">
            <text:p>7016</text:p>
          </table:table-cell>
          <table:table-cell office:value-type="float" office:value="71" calcext:value-type="float">
            <text:p>71</text:p>
          </table:table-cell>
          <table:table-cell office:value-type="float" office:value="1291463.99943714" calcext:value-type="float">
            <text:p>1291463.99943714</text:p>
          </table:table-cell>
          <table:table-cell office:value-type="float" office:value="485144.313756049" calcext:value-type="float">
            <text:p>485144.313756049</text:p>
          </table:table-cell>
          <table:table-cell office:value-type="string" calcext:value-type="string">
            <text:p>07-16</text:p>
          </table:table-cell>
          <table:table-cell office:value-type="string" calcext:value-type="string">
            <text:p>NORTH CHEVY CHASE ELEMENTARY SCHOOL</text:p>
          </table:table-cell>
          <table:table-cell office:value-type="string" calcext:value-type="string">
            <text:p><text:s/>3700 Jones Bridge Rd Chevy Chase MD 20815</text:p>
          </table:table-cell>
          <table:table-cell office:value-type="float" office:value="-77.0734323536028" calcext:value-type="float">
            <text:p>-77.0734323536028</text:p>
          </table:table-cell>
          <table:table-cell office:value-type="float" office:value="38.998770528417" calcext:value-type="float">
            <text:p>38.9987705284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700 Jones Bridge Rd</text:p>
          </table:table-cell>
          <table:table-cell office:value-type="float" office:value="-77.0734323536028" calcext:value-type="float">
            <text:p>-77.0734323536028</text:p>
          </table:table-cell>
          <table:table-cell office:value-type="float" office:value="27117.9731136943" calcext:value-type="float">
            <text:p>27117.9731136943</text:p>
          </table:table-cell>
          <table:table-cell office:value-type="float" office:value="25486469.2001799" calcext:value-type="float">
            <text:p>25486469.2001799</text:p>
          </table:table-cell>
          <table:table-cell office:value-type="float" office:value="38.998770528417" calcext:value-type="float">
            <text:p>38.998770528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227.8172445" calcext:value-type="float">
            <text:p>17227.8172445</text:p>
          </table:table-cell>
          <table:table-cell office:value-type="float" office:value="17227.8174191" calcext:value-type="float">
            <text:p>17227.8174191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236" calcext:value-type="float">
            <text:p>236</text:p>
          </table:table-cell>
          <table:table-cell office:value-type="float" office:value="13013" calcext:value-type="float">
            <text:p>13013</text:p>
          </table:table-cell>
          <table:table-cell office:value-type="float" office:value="130" calcext:value-type="float">
            <text:p>130</text:p>
          </table:table-cell>
          <table:table-cell office:value-type="float" office:value="1309389.87434648" calcext:value-type="float">
            <text:p>1309389.87434648</text:p>
          </table:table-cell>
          <table:table-cell office:value-type="float" office:value="487132.156893209" calcext:value-type="float">
            <text:p>487132.156893209</text:p>
          </table:table-cell>
          <table:table-cell office:value-type="string" calcext:value-type="string">
            <text:p>13-13</text:p>
          </table:table-cell>
          <table:table-cell office:value-type="string" calcext:value-type="string">
            <text:p>HIGHLAND VIEW ELEMENTARY SCHOOL</text:p>
          </table:table-cell>
          <table:table-cell office:value-type="string" calcext:value-type="string">
            <text:p><text:s/>9010 Providence Ave Silver Spring MD 20901</text:p>
          </table:table-cell>
          <table:table-cell office:value-type="float" office:value="-77.0103578643345" calcext:value-type="float">
            <text:p>-77.0103578643345</text:p>
          </table:table-cell>
          <table:table-cell office:value-type="float" office:value="39.0042511350604" calcext:value-type="float">
            <text:p>39.004251135060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9010 Providence Ave</text:p>
          </table:table-cell>
          <table:table-cell office:value-type="float" office:value="-77.0103578643345" calcext:value-type="float">
            <text:p>-77.0103578643345</text:p>
          </table:table-cell>
          <table:table-cell office:value-type="float" office:value="17227.8174190976" calcext:value-type="float">
            <text:p>17227.8174190976</text:p>
          </table:table-cell>
          <table:table-cell office:value-type="float" office:value="9550772.98614145" calcext:value-type="float">
            <text:p>9550772.98614145</text:p>
          </table:table-cell>
          <table:table-cell office:value-type="float" office:value="39.0042511350604" calcext:value-type="float">
            <text:p>39.0042511350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714.7763632" calcext:value-type="float">
            <text:p>35714.7763632</text:p>
          </table:table-cell>
          <table:table-cell office:value-type="float" office:value="35714.7769045" calcext:value-type="float">
            <text:p>35714.776904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37" calcext:value-type="float">
            <text:p>237</text:p>
          </table:table-cell>
          <table:table-cell office:value-type="float" office:value="7015" calcext:value-type="float">
            <text:p>7015</text:p>
          </table:table-cell>
          <table:table-cell office:value-type="float" office:value="204" calcext:value-type="float">
            <text:p>204</text:p>
          </table:table-cell>
          <table:table-cell office:value-type="float" office:value="1275524.28951873" calcext:value-type="float">
            <text:p>1275524.28951873</text:p>
          </table:table-cell>
          <table:table-cell office:value-type="float" office:value="481527.611343801" calcext:value-type="float">
            <text:p>481527.611343801</text:p>
          </table:table-cell>
          <table:table-cell office:value-type="string" calcext:value-type="string">
            <text:p>07-15</text:p>
          </table:table-cell>
          <table:table-cell office:value-type="string" calcext:value-type="string">
            <text:p>THOMAS W. PYLE MIDDLE SCHOOL</text:p>
          </table:table-cell>
          <table:table-cell office:value-type="string" calcext:value-type="string">
            <text:p><text:s/>6311 Wilson Ln Bethesda MD 20817</text:p>
          </table:table-cell>
          <table:table-cell office:value-type="float" office:value="-77.1295008624283" calcext:value-type="float">
            <text:p>-77.1295008624283</text:p>
          </table:table-cell>
          <table:table-cell office:value-type="float" office:value="38.9887914968453" calcext:value-type="float">
            <text:p>38.98879149684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311 WILSON LN</text:p>
          </table:table-cell>
          <table:table-cell office:value-type="float" office:value="-77.1295008624283" calcext:value-type="float">
            <text:p>-77.1295008624283</text:p>
          </table:table-cell>
          <table:table-cell office:value-type="float" office:value="35714.776904508" calcext:value-type="float">
            <text:p>35714.776904508</text:p>
          </table:table-cell>
          <table:table-cell office:value-type="float" office:value="56640138.4193201" calcext:value-type="float">
            <text:p>56640138.4193201</text:p>
          </table:table-cell>
          <table:table-cell office:value-type="float" office:value="38.9887914968453" calcext:value-type="float">
            <text:p>38.98879149684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9356.0456301" calcext:value-type="float">
            <text:p>59356.0456301</text:p>
          </table:table-cell>
          <table:table-cell office:value-type="float" office:value="59356.0477093" calcext:value-type="float">
            <text:p>59356.0477093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38" calcext:value-type="float">
            <text:p>238</text:p>
          </table:table-cell>
          <table:table-cell office:value-type="float" office:value="10010" calcext:value-type="float">
            <text:p>10010</text:p>
          </table:table-cell>
          <table:table-cell office:value-type="float" office:value="220" calcext:value-type="float">
            <text:p>220</text:p>
          </table:table-cell>
          <table:table-cell office:value-type="float" office:value="1251742.91549365" calcext:value-type="float">
            <text:p>1251742.91549365</text:p>
          </table:table-cell>
          <table:table-cell office:value-type="float" office:value="482127.875563219" calcext:value-type="float">
            <text:p>482127.875563219</text:p>
          </table:table-cell>
          <table:table-cell office:value-type="string" calcext:value-type="string">
            <text:p>10-10</text:p>
          </table:table-cell>
          <table:table-cell office:value-type="string" calcext:value-type="string">
            <text:p>RIVER FALLS SWIM CLUB</text:p>
          </table:table-cell>
          <table:table-cell office:value-type="string" calcext:value-type="string">
            <text:p><text:s/>7915 Horseshoe Ln Potomac MD 20854</text:p>
          </table:table-cell>
          <table:table-cell office:value-type="float" office:value="-77.2131727172425" calcext:value-type="float">
            <text:p>-77.2131727172425</text:p>
          </table:table-cell>
          <table:table-cell office:value-type="float" office:value="38.9903170896621" calcext:value-type="float">
            <text:p>38.990317089662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7915 HORSESHOE LN</text:p>
          </table:table-cell>
          <table:table-cell office:value-type="float" office:value="-77.2131727172425" calcext:value-type="float">
            <text:p>-77.2131727172425</text:p>
          </table:table-cell>
          <table:table-cell office:value-type="float" office:value="59356.047709226" calcext:value-type="float">
            <text:p>59356.047709226</text:p>
          </table:table-cell>
          <table:table-cell office:value-type="float" office:value="124094525.756829" calcext:value-type="float">
            <text:p>124094525.756829</text:p>
          </table:table-cell>
          <table:table-cell office:value-type="float" office:value="38.9903170896621" calcext:value-type="float">
            <text:p>38.9903170896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8533.0165812" calcext:value-type="float">
            <text:p>18533.0165812</text:p>
          </table:table-cell>
          <table:table-cell office:value-type="float" office:value="18533.0163004" calcext:value-type="float">
            <text:p>18533.016300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39" calcext:value-type="float">
            <text:p>239</text:p>
          </table:table-cell>
          <table:table-cell office:value-type="float" office:value="13050" calcext:value-type="float">
            <text:p>13050</text:p>
          </table:table-cell>
          <table:table-cell office:value-type="float" office:value="151" calcext:value-type="float">
            <text:p>151</text:p>
          </table:table-cell>
          <table:table-cell office:value-type="float" office:value="1307845.24882682" calcext:value-type="float">
            <text:p>1307845.24882682</text:p>
          </table:table-cell>
          <table:table-cell office:value-type="float" office:value="485741.251538545" calcext:value-type="float">
            <text:p>485741.251538545</text:p>
          </table:table-cell>
          <table:table-cell office:value-type="string" calcext:value-type="string">
            <text:p>13-50</text:p>
          </table:table-cell>
          <table:table-cell office:value-type="string" calcext:value-type="string">
            <text:p>SLIGO CREEK ELEMENTARY SCHOOL</text:p>
          </table:table-cell>
          <table:table-cell office:value-type="string" calcext:value-type="string">
            <text:p><text:s/>500 Schuyler Rd Silver Spring MD 20910</text:p>
          </table:table-cell>
          <table:table-cell office:value-type="float" office:value="-77.0157924666443" calcext:value-type="float">
            <text:p>-77.0157924666443</text:p>
          </table:table-cell>
          <table:table-cell office:value-type="float" office:value="39.0004315209922" calcext:value-type="float">
            <text:p>39.000431520992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500 Schuyler Rd</text:p>
          </table:table-cell>
          <table:table-cell office:value-type="float" office:value="-77.0157924666443" calcext:value-type="float">
            <text:p>-77.0157924666443</text:p>
          </table:table-cell>
          <table:table-cell office:value-type="float" office:value="18533.016300431" calcext:value-type="float">
            <text:p>18533.016300431</text:p>
          </table:table-cell>
          <table:table-cell office:value-type="float" office:value="12614309.4701766" calcext:value-type="float">
            <text:p>12614309.4701766</text:p>
          </table:table-cell>
          <table:table-cell office:value-type="float" office:value="39.0004315209922" calcext:value-type="float">
            <text:p>39.0004315209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220.3105712" calcext:value-type="float">
            <text:p>16220.3105712</text:p>
          </table:table-cell>
          <table:table-cell office:value-type="float" office:value="16220.3106545" calcext:value-type="float">
            <text:p>16220.310654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40" calcext:value-type="float">
            <text:p>240</text:p>
          </table:table-cell>
          <table:table-cell office:value-type="float" office:value="13005" calcext:value-type="float">
            <text:p>13005</text:p>
          </table:table-cell>
          <table:table-cell office:value-type="float" office:value="225" calcext:value-type="float">
            <text:p>225</text:p>
          </table:table-cell>
          <table:table-cell office:value-type="float" office:value="1305355.61568272" calcext:value-type="float">
            <text:p>1305355.61568272</text:p>
          </table:table-cell>
          <table:table-cell office:value-type="float" office:value="483807.115643054" calcext:value-type="float">
            <text:p>483807.115643054</text:p>
          </table:table-cell>
          <table:table-cell office:value-type="string" calcext:value-type="string">
            <text:p>13-05</text:p>
          </table:table-cell>
          <table:table-cell office:value-type="string" calcext:value-type="string">
            <text:p>SILVER SPRING LIBRARY</text:p>
          </table:table-cell>
          <table:table-cell office:value-type="string" calcext:value-type="string">
            <text:p><text:s/>900 Wayne Ave Silver Spring MD 20910</text:p>
          </table:table-cell>
          <table:table-cell office:value-type="float" office:value="-77.02455104329" calcext:value-type="float">
            <text:p>-77.02455104329</text:p>
          </table:table-cell>
          <table:table-cell office:value-type="float" office:value="38.9951194516415" calcext:value-type="float">
            <text:p>38.995119451641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00 WAYNE AVE</text:p>
          </table:table-cell>
          <table:table-cell office:value-type="float" office:value="-77.02455104329" calcext:value-type="float">
            <text:p>-77.02455104329</text:p>
          </table:table-cell>
          <table:table-cell office:value-type="float" office:value="16220.3106544498" calcext:value-type="float">
            <text:p>16220.3106544498</text:p>
          </table:table-cell>
          <table:table-cell office:value-type="float" office:value="10569454.6160061" calcext:value-type="float">
            <text:p>10569454.6160061</text:p>
          </table:table-cell>
          <table:table-cell office:value-type="float" office:value="38.9951194516415" calcext:value-type="float">
            <text:p>38.99511945164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041.8285053" calcext:value-type="float">
            <text:p>21041.8285053</text:p>
          </table:table-cell>
          <table:table-cell office:value-type="float" office:value="21041.82845" calcext:value-type="float">
            <text:p>21041.8284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41" calcext:value-type="float">
            <text:p>241</text:p>
          </table:table-cell>
          <table:table-cell office:value-type="float" office:value="7008" calcext:value-type="float">
            <text:p>7008</text:p>
          </table:table-cell>
          <table:table-cell office:value-type="float" office:value="65" calcext:value-type="float">
            <text:p>65</text:p>
          </table:table-cell>
          <table:table-cell office:value-type="float" office:value="1287043.99843465" calcext:value-type="float">
            <text:p>1287043.99843465</text:p>
          </table:table-cell>
          <table:table-cell office:value-type="float" office:value="480798.156765968" calcext:value-type="float">
            <text:p>480798.156765968</text:p>
          </table:table-cell>
          <table:table-cell office:value-type="string" calcext:value-type="string">
            <text:p>07-08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21041.8284500803" calcext:value-type="float">
            <text:p>21041.8284500803</text:p>
          </table:table-cell>
          <table:table-cell office:value-type="float" office:value="21094271.6763519" calcext:value-type="float">
            <text:p>21094271.6763519</text:p>
          </table:table-cell>
          <table:table-cell office:value-type="float" office:value="38.98682647788" calcext:value-type="float">
            <text:p>38.98682647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638.7789371" calcext:value-type="float">
            <text:p>14638.7789371</text:p>
          </table:table-cell>
          <table:table-cell office:value-type="float" office:value="14638.7793845" calcext:value-type="float">
            <text:p>14638.779384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float" office:value="13016" calcext:value-type="float">
            <text:p>13016</text:p>
          </table:table-cell>
          <table:table-cell office:value-type="float" office:value="133" calcext:value-type="float">
            <text:p>133</text:p>
          </table:table-cell>
          <table:table-cell office:value-type="float" office:value="1299501.74910964" calcext:value-type="float">
            <text:p>1299501.74910964</text:p>
          </table:table-cell>
          <table:table-cell office:value-type="float" office:value="486071.50120613" calcext:value-type="float">
            <text:p>486071.50120613</text:p>
          </table:table-cell>
          <table:table-cell office:value-type="string" calcext:value-type="string">
            <text:p>13-16</text:p>
          </table:table-cell>
          <table:table-cell office:value-type="string" calcext:value-type="string">
            <text:p>ROSEMARY HILLS ELEMENTARY SCHOOL</text:p>
          </table:table-cell>
          <table:table-cell office:value-type="string" calcext:value-type="string">
            <text:p><text:s/>2111 Porter Rd Silver Spring MD 20910</text:p>
          </table:table-cell>
          <table:table-cell office:value-type="float" office:value="-77.0451517636622" calcext:value-type="float">
            <text:p>-77.0451517636622</text:p>
          </table:table-cell>
          <table:table-cell office:value-type="float" office:value="39.0013306402872" calcext:value-type="float">
            <text:p>39.001330640287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11 Porter Rd</text:p>
          </table:table-cell>
          <table:table-cell office:value-type="float" office:value="-77.0451517636622" calcext:value-type="float">
            <text:p>-77.0451517636622</text:p>
          </table:table-cell>
          <table:table-cell office:value-type="float" office:value="14638.7793844595" calcext:value-type="float">
            <text:p>14638.7793844595</text:p>
          </table:table-cell>
          <table:table-cell office:value-type="float" office:value="10807733.4159102" calcext:value-type="float">
            <text:p>10807733.4159102</text:p>
          </table:table-cell>
          <table:table-cell office:value-type="float" office:value="39.0013306402872" calcext:value-type="float">
            <text:p>39.0013306402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949.92902324" calcext:value-type="float">
            <text:p>9949.92902324</text:p>
          </table:table-cell>
          <table:table-cell office:value-type="float" office:value="9949.92938398" calcext:value-type="float">
            <text:p>9949.92938398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44" calcext:value-type="float">
            <text:p>244</text:p>
          </table:table-cell>
          <table:table-cell office:value-type="float" office:value="13065" calcext:value-type="float">
            <text:p>13065</text:p>
          </table:table-cell>
          <table:table-cell office:value-type="float" office:value="163" calcext:value-type="float">
            <text:p>163</text:p>
          </table:table-cell>
          <table:table-cell office:value-type="float" office:value="1297852.24847165" calcext:value-type="float">
            <text:p>1297852.24847165</text:p>
          </table:table-cell>
          <table:table-cell office:value-type="float" office:value="485147.531269297" calcext:value-type="float">
            <text:p>485147.531269297</text:p>
          </table:table-cell>
          <table:table-cell office:value-type="string" calcext:value-type="string">
            <text:p>13-65</text:p>
          </table:table-cell>
          <table:table-cell office:value-type="string" calcext:value-type="string">
            <text:p>GWENDOLYN E. COFFIELD COMMUNITY RECREATION CENTER</text:p>
          </table:table-cell>
          <table:table-cell office:value-type="string" calcext:value-type="string">
            <text:p><text:s/>2450 Lyttonsville Rd Silver Spring MD 20910</text:p>
          </table:table-cell>
          <table:table-cell office:value-type="float" office:value="-77.0509542087067" calcext:value-type="float">
            <text:p>-77.0509542087067</text:p>
          </table:table-cell>
          <table:table-cell office:value-type="float" office:value="38.9987913125901" calcext:value-type="float">
            <text:p>38.998791312590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450 Lyttonsville Rd</text:p>
          </table:table-cell>
          <table:table-cell office:value-type="float" office:value="-77.0509542087067" calcext:value-type="float">
            <text:p>-77.0509542087067</text:p>
          </table:table-cell>
          <table:table-cell office:value-type="float" office:value="9949.92938401007" calcext:value-type="float">
            <text:p>9949.92938401007</text:p>
          </table:table-cell>
          <table:table-cell office:value-type="float" office:value="2803895.09036704" calcext:value-type="float">
            <text:p>2803895.09036704</text:p>
          </table:table-cell>
          <table:table-cell office:value-type="float" office:value="38.9987913125901" calcext:value-type="float">
            <text:p>38.99879131259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039.2750335" calcext:value-type="float">
            <text:p>19039.2750335</text:p>
          </table:table-cell>
          <table:table-cell office:value-type="float" office:value="19039.2758233" calcext:value-type="float">
            <text:p>19039.275823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45" calcext:value-type="float">
            <text:p>245</text:p>
          </table:table-cell>
          <table:table-cell office:value-type="float" office:value="13022" calcext:value-type="float">
            <text:p>13022</text:p>
          </table:table-cell>
          <table:table-cell office:value-type="float" office:value="135" calcext:value-type="float">
            <text:p>135</text:p>
          </table:table-cell>
          <table:table-cell office:value-type="float" office:value="1313111.74944864" calcext:value-type="float">
            <text:p>1313111.74944864</text:p>
          </table:table-cell>
          <table:table-cell office:value-type="float" office:value="483823.907276139" calcext:value-type="float">
            <text:p>483823.907276139</text:p>
          </table:table-cell>
          <table:table-cell office:value-type="string" calcext:value-type="string">
            <text:p>13-22</text:p>
          </table:table-cell>
          <table:table-cell office:value-type="string" calcext:value-type="string">
            <text:p>ROLLING TERRACE ELEMENTARY SCHOOL</text:p>
          </table:table-cell>
          <table:table-cell office:value-type="string" calcext:value-type="string">
            <text:p><text:s/>705 Bayfield St Takoma Park MD 20912</text:p>
          </table:table-cell>
          <table:table-cell office:value-type="float" office:value="-76.9972611473372" calcext:value-type="float">
            <text:p>-76.9972611473372</text:p>
          </table:table-cell>
          <table:table-cell office:value-type="float" office:value="38.9951681006764" calcext:value-type="float">
            <text:p>38.995168100676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05 Bayfield St</text:p>
          </table:table-cell>
          <table:table-cell office:value-type="float" office:value="-76.9972611473372" calcext:value-type="float">
            <text:p>-76.9972611473372</text:p>
          </table:table-cell>
          <table:table-cell office:value-type="float" office:value="19039.2758233268" calcext:value-type="float">
            <text:p>19039.2758233268</text:p>
          </table:table-cell>
          <table:table-cell office:value-type="float" office:value="15026926.0930031" calcext:value-type="float">
            <text:p>15026926.0930031</text:p>
          </table:table-cell>
          <table:table-cell office:value-type="float" office:value="38.9951681006764" calcext:value-type="float">
            <text:p>38.9951681006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31.3516014" calcext:value-type="float">
            <text:p>19931.3516014</text:p>
          </table:table-cell>
          <table:table-cell office:value-type="float" office:value="19931.3516027" calcext:value-type="float">
            <text:p>19931.351602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46" calcext:value-type="float">
            <text:p>246</text:p>
          </table:table-cell>
          <table:table-cell office:value-type="float" office:value="7012" calcext:value-type="float">
            <text:p>7012</text:p>
          </table:table-cell>
          <table:table-cell office:value-type="float" office:value="203" calcext:value-type="float">
            <text:p>203</text:p>
          </table:table-cell>
          <table:table-cell office:value-type="float" office:value="1284209.81939173" calcext:value-type="float">
            <text:p>1284209.81939173</text:p>
          </table:table-cell>
          <table:table-cell office:value-type="float" office:value="479500.750896215" calcext:value-type="float">
            <text:p>479500.750896215</text:p>
          </table:table-cell>
          <table:table-cell office:value-type="string" calcext:value-type="string">
            <text:p>07-12</text:p>
          </table:table-cell>
          <table:table-cell office:value-type="string" calcext:value-type="string">
            <text:p>BETHESDA LIBRARY</text:p>
          </table:table-cell>
          <table:table-cell office:value-type="string" calcext:value-type="string">
            <text:p><text:s/>7400 Arlington Rd Bethesda MD 20814</text:p>
          </table:table-cell>
          <table:table-cell office:value-type="float" office:value="-77.0989358994664" calcext:value-type="float">
            <text:p>-77.0989358994664</text:p>
          </table:table-cell>
          <table:table-cell office:value-type="float" office:value="38.9832561727363" calcext:value-type="float">
            <text:p>38.9832561727363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400 ARLINGTON RD</text:p>
          </table:table-cell>
          <table:table-cell office:value-type="float" office:value="-77.0989358994664" calcext:value-type="float">
            <text:p>-77.0989358994664</text:p>
          </table:table-cell>
          <table:table-cell office:value-type="float" office:value="19931.3516026743" calcext:value-type="float">
            <text:p>19931.3516026743</text:p>
          </table:table-cell>
          <table:table-cell office:value-type="float" office:value="17172285.7445114" calcext:value-type="float">
            <text:p>17172285.7445114</text:p>
          </table:table-cell>
          <table:table-cell office:value-type="float" office:value="38.9832561727363" calcext:value-type="float">
            <text:p>38.9832561727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699.2980083" calcext:value-type="float">
            <text:p>10699.2980083</text:p>
          </table:table-cell>
          <table:table-cell office:value-type="float" office:value="10699.2979839" calcext:value-type="float">
            <text:p>10699.2979839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13010" calcext:value-type="float">
            <text:p>13010</text:p>
          </table:table-cell>
          <table:table-cell office:value-type="float" office:value="224" calcext:value-type="float">
            <text:p>224</text:p>
          </table:table-cell>
          <table:table-cell office:value-type="float" office:value="1303479.87566781" calcext:value-type="float">
            <text:p>1303479.87566781</text:p>
          </table:table-cell>
          <table:table-cell office:value-type="float" office:value="485423.249221802" calcext:value-type="float">
            <text:p>485423.249221802</text:p>
          </table:table-cell>
          <table:table-cell office:value-type="string" calcext:value-type="string">
            <text:p>13-10</text:p>
          </table:table-cell>
          <table:table-cell office:value-type="string" calcext:value-type="string">
            <text:p>M-NCPPC AUDITORIUM</text:p>
          </table:table-cell>
          <table:table-cell office:value-type="string" calcext:value-type="string">
            <text:p><text:s/>8787 Georgia Ave Silver Spring MD 20910</text:p>
          </table:table-cell>
          <table:table-cell office:value-type="float" office:value="-77.0311527594525" calcext:value-type="float">
            <text:p>-77.0311527594525</text:p>
          </table:table-cell>
          <table:table-cell office:value-type="float" office:value="38.9995553002141" calcext:value-type="float">
            <text:p>38.999555300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8787 GEORGIA AVE</text:p>
          </table:table-cell>
          <table:table-cell office:value-type="float" office:value="-77.0311527594525" calcext:value-type="float">
            <text:p>-77.0311527594525</text:p>
          </table:table-cell>
          <table:table-cell office:value-type="float" office:value="10699.2979838572" calcext:value-type="float">
            <text:p>10699.2979838572</text:p>
          </table:table-cell>
          <table:table-cell office:value-type="float" office:value="3558280.03938823" calcext:value-type="float">
            <text:p>3558280.03938823</text:p>
          </table:table-cell>
          <table:table-cell office:value-type="float" office:value="38.9995553002141" calcext:value-type="float">
            <text:p>38.9995553002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3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2431.2378115" calcext:value-type="float">
            <text:p>22431.2378115</text:p>
          </table:table-cell>
          <table:table-cell office:value-type="float" office:value="22431.2385633" calcext:value-type="float">
            <text:p>22431.238563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float" office:value="7032" calcext:value-type="float">
            <text:p>7032</text:p>
          </table:table-cell>
          <table:table-cell office:value-type="float" office:value="208" calcext:value-type="float">
            <text:p>208</text:p>
          </table:table-cell>
          <table:table-cell office:value-type="float" office:value="1290597.99887256" calcext:value-type="float">
            <text:p>1290597.99887256</text:p>
          </table:table-cell>
          <table:table-cell office:value-type="float" office:value="482340.000467047" calcext:value-type="float">
            <text:p>482340.000467047</text:p>
          </table:table-cell>
          <table:table-cell office:value-type="string" calcext:value-type="string">
            <text:p>07-32</text:p>
          </table:table-cell>
          <table:table-cell office:value-type="string" calcext:value-type="string">
            <text:p>CHEVY CHASE LIBRARY</text:p>
          </table:table-cell>
          <table:table-cell office:value-type="string" calcext:value-type="string">
            <text:p><text:s/>8005 Connecticut Ave Chevy Chase MD 20815</text:p>
          </table:table-cell>
          <table:table-cell office:value-type="float" office:value="-77.0764712588251" calcext:value-type="float">
            <text:p>-77.0764712588251</text:p>
          </table:table-cell>
          <table:table-cell office:value-type="float" office:value="38.991068768183" calcext:value-type="float">
            <text:p>38.991068768183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005 CONNECTICUT AVE</text:p>
          </table:table-cell>
          <table:table-cell office:value-type="float" office:value="-77.0764712588251" calcext:value-type="float">
            <text:p>-77.0764712588251</text:p>
          </table:table-cell>
          <table:table-cell office:value-type="float" office:value="22431.2385632515" calcext:value-type="float">
            <text:p>22431.2385632515</text:p>
          </table:table-cell>
          <table:table-cell office:value-type="float" office:value="17663810.5948358" calcext:value-type="float">
            <text:p>17663810.5948358</text:p>
          </table:table-cell>
          <table:table-cell office:value-type="float" office:value="38.991068768183" calcext:value-type="float">
            <text:p>38.991068768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289.5315006" calcext:value-type="float">
            <text:p>28289.5315006</text:p>
          </table:table-cell>
          <table:table-cell office:value-type="float" office:value="28289.5325402" calcext:value-type="float">
            <text:p>28289.532540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office:value-type="float" office:value="13021" calcext:value-type="float">
            <text:p>13021</text:p>
          </table:table-cell>
          <table:table-cell office:value-type="float" office:value="230" calcext:value-type="float">
            <text:p>230</text:p>
          </table:table-cell>
          <table:table-cell office:value-type="float" office:value="1308583.16631423" calcext:value-type="float">
            <text:p>1308583.16631423</text:p>
          </table:table-cell>
          <table:table-cell office:value-type="float" office:value="480277.56692788" calcext:value-type="float">
            <text:p>480277.56692788</text:p>
          </table:table-cell>
          <table:table-cell office:value-type="string" calcext:value-type="string">
            <text:p>13-21</text:p>
          </table:table-cell>
          <table:table-cell office:value-type="string" calcext:value-type="string">
            <text:p>TAKOMA PARK MIDDLE SCHOOL</text:p>
          </table:table-cell>
          <table:table-cell office:value-type="string" calcext:value-type="string">
            <text:p><text:s/>7611 Piney Branch Rd Silver Spring MD 20910</text:p>
          </table:table-cell>
          <table:table-cell office:value-type="float" office:value="-77.0131931378784" calcext:value-type="float">
            <text:p>-77.0131931378784</text:p>
          </table:table-cell>
          <table:table-cell office:value-type="float" office:value="38.9854301830883" calcext:value-type="float">
            <text:p>38.9854301830883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611 PINEY BRANCH RD</text:p>
          </table:table-cell>
          <table:table-cell office:value-type="float" office:value="-77.0131931378784" calcext:value-type="float">
            <text:p>-77.0131931378784</text:p>
          </table:table-cell>
          <table:table-cell office:value-type="float" office:value="28289.5325401954" calcext:value-type="float">
            <text:p>28289.5325401954</text:p>
          </table:table-cell>
          <table:table-cell office:value-type="float" office:value="15969992.1557031" calcext:value-type="float">
            <text:p>15969992.1557031</text:p>
          </table:table-cell>
          <table:table-cell office:value-type="float" office:value="38.9854301830883" calcext:value-type="float">
            <text:p>38.9854301830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0083.1569338" calcext:value-type="float">
            <text:p>20083.1569338</text:p>
          </table:table-cell>
          <table:table-cell office:value-type="float" office:value="20083.1554618" calcext:value-type="float">
            <text:p>20083.155461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13039" calcext:value-type="float">
            <text:p>13039</text:p>
          </table:table-cell>
          <table:table-cell office:value-type="float" office:value="143" calcext:value-type="float">
            <text:p>143</text:p>
          </table:table-cell>
          <table:table-cell office:value-type="float" office:value="1297753.24965389" calcext:value-type="float">
            <text:p>1297753.24965389</text:p>
          </table:table-cell>
          <table:table-cell office:value-type="float" office:value="482782.062903136" calcext:value-type="float">
            <text:p>482782.062903136</text:p>
          </table:table-cell>
          <table:table-cell office:value-type="string" calcext:value-type="string">
            <text:p>13-39</text:p>
          </table:table-cell>
          <table:table-cell office:value-type="string" calcext:value-type="string">
            <text:p>ROCK CREEK FOREST ELEMENTARY SCHOOL</text:p>
          </table:table-cell>
          <table:table-cell office:value-type="string" calcext:value-type="string">
            <text:p><text:s/>8330 Grubb Rd Chevy Chase MD 20815</text:p>
          </table:table-cell>
          <table:table-cell office:value-type="float" office:value="-77.0512978760152" calcext:value-type="float">
            <text:p>-77.0512978760152</text:p>
          </table:table-cell>
          <table:table-cell office:value-type="float" office:value="38.992296289339" calcext:value-type="float">
            <text:p>38.992296289339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330 Grubb Rd</text:p>
          </table:table-cell>
          <table:table-cell office:value-type="float" office:value="-77.0512978760152" calcext:value-type="float">
            <text:p>-77.0512978760152</text:p>
          </table:table-cell>
          <table:table-cell office:value-type="float" office:value="20083.1554617662" calcext:value-type="float">
            <text:p>20083.1554617662</text:p>
          </table:table-cell>
          <table:table-cell office:value-type="float" office:value="14660424.205805" calcext:value-type="float">
            <text:p>14660424.205805</text:p>
          </table:table-cell>
          <table:table-cell office:value-type="float" office:value="38.992296289339" calcext:value-type="float">
            <text:p>38.992296289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630.553813" calcext:value-type="float">
            <text:p>22630.553813</text:p>
          </table:table-cell>
          <table:table-cell office:value-type="float" office:value="22630.5541347" calcext:value-type="float">
            <text:p>22630.554134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1" calcext:value-type="float">
            <text:p>251</text:p>
          </table:table-cell>
          <table:table-cell office:value-type="float" office:value="13008" calcext:value-type="float">
            <text:p>13008</text:p>
          </table:table-cell>
          <table:table-cell office:value-type="float" office:value="129" calcext:value-type="float">
            <text:p>129</text:p>
          </table:table-cell>
          <table:table-cell office:value-type="float" office:value="1308010.12349707" calcext:value-type="float">
            <text:p>1308010.12349707</text:p>
          </table:table-cell>
          <table:table-cell office:value-type="float" office:value="482814.282326877" calcext:value-type="float">
            <text:p>482814.282326877</text:p>
          </table:table-cell>
          <table:table-cell office:value-type="string" calcext:value-type="string">
            <text:p>13-08</text:p>
          </table:table-cell>
          <table:table-cell office:value-type="string" calcext:value-type="string">
            <text:p>EAST SILVER SPRING ELEMENTARY SCHOOL</text:p>
          </table:table-cell>
          <table:table-cell office:value-type="string" calcext:value-type="string">
            <text:p><text:s/>631 Silver Spring Ave Silver Spring MD 20910</text:p>
          </table:table-cell>
          <table:table-cell office:value-type="float" office:value="-77.0152105971217" calcext:value-type="float">
            <text:p>-77.0152105971217</text:p>
          </table:table-cell>
          <table:table-cell office:value-type="float" office:value="38.9923950132141" calcext:value-type="float">
            <text:p>38.992395013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631 Silver Spring Ave</text:p>
          </table:table-cell>
          <table:table-cell office:value-type="float" office:value="-77.0152105971217" calcext:value-type="float">
            <text:p>-77.0152105971217</text:p>
          </table:table-cell>
          <table:table-cell office:value-type="float" office:value="22630.5541347204" calcext:value-type="float">
            <text:p>22630.5541347204</text:p>
          </table:table-cell>
          <table:table-cell office:value-type="float" office:value="10117509.3006288" calcext:value-type="float">
            <text:p>10117509.3006288</text:p>
          </table:table-cell>
          <table:table-cell office:value-type="float" office:value="38.9923950132141" calcext:value-type="float">
            <text:p>38.9923950132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3674.5520291" calcext:value-type="float">
            <text:p>23674.5520291</text:p>
          </table:table-cell>
          <table:table-cell office:value-type="float" office:value="23674.551379" calcext:value-type="float">
            <text:p>23674.55137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13004" calcext:value-type="float">
            <text:p>13004</text:p>
          </table:table-cell>
          <table:table-cell office:value-type="float" office:value="127" calcext:value-type="float">
            <text:p>127</text:p>
          </table:table-cell>
          <table:table-cell office:value-type="float" office:value="1308804.2492054" calcext:value-type="float">
            <text:p>1308804.2492054</text:p>
          </table:table-cell>
          <table:table-cell office:value-type="float" office:value="479268.532200545" calcext:value-type="float">
            <text:p>479268.532200545</text:p>
          </table:table-cell>
          <table:table-cell office:value-type="string" calcext:value-type="string">
            <text:p>13-04</text:p>
          </table:table-cell>
          <table:table-cell office:value-type="string" calcext:value-type="string">
            <text:p>TAKOMA PARK ELEMENTARY SCHOOL</text:p>
          </table:table-cell>
          <table:table-cell office:value-type="string" calcext:value-type="string">
            <text:p><text:s/>7511 Holly Ave Takoma Park MD 20912</text:p>
          </table:table-cell>
          <table:table-cell office:value-type="float" office:value="-77.0124148825527" calcext:value-type="float">
            <text:p>-77.0124148825527</text:p>
          </table:table-cell>
          <table:table-cell office:value-type="float" office:value="38.982659752662" calcext:value-type="float">
            <text:p>38.982659752662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1 Holly Ave</text:p>
          </table:table-cell>
          <table:table-cell office:value-type="float" office:value="-77.0124148825527" calcext:value-type="float">
            <text:p>-77.0124148825527</text:p>
          </table:table-cell>
          <table:table-cell office:value-type="float" office:value="23674.5513790271" calcext:value-type="float">
            <text:p>23674.5513790271</text:p>
          </table:table-cell>
          <table:table-cell office:value-type="float" office:value="15618649.8338434" calcext:value-type="float">
            <text:p>15618649.8338434</text:p>
          </table:table-cell>
          <table:table-cell office:value-type="float" office:value="38.982659752662" calcext:value-type="float">
            <text:p>38.9826597526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7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0417.2493767" calcext:value-type="float">
            <text:p>30417.2493767</text:p>
          </table:table-cell>
          <table:table-cell office:value-type="float" office:value="21015.9404688" calcext:value-type="float">
            <text:p>21015.940468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13067" calcext:value-type="float">
            <text:p>13067</text:p>
          </table:table-cell>
          <table:table-cell office:value-type="float" office:value="158" calcext:value-type="float">
            <text:p>158</text:p>
          </table:table-cell>
          <table:table-cell office:value-type="float" office:value="1315026.09831023" calcext:value-type="float">
            <text:p>1315026.09831023</text:p>
          </table:table-cell>
          <table:table-cell office:value-type="float" office:value="477281.102120295" calcext:value-type="float">
            <text:p>477281.102120295</text:p>
          </table:table-cell>
          <table:table-cell office:value-type="string" calcext:value-type="string">
            <text:p>13-67</text:p>
          </table:table-cell>
          <table:table-cell office:value-type="string" calcext:value-type="string">
            <text:p>DON BOSCO CRISTO REY HIGH SCHOOL</text:p>
          </table:table-cell>
          <table:table-cell office:value-type="string" calcext:value-type="string">
            <text:p><text:s/>1010 Larch Ave Takoma Park MD 20912</text:p>
          </table:table-cell>
          <table:table-cell office:value-type="float" office:value="-76.9905279104544" calcext:value-type="float">
            <text:p>-76.9905279104544</text:p>
          </table:table-cell>
          <table:table-cell office:value-type="float" office:value="38.9772031190074" calcext:value-type="float">
            <text:p>38.977203119007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1010 Larch Ave</text:p>
          </table:table-cell>
          <table:table-cell office:value-type="float" office:value="-76.9905279104544" calcext:value-type="float">
            <text:p>-76.9905279104544</text:p>
          </table:table-cell>
          <table:table-cell office:value-type="float" office:value="21015.9404688075" calcext:value-type="float">
            <text:p>21015.9404688075</text:p>
          </table:table-cell>
          <table:table-cell office:value-type="float" office:value="10939593.2879235" calcext:value-type="float">
            <text:p>10939593.2879235</text:p>
          </table:table-cell>
          <table:table-cell office:value-type="float" office:value="38.9772031190074" calcext:value-type="float">
            <text:p>38.9772031190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30417.2493767" calcext:value-type="float">
            <text:p>30417.2493767</text:p>
          </table:table-cell>
          <table:table-cell office:value-type="float" office:value="17497.4730852" calcext:value-type="float">
            <text:p>17497.47308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3" calcext:value-type="float">
            <text:p>253</text:p>
          </table:table-cell>
          <table:table-cell office:value-type="float" office:value="13068" calcext:value-type="float">
            <text:p>13068</text:p>
          </table:table-cell>
          <table:table-cell office:value-type="float" office:value="159" calcext:value-type="float">
            <text:p>159</text:p>
          </table:table-cell>
          <table:table-cell office:value-type="float" office:value="1315750.06700665" calcext:value-type="float">
            <text:p>1315750.06700665</text:p>
          </table:table-cell>
          <table:table-cell office:value-type="float" office:value="479197.332867876" calcext:value-type="float">
            <text:p>479197.332867876</text:p>
          </table:table-cell>
          <table:table-cell office:value-type="string" calcext:value-type="string">
            <text:p>13-68</text:p>
          </table:table-cell>
          <table:table-cell office:value-type="string" calcext:value-type="string">
            <text:p>TAKOMA PARK RECREATION CENTER</text:p>
          </table:table-cell>
          <table:table-cell office:value-type="string" calcext:value-type="string">
            <text:p><text:s/>7315 New Hampshire Ave Takoma Park MD 20912</text:p>
          </table:table-cell>
          <table:table-cell office:value-type="float" office:value="-76.9879803854589" calcext:value-type="float">
            <text:p>-76.9879803854589</text:p>
          </table:table-cell>
          <table:table-cell office:value-type="float" office:value="38.9824643012499" calcext:value-type="float">
            <text:p>38.9824643012499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315 New Hampshire Ave</text:p>
          </table:table-cell>
          <table:table-cell office:value-type="float" office:value="-76.9879803854589" calcext:value-type="float">
            <text:p>-76.9879803854589</text:p>
          </table:table-cell>
          <table:table-cell office:value-type="float" office:value="17497.4730851797" calcext:value-type="float">
            <text:p>17497.4730851797</text:p>
          </table:table-cell>
          <table:table-cell office:value-type="float" office:value="11237334.2570255" calcext:value-type="float">
            <text:p>11237334.2570255</text:p>
          </table:table-cell>
          <table:table-cell office:value-type="float" office:value="38.9824643012499" calcext:value-type="float">
            <text:p>38.9824643012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130.0967614" calcext:value-type="float">
            <text:p>14130.0967614</text:p>
          </table:table-cell>
          <table:table-cell office:value-type="float" office:value="14130.0969459" calcext:value-type="float">
            <text:p>14130.096945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4" calcext:value-type="float">
            <text:p>254</text:p>
          </table:table-cell>
          <table:table-cell office:value-type="float" office:value="13047" calcext:value-type="float">
            <text:p>13047</text:p>
          </table:table-cell>
          <table:table-cell office:value-type="float" office:value="233" calcext:value-type="float">
            <text:p>233</text:p>
          </table:table-cell>
          <table:table-cell office:value-type="float" office:value="1304847.41952065" calcext:value-type="float">
            <text:p>1304847.41952065</text:p>
          </table:table-cell>
          <table:table-cell office:value-type="float" office:value="480775.928135887" calcext:value-type="float">
            <text:p>480775.928135887</text:p>
          </table:table-cell>
          <table:table-cell office:value-type="string" calcext:value-type="string">
            <text:p>13-47</text:p>
          </table:table-cell>
          <table:table-cell office:value-type="string" calcext:value-type="string">
            <text:p>MONTGOMERY COLLEGE CULTURAL ARTS CENTER</text:p>
          </table:table-cell>
          <table:table-cell office:value-type="string" calcext:value-type="string">
            <text:p><text:s/>7995 Georgia Ave Silver Spring MD 20910</text:p>
          </table:table-cell>
          <table:table-cell office:value-type="float" office:value="-77.0263360504599" calcext:value-type="float">
            <text:p>-77.0263360504599</text:p>
          </table:table-cell>
          <table:table-cell office:value-type="float" office:value="38.9867963164962" calcext:value-type="float">
            <text:p>38.986796316496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995 GEORGIA AVE</text:p>
          </table:table-cell>
          <table:table-cell office:value-type="float" office:value="-77.0263360504599" calcext:value-type="float">
            <text:p>-77.0263360504599</text:p>
          </table:table-cell>
          <table:table-cell office:value-type="float" office:value="14130.0969459021" calcext:value-type="float">
            <text:p>14130.0969459021</text:p>
          </table:table-cell>
          <table:table-cell office:value-type="float" office:value="5760179.4666256" calcext:value-type="float">
            <text:p>5760179.4666256</text:p>
          </table:table-cell>
          <table:table-cell office:value-type="float" office:value="38.9867963164962" calcext:value-type="float">
            <text:p>38.98679631649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846.800327" calcext:value-type="float">
            <text:p>20846.800327</text:p>
          </table:table-cell>
          <table:table-cell office:value-type="float" office:value="20846.7994127" calcext:value-type="float">
            <text:p>20846.79941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7005" calcext:value-type="float">
            <text:p>7005</text:p>
          </table:table-cell>
          <table:table-cell office:value-type="float" office:value="62" calcext:value-type="float">
            <text:p>62</text:p>
          </table:table-cell>
          <table:table-cell office:value-type="float" office:value="1294256.87475689" calcext:value-type="float">
            <text:p>1294256.87475689</text:p>
          </table:table-cell>
          <table:table-cell office:value-type="float" office:value="480862.593973055" calcext:value-type="float">
            <text:p>480862.593973055</text:p>
          </table:table-cell>
          <table:table-cell office:value-type="string" calcext:value-type="string">
            <text:p>07-05</text:p>
          </table:table-cell>
          <table:table-cell office:value-type="string" calcext:value-type="string">
            <text:p>ROLLINGWOOD SCHOOL CENTER</text:p>
          </table:table-cell>
          <table:table-cell office:value-type="string" calcext:value-type="string">
            <text:p><text:s/>3200 Woodbine St Chevy Chase MD 20815</text:p>
          </table:table-cell>
          <table:table-cell office:value-type="float" office:value="-77.0635946476722" calcext:value-type="float">
            <text:p>-77.0635946476722</text:p>
          </table:table-cell>
          <table:table-cell office:value-type="float" office:value="38.9870199524757" calcext:value-type="float">
            <text:p>38.987019952475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200 Woodbine St</text:p>
          </table:table-cell>
          <table:table-cell office:value-type="float" office:value="-77.0635946476722" calcext:value-type="float">
            <text:p>-77.0635946476722</text:p>
          </table:table-cell>
          <table:table-cell office:value-type="float" office:value="20846.7994126432" calcext:value-type="float">
            <text:p>20846.7994126432</text:p>
          </table:table-cell>
          <table:table-cell office:value-type="float" office:value="16466749.4973849" calcext:value-type="float">
            <text:p>16466749.4973849</text:p>
          </table:table-cell>
          <table:table-cell office:value-type="float" office:value="38.9870199524757" calcext:value-type="float">
            <text:p>38.98701995247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895.7587409" calcext:value-type="float">
            <text:p>12895.7587409</text:p>
          </table:table-cell>
          <table:table-cell office:value-type="float" office:value="12895.7590011" calcext:value-type="float">
            <text:p>12895.75900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7001" calcext:value-type="float">
            <text:p>7001</text:p>
          </table:table-cell>
          <table:table-cell office:value-type="float" office:value="60" calcext:value-type="float">
            <text:p>60</text:p>
          </table:table-cell>
          <table:table-cell office:value-type="float" office:value="1287043.99843465" calcext:value-type="float">
            <text:p>1287043.99843465</text:p>
          </table:table-cell>
          <table:table-cell office:value-type="float" office:value="480798.156765968" calcext:value-type="float">
            <text:p>480798.156765968</text:p>
          </table:table-cell>
          <table:table-cell office:value-type="string" calcext:value-type="string">
            <text:p>07-01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12895.7590011506" calcext:value-type="float">
            <text:p>12895.7590011506</text:p>
          </table:table-cell>
          <table:table-cell office:value-type="float" office:value="7270510.8844461" calcext:value-type="float">
            <text:p>7270510.8844461</text:p>
          </table:table-cell>
          <table:table-cell office:value-type="float" office:value="38.98682647788" calcext:value-type="float">
            <text:p>38.98682647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6902.7582268" calcext:value-type="float">
            <text:p>36902.7582268</text:p>
          </table:table-cell>
          <table:table-cell office:value-type="float" office:value="36902.7581354" calcext:value-type="float">
            <text:p>36902.758135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  <table:table-cell office:value-type="float" office:value="7003" calcext:value-type="float">
            <text:p>7003</text:p>
          </table:table-cell>
          <table:table-cell office:value-type="float" office:value="59" calcext:value-type="float">
            <text:p>59</text:p>
          </table:table-cell>
          <table:table-cell office:value-type="float" office:value="1268914.12458947" calcext:value-type="float">
            <text:p>1268914.12458947</text:p>
          </table:table-cell>
          <table:table-cell office:value-type="float" office:value="475880.718766212" calcext:value-type="float">
            <text:p>475880.718766212</text:p>
          </table:table-cell>
          <table:table-cell office:value-type="string" calcext:value-type="string">
            <text:p>07-03</text:p>
          </table:table-cell>
          <table:table-cell office:value-type="string" calcext:value-type="string">
            <text:p>CLARA BARTON COMMUNITY CENTER</text:p>
          </table:table-cell>
          <table:table-cell office:value-type="string" calcext:value-type="string">
            <text:p><text:s/>7425 Mac Arthur Blvd Cabin John MD 20818</text:p>
          </table:table-cell>
          <table:table-cell office:value-type="float" office:value="-77.1527233394918" calcext:value-type="float">
            <text:p>-77.1527233394918</text:p>
          </table:table-cell>
          <table:table-cell office:value-type="float" office:value="38.9732587274121" calcext:value-type="float">
            <text:p>38.9732587274121</text:p>
          </table:table-cell>
          <table:table-cell office:value-type="string" calcext:value-type="string">
            <text:p>Cabin John MD 20818</text:p>
          </table:table-cell>
          <table:table-cell office:value-type="string" calcext:value-type="string">
            <text:p>7425 Mac Arthur Blv</text:p>
          </table:table-cell>
          <table:table-cell office:value-type="float" office:value="-77.1527233394918" calcext:value-type="float">
            <text:p>-77.1527233394918</text:p>
          </table:table-cell>
          <table:table-cell office:value-type="float" office:value="36902.7581354083" calcext:value-type="float">
            <text:p>36902.7581354083</text:p>
          </table:table-cell>
          <table:table-cell office:value-type="float" office:value="66651696.165963" calcext:value-type="float">
            <text:p>66651696.165963</text:p>
          </table:table-cell>
          <table:table-cell office:value-type="float" office:value="38.9732587274121" calcext:value-type="float">
            <text:p>38.9732587274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1822.1367873" calcext:value-type="float">
            <text:p>31822.1367873</text:p>
          </table:table-cell>
          <table:table-cell office:value-type="float" office:value="31822.13691" calcext:value-type="float">
            <text:p>31822.1369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58" calcext:value-type="float">
            <text:p>258</text:p>
          </table:table-cell>
          <table:table-cell office:value-type="float" office:value="7023" calcext:value-type="float">
            <text:p>7023</text:p>
          </table:table-cell>
          <table:table-cell office:value-type="float" office:value="73" calcext:value-type="float">
            <text:p>73</text:p>
          </table:table-cell>
          <table:table-cell office:value-type="float" office:value="1276040.24944481" calcext:value-type="float">
            <text:p>1276040.24944481</text:p>
          </table:table-cell>
          <table:table-cell office:value-type="float" office:value="478918.906259388" calcext:value-type="float">
            <text:p>478918.906259388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WALT WHITMAN HIGH SCHOOL</text:p>
          </table:table-cell>
          <table:table-cell office:value-type="string" calcext:value-type="string">
            <text:p><text:s/>7100 Whittier Blvd Bethesda MD 20817</text:p>
          </table:table-cell>
          <table:table-cell office:value-type="float" office:value="-77.1276727887665" calcext:value-type="float">
            <text:p>-77.1276727887665</text:p>
          </table:table-cell>
          <table:table-cell office:value-type="float" office:value="38.9816307564873" calcext:value-type="float">
            <text:p>38.981630756487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100 Whittier Blv</text:p>
          </table:table-cell>
          <table:table-cell office:value-type="float" office:value="-77.1276727887665" calcext:value-type="float">
            <text:p>-77.1276727887665</text:p>
          </table:table-cell>
          <table:table-cell office:value-type="float" office:value="31822.1369099613" calcext:value-type="float">
            <text:p>31822.1369099613</text:p>
          </table:table-cell>
          <table:table-cell office:value-type="float" office:value="43271549.0716908" calcext:value-type="float">
            <text:p>43271549.0716908</text:p>
          </table:table-cell>
          <table:table-cell office:value-type="float" office:value="38.9816307564873" calcext:value-type="float">
            <text:p>38.9816307564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470.4699196" calcext:value-type="float">
            <text:p>12470.4699196</text:p>
          </table:table-cell>
          <table:table-cell office:value-type="float" office:value="12470.4696329" calcext:value-type="float">
            <text:p>12470.469632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59" calcext:value-type="float">
            <text:p>259</text:p>
          </table:table-cell>
          <table:table-cell office:value-type="float" office:value="7021" calcext:value-type="float">
            <text:p>7021</text:p>
          </table:table-cell>
          <table:table-cell office:value-type="float" office:value="72" calcext:value-type="float">
            <text:p>72</text:p>
          </table:table-cell>
          <table:table-cell office:value-type="float" office:value="1290542.87398282" calcext:value-type="float">
            <text:p>1290542.87398282</text:p>
          </table:table-cell>
          <table:table-cell office:value-type="float" office:value="478389.656333625" calcext:value-type="float">
            <text:p>478389.656333625</text:p>
          </table:table-cell>
          <table:table-cell office:value-type="string" calcext:value-type="string">
            <text:p>07-21</text:p>
          </table:table-cell>
          <table:table-cell office:value-type="string" calcext:value-type="string">
            <text:p>CHEVY CHASE UNITED METHODIST CHURCH</text:p>
          </table:table-cell>
          <table:table-cell office:value-type="string" calcext:value-type="string">
            <text:p><text:s/>7001 Connecticut Ave Chevy Chase MD 20815</text:p>
          </table:table-cell>
          <table:table-cell office:value-type="float" office:value="-77.0766535338844" calcext:value-type="float">
            <text:p>-77.0766535338844</text:p>
          </table:table-cell>
          <table:table-cell office:value-type="float" office:value="38.9802221537275" calcext:value-type="float">
            <text:p>38.9802221537275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7001 Connecticut Ave</text:p>
          </table:table-cell>
          <table:table-cell office:value-type="float" office:value="-77.0766535338844" calcext:value-type="float">
            <text:p>-77.0766535338844</text:p>
          </table:table-cell>
          <table:table-cell office:value-type="float" office:value="12470.4696329063" calcext:value-type="float">
            <text:p>12470.4696329063</text:p>
          </table:table-cell>
          <table:table-cell office:value-type="float" office:value="6841057.89402075" calcext:value-type="float">
            <text:p>6841057.89402075</text:p>
          </table:table-cell>
          <table:table-cell office:value-type="float" office:value="38.9802221537275" calcext:value-type="float">
            <text:p>38.98022215372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380.6427576" calcext:value-type="float">
            <text:p>15380.6427576</text:p>
          </table:table-cell>
          <table:table-cell office:value-type="float" office:value="15380.6429133" calcext:value-type="float">
            <text:p>15380.642913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7006" calcext:value-type="float">
            <text:p>7006</text:p>
          </table:table-cell>
          <table:table-cell office:value-type="float" office:value="66" calcext:value-type="float">
            <text:p>66</text:p>
          </table:table-cell>
          <table:table-cell office:value-type="float" office:value="1289523.24970973" calcext:value-type="float">
            <text:p>1289523.24970973</text:p>
          </table:table-cell>
          <table:table-cell office:value-type="float" office:value="477787.782537386" calcext:value-type="float">
            <text:p>477787.782537386</text:p>
          </table:table-cell>
          <table:table-cell office:value-type="string" calcext:value-type="string">
            <text:p>07-06</text:p>
          </table:table-cell>
          <table:table-cell office:value-type="string" calcext:value-type="string">
            <text:p>CHEVY CHASE ELEMENTARY SCHOOL</text:p>
          </table:table-cell>
          <table:table-cell office:value-type="string" calcext:value-type="string">
            <text:p><text:s/>4015 Rosemary St Chevy Chase MD 20815</text:p>
          </table:table-cell>
          <table:table-cell office:value-type="float" office:value="-77.0802384612109" calcext:value-type="float">
            <text:p>-77.0802384612109</text:p>
          </table:table-cell>
          <table:table-cell office:value-type="float" office:value="38.9785671768061" calcext:value-type="float">
            <text:p>38.9785671768061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015 Rosemary St</text:p>
          </table:table-cell>
          <table:table-cell office:value-type="float" office:value="-77.0802384612109" calcext:value-type="float">
            <text:p>-77.0802384612109</text:p>
          </table:table-cell>
          <table:table-cell office:value-type="float" office:value="15380.6429133402" calcext:value-type="float">
            <text:p>15380.6429133402</text:p>
          </table:table-cell>
          <table:table-cell office:value-type="float" office:value="13948896.712622" calcext:value-type="float">
            <text:p>13948896.712622</text:p>
          </table:table-cell>
          <table:table-cell office:value-type="float" office:value="38.9785671768061" calcext:value-type="float">
            <text:p>38.9785671768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350.6587195" calcext:value-type="float">
            <text:p>18350.6587195</text:p>
          </table:table-cell>
          <table:table-cell office:value-type="float" office:value="18350.6588597" calcext:value-type="float">
            <text:p>18350.658859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7004" calcext:value-type="float">
            <text:p>7004</text:p>
          </table:table-cell>
          <table:table-cell office:value-type="float" office:value="61" calcext:value-type="float">
            <text:p>61</text:p>
          </table:table-cell>
          <table:table-cell office:value-type="float" office:value="1283947.12470715" calcext:value-type="float">
            <text:p>1283947.12470715</text:p>
          </table:table-cell>
          <table:table-cell office:value-type="float" office:value="480667.720347047" calcext:value-type="float">
            <text:p>480667.720347047</text:p>
          </table:table-cell>
          <table:table-cell office:value-type="string" calcext:value-type="string">
            <text:p>07-04</text:p>
          </table:table-cell>
          <table:table-cell office:value-type="string" calcext:value-type="string">
            <text:p>BETHESDA ELEMENTARY SCHOOL</text:p>
          </table:table-cell>
          <table:table-cell office:value-type="string" calcext:value-type="string">
            <text:p><text:s/>7600 Arlington Rd Bethesda MD 20814</text:p>
          </table:table-cell>
          <table:table-cell office:value-type="float" office:value="-77.0998645250921" calcext:value-type="float">
            <text:p>-77.0998645250921</text:p>
          </table:table-cell>
          <table:table-cell office:value-type="float" office:value="38.9864595432936" calcext:value-type="float">
            <text:p>38.98645954329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600 Arlington Rd</text:p>
          </table:table-cell>
          <table:table-cell office:value-type="float" office:value="-77.0998645250921" calcext:value-type="float">
            <text:p>-77.0998645250921</text:p>
          </table:table-cell>
          <table:table-cell office:value-type="float" office:value="18350.6588596393" calcext:value-type="float">
            <text:p>18350.6588596393</text:p>
          </table:table-cell>
          <table:table-cell office:value-type="float" office:value="18823091.4327683" calcext:value-type="float">
            <text:p>18823091.4327683</text:p>
          </table:table-cell>
          <table:table-cell office:value-type="float" office:value="38.9864595432936" calcext:value-type="float">
            <text:p>38.9864595432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6096.2927843" calcext:value-type="float">
            <text:p>26096.2927843</text:p>
          </table:table-cell>
          <table:table-cell office:value-type="float" office:value="26096.2924796" calcext:value-type="float">
            <text:p>26096.292479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2" calcext:value-type="float">
            <text:p>262</text:p>
          </table:table-cell>
          <table:table-cell office:value-type="float" office:value="7022" calcext:value-type="float">
            <text:p>7022</text:p>
          </table:table-cell>
          <table:table-cell office:value-type="float" office:value="205" calcext:value-type="float">
            <text:p>205</text:p>
          </table:table-cell>
          <table:table-cell office:value-type="float" office:value="1273060.10284606" calcext:value-type="float">
            <text:p>1273060.10284606</text:p>
          </table:table-cell>
          <table:table-cell office:value-type="float" office:value="476422.514270544" calcext:value-type="float">
            <text:p>476422.514270544</text:p>
          </table:table-cell>
          <table:table-cell office:value-type="string" calcext:value-type="string">
            <text:p>07-22</text:p>
          </table:table-cell>
          <table:table-cell office:value-type="string" calcext:value-type="string">
            <text:p>BANNOCKBURN ELEMENTARY SCHOOL</text:p>
          </table:table-cell>
          <table:table-cell office:value-type="string" calcext:value-type="string">
            <text:p><text:s/>6520 Dalroy Ln Bethesda MD 20817</text:p>
          </table:table-cell>
          <table:table-cell office:value-type="float" office:value="-77.1381431241621" calcext:value-type="float">
            <text:p>-77.1381431241621</text:p>
          </table:table-cell>
          <table:table-cell office:value-type="float" office:value="38.9747644767913" calcext:value-type="float">
            <text:p>38.974764476791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520 DALROY LN</text:p>
          </table:table-cell>
          <table:table-cell office:value-type="float" office:value="-77.1381431241621" calcext:value-type="float">
            <text:p>-77.1381431241621</text:p>
          </table:table-cell>
          <table:table-cell office:value-type="float" office:value="26096.2924795537" calcext:value-type="float">
            <text:p>26096.2924795537</text:p>
          </table:table-cell>
          <table:table-cell office:value-type="float" office:value="26052399.2108479" calcext:value-type="float">
            <text:p>26052399.2108479</text:p>
          </table:table-cell>
          <table:table-cell office:value-type="float" office:value="38.9747644767913" calcext:value-type="float">
            <text:p>38.9747644767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7126.348936" calcext:value-type="float">
            <text:p>17126.348936</text:p>
          </table:table-cell>
          <table:table-cell office:value-type="float" office:value="17126.3491293" calcext:value-type="float">
            <text:p>17126.349129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office:value-type="float" office:value="13006" calcext:value-type="float">
            <text:p>13006</text:p>
          </table:table-cell>
          <table:table-cell office:value-type="float" office:value="126" calcext:value-type="float">
            <text:p>126</text:p>
          </table:table-cell>
          <table:table-cell office:value-type="float" office:value="1309667.24977598" calcext:value-type="float">
            <text:p>1309667.24977598</text:p>
          </table:table-cell>
          <table:table-cell office:value-type="float" office:value="479076.094265223" calcext:value-type="float">
            <text:p>479076.094265223</text:p>
          </table:table-cell>
          <table:table-cell office:value-type="string" calcext:value-type="string">
            <text:p>13-06</text:p>
          </table:table-cell>
          <table:table-cell office:value-type="string" calcext:value-type="string">
            <text:p>PINEY BRANCH ELEMENTARY SCHOOL</text:p>
          </table:table-cell>
          <table:table-cell office:value-type="string" calcext:value-type="string">
            <text:p><text:s/>7510 Maple Ave Takoma Park MD 20912</text:p>
          </table:table-cell>
          <table:table-cell office:value-type="float" office:value="-77.0093788834936" calcext:value-type="float">
            <text:p>-77.0093788834936</text:p>
          </table:table-cell>
          <table:table-cell office:value-type="float" office:value="38.9821316567898" calcext:value-type="float">
            <text:p>38.9821316567898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0 Maple Ave</text:p>
          </table:table-cell>
          <table:table-cell office:value-type="float" office:value="-77.0093788834936" calcext:value-type="float">
            <text:p>-77.0093788834936</text:p>
          </table:table-cell>
          <table:table-cell office:value-type="float" office:value="17126.3491292474" calcext:value-type="float">
            <text:p>17126.3491292474</text:p>
          </table:table-cell>
          <table:table-cell office:value-type="float" office:value="11901389.6994749" calcext:value-type="float">
            <text:p>11901389.6994749</text:p>
          </table:table-cell>
          <table:table-cell office:value-type="float" office:value="38.9821316567898" calcext:value-type="float">
            <text:p>38.9821316567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716.4764042" calcext:value-type="float">
            <text:p>24716.4764042</text:p>
          </table:table-cell>
          <table:table-cell office:value-type="float" office:value="24716.4767278" calcext:value-type="float">
            <text:p>24716.476727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office:value-type="float" office:value="7002" calcext:value-type="float">
            <text:p>7002</text:p>
          </table:table-cell>
          <table:table-cell office:value-type="float" office:value="201" calcext:value-type="float">
            <text:p>201</text:p>
          </table:table-cell>
          <table:table-cell office:value-type="float" office:value="1290291.57133581" calcext:value-type="float">
            <text:p>1290291.57133581</text:p>
          </table:table-cell>
          <table:table-cell office:value-type="float" office:value="474915.886706382" calcext:value-type="float">
            <text:p>474915.886706382</text:p>
          </table:table-cell>
          <table:table-cell office:value-type="string" calcext:value-type="string">
            <text:p>07-02</text:p>
          </table:table-cell>
          <table:table-cell office:value-type="string" calcext:value-type="string">
            <text:p>CHEVY CHASE VILLAGE HALL</text:p>
          </table:table-cell>
          <table:table-cell office:value-type="string" calcext:value-type="string">
            <text:p><text:s/>5906 Connecticut Ave Chevy Chase MD 20815</text:p>
          </table:table-cell>
          <table:table-cell office:value-type="float" office:value="-77.077527177243" calcext:value-type="float">
            <text:p>-77.077527177243</text:p>
          </table:table-cell>
          <table:table-cell office:value-type="float" office:value="38.9706835977227" calcext:value-type="float">
            <text:p>38.970683597722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906 CONNECTICUT AVE</text:p>
          </table:table-cell>
          <table:table-cell office:value-type="float" office:value="-77.077527177243" calcext:value-type="float">
            <text:p>-77.077527177243</text:p>
          </table:table-cell>
          <table:table-cell office:value-type="float" office:value="24716.4767278519" calcext:value-type="float">
            <text:p>24716.4767278519</text:p>
          </table:table-cell>
          <table:table-cell office:value-type="float" office:value="23264760.821339" calcext:value-type="float">
            <text:p>23264760.821339</text:p>
          </table:table-cell>
          <table:table-cell office:value-type="float" office:value="38.9706835977227" calcext:value-type="float">
            <text:p>38.97068359772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334.3013098" calcext:value-type="float">
            <text:p>17334.3013098</text:p>
          </table:table-cell>
          <table:table-cell office:value-type="float" office:value="17334.3010086" calcext:value-type="float">
            <text:p>17334.301008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65" calcext:value-type="float">
            <text:p>265</text:p>
          </table:table-cell>
          <table:table-cell office:value-type="float" office:value="7011" calcext:value-type="float">
            <text:p>7011</text:p>
          </table:table-cell>
          <table:table-cell office:value-type="float" office:value="67" calcext:value-type="float">
            <text:p>67</text:p>
          </table:table-cell>
          <table:table-cell office:value-type="float" office:value="1286060.2080794" calcext:value-type="float">
            <text:p>1286060.2080794</text:p>
          </table:table-cell>
          <table:table-cell office:value-type="float" office:value="474376.659438387" calcext:value-type="float">
            <text:p>474376.659438387</text:p>
          </table:table-cell>
          <table:table-cell office:value-type="string" calcext:value-type="string">
            <text:p>07-11</text:p>
          </table:table-cell>
          <table:table-cell office:value-type="string" calcext:value-type="string">
            <text:p>SOMERSET ELEMENTARY SCHOOL</text:p>
          </table:table-cell>
          <table:table-cell office:value-type="string" calcext:value-type="string">
            <text:p><text:s/>5811 Warwick Pl Chevy Chase MD 20815</text:p>
          </table:table-cell>
          <table:table-cell office:value-type="float" office:value="-77.0924081620595" calcext:value-type="float">
            <text:p>-77.0924081620595</text:p>
          </table:table-cell>
          <table:table-cell office:value-type="float" office:value="38.9691922193562" calcext:value-type="float">
            <text:p>38.9691922193562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811 Warwick Pl</text:p>
          </table:table-cell>
          <table:table-cell office:value-type="float" office:value="-77.0924081620595" calcext:value-type="float">
            <text:p>-77.0924081620595</text:p>
          </table:table-cell>
          <table:table-cell office:value-type="float" office:value="17334.3010086001" calcext:value-type="float">
            <text:p>17334.3010086001</text:p>
          </table:table-cell>
          <table:table-cell office:value-type="float" office:value="17969746.7055463" calcext:value-type="float">
            <text:p>17969746.7055463</text:p>
          </table:table-cell>
          <table:table-cell office:value-type="float" office:value="38.9691922193562" calcext:value-type="float">
            <text:p>38.96919221935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115.8104977" calcext:value-type="float">
            <text:p>20115.8104977</text:p>
          </table:table-cell>
          <table:table-cell office:value-type="float" office:value="20115.8106072" calcext:value-type="float">
            <text:p>20115.81060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7013" calcext:value-type="float">
            <text:p>7013</text:p>
          </table:table-cell>
          <table:table-cell office:value-type="float" office:value="69" calcext:value-type="float">
            <text:p>69</text:p>
          </table:table-cell>
          <table:table-cell office:value-type="float" office:value="1281359.24930547" calcext:value-type="float">
            <text:p>1281359.24930547</text:p>
          </table:table-cell>
          <table:table-cell office:value-type="float" office:value="471173.81282571" calcext:value-type="float">
            <text:p>471173.81282571</text:p>
          </table:table-cell>
          <table:table-cell office:value-type="string" calcext:value-type="string">
            <text:p>07-13</text:p>
          </table:table-cell>
          <table:table-cell office:value-type="string" calcext:value-type="string">
            <text:p>WESTLAND MIDDLE SCHOOL</text:p>
          </table:table-cell>
          <table:table-cell office:value-type="string" calcext:value-type="string">
            <text:p><text:s/>5511 Massachusetts Ave Bethesda MD 20816</text:p>
          </table:table-cell>
          <table:table-cell office:value-type="float" office:value="-77.1089289761313" calcext:value-type="float">
            <text:p>-77.1089289761313</text:p>
          </table:table-cell>
          <table:table-cell office:value-type="float" office:value="38.9603838723842" calcext:value-type="float">
            <text:p>38.960383872384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511 Massachusetts Ave</text:p>
          </table:table-cell>
          <table:table-cell office:value-type="float" office:value="-77.1089289761313" calcext:value-type="float">
            <text:p>-77.1089289761313</text:p>
          </table:table-cell>
          <table:table-cell office:value-type="float" office:value="20115.8106071474" calcext:value-type="float">
            <text:p>20115.8106071474</text:p>
          </table:table-cell>
          <table:table-cell office:value-type="float" office:value="20682839.9766497" calcext:value-type="float">
            <text:p>20682839.9766497</text:p>
          </table:table-cell>
          <table:table-cell office:value-type="float" office:value="38.9603838723842" calcext:value-type="float">
            <text:p>38.96038387238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038.0724461" calcext:value-type="float">
            <text:p>34038.0724461</text:p>
          </table:table-cell>
          <table:table-cell office:value-type="float" office:value="34038.0724837" calcext:value-type="float">
            <text:p>34038.07248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7018" calcext:value-type="float">
            <text:p>7018</text:p>
          </table:table-cell>
          <table:table-cell office:value-type="float" office:value="68" calcext:value-type="float">
            <text:p>68</text:p>
          </table:table-cell>
          <table:table-cell office:value-type="float" office:value="1277661.62382673" calcext:value-type="float">
            <text:p>1277661.62382673</text:p>
          </table:table-cell>
          <table:table-cell office:value-type="float" office:value="468261.813728467" calcext:value-type="float">
            <text:p>468261.813728467</text:p>
          </table:table-cell>
          <table:table-cell office:value-type="string" calcext:value-type="string">
            <text:p>07-18</text:p>
          </table:table-cell>
          <table:table-cell office:value-type="string" calcext:value-type="string">
            <text:p>WASHINGTON WALDORF SCHOOL</text:p>
          </table:table-cell>
          <table:table-cell office:value-type="string" calcext:value-type="string">
            <text:p><text:s/>4800 Sangamore Rd Bethesda MD 20816</text:p>
          </table:table-cell>
          <table:table-cell office:value-type="float" office:value="-77.1219190122765" calcext:value-type="float">
            <text:p>-77.1219190122765</text:p>
          </table:table-cell>
          <table:table-cell office:value-type="float" office:value="38.9523754957876" calcext:value-type="float">
            <text:p>38.9523754957876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4800 Sangamore Rd</text:p>
          </table:table-cell>
          <table:table-cell office:value-type="float" office:value="-77.1219190122765" calcext:value-type="float">
            <text:p>-77.1219190122765</text:p>
          </table:table-cell>
          <table:table-cell office:value-type="float" office:value="34038.072483727" calcext:value-type="float">
            <text:p>34038.072483727</text:p>
          </table:table-cell>
          <table:table-cell office:value-type="float" office:value="50356494.6616069" calcext:value-type="float">
            <text:p>50356494.6616069</text:p>
          </table:table-cell>
          <table:table-cell office:value-type="float" office:value="38.9523754957876" calcext:value-type="float">
            <text:p>38.95237549578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2631.3022692" calcext:value-type="float">
            <text:p>12631.3022692</text:p>
          </table:table-cell>
          <table:table-cell office:value-type="float" office:value="12631.3016276" calcext:value-type="float">
            <text:p>12631.30162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7026" calcext:value-type="float">
            <text:p>7026</text:p>
          </table:table-cell>
          <table:table-cell office:value-type="float" office:value="245" calcext:value-type="float">
            <text:p>245</text:p>
          </table:table-cell>
          <table:table-cell office:value-type="float" office:value="1287044.07979931" calcext:value-type="float">
            <text:p>1287044.07979931</text:p>
          </table:table-cell>
          <table:table-cell office:value-type="float" office:value="472409.493097126" calcext:value-type="float">
            <text:p>472409.493097126</text:p>
          </table:table-cell>
          <table:table-cell office:value-type="string" calcext:value-type="string">
            <text:p>07-26</text:p>
          </table:table-cell>
          <table:table-cell office:value-type="string" calcext:value-type="string">
            <text:p>FRIENDSHIP HEIGHTS VILLAGE CENTER</text:p>
          </table:table-cell>
          <table:table-cell office:value-type="string" calcext:value-type="string">
            <text:p><text:s/>4433 S Park Ave Chevy Chase MD 20815</text:p>
          </table:table-cell>
          <table:table-cell office:value-type="float" office:value="-77.0889409374608" calcext:value-type="float">
            <text:p>-77.0889409374608</text:p>
          </table:table-cell>
          <table:table-cell office:value-type="float" office:value="38.9637936200717" calcext:value-type="float">
            <text:p>38.96379362007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433 S PARK AVE</text:p>
          </table:table-cell>
          <table:table-cell office:value-type="float" office:value="-77.0889409374608" calcext:value-type="float">
            <text:p>-77.0889409374608</text:p>
          </table:table-cell>
          <table:table-cell office:value-type="float" office:value="12631.3016276365" calcext:value-type="float">
            <text:p>12631.3016276365</text:p>
          </table:table-cell>
          <table:table-cell office:value-type="float" office:value="4455604.60253907" calcext:value-type="float">
            <text:p>4455604.60253907</text:p>
          </table:table-cell>
          <table:table-cell office:value-type="float" office:value="38.9637936200717" calcext:value-type="float">
            <text:p>38.9637936200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244.6060266" calcext:value-type="float">
            <text:p>18244.6060266</text:p>
          </table:table-cell>
          <table:table-cell office:value-type="float" office:value="18244.6053848" calcext:value-type="float">
            <text:p>18244.60538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7007" calcext:value-type="float">
            <text:p>7007</text:p>
          </table:table-cell>
          <table:table-cell office:value-type="float" office:value="64" calcext:value-type="float">
            <text:p>64</text:p>
          </table:table-cell>
          <table:table-cell office:value-type="float" office:value="1283095.74976948" calcext:value-type="float">
            <text:p>1283095.74976948</text:p>
          </table:table-cell>
          <table:table-cell office:value-type="float" office:value="470475.157070801" calcext:value-type="float">
            <text:p>470475.157070801</text:p>
          </table:table-cell>
          <table:table-cell office:value-type="string" calcext:value-type="string">
            <text:p>07-07</text:p>
          </table:table-cell>
          <table:table-cell office:value-type="string" calcext:value-type="string">
            <text:p>WESTBROOK ELEMENTARY SCHOOL</text:p>
          </table:table-cell>
          <table:table-cell office:value-type="string" calcext:value-type="string">
            <text:p><text:s/>5110 Allan Ter Bethesda MD 20816</text:p>
          </table:table-cell>
          <table:table-cell office:value-type="float" office:value="-77.1028193275185" calcext:value-type="float">
            <text:p>-77.1028193275185</text:p>
          </table:table-cell>
          <table:table-cell office:value-type="float" office:value="38.9584710886305" calcext:value-type="float">
            <text:p>38.9584710886305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110 Allan Ter</text:p>
          </table:table-cell>
          <table:table-cell office:value-type="float" office:value="-77.1028193275185" calcext:value-type="float">
            <text:p>-77.1028193275185</text:p>
          </table:table-cell>
          <table:table-cell office:value-type="float" office:value="18244.6053848402" calcext:value-type="float">
            <text:p>18244.6053848402</text:p>
          </table:table-cell>
          <table:table-cell office:value-type="float" office:value="11983193.9343088" calcext:value-type="float">
            <text:p>11983193.9343088</text:p>
          </table:table-cell>
          <table:table-cell office:value-type="float" office:value="38.9584710886305" calcext:value-type="float">
            <text:p>38.9584710886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8101.8904649" calcext:value-type="float">
            <text:p>18101.8904649</text:p>
          </table:table-cell>
          <table:table-cell office:value-type="float" office:value="18101.8905216" calcext:value-type="float">
            <text:p>18101.89052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7024" calcext:value-type="float">
            <text:p>7024</text:p>
          </table:table-cell>
          <table:table-cell office:value-type="float" office:value="74" calcext:value-type="float">
            <text:p>74</text:p>
          </table:table-cell>
          <table:table-cell office:value-type="float" office:value="1280406.69117123" calcext:value-type="float">
            <text:p>1280406.69117123</text:p>
          </table:table-cell>
          <table:table-cell office:value-type="float" office:value="471112.41268605" calcext:value-type="float">
            <text:p>471112.41268605</text:p>
          </table:table-cell>
          <table:table-cell office:value-type="string" calcext:value-type="string">
            <text:p>07-24</text:p>
          </table:table-cell>
          <table:table-cell office:value-type="string" calcext:value-type="string">
            <text:p>LITTLE FLOWER SCHOOL HALL</text:p>
          </table:table-cell>
          <table:table-cell office:value-type="string" calcext:value-type="string">
            <text:p><text:s/>5601 Massachusetts Ave Bethesda MD 20816</text:p>
          </table:table-cell>
          <table:table-cell office:value-type="float" office:value="-77.1122786426783" calcext:value-type="float">
            <text:p>-77.1122786426783</text:p>
          </table:table-cell>
          <table:table-cell office:value-type="float" office:value="38.9602121159431" calcext:value-type="float">
            <text:p>38.9602121159431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601 Massachusetts Ave</text:p>
          </table:table-cell>
          <table:table-cell office:value-type="float" office:value="-77.1122786426783" calcext:value-type="float">
            <text:p>-77.1122786426783</text:p>
          </table:table-cell>
          <table:table-cell office:value-type="float" office:value="18101.8905215544" calcext:value-type="float">
            <text:p>18101.8905215544</text:p>
          </table:table-cell>
          <table:table-cell office:value-type="float" office:value="14335332.6450139" calcext:value-type="float">
            <text:p>14335332.6450139</text:p>
          </table:table-cell>
          <table:table-cell office:value-type="float" office:value="38.9602121159431" calcext:value-type="float">
            <text:p>38.9602121159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1911.9092499" calcext:value-type="float">
            <text:p>21911.9092499</text:p>
          </table:table-cell>
          <table:table-cell office:value-type="float" office:value="21911.9095631" calcext:value-type="float">
            <text:p>21911.9095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7027" calcext:value-type="float">
            <text:p>7027</text:p>
          </table:table-cell>
          <table:table-cell office:value-type="float" office:value="77" calcext:value-type="float">
            <text:p>77</text:p>
          </table:table-cell>
          <table:table-cell office:value-type="float" office:value="1281165.37469323" calcext:value-type="float">
            <text:p>1281165.37469323</text:p>
          </table:table-cell>
          <table:table-cell office:value-type="float" office:value="470210.468623802" calcext:value-type="float">
            <text:p>470210.468623802</text:p>
          </table:table-cell>
          <table:table-cell office:value-type="string" calcext:value-type="string">
            <text:p>07-27</text:p>
          </table:table-cell>
          <table:table-cell office:value-type="string" calcext:value-type="string">
            <text:p>ST. DUNSTAN'S EPISCOPAL CHURCH</text:p>
          </table:table-cell>
          <table:table-cell office:value-type="string" calcext:value-type="string">
            <text:p><text:s/>5450 Massachusetts Ave Bethesda MD 20816</text:p>
          </table:table-cell>
          <table:table-cell office:value-type="float" office:value="-77.1096067217567" calcext:value-type="float">
            <text:p>-77.1096067217567</text:p>
          </table:table-cell>
          <table:table-cell office:value-type="float" office:value="38.9577381611192" calcext:value-type="float">
            <text:p>38.957738161119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450 Massachusetts Ave</text:p>
          </table:table-cell>
          <table:table-cell office:value-type="float" office:value="-77.1096067217567" calcext:value-type="float">
            <text:p>-77.1096067217567</text:p>
          </table:table-cell>
          <table:table-cell office:value-type="float" office:value="21911.9095630501" calcext:value-type="float">
            <text:p>21911.9095630501</text:p>
          </table:table-cell>
          <table:table-cell office:value-type="float" office:value="17885189.1710512" calcext:value-type="float">
            <text:p>17885189.1710512</text:p>
          </table:table-cell>
          <table:table-cell office:value-type="float" office:value="38.9577381611192" calcext:value-type="float">
            <text:p>38.9577381611192</text:p>
          </table:table-cell>
        </table:table-row>
      </table:table>
      <table:table table:name="election_precincts-Abbreviated" table:style-name="ta1">
        <office:forms form:automatic-focus="false" form:apply-design-mode="false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DANDP</text:p>
          </table:table-cell>
          <table:table-cell office:value-type="string" calcext:value-type="string">
            <text:p>Building_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x_lat</text:p>
          </table:table-cell>
          <table:table-cell office:value-type="string" calcext:value-type="string">
            <text:p>y_lat</text:p>
          </table:table-cell>
          <table:table-cell office:value-type="string" calcext:value-type="string">
            <text:p>city_state</text:p>
          </table:table-cell>
          <table:table-cell office:value-type="string" calcext:value-type="string">
            <text:p>street_add</text:p>
          </table:table-cell>
        </table:table-row>
        <table:table-row table:style-name="ro1">
          <table:table-cell office:value-type="float" office:value="12002" calcext:value-type="float">
            <text:p>12002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</table:table-row>
        <table:table-row table:style-name="ro1">
          <table:table-cell office:value-type="float" office:value="12001" calcext:value-type="float">
            <text:p>12001</text:p>
          </table:table-cell>
          <table:table-cell office:value-type="string" calcext:value-type="string">
            <text:p>DAMASCUS ELEMENTARY SCHOOL</text:p>
          </table:table-cell>
          <table:table-cell office:value-type="string" calcext:value-type="string">
            <text:p><text:s/>10201 Bethesda Church Rd Damascus MD 20872</text:p>
          </table:table-cell>
          <table:table-cell office:value-type="float" office:value="-77.2110705484669" calcext:value-type="float">
            <text:p>-77.2110705484669</text:p>
          </table:table-cell>
          <table:table-cell office:value-type="float" office:value="39.2855055869335" calcext:value-type="float">
            <text:p>39.2855055869335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10201 Bethesda Church Rd</text:p>
          </table:table-cell>
        </table:table-row>
        <table:table-row table:style-name="ro1">
          <table:table-cell office:value-type="string" calcext:value-type="string">
            <text:p>OO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OC</text:p>
          </table:table-cell>
          <table:table-cell table:number-columns-repeated="6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LAYTONSVILLE GOLF COURSE</text:p>
          </table:table-cell>
          <table:table-cell office:value-type="string" calcext:value-type="string">
            <text:p><text:s/>7130 Dorsey Rd Laytonsville MD 20882</text:p>
          </table:table-cell>
          <table:table-cell office:value-type="float" office:value="-77.1439442940037" calcext:value-type="float">
            <text:p>-77.1439442940037</text:p>
          </table:table-cell>
          <table:table-cell office:value-type="float" office:value="39.1971152466937" calcext:value-type="float">
            <text:p>39.1971152466937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7130 DORSEY RD</text:p>
          </table:table-cell>
        </table:table-row>
        <table:table-row table:style-name="ro1">
          <table:table-cell office:value-type="string" calcext:value-type="string">
            <text:p>OOC</text:p>
          </table:table-cell>
          <table:table-cell table:number-columns-repeated="6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LARKSBURG HIGH SCHOOL</text:p>
          </table:table-cell>
          <table:table-cell office:value-type="string" calcext:value-type="string">
            <text:p><text:s/>22500 Wims Rd Clarksburg MD 20871</text:p>
          </table:table-cell>
          <table:table-cell office:value-type="float" office:value="-77.2655866208159" calcext:value-type="float">
            <text:p>-77.2655866208159</text:p>
          </table:table-cell>
          <table:table-cell office:value-type="float" office:value="39.225501824324" calcext:value-type="float">
            <text:p>39.22550182432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500 Wims Rd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string" calcext:value-type="string">
            <text:p>DAMASCUS HIGH SCHOOL</text:p>
          </table:table-cell>
          <table:table-cell office:value-type="string" calcext:value-type="string">
            <text:p><text:s/>25921 Ridge Rd Damascus MD 20872</text:p>
          </table:table-cell>
          <table:table-cell office:value-type="float" office:value="-77.2100198728157" calcext:value-type="float">
            <text:p>-77.2100198728157</text:p>
          </table:table-cell>
          <table:table-cell office:value-type="float" office:value="39.2824956455973" calcext:value-type="float">
            <text:p>39.2824956455973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921 Ridge Rd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DAMASCUS LIBRARY</text:p>
          </table:table-cell>
          <table:table-cell office:value-type="string" calcext:value-type="string">
            <text:p><text:s/>9701 Main St Damascus MD 20872</text:p>
          </table:table-cell>
          <table:table-cell office:value-type="float" office:value="-77.2004995028262" calcext:value-type="float">
            <text:p>-77.2004995028262</text:p>
          </table:table-cell>
          <table:table-cell office:value-type="float" office:value="39.2879321174222" calcext:value-type="float">
            <text:p>39.2879321174222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9701 MAIN ST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MONOCACY ELEMENTARY SCHOOL</text:p>
          </table:table-cell>
          <table:table-cell office:value-type="string" calcext:value-type="string">
            <text:p><text:s/>18801 Barnesville Rd Dickerson MD 20842</text:p>
          </table:table-cell>
          <table:table-cell office:value-type="float" office:value="-77.3928411935838" calcext:value-type="float">
            <text:p>-77.3928411935838</text:p>
          </table:table-cell>
          <table:table-cell office:value-type="float" office:value="39.2242659055373" calcext:value-type="float">
            <text:p>39.2242659055373</text:p>
          </table:table-cell>
          <table:table-cell office:value-type="string" calcext:value-type="string">
            <text:p>Dickerson MD 20842</text:p>
          </table:table-cell>
          <table:table-cell office:value-type="string" calcext:value-type="string">
            <text:p>18801 Barnesville Rd</text:p>
          </table:table-cell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string" calcext:value-type="string">
            <text:p>WOODFIELD ELEMENTARY SCHOOL</text:p>
          </table:table-cell>
          <table:table-cell office:value-type="string" calcext:value-type="string">
            <text:p><text:s/>24200 Woodfield Rd Gaithersburg MD 20882</text:p>
          </table:table-cell>
          <table:table-cell office:value-type="float" office:value="-77.1984472434007" calcext:value-type="float">
            <text:p>-77.1984472434007</text:p>
          </table:table-cell>
          <table:table-cell office:value-type="float" office:value="39.2525782503482" calcext:value-type="float">
            <text:p>39.252578250348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4200 WOODFIELD RD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</table:table-row>
        <table:table-row table:style-name="ro1">
          <table:table-cell office:value-type="float" office:value="12004" calcext:value-type="float">
            <text:p>12004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HALLIE WELLS MIDDLE SCHOOL</text:p>
          </table:table-cell>
          <table:table-cell office:value-type="string" calcext:value-type="string">
            <text:p><text:s/>11701 Little Seneca Pkwy Clarksburg MD 20871</text:p>
          </table:table-cell>
          <table:table-cell office:value-type="float" office:value="-77.2398060504632" calcext:value-type="float">
            <text:p>-77.2398060504632</text:p>
          </table:table-cell>
          <table:table-cell office:value-type="float" office:value="39.2324013607233" calcext:value-type="float">
            <text:p>39.2324013607233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1701 Little Seneca Pkw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LITTLE BENNETT ELEMENTARY SCHOOL</text:p>
          </table:table-cell>
          <table:table-cell office:value-type="string" calcext:value-type="string">
            <text:p><text:s/>23930 Burdette Forest Rd Clarksburg MD 20871</text:p>
          </table:table-cell>
          <table:table-cell office:value-type="float" office:value="-77.2753630889599" calcext:value-type="float">
            <text:p>-77.2753630889599</text:p>
          </table:table-cell>
          <table:table-cell office:value-type="float" office:value="39.2464458075474" calcext:value-type="float">
            <text:p>39.246445807547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3930 Burdette Forest Rd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ILSON WIMS ELEMENTARY SCHOOL</text:p>
          </table:table-cell>
          <table:table-cell office:value-type="string" calcext:value-type="string">
            <text:p><text:s/>12520 Blue Sky Dr Clarksburg MD 20871</text:p>
          </table:table-cell>
          <table:table-cell office:value-type="float" office:value="-77.2609823012299" calcext:value-type="float">
            <text:p>-77.2609823012299</text:p>
          </table:table-cell>
          <table:table-cell office:value-type="float" office:value="39.2378620145406" calcext:value-type="float">
            <text:p>39.2378620145406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2520 Blue Sky Dr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office:value-type="string" calcext:value-type="string">
            <text:p>SHERWOOD ELEMENTARY SCHOOL</text:p>
          </table:table-cell>
          <table:table-cell office:value-type="string" calcext:value-type="string">
            <text:p><text:s/>1401 Olney-Sandy Spring Rd Sandy Spring MD 20860</text:p>
          </table:table-cell>
          <table:table-cell office:value-type="float" office:value="-77.0331164617692" calcext:value-type="float">
            <text:p>-77.0331164617692</text:p>
          </table:table-cell>
          <table:table-cell office:value-type="float" office:value="39.1495841569009" calcext:value-type="float">
            <text:p>39.1495841569009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1401 Olney Sandy Spring Rd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GOSHEN ELEMENTARY SCHOOL</text:p>
          </table:table-cell>
          <table:table-cell office:value-type="string" calcext:value-type="string">
            <text:p><text:s/>8701 Warfield Rd Gaithersburg MD 20882</text:p>
          </table:table-cell>
          <table:table-cell office:value-type="float" office:value="-77.1798890388504" calcext:value-type="float">
            <text:p>-77.1798890388504</text:p>
          </table:table-cell>
          <table:table-cell office:value-type="float" office:value="39.1943733719062" calcext:value-type="float">
            <text:p>39.194373371906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701 Warfield Rd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office:value-type="string" calcext:value-type="string">
            <text:p>POOLESVILLE ELEMENTARY SCHOOL</text:p>
          </table:table-cell>
          <table:table-cell office:value-type="string" calcext:value-type="string">
            <text:p><text:s/>19565 Fisher Ave Poolesville MD 20837</text:p>
          </table:table-cell>
          <table:table-cell office:value-type="float" office:value="-77.4074075346693" calcext:value-type="float">
            <text:p>-77.4074075346693</text:p>
          </table:table-cell>
          <table:table-cell office:value-type="float" office:value="39.1440313119352" calcext:value-type="float">
            <text:p>39.1440313119352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9565 Fisher Av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ROCKY HILL MIDDLE SCHOOL</text:p>
          </table:table-cell>
          <table:table-cell office:value-type="string" calcext:value-type="string">
            <text:p><text:s/>22401 Brick Haven Way Clarksburg MD 20871</text:p>
          </table:table-cell>
          <table:table-cell office:value-type="float" office:value="-77.2634759929734" calcext:value-type="float">
            <text:p>-77.2634759929734</text:p>
          </table:table-cell>
          <table:table-cell office:value-type="float" office:value="39.2218821114717" calcext:value-type="float">
            <text:p>39.2218821114717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401 Brick Haven Way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office:value-type="string" calcext:value-type="string">
            <text:p>BELMONT ELEMENTARY SCHOOL</text:p>
          </table:table-cell>
          <table:table-cell office:value-type="string" calcext:value-type="string">
            <text:p><text:s/>19528 Olney Mill Rd Olney MD 20832</text:p>
          </table:table-cell>
          <table:table-cell office:value-type="float" office:value="-77.06680290587" calcext:value-type="float">
            <text:p>-77.06680290587</text:p>
          </table:table-cell>
          <table:table-cell office:value-type="float" office:value="39.1785814721771" calcext:value-type="float">
            <text:p>39.178581472177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528 Olney Mill Rd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AGRICULTURAL HISTORY FARM PARK</text:p>
          </table:table-cell>
          <table:table-cell office:value-type="string" calcext:value-type="string">
            <text:p><text:s/>18400 Muncaster Rd Derwood MD 20855</text:p>
          </table:table-cell>
          <table:table-cell office:value-type="float" office:value="-77.133617739688" calcext:value-type="float">
            <text:p>-77.133617739688</text:p>
          </table:table-cell>
          <table:table-cell office:value-type="float" office:value="39.1644091871019" calcext:value-type="float">
            <text:p>39.164409187101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8400 MUNCASTER RD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office:value-type="string" calcext:value-type="string">
            <text:p>DR. SALLY K. RIDE ELEMENTARY SCHOOL</text:p>
          </table:table-cell>
          <table:table-cell office:value-type="string" calcext:value-type="string">
            <text:p><text:s/>21301 Seneca Crossing Dr Germantown MD 20876</text:p>
          </table:table-cell>
          <table:table-cell office:value-type="float" office:value="-77.2373667599471" calcext:value-type="float">
            <text:p>-77.2373667599471</text:p>
          </table:table-cell>
          <table:table-cell office:value-type="float" office:value="39.206817925397" calcext:value-type="float">
            <text:p>39.206817925397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1301 Seneca Crossing Dr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WATERS LANDING ELEMENTARY SCHOOL</text:p>
          </table:table-cell>
          <table:table-cell office:value-type="string" calcext:value-type="string">
            <text:p><text:s/>13100 Waters Landing Dr Germantown MD 20874</text:p>
          </table:table-cell>
          <table:table-cell office:value-type="float" office:value="-77.2686132893903" calcext:value-type="float">
            <text:p>-77.2686132893903</text:p>
          </table:table-cell>
          <table:table-cell office:value-type="float" office:value="39.1886082682063" calcext:value-type="float">
            <text:p>39.18860826820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100 Waters Landing Dr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string" calcext:value-type="string">
            <text:p>CAPT. JAMES E. DALY, JR. ELEMENTARY SCHOOL</text:p>
          </table:table-cell>
          <table:table-cell office:value-type="string" calcext:value-type="string">
            <text:p><text:s/>20301 Brandermill Dr Germantown MD 20876</text:p>
          </table:table-cell>
          <table:table-cell office:value-type="float" office:value="-77.2324351951609" calcext:value-type="float">
            <text:p>-77.2324351951609</text:p>
          </table:table-cell>
          <table:table-cell office:value-type="float" office:value="39.1894917063405" calcext:value-type="float">
            <text:p>39.189491706340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0301 Brandermill Dr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MARTIN LUTHER KING, JR. MIDDLE SCHOOL</text:p>
          </table:table-cell>
          <table:table-cell office:value-type="string" calcext:value-type="string">
            <text:p><text:s/>13737 Wisteria Dr Germantown MD 20874</text:p>
          </table:table-cell>
          <table:table-cell office:value-type="float" office:value="-77.2851000437531" calcext:value-type="float">
            <text:p>-77.2851000437531</text:p>
          </table:table-cell>
          <table:table-cell office:value-type="float" office:value="39.1809127563371" calcext:value-type="float">
            <text:p>39.1809127563371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737 Wisteria Dr</text:p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  <table:table-cell office:value-type="string" calcext:value-type="string">
            <text:p>WATKINS MILL HIGH SCHOOL</text:p>
          </table:table-cell>
          <table:table-cell office:value-type="string" calcext:value-type="string">
            <text:p><text:s/>10301 Apple Ridge Rd Gaithersburg MD 20879</text:p>
          </table:table-cell>
          <table:table-cell office:value-type="float" office:value="-77.2158362027143" calcext:value-type="float">
            <text:p>-77.2158362027143</text:p>
          </table:table-cell>
          <table:table-cell office:value-type="float" office:value="39.1839667002785" calcext:value-type="float">
            <text:p>39.1839667002785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0301 Apple Ridge Rd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GAITHERSBURG CHURCH OF THE NAZARENE</text:p>
          </table:table-cell>
          <table:table-cell office:value-type="string" calcext:value-type="string">
            <text:p><text:s/>8921 Warfield Rd Gaithersburg MD 20882</text:p>
          </table:table-cell>
          <table:table-cell office:value-type="float" office:value="-77.1835808181033" calcext:value-type="float">
            <text:p>-77.1835808181033</text:p>
          </table:table-cell>
          <table:table-cell office:value-type="float" office:value="39.1953109306913" calcext:value-type="float">
            <text:p>39.1953109306913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921 WARFIELD RD</text:p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  <table:table-cell office:value-type="string" calcext:value-type="string">
            <text:p>NEELSVILLE MIDDLE SCHOOL</text:p>
          </table:table-cell>
          <table:table-cell office:value-type="string" calcext:value-type="string">
            <text:p><text:s/>11700 Neelsville Church Rd Germantown MD 20876</text:p>
          </table:table-cell>
          <table:table-cell office:value-type="float" office:value="-77.2405597412948" calcext:value-type="float">
            <text:p>-77.2405597412948</text:p>
          </table:table-cell>
          <table:table-cell office:value-type="float" office:value="39.1940928819501" calcext:value-type="float">
            <text:p>39.1940928819501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1700 Neelsville Church Rd</text:p>
          </table:table-cell>
        </table:table-row>
        <table:table-row table:style-name="ro1">
          <table:table-cell office:value-type="float" office:value="9018" calcext:value-type="float">
            <text:p>9018</text:p>
          </table:table-cell>
          <table:table-cell office:value-type="string" calcext:value-type="string">
            <text:p>FOX CHAPEL ELEMENTARY SCHOOL</text:p>
          </table:table-cell>
          <table:table-cell office:value-type="string" calcext:value-type="string">
            <text:p><text:s/>19315 Archdale Rd Germantown MD 20876</text:p>
          </table:table-cell>
          <table:table-cell office:value-type="float" office:value="-77.2421897458951" calcext:value-type="float">
            <text:p>-77.2421897458951</text:p>
          </table:table-cell>
          <table:table-cell office:value-type="float" office:value="39.1722018548734" calcext:value-type="float">
            <text:p>39.1722018548734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9315 Archdale Rd</text:p>
          </table:table-cell>
        </table:table-row>
        <table:table-row table:style-name="ro1">
          <table:table-cell office:value-type="float" office:value="8002" calcext:value-type="float">
            <text:p>8002</text:p>
          </table:table-cell>
          <table:table-cell office:value-type="string" calcext:value-type="string">
            <text:p>GREENWOOD ELEMENTARY SCHOOL</text:p>
          </table:table-cell>
          <table:table-cell office:value-type="string" calcext:value-type="string">
            <text:p><text:s/>3336 Gold Mine Rd Brookeville MD 20833</text:p>
          </table:table-cell>
          <table:table-cell office:value-type="float" office:value="-77.0647632620801" calcext:value-type="float">
            <text:p>-77.0647632620801</text:p>
          </table:table-cell>
          <table:table-cell office:value-type="float" office:value="39.1652320192244" calcext:value-type="float">
            <text:p>39.1652320192244</text:p>
          </table:table-cell>
          <table:table-cell office:value-type="string" calcext:value-type="string">
            <text:p>Brookeville MD 20833</text:p>
          </table:table-cell>
          <table:table-cell office:value-type="string" calcext:value-type="string">
            <text:p>3336 Gold Mine Rd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string" calcext:value-type="string">
            <text:p>COVENANT UNITED METHODIST CHURCH</text:p>
          </table:table-cell>
          <table:table-cell office:value-type="string" calcext:value-type="string">
            <text:p><text:s/>20301 Pleasant Ridge Dr Montgomery Village MD 20886</text:p>
          </table:table-cell>
          <table:table-cell office:value-type="float" office:value="-77.191221152822" calcext:value-type="float">
            <text:p>-77.191221152822</text:p>
          </table:table-cell>
          <table:table-cell office:value-type="float" office:value="39.1903940937098" calcext:value-type="float">
            <text:p>39.1903940937098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20301 PLEASANT RIDGE DR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AKE SENECA ELEMENTARY SCHOOL</text:p>
          </table:table-cell>
          <table:table-cell office:value-type="string" calcext:value-type="string">
            <text:p><text:s/>13600 Wanegarden Dr Germantown MD 20874</text:p>
          </table:table-cell>
          <table:table-cell office:value-type="float" office:value="-77.2831202651182" calcext:value-type="float">
            <text:p>-77.2831202651182</text:p>
          </table:table-cell>
          <table:table-cell office:value-type="float" office:value="39.1832743020132" calcext:value-type="float">
            <text:p>39.1832743020132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600 Wanegarden Dr</text:p>
          </table:table-cell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string" calcext:value-type="string">
            <text:p>STRAWBERRY KNOLL ELEMENTARY SCHOOL</text:p>
          </table:table-cell>
          <table:table-cell office:value-type="string" calcext:value-type="string">
            <text:p><text:s/>18820 Strawberry Knoll Rd Gaithersburg MD 20879</text:p>
          </table:table-cell>
          <table:table-cell office:value-type="float" office:value="-77.1825348369244" calcext:value-type="float">
            <text:p>-77.1825348369244</text:p>
          </table:table-cell>
          <table:table-cell office:value-type="float" office:value="39.1658673373174" calcext:value-type="float">
            <text:p>39.1658673373174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820 Strawberry Knoll Rd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string" calcext:value-type="string">
            <text:p>STEDWICK ELEMENTARY SCHOOL</text:p>
          </table:table-cell>
          <table:table-cell office:value-type="string" calcext:value-type="string">
            <text:p><text:s/>10631 Stedwick Rd Montgomery Village MD 20886</text:p>
          </table:table-cell>
          <table:table-cell office:value-type="float" office:value="-77.2111923454657" calcext:value-type="float">
            <text:p>-77.2111923454657</text:p>
          </table:table-cell>
          <table:table-cell office:value-type="float" office:value="39.1743636995617" calcext:value-type="float">
            <text:p>39.174363699561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0631 STEDWICK RD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JUDITH A. RESNIK ELEMENTARY SCHOOL</text:p>
          </table:table-cell>
          <table:table-cell office:value-type="string" calcext:value-type="string">
            <text:p><text:s/>7301 Hadley Farms Dr Gaithersburg MD 20879</text:p>
          </table:table-cell>
          <table:table-cell office:value-type="float" office:value="-77.1519858069258" calcext:value-type="float">
            <text:p>-77.1519858069258</text:p>
          </table:table-cell>
          <table:table-cell office:value-type="float" office:value="39.1815767375139" calcext:value-type="float">
            <text:p>39.1815767375139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7301 Hadley Farms Dr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string" calcext:value-type="string">
            <text:p>SENECA VALLEY HIGH SCHOOL</text:p>
          </table:table-cell>
          <table:table-cell office:value-type="string" calcext:value-type="string">
            <text:p><text:s/>19401 Crystal Rock Dr Germantown MD 20874</text:p>
          </table:table-cell>
          <table:table-cell office:value-type="float" office:value="-77.2643319384165" calcext:value-type="float">
            <text:p>-77.2643319384165</text:p>
          </table:table-cell>
          <table:table-cell office:value-type="float" office:value="39.1750937190606" calcext:value-type="float">
            <text:p>39.175093719060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401 Crystal Rock Dr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office:value-type="string" calcext:value-type="string">
            <text:p>SEQUOYAH ELEMENTARY SCHOOL</text:p>
          </table:table-cell>
          <table:table-cell office:value-type="string" calcext:value-type="string">
            <text:p><text:s/>17301 Bowie Mill Rd Derwood MD 20855</text:p>
          </table:table-cell>
          <table:table-cell office:value-type="float" office:value="-77.1177456875694" calcext:value-type="float">
            <text:p>-77.1177456875694</text:p>
          </table:table-cell>
          <table:table-cell office:value-type="float" office:value="39.1392853202299" calcext:value-type="float">
            <text:p>39.139285320229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7301 Bowie Mill Rd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KINGSVIEW MIDDLE SCHOOL</text:p>
          </table:table-cell>
          <table:table-cell office:value-type="string" calcext:value-type="string">
            <text:p><text:s/>18909 Kingsview Rd Germantown MD 20874</text:p>
          </table:table-cell>
          <table:table-cell office:value-type="float" office:value="-77.2850448261331" calcext:value-type="float">
            <text:p>-77.2850448261331</text:p>
          </table:table-cell>
          <table:table-cell office:value-type="float" office:value="39.1661607824307" calcext:value-type="float">
            <text:p>39.166160782430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909 Kingsview Rd</text:p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office:value-type="string" calcext:value-type="string">
            <text:p>MONTGOMERY VILLAGE MIDDLE SCHOOL</text:p>
          </table:table-cell>
          <table:table-cell office:value-type="string" calcext:value-type="string">
            <text:p><text:s/>19300 Watkins Mill Rd Montgomery Village MD 20886</text:p>
          </table:table-cell>
          <table:table-cell office:value-type="float" office:value="-77.2094293662726" calcext:value-type="float">
            <text:p>-77.2094293662726</text:p>
          </table:table-cell>
          <table:table-cell office:value-type="float" office:value="39.1725103238707" calcext:value-type="float">
            <text:p>39.172510323870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300 WATKINS MILL RD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office:value-type="string" calcext:value-type="string">
            <text:p>ROSA M. PARKS MIDDLE SCHOOL</text:p>
          </table:table-cell>
          <table:table-cell office:value-type="string" calcext:value-type="string">
            <text:p><text:s/>19200 Olney Mill Rd Olney MD 20832</text:p>
          </table:table-cell>
          <table:table-cell office:value-type="float" office:value="-77.0811949572274" calcext:value-type="float">
            <text:p>-77.0811949572274</text:p>
          </table:table-cell>
          <table:table-cell office:value-type="float" office:value="39.1719982554235" calcext:value-type="float">
            <text:p>39.1719982554235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200 Olney Mill Rd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office:value-type="string" calcext:value-type="string">
            <text:p>GERMANTOWN ELEMENTARY SCHOOL</text:p>
          </table:table-cell>
          <table:table-cell office:value-type="string" calcext:value-type="string">
            <text:p><text:s/>19110 Liberty Mill Rd Germantown MD 20874</text:p>
          </table:table-cell>
          <table:table-cell office:value-type="float" office:value="-77.276423234764" calcext:value-type="float">
            <text:p>-77.276423234764</text:p>
          </table:table-cell>
          <table:table-cell office:value-type="float" office:value="39.1698143676189" calcext:value-type="float">
            <text:p>39.169814367618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110 Liberty Mill Road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  <table:table-cell office:value-type="string" calcext:value-type="string">
            <text:p>ROBERTO CLEMENTE MIDDLE SCHOOL</text:p>
          </table:table-cell>
          <table:table-cell office:value-type="string" calcext:value-type="string">
            <text:p><text:s/>18808 Waring Station Rd Germantown MD 20874</text:p>
          </table:table-cell>
          <table:table-cell office:value-type="float" office:value="-77.247980870135" calcext:value-type="float">
            <text:p>-77.247980870135</text:p>
          </table:table-cell>
          <table:table-cell office:value-type="float" office:value="39.165823048057" calcext:value-type="float">
            <text:p>39.16582304805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808 Waring Station Rd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  <table:table-cell office:value-type="string" calcext:value-type="string">
            <text:p>FOREST OAK MIDDLE SCHOOL</text:p>
          </table:table-cell>
          <table:table-cell office:value-type="string" calcext:value-type="string">
            <text:p><text:s/>651 Saybrooke Oaks Blvd Gaithersburg MD 20877</text:p>
          </table:table-cell>
          <table:table-cell office:value-type="float" office:value="-77.184465645657" calcext:value-type="float">
            <text:p>-77.184465645657</text:p>
          </table:table-cell>
          <table:table-cell office:value-type="float" office:value="39.1535621250671" calcext:value-type="float">
            <text:p>39.153562125067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651 Saybrooke Oaks Blv</text:p>
          </table:table-cell>
        </table:table-row>
        <table:table-row table:style-name="ro1">
          <table:table-cell office:value-type="float" office:value="9026" calcext:value-type="float">
            <text:p>9026</text:p>
          </table:table-cell>
          <table:table-cell office:value-type="string" calcext:value-type="string">
            <text:p>CLOPPER MILL ELEMENTARY SCHOOL</text:p>
          </table:table-cell>
          <table:table-cell office:value-type="string" calcext:value-type="string">
            <text:p><text:s/>18501 Cinnamon Dr Germantown MD 20874</text:p>
          </table:table-cell>
          <table:table-cell office:value-type="float" office:value="-77.2616942409877" calcext:value-type="float">
            <text:p>-77.2616942409877</text:p>
          </table:table-cell>
          <table:table-cell office:value-type="float" office:value="39.1590306488386" calcext:value-type="float">
            <text:p>39.159030648838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501 Cinnamon Dr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office:value-type="string" calcext:value-type="string">
            <text:p>WATKINS MILL ELEMENTARY SCHOOL</text:p>
          </table:table-cell>
          <table:table-cell office:value-type="string" calcext:value-type="string">
            <text:p><text:s/>19001 Watkins Mill Rd Montgomery Village MD 20886</text:p>
          </table:table-cell>
          <table:table-cell office:value-type="float" office:value="-77.2110251866241" calcext:value-type="float">
            <text:p>-77.2110251866241</text:p>
          </table:table-cell>
          <table:table-cell office:value-type="float" office:value="39.1672209884661" calcext:value-type="float">
            <text:p>39.1672209884661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001 WATKINS MILL RD</text:p>
          </table:table-cell>
        </table:table-row>
        <table:table-row table:style-name="ro1">
          <table:table-cell office:value-type="float" office:value="9037" calcext:value-type="float">
            <text:p>9037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</table:table-row>
        <table:table-row table:style-name="ro1">
          <table:table-cell office:value-type="float" office:value="9007" calcext:value-type="float">
            <text:p>9007</text:p>
          </table:table-cell>
          <table:table-cell office:value-type="string" calcext:value-type="string">
            <text:p>SOUTH LAKE ELEMENTARY SCHOOL</text:p>
          </table:table-cell>
          <table:table-cell office:value-type="string" calcext:value-type="string">
            <text:p><text:s/>18201 Contour Rd Gaithersburg MD 20877</text:p>
          </table:table-cell>
          <table:table-cell office:value-type="float" office:value="-77.1969833586109" calcext:value-type="float">
            <text:p>-77.1969833586109</text:p>
          </table:table-cell>
          <table:table-cell office:value-type="float" office:value="39.1558163305339" calcext:value-type="float">
            <text:p>39.1558163305339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8201 Contour Rd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string" calcext:value-type="string">
            <text:p>JOHN POOLE MIDDLE SCHOOL</text:p>
          </table:table-cell>
          <table:table-cell office:value-type="string" calcext:value-type="string">
            <text:p><text:s/>17014 Tom Fox Ave Poolesville MD 20837</text:p>
          </table:table-cell>
          <table:table-cell office:value-type="float" office:value="-77.4108445135377" calcext:value-type="float">
            <text:p>-77.4108445135377</text:p>
          </table:table-cell>
          <table:table-cell office:value-type="float" office:value="39.1260537277663" calcext:value-type="float">
            <text:p>39.1260537277663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7014 Tom Fox Ave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office:value-type="string" calcext:value-type="string">
            <text:p>BROOKE GROVE ELEMENTARY SCHOOL</text:p>
          </table:table-cell>
          <table:table-cell office:value-type="string" calcext:value-type="string">
            <text:p><text:s/>2700 Spartan Rd Olney MD 20832</text:p>
          </table:table-cell>
          <table:table-cell office:value-type="float" office:value="-77.0505720454633" calcext:value-type="float">
            <text:p>-77.0505720454633</text:p>
          </table:table-cell>
          <table:table-cell office:value-type="float" office:value="39.1568438179178" calcext:value-type="float">
            <text:p>39.1568438179178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700 Spartan Rd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office:value-type="string" calcext:value-type="string">
            <text:p>SPARK M. MATSUNAGA ELEMENTARY SCHOOL</text:p>
          </table:table-cell>
          <table:table-cell office:value-type="string" calcext:value-type="string">
            <text:p><text:s/>13902 Bromfield Rd Germantown MD 20874</text:p>
          </table:table-cell>
          <table:table-cell office:value-type="float" office:value="-77.2927303816445" calcext:value-type="float">
            <text:p>-77.2927303816445</text:p>
          </table:table-cell>
          <table:table-cell office:value-type="float" office:value="39.1507070454363" calcext:value-type="float">
            <text:p>39.15070704543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902 Bromfield Road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string" calcext:value-type="string">
            <text:p>ST. ROSE OF LIMA PARISH</text:p>
          </table:table-cell>
          <table:table-cell office:value-type="string" calcext:value-type="string">
            <text:p><text:s/>11701 Clopper Rd Gaithersburg MD 20878</text:p>
          </table:table-cell>
          <table:table-cell office:value-type="float" office:value="-77.2418881129124" calcext:value-type="float">
            <text:p>-77.2418881129124</text:p>
          </table:table-cell>
          <table:table-cell office:value-type="float" office:value="39.1498161660642" calcext:value-type="float">
            <text:p>39.14981616606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1701 CLOPPER RD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ST. PETER'S SCHOOL</text:p>
          </table:table-cell>
          <table:table-cell office:value-type="string" calcext:value-type="string">
            <text:p><text:s/>2900 Olney Sandy Spring Rd Olney MD 20832</text:p>
          </table:table-cell>
          <table:table-cell office:value-type="float" office:value="-77.0605635456001" calcext:value-type="float">
            <text:p>-77.0605635456001</text:p>
          </table:table-cell>
          <table:table-cell office:value-type="float" office:value="39.1492266376383" calcext:value-type="float">
            <text:p>39.1492266376383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900 OLNEY SANDY SPRING RD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string" calcext:value-type="string">
            <text:p>GAITHERSBURG ELEMENTARY SCHOOL</text:p>
          </table:table-cell>
          <table:table-cell office:value-type="string" calcext:value-type="string">
            <text:p><text:s/>35 N Summit Ave Gaithersburg MD 20877</text:p>
          </table:table-cell>
          <table:table-cell office:value-type="float" office:value="-77.1920511474046" calcext:value-type="float">
            <text:p>-77.1920511474046</text:p>
          </table:table-cell>
          <table:table-cell office:value-type="float" office:value="39.1435715407601" calcext:value-type="float">
            <text:p>39.143571540760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35 S SUMMIT AVE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string" calcext:value-type="string">
            <text:p>GAITHERSBURG MIDDLE SCHOOL</text:p>
          </table:table-cell>
          <table:table-cell office:value-type="string" calcext:value-type="string">
            <text:p><text:s/>2 Teachers Way Gaithersburg MD 20877</text:p>
          </table:table-cell>
          <table:table-cell office:value-type="float" office:value="-77.1875725090873" calcext:value-type="float">
            <text:p>-77.1875725090873</text:p>
          </table:table-cell>
          <table:table-cell office:value-type="float" office:value="39.1437648063863" calcext:value-type="float">
            <text:p>39.1437648063863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2 Teachers Way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string" calcext:value-type="string">
            <text:p>GREAT SENECA CREEK ELEMENTARY SCHOOL</text:p>
          </table:table-cell>
          <table:table-cell office:value-type="string" calcext:value-type="string">
            <text:p><text:s/>13010 Dairymaid Dr Germantown MD 20874</text:p>
          </table:table-cell>
          <table:table-cell office:value-type="float" office:value="-77.2691896283965" calcext:value-type="float">
            <text:p>-77.2691896283965</text:p>
          </table:table-cell>
          <table:table-cell office:value-type="float" office:value="39.152261678724" calcext:value-type="float">
            <text:p>39.152261678724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010 Dairymaid Dr</text:p>
          </table:table-cell>
        </table:table-row>
        <table:table-row table:style-name="ro1">
          <table:table-cell office:value-type="float" office:value="9004" calcext:value-type="float">
            <text:p>9004</text:p>
          </table:table-cell>
          <table:table-cell office:value-type="string" calcext:value-type="string">
            <text:p>MILL CREEK TOWNE ELEMENTARY SCHOOL</text:p>
          </table:table-cell>
          <table:table-cell office:value-type="string" calcext:value-type="string">
            <text:p><text:s/>17700 Park Mill Dr Rockville MD 20855</text:p>
          </table:table-cell>
          <table:table-cell office:value-type="float" office:value="-77.1538014511858" calcext:value-type="float">
            <text:p>-77.1538014511858</text:p>
          </table:table-cell>
          <table:table-cell office:value-type="float" office:value="39.1464217934519" calcext:value-type="float">
            <text:p>39.1464217934519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7700 Park Mill Dr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string" calcext:value-type="string">
            <text:p>ASBURY 417 COMMUNITY BUILDING</text:p>
          </table:table-cell>
          <table:table-cell office:value-type="string" calcext:value-type="string">
            <text:p><text:s/>417 Russell Ave Gaithersburg MD 20877</text:p>
          </table:table-cell>
          <table:table-cell office:value-type="float" office:value="-77.2010239381174" calcext:value-type="float">
            <text:p>-77.2010239381174</text:p>
          </table:table-cell>
          <table:table-cell office:value-type="float" office:value="39.1504751597037" calcext:value-type="float">
            <text:p>39.15047515970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417 RUSSELL AVE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office:value-type="string" calcext:value-type="string">
            <text:p>RIDGEVIEW MIDDLE SCHOOL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string" calcext:value-type="string">
            <text:p>WILLIAM H. FARQUHAR MIDDLE SCHOOL</text:p>
          </table:table-cell>
          <table:table-cell office:value-type="string" calcext:value-type="string">
            <text:p><text:s/>17017 Batchellors Forest Rd Olney MD 20832</text:p>
          </table:table-cell>
          <table:table-cell office:value-type="float" office:value="-77.0426273938804" calcext:value-type="float">
            <text:p>-77.0426273938804</text:p>
          </table:table-cell>
          <table:table-cell office:value-type="float" office:value="39.1358494654581" calcext:value-type="float">
            <text:p>39.135849465458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7017 BATCHELLORS FOREST RD</text:p>
          </table:table-cell>
        </table:table-row>
        <table:table-row table:style-name="ro1">
          <table:table-cell office:value-type="float" office:value="9039" calcext:value-type="float">
            <text:p>9039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  <table:table-cell office:value-type="string" calcext:value-type="string">
            <text:p>BROWN STATION ELEMENTARY SCHOOL</text:p>
          </table:table-cell>
          <table:table-cell office:value-type="string" calcext:value-type="string">
            <text:p><text:s/>851 Quince Orchard Blvd Gaithersburg MD 20878</text:p>
          </table:table-cell>
          <table:table-cell office:value-type="float" office:value="-77.2307127296742" calcext:value-type="float">
            <text:p>-77.2307127296742</text:p>
          </table:table-cell>
          <table:table-cell office:value-type="float" office:value="39.1388830077661" calcext:value-type="float">
            <text:p>39.1388830077661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851 Quince Orchard Blv</text:p>
          </table:table-cell>
        </table:table-row>
        <table:table-row table:style-name="ro1">
          <table:table-cell office:value-type="float" office:value="9016" calcext:value-type="float">
            <text:p>9016</text:p>
          </table:table-cell>
          <table:table-cell office:value-type="string" calcext:value-type="string">
            <text:p>WSSC GAITHERSBURG DEPOT</text:p>
          </table:table-cell>
          <table:table-cell office:value-type="string" calcext:value-type="string">
            <text:p><text:s/>111 W Diamond Ave Gaithersburg MD 20877</text:p>
          </table:table-cell>
          <table:table-cell office:value-type="float" office:value="-77.2037799672855" calcext:value-type="float">
            <text:p>-77.2037799672855</text:p>
          </table:table-cell>
          <table:table-cell office:value-type="float" office:value="39.1394413133497" calcext:value-type="float">
            <text:p>39.139441313349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11 W DIAMOND AVE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office:value-type="string" calcext:value-type="string">
            <text:p>DERWOOD ALLIANCE CHURCH</text:p>
          </table:table-cell>
          <table:table-cell office:value-type="string" calcext:value-type="string">
            <text:p><text:s/>16501 Redland Rd Rockville MD 20855</text:p>
          </table:table-cell>
          <table:table-cell office:value-type="float" office:value="-77.150581774276" calcext:value-type="float">
            <text:p>-77.150581774276</text:p>
          </table:table-cell>
          <table:table-cell office:value-type="float" office:value="39.1264406268725" calcext:value-type="float">
            <text:p>39.1264406268725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6501 REDLAND RD</text:p>
          </table:table-cell>
        </table:table-row>
        <table:table-row table:style-name="ro1">
          <table:table-cell office:value-type="float" office:value="9036" calcext:value-type="float">
            <text:p>9036</text:p>
          </table:table-cell>
          <table:table-cell office:value-type="string" calcext:value-type="string">
            <text:p>SHADY GROVE MIDDLE SCHOOL</text:p>
          </table:table-cell>
          <table:table-cell office:value-type="string" calcext:value-type="string">
            <text:p><text:s/>8100 Midcounty Hwy Gaithersburg MD 20877</text:p>
          </table:table-cell>
          <table:table-cell office:value-type="float" office:value="-77.1626472863684" calcext:value-type="float">
            <text:p>-77.1626472863684</text:p>
          </table:table-cell>
          <table:table-cell office:value-type="float" office:value="39.1431549283414" calcext:value-type="float">
            <text:p>39.14315492834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100 Midcounty Hwy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string" calcext:value-type="string">
            <text:p>CASHELL ELEMENTARY SCHOOL</text:p>
          </table:table-cell>
          <table:table-cell office:value-type="string" calcext:value-type="string">
            <text:p><text:s/>17101 Cashell Rd Rockville MD 20853</text:p>
          </table:table-cell>
          <table:table-cell office:value-type="float" office:value="-77.085917790409" calcext:value-type="float">
            <text:p>-77.085917790409</text:p>
          </table:table-cell>
          <table:table-cell office:value-type="float" office:value="39.1373140720006" calcext:value-type="float">
            <text:p>39.137314072000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7101 Cashell Rd</text:p>
          </table:table-cell>
        </table:table-row>
        <table:table-row table:style-name="ro1">
          <table:table-cell office:value-type="float" office:value="6001" calcext:value-type="float">
            <text:p>6001</text:p>
          </table:table-cell>
          <table:table-cell office:value-type="string" calcext:value-type="string">
            <text:p>JONES LANE ELEMENTARY SCHOOL</text:p>
          </table:table-cell>
          <table:table-cell office:value-type="string" calcext:value-type="string">
            <text:p><text:s/>15110 Jones Ln Gaithersburg MD 20878</text:p>
          </table:table-cell>
          <table:table-cell office:value-type="float" office:value="-77.2660865697414" calcext:value-type="float">
            <text:p>-77.2660865697414</text:p>
          </table:table-cell>
          <table:table-cell office:value-type="float" office:value="39.1035610648478" calcext:value-type="float">
            <text:p>39.103561064847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110 JONES LN</text:p>
          </table:table-cell>
        </table:table-row>
        <table:table-row table:style-name="ro1">
          <table:table-cell office:value-type="float" office:value="5018" calcext:value-type="float">
            <text:p>5018</text:p>
          </table:table-cell>
          <table:table-cell office:value-type="string" calcext:value-type="string">
            <text:p>BURTONSVILLE ELEMENTARY SCHOOL</text:p>
          </table:table-cell>
          <table:table-cell office:value-type="string" calcext:value-type="string">
            <text:p><text:s/>15516 Old Columbia Pike Burtonsville MD 20866</text:p>
          </table:table-cell>
          <table:table-cell office:value-type="float" office:value="-76.9364158924546" calcext:value-type="float">
            <text:p>-76.9364158924546</text:p>
          </table:table-cell>
          <table:table-cell office:value-type="float" office:value="39.1113736950022" calcext:value-type="float">
            <text:p>39.1113736950022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5516 OLD COLUMBIA PIKE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SHADY GROVE PRESBYTERIAN CHURCH</text:p>
          </table:table-cell>
          <table:table-cell office:value-type="string" calcext:value-type="string">
            <text:p><text:s/>16911 Redland Rd Derwood MD 20855</text:p>
          </table:table-cell>
          <table:table-cell office:value-type="float" office:value="-77.1459085913441" calcext:value-type="float">
            <text:p>-77.1459085913441</text:p>
          </table:table-cell>
          <table:table-cell office:value-type="float" office:value="39.1336409783664" calcext:value-type="float">
            <text:p>39.1336409783664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6911 REDLAND RD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string" calcext:value-type="string">
            <text:p>RIDGEVIEW MIDDLE SCHOOL/GHOST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office:value-type="string" calcext:value-type="string">
            <text:p>GAITHERSBURG HIGH SCHOOL</text:p>
          </table:table-cell>
          <table:table-cell office:value-type="string" calcext:value-type="string">
            <text:p><text:s/>101 Education Blvd Gaithersburg MD 20877</text:p>
          </table:table-cell>
          <table:table-cell office:value-type="float" office:value="-77.1947081804727" calcext:value-type="float">
            <text:p>-77.1947081804727</text:p>
          </table:table-cell>
          <table:table-cell office:value-type="float" office:value="39.136119914415" calcext:value-type="float">
            <text:p>39.136119914415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Education Blv</text:p>
          </table:table-cell>
        </table:table-row>
        <table:table-row table:style-name="ro1">
          <table:table-cell office:value-type="float" office:value="9013" calcext:value-type="float">
            <text:p>9013</text:p>
          </table:table-cell>
          <table:table-cell office:value-type="string" calcext:value-type="string">
            <text:p>DIAMOND ELEMENTARY SCHOOL</text:p>
          </table:table-cell>
          <table:table-cell office:value-type="string" calcext:value-type="string">
            <text:p><text:s/>4 Marquis Dr Gaithersburg MD 20878</text:p>
          </table:table-cell>
          <table:table-cell office:value-type="float" office:value="-77.2389185170344" calcext:value-type="float">
            <text:p>-77.2389185170344</text:p>
          </table:table-cell>
          <table:table-cell office:value-type="float" office:value="39.1357087622882" calcext:value-type="float">
            <text:p>39.135708762288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4 Marquis Dr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string" calcext:value-type="string">
            <text:p>WASHINGTON GROVE ELEMENTARY SCHOOL</text:p>
          </table:table-cell>
          <table:table-cell office:value-type="string" calcext:value-type="string">
            <text:p><text:s/>8712 Oakmont St Gaithersburg MD 20877</text:p>
          </table:table-cell>
          <table:table-cell office:value-type="float" office:value="-77.1777402271711" calcext:value-type="float">
            <text:p>-77.1777402271711</text:p>
          </table:table-cell>
          <table:table-cell office:value-type="float" office:value="39.1324887795514" calcext:value-type="float">
            <text:p>39.13248877955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712 Oakmont St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string" calcext:value-type="string">
            <text:p>ST. ANDREW UKRANIAN CENTER</text:p>
          </table:table-cell>
          <table:table-cell office:value-type="string" calcext:value-type="string">
            <text:p><text:s/>15100 New Hampshire Ave Silver Spring MD 20905</text:p>
          </table:table-cell>
          <table:table-cell office:value-type="float" office:value="-77.0037596973922" calcext:value-type="float">
            <text:p>-77.0037596973922</text:p>
          </table:table-cell>
          <table:table-cell office:value-type="float" office:value="39.1041779761971" calcext:value-type="float">
            <text:p>39.1041779761971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5100 NEW HAMPSHIRE AVE</text:p>
          </table:table-cell>
        </table:table-row>
        <table:table-row table:style-name="ro1">
          <table:table-cell office:value-type="float" office:value="9027" calcext:value-type="float">
            <text:p>9027</text:p>
          </table:table-cell>
          <table:table-cell office:value-type="string" calcext:value-type="string">
            <text:p>RACHEL CARSON ELEMENTARY SCHOOL</text:p>
          </table:table-cell>
          <table:table-cell office:value-type="string" calcext:value-type="string">
            <text:p><text:s/>100 Tschiffely Square Rd Gaithersburg MD 20878</text:p>
          </table:table-cell>
          <table:table-cell office:value-type="float" office:value="-77.2470359331633" calcext:value-type="float">
            <text:p>-77.2470359331633</text:p>
          </table:table-cell>
          <table:table-cell office:value-type="float" office:value="39.1170772538057" calcext:value-type="float">
            <text:p>39.117077253805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00 Tschiffely Square Rd</text:p>
          </table:table-cell>
        </table:table-row>
        <table:table-row table:style-name="ro1">
          <table:table-cell office:value-type="float" office:value="6009" calcext:value-type="float">
            <text:p>6009</text:p>
          </table:table-cell>
          <table:table-cell office:value-type="string" calcext:value-type="string">
            <text:p>DARNESTOWN ELEMENTARY SCHOOL</text:p>
          </table:table-cell>
          <table:table-cell office:value-type="string" calcext:value-type="string">
            <text:p><text:s/>15030 Turkey Foot Rd Gaithersburg MD 20878</text:p>
          </table:table-cell>
          <table:table-cell office:value-type="float" office:value="-77.2847480210613" calcext:value-type="float">
            <text:p>-77.2847480210613</text:p>
          </table:table-cell>
          <table:table-cell office:value-type="float" office:value="39.1025388676414" calcext:value-type="float">
            <text:p>39.1025388676414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30 Turkey Foot Rd</text:p>
          </table:table-cell>
        </table:table-row>
        <table:table-row table:style-name="ro1">
          <table:table-cell office:value-type="float" office:value="5016" calcext:value-type="float">
            <text:p>5016</text:p>
          </table:table-cell>
          <table:table-cell office:value-type="string" calcext:value-type="string">
            <text:p>STONEGATE ELEMENTARY SCHOOL</text:p>
          </table:table-cell>
          <table:table-cell office:value-type="string" calcext:value-type="string">
            <text:p><text:s/>14811 Notley Rd Silver Spring MD 20905</text:p>
          </table:table-cell>
          <table:table-cell office:value-type="float" office:value="-77.0147969655214" calcext:value-type="float">
            <text:p>-77.0147969655214</text:p>
          </table:table-cell>
          <table:table-cell office:value-type="float" office:value="39.0993299862133" calcext:value-type="float">
            <text:p>39.0993299862133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4811 NOTLEY RD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CANDLEWOOD ELEMENTARY SCHOOL</text:p>
          </table:table-cell>
          <table:table-cell office:value-type="string" calcext:value-type="string">
            <text:p><text:s/>7210 Osprey Dr Rockville MD 20855</text:p>
          </table:table-cell>
          <table:table-cell office:value-type="float" office:value="-77.1470003792995" calcext:value-type="float">
            <text:p>-77.1470003792995</text:p>
          </table:table-cell>
          <table:table-cell office:value-type="float" office:value="39.1290023802872" calcext:value-type="float">
            <text:p>39.1290023802872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7210 Osprey Dr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  <table:table-cell office:value-type="string" calcext:value-type="string">
            <text:p>FIELDS ROAD ELEMENTARY SCHOOL</text:p>
          </table:table-cell>
          <table:table-cell office:value-type="string" calcext:value-type="string">
            <text:p><text:s/>One School Dr Gaithersburg MD 20878</text:p>
          </table:table-cell>
          <table:table-cell office:value-type="float" office:value="-77.2152401162917" calcext:value-type="float">
            <text:p>-77.2152401162917</text:p>
          </table:table-cell>
          <table:table-cell office:value-type="float" office:value="39.1187952387456" calcext:value-type="float">
            <text:p>39.118795238745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 SCHOOL DR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  <table:table-cell office:value-type="string" calcext:value-type="string">
            <text:p>LAKELANDS PARK MIDDLE SCHOOL</text:p>
          </table:table-cell>
          <table:table-cell office:value-type="string" calcext:value-type="string">
            <text:p><text:s/>1200 Main St Gaithersburg MD 20878</text:p>
          </table:table-cell>
          <table:table-cell office:value-type="float" office:value="-77.2329591383988" calcext:value-type="float">
            <text:p>-77.2329591383988</text:p>
          </table:table-cell>
          <table:table-cell office:value-type="float" office:value="39.1155126004776" calcext:value-type="float">
            <text:p>39.115512600477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200 Main St</text:p>
          </table:table-cell>
        </table:table-row>
        <table:table-row table:style-name="ro1">
          <table:table-cell office:value-type="float" office:value="8015" calcext:value-type="float">
            <text:p>8015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string" calcext:value-type="string">
            <text:p>IZAAK WALTON LEAGUE OF AMERICA</text:p>
          </table:table-cell>
          <table:table-cell office:value-type="string" calcext:value-type="string">
            <text:p><text:s/>707 Conservation Ln Gaithersburg MD 20878</text:p>
          </table:table-cell>
          <table:table-cell office:value-type="float" office:value="-77.2186339175184" calcext:value-type="float">
            <text:p>-77.2186339175184</text:p>
          </table:table-cell>
          <table:table-cell office:value-type="float" office:value="39.1206692037342" calcext:value-type="float">
            <text:p>39.12066920373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707 CONSERVATION LN</text:p>
          </table:table-cell>
        </table:table-row>
        <table:table-row table:style-name="ro1">
          <table:table-cell office:value-type="float" office:value="13060" calcext:value-type="float">
            <text:p>13060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</table:table-row>
        <table:table-row table:style-name="ro1">
          <table:table-cell office:value-type="float" office:value="13061" calcext:value-type="float">
            <text:p>13061</text:p>
          </table:table-cell>
          <table:table-cell office:value-type="string" calcext:value-type="string">
            <text:p>JAMES HUBERT BLAKE HIGH SCHOOL</text:p>
          </table:table-cell>
          <table:table-cell office:value-type="string" calcext:value-type="string">
            <text:p><text:s/>300 Norwood Rd Silver Spring MD 20905</text:p>
          </table:table-cell>
          <table:table-cell office:value-type="float" office:value="-77.0175061339187" calcext:value-type="float">
            <text:p>-77.0175061339187</text:p>
          </table:table-cell>
          <table:table-cell office:value-type="float" office:value="39.1133304592605" calcext:value-type="float">
            <text:p>39.1133304592605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300 Norwood Rd</text:p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office:value-type="string" calcext:value-type="string">
            <text:p>ROSEMONT ELEMENTARY SCHOOL</text:p>
          </table:table-cell>
          <table:table-cell office:value-type="string" calcext:value-type="string">
            <text:p><text:s/>16400 Alden Ave Gaithersburg MD 20877</text:p>
          </table:table-cell>
          <table:table-cell office:value-type="float" office:value="-77.1852514908575" calcext:value-type="float">
            <text:p>-77.1852514908575</text:p>
          </table:table-cell>
          <table:table-cell office:value-type="float" office:value="39.1251152707928" calcext:value-type="float">
            <text:p>39.1251152707928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6400 Alden Ave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office:value-type="string" calcext:value-type="string">
            <text:p>QUINCE ORCHARD HIGH SCHOOL</text:p>
          </table:table-cell>
          <table:table-cell office:value-type="string" calcext:value-type="string">
            <text:p><text:s/>15800 Quince Orchard Rd Gaithersburg MD 20878</text:p>
          </table:table-cell>
          <table:table-cell office:value-type="float" office:value="-77.2541609659689" calcext:value-type="float">
            <text:p>-77.2541609659689</text:p>
          </table:table-cell>
          <table:table-cell office:value-type="float" office:value="39.116163994516" calcext:value-type="float">
            <text:p>39.11616399451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00 QUINCE ORCHARD RD</text:p>
          </table:table-cell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string" calcext:value-type="string">
            <text:p>QUINCE ORCHARD LIBRARY</text:p>
          </table:table-cell>
          <table:table-cell office:value-type="string" calcext:value-type="string">
            <text:p><text:s/>15831 Quince Orchard Rd Gaithersburg MD 20878</text:p>
          </table:table-cell>
          <table:table-cell office:value-type="float" office:value="-77.2519622035413" calcext:value-type="float">
            <text:p>-77.2519622035413</text:p>
          </table:table-cell>
          <table:table-cell office:value-type="float" office:value="39.1159154834327" calcext:value-type="float">
            <text:p>39.115915483432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31 QUINCE ORCHARD RD</text:p>
          </table:table-cell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string" calcext:value-type="string">
            <text:p>FLOWER VALLEY ELEMENTARY SCHOOL</text:p>
          </table:table-cell>
          <table:table-cell office:value-type="string" calcext:value-type="string">
            <text:p><text:s/>4615 Sunflower Dr Rockville MD 20853</text:p>
          </table:table-cell>
          <table:table-cell office:value-type="float" office:value="-77.0930515039287" calcext:value-type="float">
            <text:p>-77.0930515039287</text:p>
          </table:table-cell>
          <table:table-cell office:value-type="float" office:value="39.1057704105314" calcext:value-type="float">
            <text:p>39.10577041053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5 Sunflower Dr</text:p>
          </table:table-cell>
        </table:table-row>
        <table:table-row table:style-name="ro1">
          <table:table-cell office:value-type="float" office:value="5019" calcext:value-type="float">
            <text:p>5019</text:p>
          </table:table-cell>
          <table:table-cell office:value-type="string" calcext:value-type="string">
            <text:p>BENJAMIN BANNEKER MIDDLE SCHOOL</text:p>
          </table:table-cell>
          <table:table-cell office:value-type="string" calcext:value-type="string">
            <text:p><text:s/>14800 Perrywood Dr Burtonsville MD 20866</text:p>
          </table:table-cell>
          <table:table-cell office:value-type="float" office:value="-76.9484032514204" calcext:value-type="float">
            <text:p>-76.9484032514204</text:p>
          </table:table-cell>
          <table:table-cell office:value-type="float" office:value="39.0960860552931" calcext:value-type="float">
            <text:p>39.0960860552931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800 Perrywood Dr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COLLEGE GARDENS ELEMENTARY SCHOOL</text:p>
          </table:table-cell>
          <table:table-cell office:value-type="string" calcext:value-type="string">
            <text:p><text:s/>1700 Yale Pl Rockville MD 20850</text:p>
          </table:table-cell>
          <table:table-cell office:value-type="float" office:value="-77.1627838166392" calcext:value-type="float">
            <text:p>-77.1627838166392</text:p>
          </table:table-cell>
          <table:table-cell office:value-type="float" office:value="39.1028873796914" calcext:value-type="float">
            <text:p>39.1028873796914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700 Yale Pl</text:p>
          </table:table-cell>
        </table:table-row>
        <table:table-row table:style-name="ro1">
          <table:table-cell office:value-type="float" office:value="9033" calcext:value-type="float">
            <text:p>9033</text:p>
          </table:table-cell>
          <table:table-cell office:value-type="string" calcext:value-type="string">
            <text:p>SUMMIT HALL ELEMENTARY SCHOOL</text:p>
          </table:table-cell>
          <table:table-cell office:value-type="string" calcext:value-type="string">
            <text:p><text:s/>101 W Deer Park Rd Gaithersburg MD 20877</text:p>
          </table:table-cell>
          <table:table-cell office:value-type="float" office:value="-77.1954498330116" calcext:value-type="float">
            <text:p>-77.1954498330116</text:p>
          </table:table-cell>
          <table:table-cell office:value-type="float" office:value="39.1272744902837" calcext:value-type="float">
            <text:p>39.12727449028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W DEER PARK RD</text:p>
          </table:table-cell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LEISURE WORLD CLUBHOUSE II</text:p>
          </table:table-cell>
          <table:table-cell office:value-type="string" calcext:value-type="string">
            <text:p><text:s/>3300 N Leisure World Blvd Silver Spring MD 20906</text:p>
          </table:table-cell>
          <table:table-cell office:value-type="float" office:value="-77.0686999761302" calcext:value-type="float">
            <text:p>-77.0686999761302</text:p>
          </table:table-cell>
          <table:table-cell office:value-type="float" office:value="39.1084726207767" calcext:value-type="float">
            <text:p>39.108472620776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0 N LEISURE WORLD BLVD</text:p>
          </table:table-cell>
        </table:table-row>
        <table:table-row table:style-name="ro1">
          <table:table-cell office:value-type="float" office:value="5023" calcext:value-type="float">
            <text:p>5023</text:p>
          </table:table-cell>
          <table:table-cell office:value-type="string" calcext:value-type="string">
            <text:p>MARILYN J. PRAISNER COMMUNITY RECREATION CENTER</text:p>
          </table:table-cell>
          <table:table-cell office:value-type="string" calcext:value-type="string">
            <text:p><text:s/>14906 Old Columbia Pike Burtonsville MD 20866</text:p>
          </table:table-cell>
          <table:table-cell office:value-type="float" office:value="-76.9416142590561" calcext:value-type="float">
            <text:p>-76.9416142590561</text:p>
          </table:table-cell>
          <table:table-cell office:value-type="float" office:value="39.1015846963297" calcext:value-type="float">
            <text:p>39.1015846963297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906 OLD COLUMBIA PIKE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THOMAS S. WOOTTON HIGH SCHOOL</text:p>
          </table:table-cell>
          <table:table-cell office:value-type="string" calcext:value-type="string">
            <text:p><text:s/>2100 Wootton Pkwy Rockville MD 20850</text:p>
          </table:table-cell>
          <table:table-cell office:value-type="float" office:value="-77.1831974325456" calcext:value-type="float">
            <text:p>-77.1831974325456</text:p>
          </table:table-cell>
          <table:table-cell office:value-type="float" office:value="39.0765821396686" calcext:value-type="float">
            <text:p>39.076582139668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100 Wootton Pkw</text:p>
          </table:table-cell>
        </table:table-row>
        <table:table-row table:style-name="ro1">
          <table:table-cell office:value-type="float" office:value="13046" calcext:value-type="float">
            <text:p>13046</text:p>
          </table:table-cell>
          <table:table-cell office:value-type="string" calcext:value-type="string">
            <text:p>BAUER DRIVE COMMUNITY RECREATION CENTER</text:p>
          </table:table-cell>
          <table:table-cell office:value-type="string" calcext:value-type="string">
            <text:p><text:s/>14625 Bauer Dr Rockville MD 20853</text:p>
          </table:table-cell>
          <table:table-cell office:value-type="float" office:value="-77.1085420034113" calcext:value-type="float">
            <text:p>-77.1085420034113</text:p>
          </table:table-cell>
          <table:table-cell office:value-type="float" office:value="39.0942370694621" calcext:value-type="float">
            <text:p>39.0942370694621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25 Bauer Dr</text:p>
          </table:table-cell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DR. CHARLES DREW ELEMENTARY SCHOOL</text:p>
          </table:table-cell>
          <table:table-cell office:value-type="string" calcext:value-type="string">
            <text:p><text:s/>1200 Swingingdale Dr Silver Spring MD 20905</text:p>
          </table:table-cell>
          <table:table-cell office:value-type="float" office:value="-76.9872422283614" calcext:value-type="float">
            <text:p>-76.9872422283614</text:p>
          </table:table-cell>
          <table:table-cell office:value-type="float" office:value="39.0919249535347" calcext:value-type="float">
            <text:p>39.0919249535347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200 Swingingdale Dr</text:p>
          </table:table-cell>
        </table:table-row>
        <table:table-row table:style-name="ro1">
          <table:table-cell office:value-type="float" office:value="13054" calcext:value-type="float">
            <text:p>13054</text:p>
          </table:table-cell>
          <table:table-cell office:value-type="string" calcext:value-type="string">
            <text:p>LEISURE WORLD CLUBHOUSE I</text:p>
          </table:table-cell>
          <table:table-cell office:value-type="string" calcext:value-type="string">
            <text:p><text:s/>3700 Rossmoor Blvd Silver Spring MD 20906</text:p>
          </table:table-cell>
          <table:table-cell office:value-type="float" office:value="-77.072626514301" calcext:value-type="float">
            <text:p>-77.072626514301</text:p>
          </table:table-cell>
          <table:table-cell office:value-type="float" office:value="39.1007797277137" calcext:value-type="float">
            <text:p>39.100779727713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700 ROSSMOOR BLVD</text:p>
          </table:table-cell>
        </table:table-row>
        <table:table-row table:style-name="ro1">
          <table:table-cell office:value-type="float" office:value="13071" calcext:value-type="float">
            <text:p>13071</text:p>
          </table:table-cell>
          <table:table-cell office:value-type="string" calcext:value-type="string">
            <text:p>INTER-FAITH CHAPEL</text:p>
          </table:table-cell>
          <table:table-cell office:value-type="string" calcext:value-type="string">
            <text:p><text:s/>3680 S Leisure World Blvd Silver Spring MD 20906</text:p>
          </table:table-cell>
          <table:table-cell office:value-type="float" office:value="-77.0736308606232" calcext:value-type="float">
            <text:p>-77.0736308606232</text:p>
          </table:table-cell>
          <table:table-cell office:value-type="float" office:value="39.0976240007531" calcext:value-type="float">
            <text:p>39.097624000753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680 N LEISURE WORLD BLVD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office:value-type="string" calcext:value-type="string">
            <text:p>DUFIEF ELEMENTARY SCHOOL</text:p>
          </table:table-cell>
          <table:table-cell office:value-type="string" calcext:value-type="string">
            <text:p><text:s/>15001 Dufief Dr Gaithersburg MD 20878</text:p>
          </table:table-cell>
          <table:table-cell office:value-type="float" office:value="-77.2377518888687" calcext:value-type="float">
            <text:p>-77.2377518888687</text:p>
          </table:table-cell>
          <table:table-cell office:value-type="float" office:value="39.1016688713773" calcext:value-type="float">
            <text:p>39.1016688713773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01 Dufief Dr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ROCKVILLE HIGH SCHOOL</text:p>
          </table:table-cell>
          <table:table-cell office:value-type="string" calcext:value-type="string">
            <text:p><text:s/>2100 Baltimore Rd Rockville MD 20851</text:p>
          </table:table-cell>
          <table:table-cell office:value-type="float" office:value="-77.1182723997034" calcext:value-type="float">
            <text:p>-77.1182723997034</text:p>
          </table:table-cell>
          <table:table-cell office:value-type="float" office:value="39.0863478116698" calcext:value-type="float">
            <text:p>39.0863478116698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2100 Baltimore Rd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MARYVALE ELEMENTARY SCHOOL-GHOST2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CARVER EDUCATIONAL SERVICES CENTER</text:p>
          </table:table-cell>
          <table:table-cell office:value-type="string" calcext:value-type="string">
            <text:p><text:s/>850 Hungerford Dr Rockville MD 20850</text:p>
          </table:table-cell>
          <table:table-cell office:value-type="float" office:value="-77.1580605716985" calcext:value-type="float">
            <text:p>-77.1580605716985</text:p>
          </table:table-cell>
          <table:table-cell office:value-type="float" office:value="39.0953093978169" calcext:value-type="float">
            <text:p>39.0953093978169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850 HUNGERFORD DR</text:p>
          </table:table-cell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string" calcext:value-type="string">
            <text:p>EARLE B. WOOD MIDDLE SCHOOL</text:p>
          </table:table-cell>
          <table:table-cell office:value-type="string" calcext:value-type="string">
            <text:p><text:s/>14615 Bauer Dr Rockville MD 20853</text:p>
          </table:table-cell>
          <table:table-cell office:value-type="float" office:value="-77.1074634293574" calcext:value-type="float">
            <text:p>-77.1074634293574</text:p>
          </table:table-cell>
          <table:table-cell office:value-type="float" office:value="39.0933757585875" calcext:value-type="float">
            <text:p>39.0933757585875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15 BAUER DR</text:p>
          </table:table-cell>
        </table:table-row>
        <table:table-row table:style-name="ro1">
          <table:table-cell office:value-type="float" office:value="6008" calcext:value-type="float">
            <text:p>6008</text:p>
          </table:table-cell>
          <table:table-cell office:value-type="string" calcext:value-type="string">
            <text:p>DACEK N. POTOMAC COMM. RECREATION CENTER</text:p>
          </table:table-cell>
          <table:table-cell office:value-type="string" calcext:value-type="string">
            <text:p><text:s/>13850 Travilah Rd Rockville MD 20850</text:p>
          </table:table-cell>
          <table:table-cell office:value-type="float" office:value="-77.2325334813208" calcext:value-type="float">
            <text:p>-77.2325334813208</text:p>
          </table:table-cell>
          <table:table-cell office:value-type="float" office:value="39.0831350605735" calcext:value-type="float">
            <text:p>39.0831350605735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3850 TRAVILAH RD</text:p>
          </table:table-cell>
        </table:table-row>
        <table:table-row table:style-name="ro1">
          <table:table-cell office:value-type="float" office:value="6014" calcext:value-type="float">
            <text:p>6014</text:p>
          </table:table-cell>
          <table:table-cell office:value-type="string" calcext:value-type="string">
            <text:p>TEMPLE BETH AMI</text:p>
          </table:table-cell>
          <table:table-cell office:value-type="string" calcext:value-type="string">
            <text:p><text:s/>14330 Travilah Rd Rockville MD 20850</text:p>
          </table:table-cell>
          <table:table-cell office:value-type="float" office:value="-77.2102706098561" calcext:value-type="float">
            <text:p>-77.2102706098561</text:p>
          </table:table-cell>
          <table:table-cell office:value-type="float" office:value="39.0951978336423" calcext:value-type="float">
            <text:p>39.095197833642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4330 Travilah Rd</text:p>
          </table:table-cell>
        </table:table-row>
        <table:table-row table:style-name="ro1">
          <table:table-cell office:value-type="float" office:value="13049" calcext:value-type="float">
            <text:p>13049</text:p>
          </table:table-cell>
          <table:table-cell office:value-type="string" calcext:value-type="string">
            <text:p>MID-COUNTY COMMUNITY RECREATION CENTER</text:p>
          </table:table-cell>
          <table:table-cell office:value-type="string" calcext:value-type="string">
            <text:p><text:s/>2004 Queensguard Rd Silver Spring MD 20906</text:p>
          </table:table-cell>
          <table:table-cell office:value-type="float" office:value="-77.0430908418194" calcext:value-type="float">
            <text:p>-77.0430908418194</text:p>
          </table:table-cell>
          <table:table-cell office:value-type="float" office:value="39.0860176080412" calcext:value-type="float">
            <text:p>39.086017608041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004 QUEENSGUARD RD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SHADY GROVE CONFERENCE CENTER</text:p>
          </table:table-cell>
          <table:table-cell office:value-type="string" calcext:value-type="string">
            <text:p><text:s/>9630 Gudelsky Dr Rockville MD 20850</text:p>
          </table:table-cell>
          <table:table-cell office:value-type="float" office:value="-77.2011343575564" calcext:value-type="float">
            <text:p>-77.2011343575564</text:p>
          </table:table-cell>
          <table:table-cell office:value-type="float" office:value="39.0945478721342" calcext:value-type="float">
            <text:p>39.0945478721342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630 GUDELSKY DR</text:p>
          </table:table-cell>
        </table:table-row>
        <table:table-row table:style-name="ro1">
          <table:table-cell office:value-type="float" office:value="13064" calcext:value-type="float">
            <text:p>13064</text:p>
          </table:table-cell>
          <table:table-cell office:value-type="string" calcext:value-type="string">
            <text:p>ST. MATTHEW PRESBYTERIAN CHURCH</text:p>
          </table:table-cell>
          <table:table-cell office:value-type="string" calcext:value-type="string">
            <text:p><text:s/>4001 Bel Pre Rd Silver Spring MD 20906</text:p>
          </table:table-cell>
          <table:table-cell office:value-type="float" office:value="-77.0777310690308" calcext:value-type="float">
            <text:p>-77.0777310690308</text:p>
          </table:table-cell>
          <table:table-cell office:value-type="float" office:value="39.0944920240336" calcext:value-type="float">
            <text:p>39.094492024033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4001 BEL PRE RD</text:p>
          </table:table-cell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string" calcext:value-type="string">
            <text:p>TRAVILAH ELEMENTARY SCHOOL</text:p>
          </table:table-cell>
          <table:table-cell office:value-type="string" calcext:value-type="string">
            <text:p><text:s/>13801 Dufief Mill Rd North Potomac MD 20878</text:p>
          </table:table-cell>
          <table:table-cell office:value-type="float" office:value="-77.2486226120228" calcext:value-type="float">
            <text:p>-77.2486226120228</text:p>
          </table:table-cell>
          <table:table-cell office:value-type="float" office:value="39.0824785578752" calcext:value-type="float">
            <text:p>39.0824785578752</text:p>
          </table:table-cell>
          <table:table-cell office:value-type="string" calcext:value-type="string">
            <text:p>North Potomac MD 20878</text:p>
          </table:table-cell>
          <table:table-cell office:value-type="string" calcext:value-type="string">
            <text:p>13801 DuFief Mill Rd</text:p>
          </table:table-cell>
        </table:table-row>
        <table:table-row table:style-name="ro1">
          <table:table-cell office:value-type="float" office:value="13051" calcext:value-type="float">
            <text:p>13051</text:p>
          </table:table-cell>
          <table:table-cell office:value-type="string" calcext:value-type="string">
            <text:p>ROCK CREEK VALLEY ELEMENTARY SCHOOL</text:p>
          </table:table-cell>
          <table:table-cell office:value-type="string" calcext:value-type="string">
            <text:p><text:s/>5121 Russett Rd Rockville MD 20853</text:p>
          </table:table-cell>
          <table:table-cell office:value-type="float" office:value="-77.1026085569293" calcext:value-type="float">
            <text:p>-77.1026085569293</text:p>
          </table:table-cell>
          <table:table-cell office:value-type="float" office:value="39.0832114338616" calcext:value-type="float">
            <text:p>39.083211433861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5121 Russett Rd</text:p>
          </table:table-cell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EAST COUNTY COMMUNITY RECREATION CENTER</text:p>
          </table:table-cell>
          <table:table-cell office:value-type="string" calcext:value-type="string">
            <text:p><text:s/>3310 Gateshead Manor Way Silver Spring MD 20904</text:p>
          </table:table-cell>
          <table:table-cell office:value-type="float" office:value="-76.9416361833912" calcext:value-type="float">
            <text:p>-76.9416361833912</text:p>
          </table:table-cell>
          <table:table-cell office:value-type="float" office:value="39.0786251979519" calcext:value-type="float">
            <text:p>39.07862519795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310 Gateshead Manor Way</text:p>
          </table:table-cell>
        </table:table-row>
        <table:table-row table:style-name="ro1">
          <table:table-cell office:value-type="float" office:value="5009" calcext:value-type="float">
            <text:p>5009</text:p>
          </table:table-cell>
          <table:table-cell office:value-type="string" calcext:value-type="string">
            <text:p>WESTOVER ELEMENTARY SCHOOL</text:p>
          </table:table-cell>
          <table:table-cell office:value-type="string" calcext:value-type="string">
            <text:p><text:s/>401 Hawkesbury Ln Silver Spring MD 20904</text:p>
          </table:table-cell>
          <table:table-cell office:value-type="float" office:value="-77.0179656125145" calcext:value-type="float">
            <text:p>-77.0179656125145</text:p>
          </table:table-cell>
          <table:table-cell office:value-type="float" office:value="39.07492074866" calcext:value-type="float">
            <text:p>39.0749207486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401 HAWKESBURY LN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string" calcext:value-type="string">
            <text:p>ARGYLE MIDDLE SCHOOL</text:p>
          </table:table-cell>
          <table:table-cell office:value-type="string" calcext:value-type="string">
            <text:p><text:s/>2400 Bel Pre Rd Silver Spring MD 20906</text:p>
          </table:table-cell>
          <table:table-cell office:value-type="float" office:value="-77.0489242301558" calcext:value-type="float">
            <text:p>-77.0489242301558</text:p>
          </table:table-cell>
          <table:table-cell office:value-type="float" office:value="39.0895212516922" calcext:value-type="float">
            <text:p>39.089521251692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400 Bel Pre Rd</text:p>
          </table:table-cell>
        </table:table-row>
        <table:table-row table:style-name="ro1">
          <table:table-cell office:value-type="float" office:value="13002" calcext:value-type="float">
            <text:p>13002</text:p>
          </table:table-cell>
          <table:table-cell office:value-type="string" calcext:value-type="string">
            <text:p>JOHN F. KENNEDY HIGH SCHOOL</text:p>
          </table:table-cell>
          <table:table-cell office:value-type="string" calcext:value-type="string">
            <text:p><text:s/>1901 Randolph Rd Silver Spring MD 20902</text:p>
          </table:table-cell>
          <table:table-cell office:value-type="float" office:value="-77.039027844482" calcext:value-type="float">
            <text:p>-77.039027844482</text:p>
          </table:table-cell>
          <table:table-cell office:value-type="float" office:value="39.065750273468" calcext:value-type="float">
            <text:p>39.065750273468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901 Randolph Rd</text:p>
          </table:table-cell>
        </table:table-row>
        <table:table-row table:style-name="ro1">
          <table:table-cell office:value-type="float" office:value="5008" calcext:value-type="float">
            <text:p>5008</text:p>
          </table:table-cell>
          <table:table-cell office:value-type="string" calcext:value-type="string">
            <text:p>WILLIAM TYLER PAGE ELEMENTARY SCHOOL</text:p>
          </table:table-cell>
          <table:table-cell office:value-type="string" calcext:value-type="string">
            <text:p><text:s/>13400 Tamarack Rd Silver Spring MD 20904</text:p>
          </table:table-cell>
          <table:table-cell office:value-type="float" office:value="-76.9835905822603" calcext:value-type="float">
            <text:p>-76.9835905822603</text:p>
          </table:table-cell>
          <table:table-cell office:value-type="float" office:value="39.0749086198213" calcext:value-type="float">
            <text:p>39.0749086198213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400 Tamarack Rd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LAKEWOOD ELEMENTARY SCHOOL</text:p>
          </table:table-cell>
          <table:table-cell office:value-type="string" calcext:value-type="string">
            <text:p><text:s/>2534 Lindley Ter Rockville MD 20850</text:p>
          </table:table-cell>
          <table:table-cell office:value-type="float" office:value="-77.1918052835847" calcext:value-type="float">
            <text:p>-77.1918052835847</text:p>
          </table:table-cell>
          <table:table-cell office:value-type="float" office:value="39.086992727143" calcext:value-type="float">
            <text:p>39.08699272714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534 LINDLEY TER</text:p>
          </table:table-cell>
        </table:table-row>
        <table:table-row table:style-name="ro1">
          <table:table-cell office:value-type="float" office:value="13055" calcext:value-type="float">
            <text:p>13055</text:p>
          </table:table-cell>
          <table:table-cell office:value-type="string" calcext:value-type="string">
            <text:p>STRATHMORE ELEMENTARY SCHOOL</text:p>
          </table:table-cell>
          <table:table-cell office:value-type="string" calcext:value-type="string">
            <text:p><text:s/>3200 Beaverwood Ln Silver Spring MD 20906</text:p>
          </table:table-cell>
          <table:table-cell office:value-type="float" office:value="-77.065521009683" calcext:value-type="float">
            <text:p>-77.065521009683</text:p>
          </table:table-cell>
          <table:table-cell office:value-type="float" office:value="39.0852658835851" calcext:value-type="float">
            <text:p>39.08526588358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200 BEAVERWOOD LN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string" calcext:value-type="string">
            <text:p>PARKLAND MIDDLE SCHOOL</text:p>
          </table:table-cell>
          <table:table-cell office:value-type="string" calcext:value-type="string">
            <text:p><text:s/>4610 W Frankfort Dr Rockville MD 20853</text:p>
          </table:table-cell>
          <table:table-cell office:value-type="float" office:value="-77.0916686751734" calcext:value-type="float">
            <text:p>-77.0916686751734</text:p>
          </table:table-cell>
          <table:table-cell office:value-type="float" office:value="39.0841517963009" calcext:value-type="float">
            <text:p>39.0841517963009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0 W Frankfort Dr</text:p>
          </table:table-cell>
        </table:table-row>
        <table:table-row table:style-name="ro1">
          <table:table-cell office:value-type="float" office:value="5017" calcext:value-type="float">
            <text:p>5017</text:p>
          </table:table-cell>
          <table:table-cell office:value-type="string" calcext:value-type="string">
            <text:p>FAIRLAND SCHOOL CENTER</text:p>
          </table:table-cell>
          <table:table-cell office:value-type="string" calcext:value-type="string">
            <text:p><text:s/>13313 Old Columbia Pike Silver Spring MD 20904</text:p>
          </table:table-cell>
          <table:table-cell office:value-type="float" office:value="-76.9576720207204" calcext:value-type="float">
            <text:p>-76.9576720207204</text:p>
          </table:table-cell>
          <table:table-cell office:value-type="float" office:value="39.0749480216321" calcext:value-type="float">
            <text:p>39.074948021632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313 OLD COLUMBIA PIKE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FALLSMEAD ELEMENTARY SCHOOL</text:p>
          </table:table-cell>
          <table:table-cell office:value-type="string" calcext:value-type="string">
            <text:p><text:s/>1800 Greenplace Ter Rockville MD 20850</text:p>
          </table:table-cell>
          <table:table-cell office:value-type="float" office:value="-77.1765379948728" calcext:value-type="float">
            <text:p>-77.1765379948728</text:p>
          </table:table-cell>
          <table:table-cell office:value-type="float" office:value="39.0779606487891" calcext:value-type="float">
            <text:p>39.0779606487891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800 Greenplace Ter</text:p>
          </table:table-cell>
        </table:table-row>
        <table:table-row table:style-name="ro1">
          <table:table-cell office:value-type="float" office:value="6002" calcext:value-type="float">
            <text:p>6002</text:p>
          </table:table-cell>
          <table:table-cell office:value-type="string" calcext:value-type="string">
            <text:p>SS. PETER AND PAUL ORTHODOX CHURCH</text:p>
          </table:table-cell>
          <table:table-cell office:value-type="string" calcext:value-type="string">
            <text:p><text:s/>10620 River Rd Potomac MD 20854</text:p>
          </table:table-cell>
          <table:table-cell office:value-type="float" office:value="-77.2195850031185" calcext:value-type="float">
            <text:p>-77.2195850031185</text:p>
          </table:table-cell>
          <table:table-cell office:value-type="float" office:value="39.0241659769187" calcext:value-type="float">
            <text:p>39.024165976918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620 RIVER RD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JULIUS WEST MIDDLE SCHOOL</text:p>
          </table:table-cell>
          <table:table-cell office:value-type="string" calcext:value-type="string">
            <text:p><text:s/>651 Great Falls Rd Rockville MD 20850</text:p>
          </table:table-cell>
          <table:table-cell office:value-type="float" office:value="-77.1638855687742" calcext:value-type="float">
            <text:p>-77.1638855687742</text:p>
          </table:table-cell>
          <table:table-cell office:value-type="float" office:value="39.0767475199953" calcext:value-type="float">
            <text:p>39.076747519995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651 Great Falls Rd</text:p>
          </table:table-cell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GREENCASTLE ELEMENTARY SCHOOL</text:p>
          </table:table-cell>
          <table:table-cell office:value-type="string" calcext:value-type="string">
            <text:p><text:s/>13611 Robey Rd Silver Spring MD 20904</text:p>
          </table:table-cell>
          <table:table-cell office:value-type="float" office:value="-76.9417549261844" calcext:value-type="float">
            <text:p>-76.9417549261844</text:p>
          </table:table-cell>
          <table:table-cell office:value-type="float" office:value="39.0804194523367" calcext:value-type="float">
            <text:p>39.080419452336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611 Robey Rd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LONE OAK SCHOOL CENTER</text:p>
          </table:table-cell>
          <table:table-cell office:value-type="string" calcext:value-type="string">
            <text:p><text:s/>1010 Grandin Ave Rockville MD 20851</text:p>
          </table:table-cell>
          <table:table-cell office:value-type="float" office:value="-77.1328796880512" calcext:value-type="float">
            <text:p>-77.1328796880512</text:p>
          </table:table-cell>
          <table:table-cell office:value-type="float" office:value="39.0801095016855" calcext:value-type="float">
            <text:p>39.0801095016855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010 Grandin Ave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string" calcext:value-type="string">
            <text:p>GALWAY ELEMENTARY SCHOOL</text:p>
          </table:table-cell>
          <table:table-cell office:value-type="string" calcext:value-type="string">
            <text:p><text:s/>12612 Galway Dr Silver Spring MD 20904</text:p>
          </table:table-cell>
          <table:table-cell office:value-type="float" office:value="-76.9463103252491" calcext:value-type="float">
            <text:p>-76.9463103252491</text:p>
          </table:table-cell>
          <table:table-cell office:value-type="float" office:value="39.0639572993597" calcext:value-type="float">
            <text:p>39.063957299359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612 Galway Dr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COLD SPRING ELEMENTARY SCHOOL</text:p>
          </table:table-cell>
          <table:table-cell office:value-type="string" calcext:value-type="string">
            <text:p><text:s/>9201 Falls Chapel Way Potomac MD 20854</text:p>
          </table:table-cell>
          <table:table-cell office:value-type="float" office:value="-77.188864127886" calcext:value-type="float">
            <text:p>-77.188864127886</text:p>
          </table:table-cell>
          <table:table-cell office:value-type="float" office:value="39.0592190062811" calcext:value-type="float">
            <text:p>39.059219006281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01 Falls Chapel Way</text:p>
          </table:table-cell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string" calcext:value-type="string">
            <text:p>GEORGIAN FOREST ELEMENTARY SCHOOL</text:p>
          </table:table-cell>
          <table:table-cell office:value-type="string" calcext:value-type="string">
            <text:p><text:s/>3100 Regina Dr Silver Spring MD 20906</text:p>
          </table:table-cell>
          <table:table-cell office:value-type="float" office:value="-77.0614546940075" calcext:value-type="float">
            <text:p>-77.0614546940075</text:p>
          </table:table-cell>
          <table:table-cell office:value-type="float" office:value="39.0756428673716" calcext:value-type="float">
            <text:p>39.075642867371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100 Regina Dr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</table:table-row>
        <table:table-row table:style-name="ro1">
          <table:table-cell office:value-type="float" office:value="13035" calcext:value-type="float">
            <text:p>13035</text:p>
          </table:table-cell>
          <table:table-cell office:value-type="string" calcext:value-type="string">
            <text:p>WELLER ROAD ELEMENTARY SCHOOL</text:p>
          </table:table-cell>
          <table:table-cell office:value-type="string" calcext:value-type="string">
            <text:p><text:s/>3301 Weller Rd Silver Spring MD 20906</text:p>
          </table:table-cell>
          <table:table-cell office:value-type="float" office:value="-77.0670629806313" calcext:value-type="float">
            <text:p>-77.0670629806313</text:p>
          </table:table-cell>
          <table:table-cell office:value-type="float" office:value="39.0654368380007" calcext:value-type="float">
            <text:p>39.065436838000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1 Weller Rd</text:p>
          </table:table-cell>
        </table:table-row>
        <table:table-row table:style-name="ro1">
          <table:table-cell office:value-type="float" office:value="13037" calcext:value-type="float">
            <text:p>13037</text:p>
          </table:table-cell>
          <table:table-cell office:value-type="string" calcext:value-type="string">
            <text:p>ST. JOHN'S EVANGELICAL LUTHERAN CHURCH</text:p>
          </table:table-cell>
          <table:table-cell office:value-type="string" calcext:value-type="string">
            <text:p><text:s/>4629 Aspen Hill Rd Rockville MD 20853</text:p>
          </table:table-cell>
          <table:table-cell office:value-type="float" office:value="-77.0942458050318" calcext:value-type="float">
            <text:p>-77.0942458050318</text:p>
          </table:table-cell>
          <table:table-cell office:value-type="float" office:value="39.0759401664994" calcext:value-type="float">
            <text:p>39.075940166499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29 Aspen Hill Rd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string" calcext:value-type="string">
            <text:p>SPRINGBROOK HIGH SCHOOL</text:p>
          </table:table-cell>
          <table:table-cell office:value-type="string" calcext:value-type="string">
            <text:p><text:s/>201 Valley Brook Dr Silver Spring MD 20901</text:p>
          </table:table-cell>
          <table:table-cell office:value-type="float" office:value="-77.0056814995592" calcext:value-type="float">
            <text:p>-77.0056814995592</text:p>
          </table:table-cell>
          <table:table-cell office:value-type="float" office:value="39.0578019373368" calcext:value-type="float">
            <text:p>39.0578019373368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201 VALLEY BROOK DR</text:p>
          </table:table-cell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string" calcext:value-type="string">
            <text:p>CANNON ROAD ELEMENTARY SCHOOL</text:p>
          </table:table-cell>
          <table:table-cell office:value-type="string" calcext:value-type="string">
            <text:p><text:s/>901 Cannon Rd Silver Spring MD 20904</text:p>
          </table:table-cell>
          <table:table-cell office:value-type="float" office:value="-76.9941729253308" calcext:value-type="float">
            <text:p>-76.9941729253308</text:p>
          </table:table-cell>
          <table:table-cell office:value-type="float" office:value="39.0687671604219" calcext:value-type="float">
            <text:p>39.06876716042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901 Cannon Rd</text:p>
          </table:table-cell>
        </table:table-row>
        <table:table-row table:style-name="ro1">
          <table:table-cell office:value-type="float" office:value="13070" calcext:value-type="float">
            <text:p>13070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</table:table-row>
        <table:table-row table:style-name="ro1">
          <table:table-cell office:value-type="float" office:value="13043" calcext:value-type="float">
            <text:p>13043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</table:table-row>
        <table:table-row table:style-name="ro1">
          <table:table-cell office:value-type="float" office:value="13025" calcext:value-type="float">
            <text:p>13025</text:p>
          </table:table-cell>
          <table:table-cell office:value-type="string" calcext:value-type="string">
            <text:p>VIERS MILL ELEMENTARY SCHOOL</text:p>
          </table:table-cell>
          <table:table-cell office:value-type="string" calcext:value-type="string">
            <text:p><text:s/>11711 Joseph Mill Rd Silver Spring MD 20906</text:p>
          </table:table-cell>
          <table:table-cell office:value-type="float" office:value="-77.0852891294932" calcext:value-type="float">
            <text:p>-77.0852891294932</text:p>
          </table:table-cell>
          <table:table-cell office:value-type="float" office:value="39.0485027508351" calcext:value-type="float">
            <text:p>39.04850275083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1711 Joseph Mill Rd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</table:table-row>
        <table:table-row table:style-name="ro1">
          <table:table-cell office:value-type="float" office:value="13036" calcext:value-type="float">
            <text:p>13036</text:p>
          </table:table-cell>
          <table:table-cell office:value-type="string" calcext:value-type="string">
            <text:p>SARGENT SHRIVER ELEMENTARY SCHOOL</text:p>
          </table:table-cell>
          <table:table-cell office:value-type="string" calcext:value-type="string">
            <text:p><text:s/>12518 Greenly St Silver Spring MD 20906</text:p>
          </table:table-cell>
          <table:table-cell office:value-type="float" office:value="-77.0791590241694" calcext:value-type="float">
            <text:p>-77.0791590241694</text:p>
          </table:table-cell>
          <table:table-cell office:value-type="float" office:value="39.0615504146156" calcext:value-type="float">
            <text:p>39.061550414615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518 GREENLY DR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</table:table-row>
        <table:table-row table:style-name="ro1">
          <table:table-cell office:value-type="float" office:value="13028" calcext:value-type="float">
            <text:p>13028</text:p>
          </table:table-cell>
          <table:table-cell office:value-type="string" calcext:value-type="string">
            <text:p>WHEATON HIGH SCHOOL</text:p>
          </table:table-cell>
          <table:table-cell office:value-type="string" calcext:value-type="string">
            <text:p><text:s/>12401 Dalewood Dr Silver Spring MD 20906</text:p>
          </table:table-cell>
          <table:table-cell office:value-type="float" office:value="-77.0679489018705" calcext:value-type="float">
            <text:p>-77.0679489018705</text:p>
          </table:table-cell>
          <table:table-cell office:value-type="float" office:value="39.0600172780399" calcext:value-type="float">
            <text:p>39.0600172780399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401 DALEWOOD DR</text:p>
          </table:table-cell>
        </table:table-row>
        <table:table-row table:style-name="ro1">
          <table:table-cell office:value-type="float" office:value="13020" calcext:value-type="float">
            <text:p>13020</text:p>
          </table:table-cell>
          <table:table-cell office:value-type="string" calcext:value-type="string">
            <text:p>COL. E. BROOKE LEE MIDDLE SCHOOL</text:p>
          </table:table-cell>
          <table:table-cell office:value-type="string" calcext:value-type="string">
            <text:p><text:s/>11800 Monticello Ave Silver Spring MD 20902</text:p>
          </table:table-cell>
          <table:table-cell office:value-type="float" office:value="-77.030700188206" calcext:value-type="float">
            <text:p>-77.030700188206</text:p>
          </table:table-cell>
          <table:table-cell office:value-type="float" office:value="39.0496028356274" calcext:value-type="float">
            <text:p>39.0496028356274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1800 Monticello Ave</text:p>
          </table:table-cell>
        </table:table-row>
        <table:table-row table:style-name="ro1">
          <table:table-cell office:value-type="float" office:value="13063" calcext:value-type="float">
            <text:p>13063</text:p>
          </table:table-cell>
          <table:table-cell office:value-type="string" calcext:value-type="string">
            <text:p>GLENALLAN ELEMENTARY SCHOOL</text:p>
          </table:table-cell>
          <table:table-cell office:value-type="string" calcext:value-type="string">
            <text:p><text:s/>12520 Heurich Rd Silver Spring MD 20902</text:p>
          </table:table-cell>
          <table:table-cell office:value-type="float" office:value="-77.0413621270872" calcext:value-type="float">
            <text:p>-77.0413621270872</text:p>
          </table:table-cell>
          <table:table-cell office:value-type="float" office:value="39.0613561545795" calcext:value-type="float">
            <text:p>39.061356154579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2520 Heurich Rd</text:p>
          </table:table-cell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string" calcext:value-type="string">
            <text:p>WHITE OAK MIDDLE SCHOOL</text:p>
          </table:table-cell>
          <table:table-cell office:value-type="string" calcext:value-type="string">
            <text:p><text:s/>12201 New Hampshire Ave Silver Spring MD 20904</text:p>
          </table:table-cell>
          <table:table-cell office:value-type="float" office:value="-76.9953329528009" calcext:value-type="float">
            <text:p>-76.9953329528009</text:p>
          </table:table-cell>
          <table:table-cell office:value-type="float" office:value="39.056521734401" calcext:value-type="float">
            <text:p>39.05652173440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201 New Hampshire Ave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</table:table-row>
        <table:table-row table:style-name="ro1">
          <table:table-cell office:value-type="float" office:value="10006" calcext:value-type="float">
            <text:p>10006</text:p>
          </table:table-cell>
          <table:table-cell office:value-type="string" calcext:value-type="string">
            <text:p>WAYSIDE ELEMENTARY SCHOOL</text:p>
          </table:table-cell>
          <table:table-cell office:value-type="string" calcext:value-type="string">
            <text:p><text:s/>10011 Glen Rd Potomac MD 20854</text:p>
          </table:table-cell>
          <table:table-cell office:value-type="float" office:value="-77.2061907114964" calcext:value-type="float">
            <text:p>-77.2061907114964</text:p>
          </table:table-cell>
          <table:table-cell office:value-type="float" office:value="39.0475503345114" calcext:value-type="float">
            <text:p>39.047550334511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011 Glen Rd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</table:table-row>
        <table:table-row table:style-name="ro1">
          <table:table-cell office:value-type="float" office:value="5013" calcext:value-type="float">
            <text:p>5013</text:p>
          </table:table-cell>
          <table:table-cell office:value-type="string" calcext:value-type="string">
            <text:p>WHITE OAK COMMUNITY RECREATION CENTER</text:p>
          </table:table-cell>
          <table:table-cell office:value-type="string" calcext:value-type="string">
            <text:p><text:s/>1700 April Ln Silver Spring MD 20904</text:p>
          </table:table-cell>
          <table:table-cell office:value-type="float" office:value="-76.9755860623671" calcext:value-type="float">
            <text:p>-76.9755860623671</text:p>
          </table:table-cell>
          <table:table-cell office:value-type="float" office:value="39.0460980423057" calcext:value-type="float">
            <text:p>39.046098042305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700 APRIL LN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RIDERWOOD VILLAGE</text:p>
          </table:table-cell>
          <table:table-cell office:value-type="string" calcext:value-type="string">
            <text:p><text:s/>3120 Gracefield Rd Silver Spring MD 20904</text:p>
          </table:table-cell>
          <table:table-cell office:value-type="float" office:value="-76.9508697538978" calcext:value-type="float">
            <text:p>-76.9508697538978</text:p>
          </table:table-cell>
          <table:table-cell office:value-type="float" office:value="39.0484086598496" calcext:value-type="float">
            <text:p>39.048408659849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120 GRACEFIELD RD</text:p>
          </table:table-cell>
        </table:table-row>
        <table:table-row table:style-name="ro1">
          <table:table-cell office:value-type="float" office:value="13030" calcext:value-type="float">
            <text:p>13030</text:p>
          </table:table-cell>
          <table:table-cell office:value-type="string" calcext:value-type="string">
            <text:p>HOLIDAY PARK SENIOR CENTER</text:p>
          </table:table-cell>
          <table:table-cell office:value-type="string" calcext:value-type="string">
            <text:p><text:s/>3950 Ferrara Dr Wheaton MD 20906</text:p>
          </table:table-cell>
          <table:table-cell office:value-type="float" office:value="-77.0775690233265" calcext:value-type="float">
            <text:p>-77.0775690233265</text:p>
          </table:table-cell>
          <table:table-cell office:value-type="float" office:value="39.0512553643296" calcext:value-type="float">
            <text:p>39.051255364329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950 FERRARA DR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BENDER JEWISH COMMUNITY CENTER</text:p>
          </table:table-cell>
          <table:table-cell office:value-type="string" calcext:value-type="string">
            <text:p><text:s/>6125 Montrose Rd Rockville MD 20852</text:p>
          </table:table-cell>
          <table:table-cell office:value-type="float" office:value="-77.1253423097968" calcext:value-type="float">
            <text:p>-77.1253423097968</text:p>
          </table:table-cell>
          <table:table-cell office:value-type="float" office:value="39.0536664206998" calcext:value-type="float">
            <text:p>39.053666420699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6125 Montrose Rd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WINSTON CHURCHILL HIGH SCHOOL</text:p>
          </table:table-cell>
          <table:table-cell office:value-type="string" calcext:value-type="string">
            <text:p><text:s/>11300 Gainsborough Rd Potomac MD 20854</text:p>
          </table:table-cell>
          <table:table-cell office:value-type="float" office:value="-77.1731281419633" calcext:value-type="float">
            <text:p>-77.1731281419633</text:p>
          </table:table-cell>
          <table:table-cell office:value-type="float" office:value="39.0443047901991" calcext:value-type="float">
            <text:p>39.044304790199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00 Gainsborough Rd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IVYMOUNT SCHOOL</text:p>
          </table:table-cell>
          <table:table-cell office:value-type="string" calcext:value-type="string">
            <text:p><text:s/>11614 Seven Locks Rd Potomac MD 20854</text:p>
          </table:table-cell>
          <table:table-cell office:value-type="float" office:value="-77.1614898459709" calcext:value-type="float">
            <text:p>-77.1614898459709</text:p>
          </table:table-cell>
          <table:table-cell office:value-type="float" office:value="39.0464974630923" calcext:value-type="float">
            <text:p>39.04649746309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614 SEVEN LOCKS RD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FARMLAND ELEMENTARY SCHOOL</text:p>
          </table:table-cell>
          <table:table-cell office:value-type="string" calcext:value-type="string">
            <text:p><text:s/>7000 Old Gate Rd Rockville MD 20852</text:p>
          </table:table-cell>
          <table:table-cell office:value-type="float" office:value="-77.1451112121873" calcext:value-type="float">
            <text:p>-77.1451112121873</text:p>
          </table:table-cell>
          <table:table-cell office:value-type="float" office:value="39.0471037431668" calcext:value-type="float">
            <text:p>39.047103743166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7000 OLD GATE RD</text:p>
          </table:table-cell>
        </table:table-row>
        <table:table-row table:style-name="ro1">
          <table:table-cell office:value-type="float" office:value="13044" calcext:value-type="float">
            <text:p>13044</text:p>
          </table:table-cell>
          <table:table-cell office:value-type="string" calcext:value-type="string">
            <text:p>ARCOLA ELEMENTARY SCHOOL</text:p>
          </table:table-cell>
          <table:table-cell office:value-type="string" calcext:value-type="string">
            <text:p><text:s/>1820 Franwall Ave Silver Spring MD 20902</text:p>
          </table:table-cell>
          <table:table-cell office:value-type="float" office:value="-77.0393881974071" calcext:value-type="float">
            <text:p>-77.0393881974071</text:p>
          </table:table-cell>
          <table:table-cell office:value-type="float" office:value="39.0455588692406" calcext:value-type="float">
            <text:p>39.045558869240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820 Franwall Ave</text:p>
          </table:table-cell>
        </table:table-row>
        <table:table-row table:style-name="ro1">
          <table:table-cell office:value-type="float" office:value="13029" calcext:value-type="float">
            <text:p>13029</text:p>
          </table:table-cell>
          <table:table-cell office:value-type="string" calcext:value-type="string">
            <text:p>HIGHLAND ELEMENTARY SCHOOL</text:p>
          </table:table-cell>
          <table:table-cell office:value-type="string" calcext:value-type="string">
            <text:p><text:s/>3100 Medway St Silver Spring MD 20902</text:p>
          </table:table-cell>
          <table:table-cell office:value-type="float" office:value="-77.0639085337895" calcext:value-type="float">
            <text:p>-77.0639085337895</text:p>
          </table:table-cell>
          <table:table-cell office:value-type="float" office:value="39.0511227029091" calcext:value-type="float">
            <text:p>39.0511227029091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3100 Medway St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Tilden Middle School/Gym</text:p>
          </table:table-cell>
          <table:table-cell office:value-type="string" calcext:value-type="string">
            <text:p>11211 Old Georgetown Rd Rockville MD 20852</text:p>
          </table:table-cell>
          <table:table-cell office:value-type="float" office:value="-77.1305947937391" calcext:value-type="float">
            <text:p>-77.1305947937391</text:p>
          </table:table-cell>
          <table:table-cell office:value-type="float" office:value="39.0418895171734" calcext:value-type="float">
            <text:p>39.0418895171734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KENNEDY SHRIVER AQUATIC CENTER</text:p>
          </table:table-cell>
          <table:table-cell office:value-type="string" calcext:value-type="string">
            <text:p><text:s/>5900 Executive Blvd Rockville MD 20852</text:p>
          </table:table-cell>
          <table:table-cell office:value-type="float" office:value="-77.1184305572927" calcext:value-type="float">
            <text:p>-77.1184305572927</text:p>
          </table:table-cell>
          <table:table-cell office:value-type="float" office:value="39.0461441455778" calcext:value-type="float">
            <text:p>39.046144145577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5900 EXECUTIVE BLVD</text:p>
          </table:table-cell>
        </table:table-row>
        <table:table-row table:style-name="ro1">
          <table:table-cell office:value-type="string" calcext:value-type="string">
            <text:p>OOC</text:p>
          </table:table-cell>
          <table:table-cell table:number-columns-repeated="6"/>
        </table:table-row>
        <table:table-row table:style-name="ro1">
          <table:table-cell office:value-type="float" office:value="10005" calcext:value-type="float">
            <text:p>10005</text:p>
          </table:table-cell>
          <table:table-cell office:value-type="string" calcext:value-type="string">
            <text:p>HERBERT HOOVER MIDDLE SCHOOL</text:p>
          </table:table-cell>
          <table:table-cell office:value-type="string" calcext:value-type="string">
            <text:p><text:s/>8810 Postoak Rd Potomac MD 20854</text:p>
          </table:table-cell>
          <table:table-cell office:value-type="float" office:value="-77.178637575057" calcext:value-type="float">
            <text:p>-77.178637575057</text:p>
          </table:table-cell>
          <table:table-cell office:value-type="float" office:value="39.0448587791864" calcext:value-type="float">
            <text:p>39.04485877918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810 Post Oak Rd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POTOMAC COMMUNITY RECREATION CENTER</text:p>
          </table:table-cell>
          <table:table-cell office:value-type="string" calcext:value-type="string">
            <text:p><text:s/>11315 Falls Rd Potomac MD 20854</text:p>
          </table:table-cell>
          <table:table-cell office:value-type="float" office:value="-77.1915350429454" calcext:value-type="float">
            <text:p>-77.1915350429454</text:p>
          </table:table-cell>
          <table:table-cell office:value-type="float" office:value="39.0410075603523" calcext:value-type="float">
            <text:p>39.04100756035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15 Falls Rd</text:p>
          </table:table-cell>
        </table:table-row>
        <table:table-row table:style-name="ro1">
          <table:table-cell office:value-type="float" office:value="13033" calcext:value-type="float">
            <text:p>13033</text:p>
          </table:table-cell>
          <table:table-cell office:value-type="string" calcext:value-type="string">
            <text:p>KEMP MILL ELEMENTARY SCHOOL</text:p>
          </table:table-cell>
          <table:table-cell office:value-type="string" calcext:value-type="string">
            <text:p><text:s/>411 Sisson St Silver Spring MD 20902</text:p>
          </table:table-cell>
          <table:table-cell office:value-type="float" office:value="-77.0170471283479" calcext:value-type="float">
            <text:p>-77.0170471283479</text:p>
          </table:table-cell>
          <table:table-cell office:value-type="float" office:value="39.0436381593369" calcext:value-type="float">
            <text:p>39.0436381593369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411 Sisson St</text:p>
          </table:table-cell>
        </table:table-row>
        <table:table-row table:style-name="ro1">
          <table:table-cell office:value-type="float" office:value="13027" calcext:value-type="float">
            <text:p>13027</text:p>
          </table:table-cell>
          <table:table-cell office:value-type="string" calcext:value-type="string">
            <text:p>ALBERT EINSTEIN HIGH SCHOOL</text:p>
          </table:table-cell>
          <table:table-cell office:value-type="string" calcext:value-type="string">
            <text:p><text:s/>11135 Newport Mill Rd Kensington MD 20895</text:p>
          </table:table-cell>
          <table:table-cell office:value-type="float" office:value="-77.0670360204928" calcext:value-type="float">
            <text:p>-77.0670360204928</text:p>
          </table:table-cell>
          <table:table-cell office:value-type="float" office:value="39.0396158967085" calcext:value-type="float">
            <text:p>39.0396158967085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1135 Newport Mill Rd</text:p>
          </table:table-cell>
        </table:table-row>
        <table:table-row table:style-name="ro1">
          <table:table-cell office:value-type="float" office:value="13040" calcext:value-type="float">
            <text:p>13040</text:p>
          </table:table-cell>
          <table:table-cell office:value-type="string" calcext:value-type="string">
            <text:p>ROCK VIEW ELEMENTARY SCHOOL</text:p>
          </table:table-cell>
          <table:table-cell office:value-type="string" calcext:value-type="string">
            <text:p><text:s/>3901 Denfeld Ave Kensington MD 20895</text:p>
          </table:table-cell>
          <table:table-cell office:value-type="float" office:value="-77.0769950701402" calcext:value-type="float">
            <text:p>-77.0769950701402</text:p>
          </table:table-cell>
          <table:table-cell office:value-type="float" office:value="39.0395140972528" calcext:value-type="float">
            <text:p>39.0395140972528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901 Denfeld Ave</text:p>
          </table:table-cell>
        </table:table-row>
        <table:table-row table:style-name="ro1">
          <table:table-cell office:value-type="float" office:value="5005" calcext:value-type="float">
            <text:p>5005</text:p>
          </table:table-cell>
          <table:table-cell office:value-type="string" calcext:value-type="string">
            <text:p>BURNT MILLS ELEMENTARY SCHOOL</text:p>
          </table:table-cell>
          <table:table-cell office:value-type="string" calcext:value-type="string">
            <text:p><text:s/>11211 Childs St Silver Spring MD 20901</text:p>
          </table:table-cell>
          <table:table-cell office:value-type="float" office:value="-77.0017610799788" calcext:value-type="float">
            <text:p>-77.0017610799788</text:p>
          </table:table-cell>
          <table:table-cell office:value-type="float" office:value="39.0394753144486" calcext:value-type="float">
            <text:p>39.0394753144486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1211 Childs St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string" calcext:value-type="string">
            <text:p>CRESTHAVEN ELEMENTARY SCHOOL</text:p>
          </table:table-cell>
          <table:table-cell office:value-type="string" calcext:value-type="string">
            <text:p><text:s/>1234 Cresthaven Dr Silver Spring MD 20903</text:p>
          </table:table-cell>
          <table:table-cell office:value-type="float" office:value="-76.9876315784759" calcext:value-type="float">
            <text:p>-76.9876315784759</text:p>
          </table:table-cell>
          <table:table-cell office:value-type="float" office:value="39.0274886651928" calcext:value-type="float">
            <text:p>39.0274886651928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1234 Cresthaven Dr</text:p>
          </table:table-cell>
        </table:table-row>
        <table:table-row table:style-name="ro1">
          <table:table-cell office:value-type="float" office:value="10012" calcext:value-type="float">
            <text:p>10012</text:p>
          </table:table-cell>
          <table:table-cell office:value-type="string" calcext:value-type="string">
            <text:p>BELLS MILL ELEMENTARY SCHOOL</text:p>
          </table:table-cell>
          <table:table-cell office:value-type="string" calcext:value-type="string">
            <text:p><text:s/>8225 Bells Mill Rd Potomac MD 20854</text:p>
          </table:table-cell>
          <table:table-cell office:value-type="float" office:value="-77.1687400918902" calcext:value-type="float">
            <text:p>-77.1687400918902</text:p>
          </table:table-cell>
          <table:table-cell office:value-type="float" office:value="39.0320119148263" calcext:value-type="float">
            <text:p>39.032011914826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225 Bells Mill Rd</text:p>
          </table:table-cell>
        </table:table-row>
        <table:table-row table:style-name="ro1">
          <table:table-cell office:value-type="float" office:value="13032" calcext:value-type="float">
            <text:p>13032</text:p>
          </table:table-cell>
          <table:table-cell office:value-type="string" calcext:value-type="string">
            <text:p>GLEN HAVEN ELEMENTARY SCHOOL</text:p>
          </table:table-cell>
          <table:table-cell office:value-type="string" calcext:value-type="string">
            <text:p><text:s/>10900 Inwood Ave Silver Spring MD 20902</text:p>
          </table:table-cell>
          <table:table-cell office:value-type="float" office:value="-77.0370393627795" calcext:value-type="float">
            <text:p>-77.0370393627795</text:p>
          </table:table-cell>
          <table:table-cell office:value-type="float" office:value="39.0338425416836" calcext:value-type="float">
            <text:p>39.033842541683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0900 Inwood Ave</text:p>
          </table:table-cell>
        </table:table-row>
        <table:table-row table:style-name="ro1">
          <table:table-cell office:value-type="float" office:value="13059" calcext:value-type="float">
            <text:p>13059</text:p>
          </table:table-cell>
          <table:table-cell office:value-type="string" calcext:value-type="string">
            <text:p>STEPHEN KNOLLS SCHOOL</text:p>
          </table:table-cell>
          <table:table-cell office:value-type="string" calcext:value-type="string">
            <text:p><text:s/>10731 St Margarets Way Kensington MD 20895</text:p>
          </table:table-cell>
          <table:table-cell office:value-type="float" office:value="-77.0517458434823" calcext:value-type="float">
            <text:p>-77.0517458434823</text:p>
          </table:table-cell>
          <table:table-cell office:value-type="float" office:value="39.0339004999813" calcext:value-type="float">
            <text:p>39.0339004999813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731 ST MARGARETS WAY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Tilden Middle School/Cafeteria</text:p>
          </table:table-cell>
          <table:table-cell office:value-type="string" calcext:value-type="string">
            <text:p><text:s/>11211 Old Georgetown Rd Rockville MD 20852</text:p>
          </table:table-cell>
          <table:table-cell office:value-type="float" office:value="-77.1223482152589" calcext:value-type="float">
            <text:p>-77.1223482152589</text:p>
          </table:table-cell>
          <table:table-cell office:value-type="float" office:value="39.0383633817992" calcext:value-type="float">
            <text:p>39.038363381799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</table:table-row>
        <table:table-row table:style-name="ro1">
          <table:table-cell office:value-type="float" office:value="13011" calcext:value-type="float">
            <text:p>13011</text:p>
          </table:table-cell>
          <table:table-cell office:value-type="string" calcext:value-type="string">
            <text:p>FOREST KNOLLS ELEMENTARY SCHOOL</text:p>
          </table:table-cell>
          <table:table-cell office:value-type="string" calcext:value-type="string">
            <text:p><text:s/>10830 Eastwood Ave Silver Spring MD 20901</text:p>
          </table:table-cell>
          <table:table-cell office:value-type="float" office:value="-77.0204193735754" calcext:value-type="float">
            <text:p>-77.0204193735754</text:p>
          </table:table-cell>
          <table:table-cell office:value-type="float" office:value="39.033310438959" calcext:value-type="float">
            <text:p>39.033310438959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830 Eastwood Ave</text:p>
          </table:table-cell>
        </table:table-row>
        <table:table-row table:style-name="ro1">
          <table:table-cell office:value-type="float" office:value="13057" calcext:value-type="float">
            <text:p>13057</text:p>
          </table:table-cell>
          <table:table-cell office:value-type="string" calcext:value-type="string">
            <text:p>ARCOLA TOWERS</text:p>
          </table:table-cell>
          <table:table-cell office:value-type="string" calcext:value-type="string">
            <text:p><text:s/>1135 University Blvd W Silver Spring MD 20902</text:p>
          </table:table-cell>
          <table:table-cell office:value-type="float" office:value="-77.0306231403879" calcext:value-type="float">
            <text:p>-77.0306231403879</text:p>
          </table:table-cell>
          <table:table-cell office:value-type="float" office:value="39.0388021673376" calcext:value-type="float">
            <text:p>39.0388021673376</text:p>
          </table:table-cell>
          <table:table-cell office:value-type="string" calcext:value-type="string">
            <text:p><text:s/>Silver Spring MD 20902</text:p>
          </table:table-cell>
          <table:table-cell office:value-type="string" calcext:value-type="string">
            <text:p>1135 UNIVERSITY BLVD W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PAULINE BETZ ADDIE TENNIS CENTER</text:p>
          </table:table-cell>
          <table:table-cell office:value-type="string" calcext:value-type="string">
            <text:p><text:s/>7801 Democracy Blvd Bethesda MD 20817</text:p>
          </table:table-cell>
          <table:table-cell office:value-type="float" office:value="-77.1592128899673" calcext:value-type="float">
            <text:p>-77.1592128899673</text:p>
          </table:table-cell>
          <table:table-cell office:value-type="float" office:value="39.0243899893717" calcext:value-type="float">
            <text:p>39.024389989371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801 DEMOCRACY BLVD</text:p>
          </table:table-cell>
        </table:table-row>
        <table:table-row table:style-name="ro1">
          <table:table-cell office:value-type="float" office:value="13034" calcext:value-type="float">
            <text:p>13034</text:p>
          </table:table-cell>
          <table:table-cell office:value-type="string" calcext:value-type="string">
            <text:p>KENSINGTON TOWN HALL</text:p>
          </table:table-cell>
          <table:table-cell office:value-type="string" calcext:value-type="string">
            <text:p><text:s/>3710 Mitchell St Kensington MD 20895</text:p>
          </table:table-cell>
          <table:table-cell office:value-type="float" office:value="-77.0750155722537" calcext:value-type="float">
            <text:p>-77.0750155722537</text:p>
          </table:table-cell>
          <table:table-cell office:value-type="float" office:value="39.0257892853151" calcext:value-type="float">
            <text:p>39.0257892853151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710 MITCHELL ST</text:p>
          </table:table-cell>
        </table:table-row>
        <table:table-row table:style-name="ro1">
          <table:table-cell office:value-type="float" office:value="13042" calcext:value-type="float">
            <text:p>13042</text:p>
          </table:table-cell>
          <table:table-cell office:value-type="string" calcext:value-type="string">
            <text:p>THE ARC MONTGOMERY COUNTY KARASIK CENTER</text:p>
          </table:table-cell>
          <table:table-cell office:value-type="string" calcext:value-type="string">
            <text:p><text:s/>10611 Tenbrook Dr Silver Spring MD 20901</text:p>
          </table:table-cell>
          <table:table-cell office:value-type="float" office:value="-77.0263620900475" calcext:value-type="float">
            <text:p>-77.0263620900475</text:p>
          </table:table-cell>
          <table:table-cell office:value-type="float" office:value="39.0305874247561" calcext:value-type="float">
            <text:p>39.030587424756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611 Tenbrook Dr</text:p>
          </table:table-cell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FRANCIS SCOTT KEY MIDDLE SCHOOL</text:p>
          </table:table-cell>
          <table:table-cell office:value-type="string" calcext:value-type="string">
            <text:p><text:s/>910 Schindler Dr Silver Spring MD 20903</text:p>
          </table:table-cell>
          <table:table-cell office:value-type="float" office:value="-76.9922116399889" calcext:value-type="float">
            <text:p>-76.9922116399889</text:p>
          </table:table-cell>
          <table:table-cell office:value-type="float" office:value="39.0276166471535" calcext:value-type="float">
            <text:p>39.0276166471535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910 Schindler Dr</text:p>
          </table:table-cell>
        </table:table-row>
        <table:table-row table:style-name="ro1">
          <table:table-cell office:value-type="float" office:value="10004" calcext:value-type="float">
            <text:p>10004</text:p>
          </table:table-cell>
          <table:table-cell office:value-type="string" calcext:value-type="string">
            <text:p>CABIN JOHN MIDDLE SCHOOL</text:p>
          </table:table-cell>
          <table:table-cell office:value-type="string" calcext:value-type="string">
            <text:p><text:s/>10701 Gainsborough Rd Potomac MD 20854</text:p>
          </table:table-cell>
          <table:table-cell office:value-type="float" office:value="-77.1720217408104" calcext:value-type="float">
            <text:p>-77.1720217408104</text:p>
          </table:table-cell>
          <table:table-cell office:value-type="float" office:value="39.0315783827697" calcext:value-type="float">
            <text:p>39.031578382769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701 Gainsborough Rd</text:p>
          </table:table-cell>
        </table:table-row>
        <table:table-row table:style-name="ro1">
          <table:table-cell office:value-type="float" office:value="10002" calcext:value-type="float">
            <text:p>10002</text:p>
          </table:table-cell>
          <table:table-cell office:value-type="string" calcext:value-type="string">
            <text:p>POTOMAC PRESBYTERIAN CHURCH</text:p>
          </table:table-cell>
          <table:table-cell office:value-type="string" calcext:value-type="string">
            <text:p><text:s/>10301 River Rd Potomac MD 20854</text:p>
          </table:table-cell>
          <table:table-cell office:value-type="float" office:value="-77.2122508849803" calcext:value-type="float">
            <text:p>-77.2122508849803</text:p>
          </table:table-cell>
          <table:table-cell office:value-type="float" office:value="39.0208808831952" calcext:value-type="float">
            <text:p>39.0208808831952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301 RIVER RD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PARKSIDE CLUBHOUSE NORTH</text:p>
          </table:table-cell>
          <table:table-cell office:value-type="string" calcext:value-type="string">
            <text:p><text:s/>10522 Montrose Ave Bethesda MD 20814</text:p>
          </table:table-cell>
          <table:table-cell office:value-type="float" office:value="-77.0964846475384" calcext:value-type="float">
            <text:p>-77.0964846475384</text:p>
          </table:table-cell>
          <table:table-cell office:value-type="float" office:value="39.0292577882157" calcext:value-type="float">
            <text:p>39.0292577882157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10522 MONTROSE AVE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WALTER JOHNSON HIGH SCHOOL</text:p>
          </table:table-cell>
          <table:table-cell office:value-type="string" calcext:value-type="string">
            <text:p><text:s/>6400 Rock Spring Dr Bethesda MD 20814</text:p>
          </table:table-cell>
          <table:table-cell office:value-type="float" office:value="-77.1301017248477" calcext:value-type="float">
            <text:p>-77.1301017248477</text:p>
          </table:table-cell>
          <table:table-cell office:value-type="float" office:value="39.025391888908" calcext:value-type="float">
            <text:p>39.02539188890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6400 Rock Spring Dr</text:p>
          </table:table-cell>
        </table:table-row>
        <table:table-row table:style-name="ro1">
          <table:table-cell office:value-type="float" office:value="13038" calcext:value-type="float">
            <text:p>13038</text:p>
          </table:table-cell>
          <table:table-cell office:value-type="string" calcext:value-type="string">
            <text:p>CEDAR LANE CHURCH</text:p>
          </table:table-cell>
          <table:table-cell office:value-type="string" calcext:value-type="string">
            <text:p><text:s/>9601 Cedar Ln Bethesda MD 20814</text:p>
          </table:table-cell>
          <table:table-cell office:value-type="float" office:value="-77.0893301074977" calcext:value-type="float">
            <text:p>-77.0893301074977</text:p>
          </table:table-cell>
          <table:table-cell office:value-type="float" office:value="39.0131095115134" calcext:value-type="float">
            <text:p>39.0131095115134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CEDAR LN</text:p>
          </table:table-cell>
        </table:table-row>
        <table:table-row table:style-name="ro1">
          <table:table-cell office:value-type="float" office:value="13053" calcext:value-type="float">
            <text:p>13053</text:p>
          </table:table-cell>
          <table:table-cell office:value-type="string" calcext:value-type="string">
            <text:p>SLIGO MIDDLE SCHOOL</text:p>
          </table:table-cell>
          <table:table-cell office:value-type="string" calcext:value-type="string">
            <text:p><text:s/>1401 Dennis Ave Silver Spring MD 20902</text:p>
          </table:table-cell>
          <table:table-cell office:value-type="float" office:value="-77.0328776230382" calcext:value-type="float">
            <text:p>-77.0328776230382</text:p>
          </table:table-cell>
          <table:table-cell office:value-type="float" office:value="39.0267788019486" calcext:value-type="float">
            <text:p>39.026778801948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401 Dennis Ave</text:p>
          </table:table-cell>
        </table:table-row>
        <table:table-row table:style-name="ro1">
          <table:table-cell office:value-type="float" office:value="7025" calcext:value-type="float">
            <text:p>7025</text:p>
          </table:table-cell>
          <table:table-cell office:value-type="string" calcext:value-type="string">
            <text:p>GROSVENOR SCHOOL CENTER</text:p>
          </table:table-cell>
          <table:table-cell office:value-type="string" calcext:value-type="string">
            <text:p><text:s/>5701 Grosvenor Ln Bethesda MD 20814</text:p>
          </table:table-cell>
          <table:table-cell office:value-type="float" office:value="-77.1141784304671" calcext:value-type="float">
            <text:p>-77.1141784304671</text:p>
          </table:table-cell>
          <table:table-cell office:value-type="float" office:value="39.0234093046228" calcext:value-type="float">
            <text:p>39.023409304622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701 GROSVENOR LN</text:p>
          </table:table-cell>
        </table:table-row>
        <table:table-row table:style-name="ro1">
          <table:table-cell office:value-type="float" office:value="13023" calcext:value-type="float">
            <text:p>13023</text:p>
          </table:table-cell>
          <table:table-cell office:value-type="string" calcext:value-type="string">
            <text:p>PINE CREST ELEMENTARY SCHOOL</text:p>
          </table:table-cell>
          <table:table-cell office:value-type="string" calcext:value-type="string">
            <text:p><text:s/>201 Woodmoor Dr Silver Spring MD 20901</text:p>
          </table:table-cell>
          <table:table-cell office:value-type="float" office:value="-77.0050375495976" calcext:value-type="float">
            <text:p>-77.0050375495976</text:p>
          </table:table-cell>
          <table:table-cell office:value-type="float" office:value="39.0213110735871" calcext:value-type="float">
            <text:p>39.021311073587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201 Woodmoor Dr</text:p>
          </table:table-cell>
        </table:table-row>
        <table:table-row table:style-name="ro1">
          <table:table-cell office:value-type="float" office:value="13031" calcext:value-type="float">
            <text:p>13031</text:p>
          </table:table-cell>
          <table:table-cell office:value-type="string" calcext:value-type="string">
            <text:p>OAKLAND TERRACE ELEMENTARY SCHOOL</text:p>
          </table:table-cell>
          <table:table-cell office:value-type="string" calcext:value-type="string">
            <text:p><text:s/>2720 Plyers Mill Rd Silver Spring MD 20902</text:p>
          </table:table-cell>
          <table:table-cell office:value-type="float" office:value="-77.0573923432743" calcext:value-type="float">
            <text:p>-77.0573923432743</text:p>
          </table:table-cell>
          <table:table-cell office:value-type="float" office:value="39.0286194225405" calcext:value-type="float">
            <text:p>39.028619422540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720 Plyers Mill Rd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OUR LADY OF MERCY SCHOOL</text:p>
          </table:table-cell>
          <table:table-cell office:value-type="string" calcext:value-type="string">
            <text:p><text:s/>9222 Kentsdale Dr Potomac MD 20854</text:p>
          </table:table-cell>
          <table:table-cell office:value-type="float" office:value="-77.1739041885542" calcext:value-type="float">
            <text:p>-77.1739041885542</text:p>
          </table:table-cell>
          <table:table-cell office:value-type="float" office:value="39.0092239448284" calcext:value-type="float">
            <text:p>39.009223944828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22 Kentsdale Dr</text:p>
          </table:table-cell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HOLY CROSS RESOURCE INSTITUTE</text:p>
          </table:table-cell>
          <table:table-cell office:value-type="string" calcext:value-type="string">
            <text:p><text:s/>9805 Dameron Dr Silver Spring MD 20902</text:p>
          </table:table-cell>
          <table:table-cell office:value-type="float" office:value="-77.03494680515" calcext:value-type="float">
            <text:p>-77.03494680515</text:p>
          </table:table-cell>
          <table:table-cell office:value-type="float" office:value="39.0174190882225" calcext:value-type="float">
            <text:p>39.017419088222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9805 DAMERON DR</text:p>
          </table:table-cell>
        </table:table-row>
        <table:table-row table:style-name="ro1">
          <table:table-cell office:value-type="float" office:value="13019" calcext:value-type="float">
            <text:p>13019</text:p>
          </table:table-cell>
          <table:table-cell office:value-type="string" calcext:value-type="string">
            <text:p>MARGARET SCHWEINHAUT SENIOR CENTER</text:p>
          </table:table-cell>
          <table:table-cell office:value-type="string" calcext:value-type="string">
            <text:p><text:s/>1000 Forest Glen Rd Silver Spring MD 20901</text:p>
          </table:table-cell>
          <table:table-cell office:value-type="float" office:value="-77.0262198969235" calcext:value-type="float">
            <text:p>-77.0262198969235</text:p>
          </table:table-cell>
          <table:table-cell office:value-type="float" office:value="39.0175497315674" calcext:value-type="float">
            <text:p>39.017549731567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00 FOREST GLEN RD</text:p>
          </table:table-cell>
        </table:table-row>
        <table:table-row table:style-name="ro1">
          <table:table-cell office:value-type="float" office:value="13058" calcext:value-type="float">
            <text:p>13058</text:p>
          </table:table-cell>
          <table:table-cell office:value-type="string" calcext:value-type="string">
            <text:p>FLORA M. SINGER ELEMENTARY SCHOOL</text:p>
          </table:table-cell>
          <table:table-cell office:value-type="string" calcext:value-type="string">
            <text:p><text:s/>2600 Hayden Dr Silver Spring MD 20902</text:p>
          </table:table-cell>
          <table:table-cell office:value-type="float" office:value="-77.0545584112114" calcext:value-type="float">
            <text:p>-77.0545584112114</text:p>
          </table:table-cell>
          <table:table-cell office:value-type="float" office:value="39.019117136177" calcext:value-type="float">
            <text:p>39.019117136177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600 Hayden Dr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DAVIS LIBRARY</text:p>
          </table:table-cell>
          <table:table-cell office:value-type="string" calcext:value-type="string">
            <text:p><text:s/>6400 Democracy Blvd Bethesda MD 20817</text:p>
          </table:table-cell>
          <table:table-cell office:value-type="float" office:value="-77.1288284490284" calcext:value-type="float">
            <text:p>-77.1288284490284</text:p>
          </table:table-cell>
          <table:table-cell office:value-type="float" office:value="39.0230019788307" calcext:value-type="float">
            <text:p>39.023001978830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400 DEMOCRACY BLVD</text:p>
          </table:table-cell>
        </table:table-row>
        <table:table-row table:style-name="ro1">
          <table:table-cell office:value-type="float" office:value="13003" calcext:value-type="float">
            <text:p>13003</text:p>
          </table:table-cell>
          <table:table-cell office:value-type="string" calcext:value-type="string">
            <text:p>TEMPLE EMANUEL</text:p>
          </table:table-cell>
          <table:table-cell office:value-type="string" calcext:value-type="string">
            <text:p><text:s/>10101 Connecticut Ave Kensington MD 20895</text:p>
          </table:table-cell>
          <table:table-cell office:value-type="float" office:value="-77.0758008639646" calcext:value-type="float">
            <text:p>-77.0758008639646</text:p>
          </table:table-cell>
          <table:table-cell office:value-type="float" office:value="39.0211416440112" calcext:value-type="float">
            <text:p>39.0211416440112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101 CONNECTICUT AVE</text:p>
          </table:table-cell>
        </table:table-row>
        <table:table-row table:style-name="ro1">
          <table:table-cell office:value-type="float" office:value="10003" calcext:value-type="float">
            <text:p>10003</text:p>
          </table:table-cell>
          <table:table-cell office:value-type="string" calcext:value-type="string">
            <text:p>SEVEN LOCKS ELEMENTARY SCHOOL</text:p>
          </table:table-cell>
          <table:table-cell office:value-type="string" calcext:value-type="string">
            <text:p><text:s/>9500 Seven Locks Rd Bethesda MD 20817</text:p>
          </table:table-cell>
          <table:table-cell office:value-type="float" office:value="-77.1611396954087" calcext:value-type="float">
            <text:p>-77.1611396954087</text:p>
          </table:table-cell>
          <table:table-cell office:value-type="float" office:value="39.0123627960253" calcext:value-type="float">
            <text:p>39.01236279602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500 Seven Locks Rd</text:p>
          </table:table-cell>
        </table:table-row>
        <table:table-row table:style-name="ro1">
          <table:table-cell office:value-type="float" office:value="7009" calcext:value-type="float">
            <text:p>7009</text:p>
          </table:table-cell>
          <table:table-cell office:value-type="string" calcext:value-type="string">
            <text:p>LYNBROOK SCHOOL CENTER</text:p>
          </table:table-cell>
          <table:table-cell office:value-type="string" calcext:value-type="string">
            <text:p><text:s/>8001 Lynbrook Dr Bethesda MD 20814</text:p>
          </table:table-cell>
          <table:table-cell office:value-type="float" office:value="-77.0869250080772" calcext:value-type="float">
            <text:p>-77.0869250080772</text:p>
          </table:table-cell>
          <table:table-cell office:value-type="float" office:value="38.9918055545719" calcext:value-type="float">
            <text:p>38.991805554571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8001 LYNBROOK DR</text:p>
          </table:table-cell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string" calcext:value-type="string">
            <text:p>ST. JANE FRANCES DE CHANTAL CATHOLIC CHURCH</text:p>
          </table:table-cell>
          <table:table-cell office:value-type="string" calcext:value-type="string">
            <text:p><text:s/>9601 Old Georgetown Rd Bethesda MD 20814</text:p>
          </table:table-cell>
          <table:table-cell office:value-type="float" office:value="-77.1165632072854" calcext:value-type="float">
            <text:p>-77.1165632072854</text:p>
          </table:table-cell>
          <table:table-cell office:value-type="float" office:value="39.013252460636" calcext:value-type="float">
            <text:p>39.0132524606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OLD GEORGETOWN RD</text:p>
          </table:table-cell>
        </table:table-row>
        <table:table-row table:style-name="ro1">
          <table:table-cell office:value-type="float" office:value="7028" calcext:value-type="float">
            <text:p>7028</text:p>
          </table:table-cell>
          <table:table-cell office:value-type="string" calcext:value-type="string">
            <text:p>BRADLEY HILLS ELEMENTARY SCHOOL</text:p>
          </table:table-cell>
          <table:table-cell office:value-type="string" calcext:value-type="string">
            <text:p><text:s/>8701 Hartsdale Ave Bethesda MD 20817</text:p>
          </table:table-cell>
          <table:table-cell office:value-type="float" office:value="-77.1180616564077" calcext:value-type="float">
            <text:p>-77.1180616564077</text:p>
          </table:table-cell>
          <table:table-cell office:value-type="float" office:value="38.999685302522" calcext:value-type="float">
            <text:p>38.999685302522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8701 Hartsdale Ave</text:p>
          </table:table-cell>
        </table:table-row>
        <table:table-row table:style-name="ro1">
          <table:table-cell office:value-type="float" office:value="7031" calcext:value-type="float">
            <text:p>7031</text:p>
          </table:table-cell>
          <table:table-cell office:value-type="string" calcext:value-type="string">
            <text:p>THE PROMENADE PARTY ROOM</text:p>
          </table:table-cell>
          <table:table-cell office:value-type="string" calcext:value-type="string">
            <text:p><text:s/>5225 Pooks Hill Rd Bethesda MD 20814</text:p>
          </table:table-cell>
          <table:table-cell office:value-type="float" office:value="-77.1065545424094" calcext:value-type="float">
            <text:p>-77.1065545424094</text:p>
          </table:table-cell>
          <table:table-cell office:value-type="float" office:value="39.0165652126349" calcext:value-type="float">
            <text:p>39.016565212634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225 POOKS HILL RD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</table:table-row>
        <table:table-row table:style-name="ro1">
          <table:table-cell office:value-type="float" office:value="13015" calcext:value-type="float">
            <text:p>13015</text:p>
          </table:table-cell>
          <table:table-cell office:value-type="string" calcext:value-type="string">
            <text:p>EASTERN MIDDLE SCHOOL</text:p>
          </table:table-cell>
          <table:table-cell office:value-type="string" calcext:value-type="string">
            <text:p><text:s/>300 University Blvd E Silver Spring MD 20901</text:p>
          </table:table-cell>
          <table:table-cell office:value-type="float" office:value="-77.0008858444986" calcext:value-type="float">
            <text:p>-77.0008858444986</text:p>
          </table:table-cell>
          <table:table-cell office:value-type="float" office:value="39.0118461839503" calcext:value-type="float">
            <text:p>39.0118461839503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300 E University Blv</text:p>
          </table:table-cell>
        </table:table-row>
        <table:table-row table:style-name="ro1">
          <table:table-cell office:value-type="float" office:value="13014" calcext:value-type="float">
            <text:p>13014</text:p>
          </table:table-cell>
          <table:table-cell office:value-type="string" calcext:value-type="string">
            <text:p>ST. LUKE LUTHERAN CHURCH</text:p>
          </table:table-cell>
          <table:table-cell office:value-type="string" calcext:value-type="string">
            <text:p><text:s/>9100 Colesville Rd Silver Spring MD 20910</text:p>
          </table:table-cell>
          <table:table-cell office:value-type="float" office:value="-77.0238137172148" calcext:value-type="float">
            <text:p>-77.0238137172148</text:p>
          </table:table-cell>
          <table:table-cell office:value-type="float" office:value="39.0051225612165" calcext:value-type="float">
            <text:p>39.005122561216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100 Colesville Rd</text:p>
          </table:table-cell>
        </table:table-row>
        <table:table-row table:style-name="ro1">
          <table:table-cell office:value-type="float" office:value="7019" calcext:value-type="float">
            <text:p>7019</text:p>
          </table:table-cell>
          <table:table-cell office:value-type="string" calcext:value-type="string">
            <text:p>WYNGATE ELEMENTARY SCHOOL</text:p>
          </table:table-cell>
          <table:table-cell office:value-type="string" calcext:value-type="string">
            <text:p><text:s/>9300 Wadsworth Dr Bethesda MD 20817</text:p>
          </table:table-cell>
          <table:table-cell office:value-type="float" office:value="-77.1282437168237" calcext:value-type="float">
            <text:p>-77.1282437168237</text:p>
          </table:table-cell>
          <table:table-cell office:value-type="float" office:value="39.0093256305311" calcext:value-type="float">
            <text:p>39.0093256305311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300 Wadsworth Dr</text:p>
          </table:table-cell>
        </table:table-row>
        <table:table-row table:style-name="ro1">
          <table:table-cell office:value-type="float" office:value="10007" calcext:value-type="float">
            <text:p>10007</text:p>
          </table:table-cell>
          <table:table-cell office:value-type="string" calcext:value-type="string">
            <text:p>CARDEROCK SPRINGS ELEMENTARY SCHOOL</text:p>
          </table:table-cell>
          <table:table-cell office:value-type="string" calcext:value-type="string">
            <text:p><text:s/>7401 Persimmon Tree Ln Bethesda MD 20817</text:p>
          </table:table-cell>
          <table:table-cell office:value-type="float" office:value="-77.1717600546028" calcext:value-type="float">
            <text:p>-77.1717600546028</text:p>
          </table:table-cell>
          <table:table-cell office:value-type="float" office:value="38.9832956272219" calcext:value-type="float">
            <text:p>38.9832956272219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401 PERSIMMON TREE LN</text:p>
          </table:table-cell>
        </table:table-row>
        <table:table-row table:style-name="ro1">
          <table:table-cell office:value-type="float" office:value="13007" calcext:value-type="float">
            <text:p>13007</text:p>
          </table:table-cell>
          <table:table-cell office:value-type="string" calcext:value-type="string">
            <text:p>WOODLIN ELEMENTARY SCHOOL</text:p>
          </table:table-cell>
          <table:table-cell office:value-type="string" calcext:value-type="string">
            <text:p><text:s/>2101 Luzerne Ave Silver Spring MD 20910</text:p>
          </table:table-cell>
          <table:table-cell office:value-type="float" office:value="-77.0467716287495" calcext:value-type="float">
            <text:p>-77.0467716287495</text:p>
          </table:table-cell>
          <table:table-cell office:value-type="float" office:value="39.0065373914821" calcext:value-type="float">
            <text:p>39.006537391482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01 Luzerne Ave</text:p>
          </table:table-cell>
        </table:table-row>
        <table:table-row table:style-name="ro1">
          <table:table-cell office:value-type="float" office:value="13018" calcext:value-type="float">
            <text:p>13018</text:p>
          </table:table-cell>
          <table:table-cell office:value-type="string" calcext:value-type="string">
            <text:p>OAK VIEW ELEMENTARY SCHOOL</text:p>
          </table:table-cell>
          <table:table-cell office:value-type="string" calcext:value-type="string">
            <text:p><text:s/>400 E Wayne Ave Silver Spring MD 20901</text:p>
          </table:table-cell>
          <table:table-cell office:value-type="float" office:value="-77.0024156167627" calcext:value-type="float">
            <text:p>-77.0024156167627</text:p>
          </table:table-cell>
          <table:table-cell office:value-type="float" office:value="39.0045260504154" calcext:value-type="float">
            <text:p>39.004526050415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400 E WAYNE AVE</text:p>
          </table:table-cell>
        </table:table-row>
        <table:table-row table:style-name="ro1">
          <table:table-cell office:value-type="float" office:value="7016" calcext:value-type="float">
            <text:p>7016</text:p>
          </table:table-cell>
          <table:table-cell office:value-type="string" calcext:value-type="string">
            <text:p>NORTH CHEVY CHASE ELEMENTARY SCHOOL</text:p>
          </table:table-cell>
          <table:table-cell office:value-type="string" calcext:value-type="string">
            <text:p><text:s/>3700 Jones Bridge Rd Chevy Chase MD 20815</text:p>
          </table:table-cell>
          <table:table-cell office:value-type="float" office:value="-77.0734323536028" calcext:value-type="float">
            <text:p>-77.0734323536028</text:p>
          </table:table-cell>
          <table:table-cell office:value-type="float" office:value="38.998770528417" calcext:value-type="float">
            <text:p>38.9987705284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700 Jones Bridge Rd</text:p>
          </table:table-cell>
        </table:table-row>
        <table:table-row table:style-name="ro1">
          <table:table-cell office:value-type="float" office:value="13013" calcext:value-type="float">
            <text:p>13013</text:p>
          </table:table-cell>
          <table:table-cell office:value-type="string" calcext:value-type="string">
            <text:p>HIGHLAND VIEW ELEMENTARY SCHOOL</text:p>
          </table:table-cell>
          <table:table-cell office:value-type="string" calcext:value-type="string">
            <text:p><text:s/>9010 Providence Ave Silver Spring MD 20901</text:p>
          </table:table-cell>
          <table:table-cell office:value-type="float" office:value="-77.0103578643345" calcext:value-type="float">
            <text:p>-77.0103578643345</text:p>
          </table:table-cell>
          <table:table-cell office:value-type="float" office:value="39.0042511350604" calcext:value-type="float">
            <text:p>39.004251135060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9010 Providence Ave</text:p>
          </table:table-cell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THOMAS W. PYLE MIDDLE SCHOOL</text:p>
          </table:table-cell>
          <table:table-cell office:value-type="string" calcext:value-type="string">
            <text:p><text:s/>6311 Wilson Ln Bethesda MD 20817</text:p>
          </table:table-cell>
          <table:table-cell office:value-type="float" office:value="-77.1295008624283" calcext:value-type="float">
            <text:p>-77.1295008624283</text:p>
          </table:table-cell>
          <table:table-cell office:value-type="float" office:value="38.9887914968453" calcext:value-type="float">
            <text:p>38.98879149684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311 WILSON LN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office:value-type="string" calcext:value-type="string">
            <text:p>RIVER FALLS SWIM CLUB</text:p>
          </table:table-cell>
          <table:table-cell office:value-type="string" calcext:value-type="string">
            <text:p><text:s/>7915 Horseshoe Ln Potomac MD 20854</text:p>
          </table:table-cell>
          <table:table-cell office:value-type="float" office:value="-77.2131727172425" calcext:value-type="float">
            <text:p>-77.2131727172425</text:p>
          </table:table-cell>
          <table:table-cell office:value-type="float" office:value="38.9903170896621" calcext:value-type="float">
            <text:p>38.990317089662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7915 HORSESHOE LN</text:p>
          </table:table-cell>
        </table:table-row>
        <table:table-row table:style-name="ro1">
          <table:table-cell office:value-type="float" office:value="13050" calcext:value-type="float">
            <text:p>13050</text:p>
          </table:table-cell>
          <table:table-cell office:value-type="string" calcext:value-type="string">
            <text:p>SLIGO CREEK ELEMENTARY SCHOOL</text:p>
          </table:table-cell>
          <table:table-cell office:value-type="string" calcext:value-type="string">
            <text:p><text:s/>500 Schuyler Rd Silver Spring MD 20910</text:p>
          </table:table-cell>
          <table:table-cell office:value-type="float" office:value="-77.0157924666443" calcext:value-type="float">
            <text:p>-77.0157924666443</text:p>
          </table:table-cell>
          <table:table-cell office:value-type="float" office:value="39.0004315209922" calcext:value-type="float">
            <text:p>39.000431520992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500 Schuyler Rd</text:p>
          </table:table-cell>
        </table:table-row>
        <table:table-row table:style-name="ro1">
          <table:table-cell office:value-type="float" office:value="13005" calcext:value-type="float">
            <text:p>13005</text:p>
          </table:table-cell>
          <table:table-cell office:value-type="string" calcext:value-type="string">
            <text:p>SILVER SPRING LIBRARY</text:p>
          </table:table-cell>
          <table:table-cell office:value-type="string" calcext:value-type="string">
            <text:p><text:s/>900 Wayne Ave Silver Spring MD 20910</text:p>
          </table:table-cell>
          <table:table-cell office:value-type="float" office:value="-77.02455104329" calcext:value-type="float">
            <text:p>-77.02455104329</text:p>
          </table:table-cell>
          <table:table-cell office:value-type="float" office:value="38.9951194516415" calcext:value-type="float">
            <text:p>38.995119451641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00 WAYNE AVE</text:p>
          </table:table-cell>
        </table:table-row>
        <table:table-row table:style-name="ro1">
          <table:table-cell office:value-type="float" office:value="7008" calcext:value-type="float">
            <text:p>7008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</table:table-row>
        <table:table-row table:style-name="ro1">
          <table:table-cell office:value-type="float" office:value="13016" calcext:value-type="float">
            <text:p>13016</text:p>
          </table:table-cell>
          <table:table-cell office:value-type="string" calcext:value-type="string">
            <text:p>ROSEMARY HILLS ELEMENTARY SCHOOL</text:p>
          </table:table-cell>
          <table:table-cell office:value-type="string" calcext:value-type="string">
            <text:p><text:s/>2111 Porter Rd Silver Spring MD 20910</text:p>
          </table:table-cell>
          <table:table-cell office:value-type="float" office:value="-77.0451517636622" calcext:value-type="float">
            <text:p>-77.0451517636622</text:p>
          </table:table-cell>
          <table:table-cell office:value-type="float" office:value="39.0013306402872" calcext:value-type="float">
            <text:p>39.001330640287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11 Porter Rd</text:p>
          </table:table-cell>
        </table:table-row>
        <table:table-row table:style-name="ro1">
          <table:table-cell office:value-type="float" office:value="13065" calcext:value-type="float">
            <text:p>13065</text:p>
          </table:table-cell>
          <table:table-cell office:value-type="string" calcext:value-type="string">
            <text:p>GWENDOLYN E. COFFIELD COMMUNITY RECREATION CENTER</text:p>
          </table:table-cell>
          <table:table-cell office:value-type="string" calcext:value-type="string">
            <text:p><text:s/>2450 Lyttonsville Rd Silver Spring MD 20910</text:p>
          </table:table-cell>
          <table:table-cell office:value-type="float" office:value="-77.0509542087067" calcext:value-type="float">
            <text:p>-77.0509542087067</text:p>
          </table:table-cell>
          <table:table-cell office:value-type="float" office:value="38.9987913125901" calcext:value-type="float">
            <text:p>38.998791312590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450 Lyttonsville Rd</text:p>
          </table:table-cell>
        </table:table-row>
        <table:table-row table:style-name="ro1">
          <table:table-cell office:value-type="float" office:value="13022" calcext:value-type="float">
            <text:p>13022</text:p>
          </table:table-cell>
          <table:table-cell office:value-type="string" calcext:value-type="string">
            <text:p>ROLLING TERRACE ELEMENTARY SCHOOL</text:p>
          </table:table-cell>
          <table:table-cell office:value-type="string" calcext:value-type="string">
            <text:p><text:s/>705 Bayfield St Takoma Park MD 20912</text:p>
          </table:table-cell>
          <table:table-cell office:value-type="float" office:value="-76.9972611473372" calcext:value-type="float">
            <text:p>-76.9972611473372</text:p>
          </table:table-cell>
          <table:table-cell office:value-type="float" office:value="38.9951681006764" calcext:value-type="float">
            <text:p>38.995168100676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05 Bayfield St</text:p>
          </table:table-cell>
        </table:table-row>
        <table:table-row table:style-name="ro1">
          <table:table-cell office:value-type="float" office:value="7012" calcext:value-type="float">
            <text:p>7012</text:p>
          </table:table-cell>
          <table:table-cell office:value-type="string" calcext:value-type="string">
            <text:p>BETHESDA LIBRARY</text:p>
          </table:table-cell>
          <table:table-cell office:value-type="string" calcext:value-type="string">
            <text:p><text:s/>7400 Arlington Rd Bethesda MD 20814</text:p>
          </table:table-cell>
          <table:table-cell office:value-type="float" office:value="-77.0989358994664" calcext:value-type="float">
            <text:p>-77.0989358994664</text:p>
          </table:table-cell>
          <table:table-cell office:value-type="float" office:value="38.9832561727363" calcext:value-type="float">
            <text:p>38.9832561727363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400 ARLINGTON RD</text:p>
          </table:table-cell>
        </table:table-row>
        <table:table-row table:style-name="ro1">
          <table:table-cell office:value-type="float" office:value="13010" calcext:value-type="float">
            <text:p>13010</text:p>
          </table:table-cell>
          <table:table-cell office:value-type="string" calcext:value-type="string">
            <text:p>M-NCPPC AUDITORIUM</text:p>
          </table:table-cell>
          <table:table-cell office:value-type="string" calcext:value-type="string">
            <text:p><text:s/>8787 Georgia Ave Silver Spring MD 20910</text:p>
          </table:table-cell>
          <table:table-cell office:value-type="float" office:value="-77.0311527594525" calcext:value-type="float">
            <text:p>-77.0311527594525</text:p>
          </table:table-cell>
          <table:table-cell office:value-type="float" office:value="38.9995553002141" calcext:value-type="float">
            <text:p>38.999555300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8787 GEORGIA AVE</text:p>
          </table:table-cell>
        </table:table-row>
        <table:table-row table:style-name="ro1">
          <table:table-cell office:value-type="float" office:value="7032" calcext:value-type="float">
            <text:p>7032</text:p>
          </table:table-cell>
          <table:table-cell office:value-type="string" calcext:value-type="string">
            <text:p>CHEVY CHASE LIBRARY</text:p>
          </table:table-cell>
          <table:table-cell office:value-type="string" calcext:value-type="string">
            <text:p><text:s/>8005 Connecticut Ave Chevy Chase MD 20815</text:p>
          </table:table-cell>
          <table:table-cell office:value-type="float" office:value="-77.0764712588251" calcext:value-type="float">
            <text:p>-77.0764712588251</text:p>
          </table:table-cell>
          <table:table-cell office:value-type="float" office:value="38.991068768183" calcext:value-type="float">
            <text:p>38.991068768183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005 CONNECTICUT AVE</text:p>
          </table:table-cell>
        </table:table-row>
        <table:table-row table:style-name="ro1">
          <table:table-cell office:value-type="float" office:value="13021" calcext:value-type="float">
            <text:p>13021</text:p>
          </table:table-cell>
          <table:table-cell office:value-type="string" calcext:value-type="string">
            <text:p>TAKOMA PARK MIDDLE SCHOOL</text:p>
          </table:table-cell>
          <table:table-cell office:value-type="string" calcext:value-type="string">
            <text:p><text:s/>7611 Piney Branch Rd Silver Spring MD 20910</text:p>
          </table:table-cell>
          <table:table-cell office:value-type="float" office:value="-77.0131931378784" calcext:value-type="float">
            <text:p>-77.0131931378784</text:p>
          </table:table-cell>
          <table:table-cell office:value-type="float" office:value="38.9854301830883" calcext:value-type="float">
            <text:p>38.9854301830883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611 PINEY BRANCH RD</text:p>
          </table:table-cell>
        </table:table-row>
        <table:table-row table:style-name="ro1">
          <table:table-cell office:value-type="float" office:value="13039" calcext:value-type="float">
            <text:p>13039</text:p>
          </table:table-cell>
          <table:table-cell office:value-type="string" calcext:value-type="string">
            <text:p>ROCK CREEK FOREST ELEMENTARY SCHOOL</text:p>
          </table:table-cell>
          <table:table-cell office:value-type="string" calcext:value-type="string">
            <text:p><text:s/>8330 Grubb Rd Chevy Chase MD 20815</text:p>
          </table:table-cell>
          <table:table-cell office:value-type="float" office:value="-77.0512978760152" calcext:value-type="float">
            <text:p>-77.0512978760152</text:p>
          </table:table-cell>
          <table:table-cell office:value-type="float" office:value="38.992296289339" calcext:value-type="float">
            <text:p>38.992296289339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330 Grubb Rd</text:p>
          </table:table-cell>
        </table:table-row>
        <table:table-row table:style-name="ro1">
          <table:table-cell office:value-type="float" office:value="13008" calcext:value-type="float">
            <text:p>13008</text:p>
          </table:table-cell>
          <table:table-cell office:value-type="string" calcext:value-type="string">
            <text:p>EAST SILVER SPRING ELEMENTARY SCHOOL</text:p>
          </table:table-cell>
          <table:table-cell office:value-type="string" calcext:value-type="string">
            <text:p><text:s/>631 Silver Spring Ave Silver Spring MD 20910</text:p>
          </table:table-cell>
          <table:table-cell office:value-type="float" office:value="-77.0152105971217" calcext:value-type="float">
            <text:p>-77.0152105971217</text:p>
          </table:table-cell>
          <table:table-cell office:value-type="float" office:value="38.9923950132141" calcext:value-type="float">
            <text:p>38.992395013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631 Silver Spring Ave</text:p>
          </table:table-cell>
        </table:table-row>
        <table:table-row table:style-name="ro1">
          <table:table-cell office:value-type="float" office:value="13004" calcext:value-type="float">
            <text:p>13004</text:p>
          </table:table-cell>
          <table:table-cell office:value-type="string" calcext:value-type="string">
            <text:p>TAKOMA PARK ELEMENTARY SCHOOL</text:p>
          </table:table-cell>
          <table:table-cell office:value-type="string" calcext:value-type="string">
            <text:p><text:s/>7511 Holly Ave Takoma Park MD 20912</text:p>
          </table:table-cell>
          <table:table-cell office:value-type="float" office:value="-77.0124148825527" calcext:value-type="float">
            <text:p>-77.0124148825527</text:p>
          </table:table-cell>
          <table:table-cell office:value-type="float" office:value="38.982659752662" calcext:value-type="float">
            <text:p>38.982659752662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1 Holly Ave</text:p>
          </table:table-cell>
        </table:table-row>
        <table:table-row table:style-name="ro1">
          <table:table-cell office:value-type="float" office:value="13067" calcext:value-type="float">
            <text:p>13067</text:p>
          </table:table-cell>
          <table:table-cell office:value-type="string" calcext:value-type="string">
            <text:p>DON BOSCO CRISTO REY HIGH SCHOOL</text:p>
          </table:table-cell>
          <table:table-cell office:value-type="string" calcext:value-type="string">
            <text:p><text:s/>1010 Larch Ave Takoma Park MD 20912</text:p>
          </table:table-cell>
          <table:table-cell office:value-type="float" office:value="-76.9905279104544" calcext:value-type="float">
            <text:p>-76.9905279104544</text:p>
          </table:table-cell>
          <table:table-cell office:value-type="float" office:value="38.9772031190074" calcext:value-type="float">
            <text:p>38.977203119007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1010 Larch Ave</text:p>
          </table:table-cell>
        </table:table-row>
        <table:table-row table:style-name="ro1">
          <table:table-cell office:value-type="float" office:value="13068" calcext:value-type="float">
            <text:p>13068</text:p>
          </table:table-cell>
          <table:table-cell office:value-type="string" calcext:value-type="string">
            <text:p>TAKOMA PARK RECREATION CENTER</text:p>
          </table:table-cell>
          <table:table-cell office:value-type="string" calcext:value-type="string">
            <text:p><text:s/>7315 New Hampshire Ave Takoma Park MD 20912</text:p>
          </table:table-cell>
          <table:table-cell office:value-type="float" office:value="-76.9879803854589" calcext:value-type="float">
            <text:p>-76.9879803854589</text:p>
          </table:table-cell>
          <table:table-cell office:value-type="float" office:value="38.9824643012499" calcext:value-type="float">
            <text:p>38.9824643012499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315 New Hampshire Ave</text:p>
          </table:table-cell>
        </table:table-row>
        <table:table-row table:style-name="ro1">
          <table:table-cell office:value-type="float" office:value="13047" calcext:value-type="float">
            <text:p>13047</text:p>
          </table:table-cell>
          <table:table-cell office:value-type="string" calcext:value-type="string">
            <text:p>MONTGOMERY COLLEGE CULTURAL ARTS CENTER</text:p>
          </table:table-cell>
          <table:table-cell office:value-type="string" calcext:value-type="string">
            <text:p><text:s/>7995 Georgia Ave Silver Spring MD 20910</text:p>
          </table:table-cell>
          <table:table-cell office:value-type="float" office:value="-77.0263360504599" calcext:value-type="float">
            <text:p>-77.0263360504599</text:p>
          </table:table-cell>
          <table:table-cell office:value-type="float" office:value="38.9867963164962" calcext:value-type="float">
            <text:p>38.986796316496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995 GEORGIA AVE</text:p>
          </table:table-cell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ROLLINGWOOD SCHOOL CENTER</text:p>
          </table:table-cell>
          <table:table-cell office:value-type="string" calcext:value-type="string">
            <text:p><text:s/>3200 Woodbine St Chevy Chase MD 20815</text:p>
          </table:table-cell>
          <table:table-cell office:value-type="float" office:value="-77.0635946476722" calcext:value-type="float">
            <text:p>-77.0635946476722</text:p>
          </table:table-cell>
          <table:table-cell office:value-type="float" office:value="38.9870199524757" calcext:value-type="float">
            <text:p>38.987019952475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200 Woodbine St</text:p>
          </table:table-cell>
        </table:table-row>
        <table:table-row table:style-name="ro1">
          <table:table-cell office:value-type="float" office:value="7001" calcext:value-type="float">
            <text:p>7001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</table:table-row>
        <table:table-row table:style-name="ro1">
          <table:table-cell office:value-type="float" office:value="7003" calcext:value-type="float">
            <text:p>7003</text:p>
          </table:table-cell>
          <table:table-cell office:value-type="string" calcext:value-type="string">
            <text:p>CLARA BARTON COMMUNITY CENTER</text:p>
          </table:table-cell>
          <table:table-cell office:value-type="string" calcext:value-type="string">
            <text:p><text:s/>7425 Mac Arthur Blvd Cabin John MD 20818</text:p>
          </table:table-cell>
          <table:table-cell office:value-type="float" office:value="-77.1527233394918" calcext:value-type="float">
            <text:p>-77.1527233394918</text:p>
          </table:table-cell>
          <table:table-cell office:value-type="float" office:value="38.9732587274121" calcext:value-type="float">
            <text:p>38.9732587274121</text:p>
          </table:table-cell>
          <table:table-cell office:value-type="string" calcext:value-type="string">
            <text:p>Cabin John MD 20818</text:p>
          </table:table-cell>
          <table:table-cell office:value-type="string" calcext:value-type="string">
            <text:p>7425 Mac Arthur Blv</text:p>
          </table:table-cell>
        </table:table-row>
        <table:table-row table:style-name="ro1">
          <table:table-cell office:value-type="float" office:value="7023" calcext:value-type="float">
            <text:p>7023</text:p>
          </table:table-cell>
          <table:table-cell office:value-type="string" calcext:value-type="string">
            <text:p>WALT WHITMAN HIGH SCHOOL</text:p>
          </table:table-cell>
          <table:table-cell office:value-type="string" calcext:value-type="string">
            <text:p><text:s/>7100 Whittier Blvd Bethesda MD 20817</text:p>
          </table:table-cell>
          <table:table-cell office:value-type="float" office:value="-77.1276727887665" calcext:value-type="float">
            <text:p>-77.1276727887665</text:p>
          </table:table-cell>
          <table:table-cell office:value-type="float" office:value="38.9816307564873" calcext:value-type="float">
            <text:p>38.981630756487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100 Whittier Blv</text:p>
          </table:table-cell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CHEVY CHASE UNITED METHODIST CHURCH</text:p>
          </table:table-cell>
          <table:table-cell office:value-type="string" calcext:value-type="string">
            <text:p><text:s/>7001 Connecticut Ave Chevy Chase MD 20815</text:p>
          </table:table-cell>
          <table:table-cell office:value-type="float" office:value="-77.0766535338844" calcext:value-type="float">
            <text:p>-77.0766535338844</text:p>
          </table:table-cell>
          <table:table-cell office:value-type="float" office:value="38.9802221537275" calcext:value-type="float">
            <text:p>38.9802221537275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7001 Connecticut Ave</text:p>
          </table:table-cell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string" calcext:value-type="string">
            <text:p>CHEVY CHASE ELEMENTARY SCHOOL</text:p>
          </table:table-cell>
          <table:table-cell office:value-type="string" calcext:value-type="string">
            <text:p><text:s/>4015 Rosemary St Chevy Chase MD 20815</text:p>
          </table:table-cell>
          <table:table-cell office:value-type="float" office:value="-77.0802384612109" calcext:value-type="float">
            <text:p>-77.0802384612109</text:p>
          </table:table-cell>
          <table:table-cell office:value-type="float" office:value="38.9785671768061" calcext:value-type="float">
            <text:p>38.9785671768061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015 Rosemary St</text:p>
          </table:table-cell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BETHESDA ELEMENTARY SCHOOL</text:p>
          </table:table-cell>
          <table:table-cell office:value-type="string" calcext:value-type="string">
            <text:p><text:s/>7600 Arlington Rd Bethesda MD 20814</text:p>
          </table:table-cell>
          <table:table-cell office:value-type="float" office:value="-77.0998645250921" calcext:value-type="float">
            <text:p>-77.0998645250921</text:p>
          </table:table-cell>
          <table:table-cell office:value-type="float" office:value="38.9864595432936" calcext:value-type="float">
            <text:p>38.98645954329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600 Arlington Rd</text:p>
          </table:table-cell>
        </table:table-row>
        <table:table-row table:style-name="ro1">
          <table:table-cell office:value-type="float" office:value="7022" calcext:value-type="float">
            <text:p>7022</text:p>
          </table:table-cell>
          <table:table-cell office:value-type="string" calcext:value-type="string">
            <text:p>BANNOCKBURN ELEMENTARY SCHOOL</text:p>
          </table:table-cell>
          <table:table-cell office:value-type="string" calcext:value-type="string">
            <text:p><text:s/>6520 Dalroy Ln Bethesda MD 20817</text:p>
          </table:table-cell>
          <table:table-cell office:value-type="float" office:value="-77.1381431241621" calcext:value-type="float">
            <text:p>-77.1381431241621</text:p>
          </table:table-cell>
          <table:table-cell office:value-type="float" office:value="38.9747644767913" calcext:value-type="float">
            <text:p>38.974764476791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520 DALROY LN</text:p>
          </table:table-cell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string" calcext:value-type="string">
            <text:p>PINEY BRANCH ELEMENTARY SCHOOL</text:p>
          </table:table-cell>
          <table:table-cell office:value-type="string" calcext:value-type="string">
            <text:p><text:s/>7510 Maple Ave Takoma Park MD 20912</text:p>
          </table:table-cell>
          <table:table-cell office:value-type="float" office:value="-77.0093788834936" calcext:value-type="float">
            <text:p>-77.0093788834936</text:p>
          </table:table-cell>
          <table:table-cell office:value-type="float" office:value="38.9821316567898" calcext:value-type="float">
            <text:p>38.9821316567898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0 Maple Ave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string" calcext:value-type="string">
            <text:p>CHEVY CHASE VILLAGE HALL</text:p>
          </table:table-cell>
          <table:table-cell office:value-type="string" calcext:value-type="string">
            <text:p><text:s/>5906 Connecticut Ave Chevy Chase MD 20815</text:p>
          </table:table-cell>
          <table:table-cell office:value-type="float" office:value="-77.077527177243" calcext:value-type="float">
            <text:p>-77.077527177243</text:p>
          </table:table-cell>
          <table:table-cell office:value-type="float" office:value="38.9706835977227" calcext:value-type="float">
            <text:p>38.970683597722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906 CONNECTICUT AVE</text:p>
          </table:table-cell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SOMERSET ELEMENTARY SCHOOL</text:p>
          </table:table-cell>
          <table:table-cell office:value-type="string" calcext:value-type="string">
            <text:p><text:s/>5811 Warwick Pl Chevy Chase MD 20815</text:p>
          </table:table-cell>
          <table:table-cell office:value-type="float" office:value="-77.0924081620595" calcext:value-type="float">
            <text:p>-77.0924081620595</text:p>
          </table:table-cell>
          <table:table-cell office:value-type="float" office:value="38.9691922193562" calcext:value-type="float">
            <text:p>38.9691922193562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811 Warwick Pl</text:p>
          </table:table-cell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WESTLAND MIDDLE SCHOOL</text:p>
          </table:table-cell>
          <table:table-cell office:value-type="string" calcext:value-type="string">
            <text:p><text:s/>5511 Massachusetts Ave Bethesda MD 20816</text:p>
          </table:table-cell>
          <table:table-cell office:value-type="float" office:value="-77.1089289761313" calcext:value-type="float">
            <text:p>-77.1089289761313</text:p>
          </table:table-cell>
          <table:table-cell office:value-type="float" office:value="38.9603838723842" calcext:value-type="float">
            <text:p>38.960383872384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511 Massachusetts Ave</text:p>
          </table:table-cell>
        </table:table-row>
        <table:table-row table:style-name="ro1">
          <table:table-cell office:value-type="float" office:value="7018" calcext:value-type="float">
            <text:p>7018</text:p>
          </table:table-cell>
          <table:table-cell office:value-type="string" calcext:value-type="string">
            <text:p>WASHINGTON WALDORF SCHOOL</text:p>
          </table:table-cell>
          <table:table-cell office:value-type="string" calcext:value-type="string">
            <text:p><text:s/>4800 Sangamore Rd Bethesda MD 20816</text:p>
          </table:table-cell>
          <table:table-cell office:value-type="float" office:value="-77.1219190122765" calcext:value-type="float">
            <text:p>-77.1219190122765</text:p>
          </table:table-cell>
          <table:table-cell office:value-type="float" office:value="38.9523754957876" calcext:value-type="float">
            <text:p>38.9523754957876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4800 Sangamore Rd</text:p>
          </table:table-cell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string" calcext:value-type="string">
            <text:p>FRIENDSHIP HEIGHTS VILLAGE CENTER</text:p>
          </table:table-cell>
          <table:table-cell office:value-type="string" calcext:value-type="string">
            <text:p><text:s/>4433 S Park Ave Chevy Chase MD 20815</text:p>
          </table:table-cell>
          <table:table-cell office:value-type="float" office:value="-77.0889409374608" calcext:value-type="float">
            <text:p>-77.0889409374608</text:p>
          </table:table-cell>
          <table:table-cell office:value-type="float" office:value="38.9637936200717" calcext:value-type="float">
            <text:p>38.96379362007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433 S PARK AVE</text:p>
          </table:table-cell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string" calcext:value-type="string">
            <text:p>WESTBROOK ELEMENTARY SCHOOL</text:p>
          </table:table-cell>
          <table:table-cell office:value-type="string" calcext:value-type="string">
            <text:p><text:s/>5110 Allan Ter Bethesda MD 20816</text:p>
          </table:table-cell>
          <table:table-cell office:value-type="float" office:value="-77.1028193275185" calcext:value-type="float">
            <text:p>-77.1028193275185</text:p>
          </table:table-cell>
          <table:table-cell office:value-type="float" office:value="38.9584710886305" calcext:value-type="float">
            <text:p>38.9584710886305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110 Allan Ter</text:p>
          </table:table-cell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string" calcext:value-type="string">
            <text:p>LITTLE FLOWER SCHOOL HALL</text:p>
          </table:table-cell>
          <table:table-cell office:value-type="string" calcext:value-type="string">
            <text:p><text:s/>5601 Massachusetts Ave Bethesda MD 20816</text:p>
          </table:table-cell>
          <table:table-cell office:value-type="float" office:value="-77.1122786426783" calcext:value-type="float">
            <text:p>-77.1122786426783</text:p>
          </table:table-cell>
          <table:table-cell office:value-type="float" office:value="38.9602121159431" calcext:value-type="float">
            <text:p>38.9602121159431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601 Massachusetts Ave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  <table:table-cell office:value-type="string" calcext:value-type="string">
            <text:p>ST. DUNSTAN'S EPISCOPAL CHURCH</text:p>
          </table:table-cell>
          <table:table-cell office:value-type="string" calcext:value-type="string">
            <text:p><text:s/>5450 Massachusetts Ave Bethesda MD 20816</text:p>
          </table:table-cell>
          <table:table-cell office:value-type="float" office:value="-77.1096067217567" calcext:value-type="float">
            <text:p>-77.1096067217567</text:p>
          </table:table-cell>
          <table:table-cell office:value-type="float" office:value="38.9577381611192" calcext:value-type="float">
            <text:p>38.957738161119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450 Massachusetts Ave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row table:style-name="ro1">
          <table:table-cell office:value-type="string" calcext:value-type="string">
            <text:p>Precint Number</text:p>
          </table:table-cell>
          <table:table-cell/>
          <table:table-cell table:style-name="Default" office:value-type="string" calcext:value-type="string">
            <text:p>Number of registered voters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formula="of:=VLOOKUP([.A2];Source;2;0) &amp; VLOOKUP([.A2];Source;3;0)" office:value-type="string" office:string-value="GOSHEN ELEMENTARY SCHOOL 8701 Warfield Rd Gaithersburg MD 20882" calcext:value-type="string">
            <text:p>GOSHEN ELEMENTARY SCHOOL 8701 Warfield Rd Gaithersburg MD 20882</text:p>
          </table:table-cell>
          <table:table-cell office:value-type="float" office:value="2487" calcext:value-type="float">
            <text:p>2,48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formula="of:=VLOOKUP([.A3];Source;2;0) &amp; VLOOKUP([.A3];Source;3;0)" office:value-type="string" office:string-value="JUDITH A. RESNIK ELEMENTARY SCHOOL 7301 Hadley Farms Dr Gaithersburg MD 20879" calcext:value-type="string">
            <text:p>JUDITH A. RESNIK ELEMENTARY SCHOOL 7301 Hadley Farms Dr Gaithersburg MD 20879</text:p>
          </table:table-cell>
          <table:table-cell office:value-type="float" office:value="2072" calcext:value-type="float">
            <text:p>2,07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formula="of:=VLOOKUP([.A4];Source;2;0) &amp; VLOOKUP([.A4];Source;3;0)" office:value-type="string" office:string-value="AGRICULTURAL HISTORY FARM PARK 18400 Muncaster Rd Derwood MD 20855" calcext:value-type="string">
            <text:p>AGRICULTURAL HISTORY FARM PARK 18400 Muncaster Rd Derwood MD 20855</text:p>
          </table:table-cell>
          <table:table-cell office:value-type="float" office:value="2961" calcext:value-type="float">
            <text:p>2,96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formula="of:=VLOOKUP([.A5];Source;2;0) &amp; VLOOKUP([.A5];Source;3;0)" office:value-type="string" office:string-value="LAYTONSVILLE GOLF COURSE 7130 Dorsey Rd Laytonsville MD 20882" calcext:value-type="string">
            <text:p>LAYTONSVILLE GOLF COURSE 7130 Dorsey Rd Laytonsville MD 20882</text:p>
          </table:table-cell>
          <table:table-cell office:value-type="float" office:value="1811" calcext:value-type="float">
            <text:p>1,81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formula="of:=VLOOKUP([.A6];Source;2;0) &amp; VLOOKUP([.A6];Source;3;0)" office:value-type="string" office:string-value="DAMASCUS LIBRARY 9701 Main St Damascus MD 20872" calcext:value-type="string">
            <text:p>DAMASCUS LIBRARY 9701 Main St Damascus MD 20872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formula="of:=VLOOKUP([.A7];Source;2;0) &amp; VLOOKUP([.A7];Source;3;0)" office:value-type="string" office:string-value="MONOCACY ELEMENTARY SCHOOL 18801 Barnesville Rd Dickerson MD 20842" calcext:value-type="string">
            <text:p>MONOCACY ELEMENTARY SCHOOL 18801 Barnesville Rd Dickerson MD 20842</text:p>
          </table:table-cell>
          <table:table-cell office:value-type="float" office:value="1866" calcext:value-type="float">
            <text:p>1,866</text:p>
          </table:table-cell>
        </table:table-row>
        <table:table-row table:style-name="ro1">
          <table:table-cell office:value-type="float" office:value="12001" calcext:value-type="float">
            <text:p>12001</text:p>
          </table:table-cell>
          <table:table-cell table:formula="of:=VLOOKUP([.A8];Source;2;0) &amp; VLOOKUP([.A8];Source;3;0)" office:value-type="string" office:string-value="DAMASCUS ELEMENTARY SCHOOL 10201 Bethesda Church Rd Damascus MD 20872" calcext:value-type="string">
            <text:p>DAMASCUS ELEMENTARY SCHOOL 10201 Bethesda Church Rd Damascus MD 20872</text:p>
          </table:table-cell>
          <table:table-cell office:value-type="float" office:value="2382" calcext:value-type="float">
            <text:p>2,382</text:p>
          </table:table-cell>
        </table:table-row>
        <table:table-row table:style-name="ro1">
          <table:table-cell office:value-type="float" office:value="12002" calcext:value-type="float">
            <text:p>12002</text:p>
          </table:table-cell>
          <table:table-cell table:formula="of:=VLOOKUP([.A9];Source;2;0) &amp; VLOOKUP([.A9];Source;3;0)" office:value-type="string" office:string-value="JOHN T. BAKER MIDDLE SCHOOL 25400 Oak Dr Damascus MD 20872" calcext:value-type="string">
            <text:p>JOHN T. BAKER MIDDLE SCHOOL 25400 Oak Dr Damascus MD 20872</text:p>
          </table:table-cell>
          <table:table-cell office:value-type="float" office:value="2658" calcext:value-type="float">
            <text:p>2,658</text:p>
          </table:table-cell>
        </table:table-row>
        <table:table-row table:style-name="ro1">
          <table:table-cell office:value-type="float" office:value="12003" calcext:value-type="float">
            <text:p>12003</text:p>
          </table:table-cell>
          <table:table-cell table:formula="of:=VLOOKUP([.A10];Source;2;0) &amp; VLOOKUP([.A10];Source;3;0)" office:value-type="string" office:string-value="WOODFIELD ELEMENTARY SCHOOL 24200 Woodfield Rd Gaithersburg MD 20882" calcext:value-type="string">
            <text:p>WOODFIELD ELEMENTARY SCHOOL 24200 Woodfield Rd Gaithersburg MD 20882</text:p>
          </table:table-cell>
          <table:table-cell office:value-type="float" office:value="3903" calcext:value-type="float">
            <text:p>3,903</text:p>
          </table:table-cell>
        </table:table-row>
        <table:table-row table:style-name="ro1">
          <table:table-cell office:value-type="float" office:value="12004" calcext:value-type="float">
            <text:p>12004</text:p>
          </table:table-cell>
          <table:table-cell table:formula="of:=VLOOKUP([.A11];Source;2;0) &amp; VLOOKUP([.A11];Source;3;0)" office:value-type="string" office:string-value="CEDAR GROVE ELEMENTARY SCHOOL 24001 Ridge Rd Germantown MD 20876" calcext:value-type="string">
            <text:p>CEDAR GROVE ELEMENTARY SCHOOL 24001 Ridge Rd Germantown MD 20876</text:p>
          </table:table-cell>
          <table:table-cell office:value-type="float" office:value="2510" calcext:value-type="float">
            <text:p>2,510</text:p>
          </table:table-cell>
        </table:table-row>
        <table:table-row table:style-name="ro1">
          <table:table-cell office:value-type="float" office:value="12005" calcext:value-type="float">
            <text:p>12005</text:p>
          </table:table-cell>
          <table:table-cell table:formula="of:=VLOOKUP([.A12];Source;2;0) &amp; VLOOKUP([.A12];Source;3;0)" office:value-type="string" office:string-value="DAMASCUS HIGH SCHOOL 25921 Ridge Rd Damascus MD 20872" calcext:value-type="string">
            <text:p>DAMASCUS HIGH SCHOOL 25921 Ridge Rd Damascus MD 20872</text:p>
          </table:table-cell>
          <table:table-cell office:value-type="float" office:value="3225" calcext:value-type="float">
            <text:p>3,225</text:p>
          </table:table-cell>
        </table:table-row>
        <table:table-row table:style-name="ro1">
          <table:table-cell office:value-type="float" office:value="13061" calcext:value-type="float">
            <text:p>13061</text:p>
          </table:table-cell>
          <table:table-cell table:formula="of:=VLOOKUP([.A13];Source;2;0) &amp; VLOOKUP([.A13];Source;3;0)" office:value-type="string" office:string-value="JAMES HUBERT BLAKE HIGH SCHOOL 300 Norwood Rd Silver Spring MD 20905" calcext:value-type="string">
            <text:p>JAMES HUBERT BLAKE HIGH SCHOOL 300 Norwood Rd Silver Spring MD 20905</text:p>
          </table:table-cell>
          <table:table-cell office:value-type="float" office:value="5362" calcext:value-type="float">
            <text:p>5,36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VLOOKUP([.A14];Source;2;0) &amp; VLOOKUP([.A14];Source;3;0)" office:value-type="string" office:string-value="ROCKY HILL MIDDLE SCHOOL 22401 Brick Haven Way Clarksburg MD 20871" calcext:value-type="string">
            <text:p>ROCKY HILL MIDDLE SCHOOL 22401 Brick Haven Way Clarksburg MD 20871</text:p>
          </table:table-cell>
          <table:table-cell office:value-type="float" office:value="4981" calcext:value-type="float">
            <text:p>4,98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VLOOKUP([.A15];Source;2;0) &amp; VLOOKUP([.A15];Source;3;0)" office:value-type="string" office:string-value="KINGSVIEW MIDDLE SCHOOL 18909 Kingsview Rd Germantown MD 20874" calcext:value-type="string">
            <text:p>KINGSVIEW MIDDLE SCHOOL 18909 Kingsview Rd Germantown MD 20874</text:p>
          </table:table-cell>
          <table:table-cell office:value-type="float" office:value="4085" calcext:value-type="float">
            <text:p>4,0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VLOOKUP([.A16];Source;2;0) &amp; VLOOKUP([.A16];Source;3;0)" office:value-type="string" office:string-value="WATERS LANDING ELEMENTARY SCHOOL 13100 Waters Landing Dr Germantown MD 20874" calcext:value-type="string">
            <text:p>WATERS LANDING ELEMENTARY SCHOOL 13100 Waters Landing Dr Germantown MD 20874</text:p>
          </table:table-cell>
          <table:table-cell office:value-type="float" office:value="3496" calcext:value-type="float">
            <text:p>3,49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VLOOKUP([.A17];Source;2;0) &amp; VLOOKUP([.A17];Source;3;0)" office:value-type="string" office:string-value="LAKE SENECA ELEMENTARY SCHOOL 13600 Wanegarden Dr Germantown MD 20874" calcext:value-type="string">
            <text:p>LAKE SENECA ELEMENTARY SCHOOL 13600 Wanegarden Dr Germantown MD 20874</text:p>
          </table:table-cell>
          <table:table-cell office:value-type="float" office:value="4615" calcext:value-type="float">
            <text:p>4,61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VLOOKUP([.A18];Source;2;0) &amp; VLOOKUP([.A18];Source;3;0)" office:value-type="string" office:string-value="MARTIN LUTHER KING, JR. MIDDLE SCHOOL 13737 Wisteria Dr Germantown MD 20874" calcext:value-type="string">
            <text:p>MARTIN LUTHER KING, JR. MIDDLE SCHOOL 13737 Wisteria Dr Germantown MD 20874</text:p>
          </table:table-cell>
          <table:table-cell office:value-type="float" office:value="3467" calcext:value-type="float">
            <text:p>3,46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VLOOKUP([.A19];Source;2;0) &amp; VLOOKUP([.A19];Source;3;0)" office:value-type="string" office:string-value="HALLIE WELLS MIDDLE SCHOOL 11701 Little Seneca Pkwy Clarksburg MD 20871" calcext:value-type="string">
            <text:p>HALLIE WELLS MIDDLE SCHOOL 11701 Little Seneca Pkwy Clarksburg MD 20871</text:p>
          </table:table-cell>
          <table:table-cell office:value-type="float" office:value="5035" calcext:value-type="float">
            <text:p>5,03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VLOOKUP([.A20];Source;2;0) &amp; VLOOKUP([.A20];Source;3;0)" office:value-type="string" office:string-value="JOHN T. BAKER MIDDLE SCHOOL 25400 Oak Dr Damascus MD 20872" calcext:value-type="string">
            <text:p>JOHN T. BAKER MIDDLE SCHOOL 25400 Oak Dr Damascus MD 2087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VLOOKUP([.A21];Source;2;0) &amp; VLOOKUP([.A21];Source;3;0)" office:value-type="string" office:string-value="CLARKSBURG HIGH SCHOOL 22500 Wims Rd Clarksburg MD 20871" calcext:value-type="string">
            <text:p>CLARKSBURG HIGH SCHOOL 22500 Wims Rd Clarksburg MD 20871</text:p>
          </table:table-cell>
          <table:table-cell office:value-type="float" office:value="4687" calcext:value-type="float">
            <text:p>4,68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VLOOKUP([.A22];Source;2;0) &amp; VLOOKUP([.A22];Source;3;0)" office:value-type="string" office:string-value="CEDAR GROVE ELEMENTARY SCHOOL 24001 Ridge Rd Germantown MD 20876" calcext:value-type="string">
            <text:p>CEDAR GROVE ELEMENTARY SCHOOL 24001 Ridge Rd Germantown MD 20876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VLOOKUP([.A23];Source;2;0) &amp; VLOOKUP([.A23];Source;3;0)" office:value-type="string" office:string-value="LITTLE BENNETT ELEMENTARY SCHOOL 23930 Burdette Forest Rd Clarksburg MD 20871" calcext:value-type="string">
            <text:p>LITTLE BENNETT ELEMENTARY SCHOOL 23930 Burdette Forest Rd Clarksburg MD 20871</text:p>
          </table:table-cell>
          <table:table-cell office:value-type="float" office:value="1626" calcext:value-type="float">
            <text:p>1,62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VLOOKUP([.A24];Source;2;0) &amp; VLOOKUP([.A24];Source;3;0)" office:value-type="string" office:string-value="WILSON WIMS ELEMENTARY SCHOOL 12520 Blue Sky Dr Clarksburg MD 20871" calcext:value-type="string">
            <text:p>WILSON WIMS ELEMENTARY SCHOOL 12520 Blue Sky Dr Clarksburg MD 20871</text:p>
          </table:table-cell>
          <table:table-cell office:value-type="float" office:value="3737" calcext:value-type="float">
            <text:p>3,737</text:p>
          </table:table-cell>
        </table:table-row>
        <table:table-row table:style-name="ro1">
          <table:table-cell office:value-type="float" office:value="3001" calcext:value-type="float">
            <text:p>3001</text:p>
          </table:table-cell>
          <table:table-cell table:formula="of:=VLOOKUP([.A25];Source;2;0) &amp; VLOOKUP([.A25];Source;3;0)" office:value-type="string" office:string-value="POOLESVILLE ELEMENTARY SCHOOL 19565 Fisher Ave Poolesville MD 20837" calcext:value-type="string">
            <text:p>POOLESVILLE ELEMENTARY SCHOOL 19565 Fisher Ave Poolesville MD 20837</text:p>
          </table:table-cell>
          <table:table-cell office:value-type="float" office:value="2944" calcext:value-type="float">
            <text:p>2,944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table:formula="of:=VLOOKUP([.A26];Source;2;0) &amp; VLOOKUP([.A26];Source;3;0)" office:value-type="string" office:string-value="JOHN POOLE MIDDLE SCHOOL 17014 Tom Fox Ave Poolesville MD 20837" calcext:value-type="string">
            <text:p>JOHN POOLE MIDDLE SCHOOL 17014 Tom Fox Ave Poolesville MD 20837</text:p>
          </table:table-cell>
          <table:table-cell office:value-type="float" office:value="2371" calcext:value-type="float">
            <text:p>2,371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table:formula="of:=VLOOKUP([.A27];Source;2;0) &amp; VLOOKUP([.A27];Source;3;0)" office:value-type="string" office:string-value="CANDLEWOOD ELEMENTARY SCHOOL 7210 Osprey Dr Rockville MD 20855" calcext:value-type="string">
            <text:p>CANDLEWOOD ELEMENTARY SCHOOL 7210 Osprey Dr Rockville MD 20855</text:p>
          </table:table-cell>
          <table:table-cell office:value-type="float" office:value="1941" calcext:value-type="float">
            <text:p>1,941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table:formula="of:=VLOOKUP([.A28];Source;2;0) &amp; VLOOKUP([.A28];Source;3;0)" office:value-type="string" office:string-value="ST. ANDREW UKRANIAN CENTER 15100 New Hampshire Ave Silver Spring MD 20905" calcext:value-type="string">
            <text:p>ST. ANDREW UKRANIAN CENTER 15100 New Hampshire Ave Silver Spring MD 20905</text:p>
          </table:table-cell>
          <table:table-cell office:value-type="float" office:value="3572" calcext:value-type="float">
            <text:p>3,572</text:p>
          </table:table-cell>
        </table:table-row>
        <table:table-row table:style-name="ro1">
          <table:table-cell office:value-type="float" office:value="6003" calcext:value-type="float">
            <text:p>6003</text:p>
          </table:table-cell>
          <table:table-cell table:formula="of:=VLOOKUP([.A29];Source;2;0) &amp; VLOOKUP([.A29];Source;3;0)" office:value-type="string" office:string-value="RIDGEVIEW MIDDLE SCHOOL 16600 Raven Rock Dr Gaithersburg MD 20878" calcext:value-type="string">
            <text:p>RIDGEVIEW MIDDLE SCHOOL 16600 Raven Rock Dr Gaithersburg MD 20878</text:p>
          </table:table-cell>
          <table:table-cell office:value-type="float" office:value="2519" calcext:value-type="float">
            <text:p>2,519</text:p>
          </table:table-cell>
        </table:table-row>
        <table:table-row table:style-name="ro1">
          <table:table-cell office:value-type="float" office:value="6004" calcext:value-type="float">
            <text:p>6004</text:p>
          </table:table-cell>
          <table:table-cell table:formula="of:=VLOOKUP([.A30];Source;2;0) &amp; VLOOKUP([.A30];Source;3;0)" office:value-type="string" office:string-value="DUFIEF ELEMENTARY SCHOOL 15001 Dufief Dr Gaithersburg MD 20878" calcext:value-type="string">
            <text:p>DUFIEF ELEMENTARY SCHOOL 15001 Dufief Dr Gaithersburg MD 20878</text:p>
          </table:table-cell>
          <table:table-cell office:value-type="float" office:value="2326" calcext:value-type="float">
            <text:p>2,326</text:p>
          </table:table-cell>
        </table:table-row>
        <table:table-row table:style-name="ro1">
          <table:table-cell office:value-type="float" office:value="6005" calcext:value-type="float">
            <text:p>6005</text:p>
          </table:table-cell>
          <table:table-cell table:formula="of:=VLOOKUP([.A31];Source;2;0) &amp; VLOOKUP([.A31];Source;3;0)" office:value-type="string" office:string-value="QUINCE ORCHARD HIGH SCHOOL 15800 Quince Orchard Rd Gaithersburg MD 20878" calcext:value-type="string">
            <text:p>QUINCE ORCHARD HIGH SCHOOL 15800 Quince Orchard Rd Gaithersburg MD 20878</text:p>
          </table:table-cell>
          <table:table-cell office:value-type="float" office:value="3797" calcext:value-type="float">
            <text:p>3,797</text:p>
          </table:table-cell>
        </table:table-row>
        <table:table-row table:style-name="ro1">
          <table:table-cell office:value-type="float" office:value="6007" calcext:value-type="float">
            <text:p>6007</text:p>
          </table:table-cell>
          <table:table-cell table:formula="of:=VLOOKUP([.A32];Source;2;0) &amp; VLOOKUP([.A32];Source;3;0)" office:value-type="string" office:string-value="SPARK M. MATSUNAGA ELEMENTARY SCHOOL 13902 Bromfield Rd Germantown MD 20874" calcext:value-type="string">
            <text:p>SPARK M. MATSUNAGA ELEMENTARY SCHOOL 13902 Bromfield Rd Germantown MD 20874</text:p>
          </table:table-cell>
          <table:table-cell office:value-type="float" office:value="4220" calcext:value-type="float">
            <text:p>4,220</text:p>
          </table:table-cell>
        </table:table-row>
        <table:table-row table:style-name="ro1">
          <table:table-cell office:value-type="float" office:value="6011" calcext:value-type="float">
            <text:p>6011</text:p>
          </table:table-cell>
          <table:table-cell table:formula="of:=VLOOKUP([.A33];Source;2;0) &amp; VLOOKUP([.A33];Source;3;0)" office:value-type="string" office:string-value="NORTHWEST HIGH SCHOOL 13501 Richter Farm Rd Germantown MD 20874" calcext:value-type="string">
            <text:p>NORTHWEST HIGH SCHOOL 13501 Richter Farm Rd Germantown MD 2087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6015" calcext:value-type="float">
            <text:p>6015</text:p>
          </table:table-cell>
          <table:table-cell table:formula="of:=VLOOKUP([.A34];Source;2;0) &amp; VLOOKUP([.A34];Source;3;0)" office:value-type="string" office:string-value="NORTHWEST HIGH SCHOOL 13501 Richter Farm Rd Germantown MD 20874" calcext:value-type="string">
            <text:p>NORTHWEST HIGH SCHOOL 13501 Richter Farm Rd Germantown MD 20874</text:p>
          </table:table-cell>
          <table:table-cell office:value-type="float" office:value="4243" calcext:value-type="float">
            <text:p>4,243</text:p>
          </table:table-cell>
        </table:table-row>
        <table:table-row table:style-name="ro1">
          <table:table-cell office:value-type="float" office:value="8001" calcext:value-type="float">
            <text:p>8001</text:p>
          </table:table-cell>
          <table:table-cell table:formula="of:=VLOOKUP([.A35];Source;2;0) &amp; VLOOKUP([.A35];Source;3;0)" office:value-type="string" office:string-value="ST. PETER'S SCHOOL 2900 Olney Sandy Spring Rd Olney MD 20832" calcext:value-type="string">
            <text:p>ST. PETER'S SCHOOL 2900 Olney Sandy Spring Rd Olney MD 20832</text:p>
          </table:table-cell>
          <table:table-cell office:value-type="float" office:value="3699" calcext:value-type="float">
            <text:p>3,699</text:p>
          </table:table-cell>
        </table:table-row>
        <table:table-row table:style-name="ro1">
          <table:table-cell office:value-type="float" office:value="8004" calcext:value-type="float">
            <text:p>8004</text:p>
          </table:table-cell>
          <table:table-cell table:formula="of:=VLOOKUP([.A36];Source;2;0) &amp; VLOOKUP([.A36];Source;3;0)" office:value-type="string" office:string-value="SEQUOYAH ELEMENTARY SCHOOL 17301 Bowie Mill Rd Derwood MD 20855" calcext:value-type="string">
            <text:p>SEQUOYAH ELEMENTARY SCHOOL 17301 Bowie Mill Rd Derwood MD 20855</text:p>
          </table:table-cell>
          <table:table-cell office:value-type="float" office:value="1463" calcext:value-type="float">
            <text:p>1,463</text:p>
          </table:table-cell>
        </table:table-row>
        <table:table-row table:style-name="ro1">
          <table:table-cell office:value-type="float" office:value="8005" calcext:value-type="float">
            <text:p>8005</text:p>
          </table:table-cell>
          <table:table-cell table:formula="of:=VLOOKUP([.A37];Source;2;0) &amp; VLOOKUP([.A37];Source;3;0)" office:value-type="string" office:string-value="BELMONT ELEMENTARY SCHOOL 19528 Olney Mill Rd Olney MD 20832" calcext:value-type="string">
            <text:p>BELMONT ELEMENTARY SCHOOL 19528 Olney Mill Rd Olney MD 20832</text:p>
          </table:table-cell>
          <table:table-cell office:value-type="float" office:value="2725" calcext:value-type="float">
            <text:p>2,725</text:p>
          </table:table-cell>
        </table:table-row>
        <table:table-row table:style-name="ro1">
          <table:table-cell office:value-type="float" office:value="8007" calcext:value-type="float">
            <text:p>8007</text:p>
          </table:table-cell>
          <table:table-cell table:formula="of:=VLOOKUP([.A38];Source;2;0) &amp; VLOOKUP([.A38];Source;3;0)" office:value-type="string" office:string-value="SHERWOOD ELEMENTARY SCHOOL 1401 Olney-Sandy Spring Rd Sandy Spring MD 20860" calcext:value-type="string">
            <text:p>SHERWOOD ELEMENTARY SCHOOL 1401 Olney-Sandy Spring Rd Sandy Spring MD 20860</text:p>
          </table:table-cell>
          <table:table-cell office:value-type="float" office:value="3865" calcext:value-type="float">
            <text:p>3,865</text:p>
          </table:table-cell>
        </table:table-row>
        <table:table-row table:style-name="ro1">
          <table:table-cell office:value-type="float" office:value="8008" calcext:value-type="float">
            <text:p>8008</text:p>
          </table:table-cell>
          <table:table-cell table:formula="of:=VLOOKUP([.A39];Source;2;0) &amp; VLOOKUP([.A39];Source;3;0)" office:value-type="string" office:string-value="COL. ZADOK MAGRUDER HIGH SCHOOL 5939 Muncaster Mill Rd Rockville MD 20855" calcext:value-type="string">
            <text:p>COL. ZADOK MAGRUDER HIGH SCHOOL 5939 Muncaster Mill Rd Rockville MD 20855</text:p>
          </table:table-cell>
          <table:table-cell office:value-type="float" office:value="3290" calcext:value-type="float">
            <text:p>3,290</text:p>
          </table:table-cell>
        </table:table-row>
        <table:table-row table:style-name="ro1">
          <table:table-cell office:value-type="float" office:value="8011" calcext:value-type="float">
            <text:p>8011</text:p>
          </table:table-cell>
          <table:table-cell table:formula="of:=VLOOKUP([.A40];Source;2;0) &amp; VLOOKUP([.A40];Source;3;0)" office:value-type="string" office:string-value="BROOKE GROVE ELEMENTARY SCHOOL 2700 Spartan Rd Olney MD 20832" calcext:value-type="string">
            <text:p>BROOKE GROVE ELEMENTARY SCHOOL 2700 Spartan Rd Olney MD 20832</text:p>
          </table:table-cell>
          <table:table-cell office:value-type="float" office:value="2768" calcext:value-type="float">
            <text:p>2,768</text:p>
          </table:table-cell>
        </table:table-row>
        <table:table-row table:style-name="ro1">
          <table:table-cell office:value-type="float" office:value="8012" calcext:value-type="float">
            <text:p>8012</text:p>
          </table:table-cell>
          <table:table-cell table:formula="of:=VLOOKUP([.A41];Source;2;0) &amp; VLOOKUP([.A41];Source;3;0)" office:value-type="string" office:string-value="ROSA M. PARKS MIDDLE SCHOOL 19200 Olney Mill Rd Olney MD 20832" calcext:value-type="string">
            <text:p>ROSA M. PARKS MIDDLE SCHOOL 19200 Olney Mill Rd Olney MD 20832</text:p>
          </table:table-cell>
          <table:table-cell office:value-type="float" office:value="2971" calcext:value-type="float">
            <text:p>2,971</text:p>
          </table:table-cell>
        </table:table-row>
        <table:table-row table:style-name="ro1">
          <table:table-cell office:value-type="float" office:value="8014" calcext:value-type="float">
            <text:p>8014</text:p>
          </table:table-cell>
          <table:table-cell table:formula="of:=VLOOKUP([.A42];Source;2;0) &amp; VLOOKUP([.A42];Source;3;0)" office:value-type="string" office:string-value="LAYTONSVILLE ELEMENTARY SCHOOL 21401 Laytonsville Rd Gaithersburg MD 20882" calcext:value-type="string">
            <text:p>LAYTONSVILLE ELEMENTARY SCHOOL 21401 Laytonsville Rd Gaithersburg MD 2088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9001" calcext:value-type="float">
            <text:p>9001</text:p>
          </table:table-cell>
          <table:table-cell table:formula="of:=VLOOKUP([.A43];Source;2;0) &amp; VLOOKUP([.A43];Source;3;0)" office:value-type="string" office:string-value="GAITHERSBURG ELEMENTARY SCHOOL 35 N Summit Ave Gaithersburg MD 20877" calcext:value-type="string">
            <text:p>GAITHERSBURG ELEMENTARY SCHOOL 35 N Summit Ave Gaithersburg MD 20877</text:p>
          </table:table-cell>
          <table:table-cell office:value-type="float" office:value="3845" calcext:value-type="float">
            <text:p>3,845</text:p>
          </table:table-cell>
        </table:table-row>
        <table:table-row table:style-name="ro1">
          <table:table-cell office:value-type="float" office:value="9002" calcext:value-type="float">
            <text:p>9002</text:p>
          </table:table-cell>
          <table:table-cell table:formula="of:=VLOOKUP([.A44];Source;2;0) &amp; VLOOKUP([.A44];Source;3;0)" office:value-type="string" office:string-value="GAITHERSBURG HIGH SCHOOL 101 Education Blvd Gaithersburg MD 20877" calcext:value-type="string">
            <text:p>GAITHERSBURG HIGH SCHOOL 101 Education Blvd Gaithersburg MD 20877</text:p>
          </table:table-cell>
          <table:table-cell office:value-type="float" office:value="4496" calcext:value-type="float">
            <text:p>4,496</text:p>
          </table:table-cell>
        </table:table-row>
        <table:table-row table:style-name="ro1">
          <table:table-cell office:value-type="float" office:value="9003" calcext:value-type="float">
            <text:p>9003</text:p>
          </table:table-cell>
          <table:table-cell table:formula="of:=VLOOKUP([.A45];Source;2;0) &amp; VLOOKUP([.A45];Source;3;0)" office:value-type="string" office:string-value="BROWN STATION ELEMENTARY SCHOOL 851 Quince Orchard Blvd Gaithersburg MD 20878" calcext:value-type="string">
            <text:p>BROWN STATION ELEMENTARY SCHOOL 851 Quince Orchard Blvd Gaithersburg MD 20878</text:p>
          </table:table-cell>
          <table:table-cell office:value-type="float" office:value="2188" calcext:value-type="float">
            <text:p>2,188</text:p>
          </table:table-cell>
        </table:table-row>
        <table:table-row table:style-name="ro1">
          <table:table-cell office:value-type="float" office:value="9005" calcext:value-type="float">
            <text:p>9005</text:p>
          </table:table-cell>
          <table:table-cell table:formula="of:=VLOOKUP([.A46];Source;2;0) &amp; VLOOKUP([.A46];Source;3;0)" office:value-type="string" office:string-value="MONTGOMERY VILLAGE MIDDLE SCHOOL 19300 Watkins Mill Rd Montgomery Village MD 20886" calcext:value-type="string">
            <text:p>MONTGOMERY VILLAGE MIDDLE SCHOOL 19300 Watkins Mill Rd Montgomery Village MD 20886</text:p>
          </table:table-cell>
          <table:table-cell office:value-type="float" office:value="2687" calcext:value-type="float">
            <text:p>2,687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  <table:table-cell table:formula="of:=VLOOKUP([.A47];Source;2;0) &amp; VLOOKUP([.A47];Source;3;0)" office:value-type="string" office:string-value="FIELDS ROAD ELEMENTARY SCHOOL One School Dr Gaithersburg MD 20878" calcext:value-type="string">
            <text:p>FIELDS ROAD ELEMENTARY SCHOOL One School Dr Gaithersburg MD 20878</text:p>
          </table:table-cell>
          <table:table-cell office:value-type="float" office:value="3598" calcext:value-type="float">
            <text:p>3,598</text:p>
          </table:table-cell>
        </table:table-row>
        <table:table-row table:style-name="ro1">
          <table:table-cell office:value-type="float" office:value="9007" calcext:value-type="float">
            <text:p>9007</text:p>
          </table:table-cell>
          <table:table-cell table:formula="of:=VLOOKUP([.A48];Source;2;0) &amp; VLOOKUP([.A48];Source;3;0)" office:value-type="string" office:string-value="SOUTH LAKE ELEMENTARY SCHOOL 18201 Contour Rd Gaithersburg MD 20877" calcext:value-type="string">
            <text:p>SOUTH LAKE ELEMENTARY SCHOOL 18201 Contour Rd Gaithersburg MD 20877</text:p>
          </table:table-cell>
          <table:table-cell office:value-type="float" office:value="3199" calcext:value-type="float">
            <text:p>3,199</text:p>
          </table:table-cell>
        </table:table-row>
        <table:table-row table:style-name="ro1">
          <table:table-cell office:value-type="float" office:value="9008" calcext:value-type="float">
            <text:p>9008</text:p>
          </table:table-cell>
          <table:table-cell table:formula="of:=VLOOKUP([.A49];Source;2;0) &amp; VLOOKUP([.A49];Source;3;0)" office:value-type="string" office:string-value="SENECA VALLEY HIGH SCHOOL 19401 Crystal Rock Dr Germantown MD 20874" calcext:value-type="string">
            <text:p>SENECA VALLEY HIGH SCHOOL 19401 Crystal Rock Dr Germantown MD 20874</text:p>
          </table:table-cell>
          <table:table-cell office:value-type="float" office:value="3796" calcext:value-type="float">
            <text:p>3,796</text:p>
          </table:table-cell>
        </table:table-row>
        <table:table-row table:style-name="ro1">
          <table:table-cell office:value-type="float" office:value="9009" calcext:value-type="float">
            <text:p>9009</text:p>
          </table:table-cell>
          <table:table-cell table:formula="of:=VLOOKUP([.A50];Source;2;0) &amp; VLOOKUP([.A50];Source;3;0)" office:value-type="string" office:string-value="COVENANT UNITED METHODIST CHURCH 20301 Pleasant Ridge Dr Montgomery Village MD 20886" calcext:value-type="string">
            <text:p>COVENANT UNITED METHODIST CHURCH 20301 Pleasant Ridge Dr Montgomery Village MD 20886</text:p>
          </table:table-cell>
          <table:table-cell office:value-type="float" office:value="4133" calcext:value-type="float">
            <text:p>4,133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table:formula="of:=VLOOKUP([.A51];Source;2;0) &amp; VLOOKUP([.A51];Source;3;0)" office:value-type="string" office:string-value="WASHINGTON GROVE ELEMENTARY SCHOOL 8712 Oakmont St Gaithersburg MD 20877" calcext:value-type="string">
            <text:p>WASHINGTON GROVE ELEMENTARY SCHOOL 8712 Oakmont St Gaithersburg MD 20877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9011" calcext:value-type="float">
            <text:p>9011</text:p>
          </table:table-cell>
          <table:table-cell table:formula="of:=VLOOKUP([.A52];Source;2;0) &amp; VLOOKUP([.A52];Source;3;0)" office:value-type="string" office:string-value="STEDWICK ELEMENTARY SCHOOL 10631 Stedwick Rd Montgomery Village MD 20886" calcext:value-type="string">
            <text:p>STEDWICK ELEMENTARY SCHOOL 10631 Stedwick Rd Montgomery Village MD 20886</text:p>
          </table:table-cell>
          <table:table-cell office:value-type="float" office:value="2521" calcext:value-type="float">
            <text:p>2,521</text:p>
          </table:table-cell>
        </table:table-row>
        <table:table-row table:style-name="ro1">
          <table:table-cell office:value-type="float" office:value="9012" calcext:value-type="float">
            <text:p>9012</text:p>
          </table:table-cell>
          <table:table-cell table:formula="of:=VLOOKUP([.A53];Source;2;0) &amp; VLOOKUP([.A53];Source;3;0)" office:value-type="string" office:string-value="WATKINS MILL HIGH SCHOOL 10301 Apple Ridge Rd Gaithersburg MD 20879" calcext:value-type="string">
            <text:p>WATKINS MILL HIGH SCHOOL 10301 Apple Ridge Rd Gaithersburg MD 20879</text:p>
          </table:table-cell>
          <table:table-cell office:value-type="float" office:value="2873" calcext:value-type="float">
            <text:p>2,873</text:p>
          </table:table-cell>
        </table:table-row>
        <table:table-row table:style-name="ro1">
          <table:table-cell office:value-type="float" office:value="9014" calcext:value-type="float">
            <text:p>9014</text:p>
          </table:table-cell>
          <table:table-cell table:formula="of:=VLOOKUP([.A54];Source;2;0) &amp; VLOOKUP([.A54];Source;3;0)" office:value-type="string" office:string-value="DERWOOD ALLIANCE CHURCH 16501 Redland Rd Rockville MD 20855" calcext:value-type="string">
            <text:p>DERWOOD ALLIANCE CHURCH 16501 Redland Rd Rockville MD 20855</text:p>
          </table:table-cell>
          <table:table-cell office:value-type="float" office:value="2638" calcext:value-type="float">
            <text:p>2,638</text:p>
          </table:table-cell>
        </table:table-row>
        <table:table-row table:style-name="ro1">
          <table:table-cell office:value-type="float" office:value="9015" calcext:value-type="float">
            <text:p>9015</text:p>
          </table:table-cell>
          <table:table-cell table:formula="of:=VLOOKUP([.A55];Source;2;0) &amp; VLOOKUP([.A55];Source;3;0)" office:value-type="string" office:string-value="WATKINS MILL ELEMENTARY SCHOOL 19001 Watkins Mill Rd Montgomery Village MD 20886" calcext:value-type="string">
            <text:p>WATKINS MILL ELEMENTARY SCHOOL 19001 Watkins Mill Rd Montgomery Village MD 20886</text:p>
          </table:table-cell>
          <table:table-cell office:value-type="float" office:value="2894" calcext:value-type="float">
            <text:p>2,894</text:p>
          </table:table-cell>
        </table:table-row>
        <table:table-row table:style-name="ro1">
          <table:table-cell office:value-type="float" office:value="9018" calcext:value-type="float">
            <text:p>9018</text:p>
          </table:table-cell>
          <table:table-cell table:formula="of:=VLOOKUP([.A56];Source;2;0) &amp; VLOOKUP([.A56];Source;3;0)" office:value-type="string" office:string-value="FOX CHAPEL ELEMENTARY SCHOOL 19315 Archdale Rd Germantown MD 20876" calcext:value-type="string">
            <text:p>FOX CHAPEL ELEMENTARY SCHOOL 19315 Archdale Rd Germantown MD 20876</text:p>
          </table:table-cell>
          <table:table-cell office:value-type="float" office:value="2704" calcext:value-type="float">
            <text:p>2,704</text:p>
          </table:table-cell>
        </table:table-row>
        <table:table-row table:style-name="ro1">
          <table:table-cell office:value-type="float" office:value="9021" calcext:value-type="float">
            <text:p>9021</text:p>
          </table:table-cell>
          <table:table-cell table:formula="of:=VLOOKUP([.A57];Source;2;0) &amp; VLOOKUP([.A57];Source;3;0)" office:value-type="string" office:string-value="FOREST OAK MIDDLE SCHOOL 651 Saybrooke Oaks Blvd Gaithersburg MD 20877" calcext:value-type="string">
            <text:p>FOREST OAK MIDDLE SCHOOL 651 Saybrooke Oaks Blvd Gaithersburg MD 20877</text:p>
          </table:table-cell>
          <table:table-cell office:value-type="float" office:value="2407" calcext:value-type="float">
            <text:p>2,407</text:p>
          </table:table-cell>
        </table:table-row>
        <table:table-row table:style-name="ro1">
          <table:table-cell office:value-type="float" office:value="9022" calcext:value-type="float">
            <text:p>9022</text:p>
          </table:table-cell>
          <table:table-cell table:formula="of:=VLOOKUP([.A58];Source;2;0) &amp; VLOOKUP([.A58];Source;3;0)" office:value-type="string" office:string-value="STRAWBERRY KNOLL ELEMENTARY SCHOOL 18820 Strawberry Knoll Rd Gaithersburg MD 20879" calcext:value-type="string">
            <text:p>STRAWBERRY KNOLL ELEMENTARY SCHOOL 18820 Strawberry Knoll Rd Gaithersburg MD 20879</text:p>
          </table:table-cell>
          <table:table-cell office:value-type="float" office:value="3489" calcext:value-type="float">
            <text:p>3,489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table:formula="of:=VLOOKUP([.A59];Source;2;0) &amp; VLOOKUP([.A59];Source;3;0)" office:value-type="string" office:string-value="ST. ROSE OF LIMA PARISH 11701 Clopper Rd Gaithersburg MD 20878" calcext:value-type="string">
            <text:p>ST. ROSE OF LIMA PARISH 11701 Clopper Rd Gaithersburg MD 20878</text:p>
          </table:table-cell>
          <table:table-cell office:value-type="float" office:value="2134" calcext:value-type="float">
            <text:p>2,134</text:p>
          </table:table-cell>
        </table:table-row>
        <table:table-row table:style-name="ro1">
          <table:table-cell office:value-type="float" office:value="9025" calcext:value-type="float">
            <text:p>9025</text:p>
          </table:table-cell>
          <table:table-cell table:formula="of:=VLOOKUP([.A60];Source;2;0) &amp; VLOOKUP([.A60];Source;3;0)" office:value-type="string" office:string-value="DR. SALLY K. RIDE ELEMENTARY SCHOOL 21301 Seneca Crossing Dr Germantown MD 20876" calcext:value-type="string">
            <text:p>DR. SALLY K. RIDE ELEMENTARY SCHOOL 21301 Seneca Crossing Dr Germantown MD 20876</text:p>
          </table:table-cell>
          <table:table-cell office:value-type="float" office:value="2314" calcext:value-type="float">
            <text:p>2,314</text:p>
          </table:table-cell>
        </table:table-row>
        <table:table-row table:style-name="ro1">
          <table:table-cell office:value-type="float" office:value="9026" calcext:value-type="float">
            <text:p>9026</text:p>
          </table:table-cell>
          <table:table-cell table:formula="of:=VLOOKUP([.A61];Source;2;0) &amp; VLOOKUP([.A61];Source;3;0)" office:value-type="string" office:string-value="CLOPPER MILL ELEMENTARY SCHOOL 18501 Cinnamon Dr Germantown MD 20874" calcext:value-type="string">
            <text:p>CLOPPER MILL ELEMENTARY SCHOOL 18501 Cinnamon Dr Germantown MD 20874</text:p>
          </table:table-cell>
          <table:table-cell office:value-type="float" office:value="2882" calcext:value-type="float">
            <text:p>2,882</text:p>
          </table:table-cell>
        </table:table-row>
        <table:table-row table:style-name="ro1">
          <table:table-cell office:value-type="float" office:value="9028" calcext:value-type="float">
            <text:p>9028</text:p>
          </table:table-cell>
          <table:table-cell table:formula="of:=VLOOKUP([.A62];Source;2;0) &amp; VLOOKUP([.A62];Source;3;0)" office:value-type="string" office:string-value="ASBURY 417 COMMUNITY BUILDING 417 Russell Ave Gaithersburg MD 20877" calcext:value-type="string">
            <text:p>ASBURY 417 COMMUNITY BUILDING 417 Russell Ave Gaithersburg MD 20877</text:p>
          </table:table-cell>
          <table:table-cell office:value-type="float" office:value="1131" calcext:value-type="float">
            <text:p>1,131</text:p>
          </table:table-cell>
        </table:table-row>
        <table:table-row table:style-name="ro1">
          <table:table-cell office:value-type="float" office:value="9029" calcext:value-type="float">
            <text:p>9029</text:p>
          </table:table-cell>
          <table:table-cell table:formula="of:=VLOOKUP([.A63];Source;2;0) &amp; VLOOKUP([.A63];Source;3;0)" office:value-type="string" office:string-value="ROBERTO CLEMENTE MIDDLE SCHOOL 18808 Waring Station Rd Germantown MD 20874" calcext:value-type="string">
            <text:p>ROBERTO CLEMENTE MIDDLE SCHOOL 18808 Waring Station Rd Germantown MD 20874</text:p>
          </table:table-cell>
          <table:table-cell office:value-type="float" office:value="2472" calcext:value-type="float">
            <text:p>2,472</text:p>
          </table:table-cell>
        </table:table-row>
        <table:table-row table:style-name="ro1">
          <table:table-cell office:value-type="float" office:value="9030" calcext:value-type="float">
            <text:p>9030</text:p>
          </table:table-cell>
          <table:table-cell table:formula="of:=VLOOKUP([.A64];Source;2;0) &amp; VLOOKUP([.A64];Source;3;0)" office:value-type="string" office:string-value="CAPT. JAMES E. DALY, JR. ELEMENTARY SCHOOL 20301 Brandermill Dr Germantown MD 20876" calcext:value-type="string">
            <text:p>CAPT. JAMES E. DALY, JR. ELEMENTARY SCHOOL 20301 Brandermill Dr Germantown MD 20876</text:p>
          </table:table-cell>
          <table:table-cell office:value-type="float" office:value="2849" calcext:value-type="float">
            <text:p>2,849</text:p>
          </table:table-cell>
        </table:table-row>
        <table:table-row table:style-name="ro1">
          <table:table-cell office:value-type="float" office:value="9031" calcext:value-type="float">
            <text:p>9031</text:p>
          </table:table-cell>
          <table:table-cell table:formula="of:=VLOOKUP([.A65];Source;2;0) &amp; VLOOKUP([.A65];Source;3;0)" office:value-type="string" office:string-value="ROSEMONT ELEMENTARY SCHOOL 16400 Alden Ave Gaithersburg MD 20877" calcext:value-type="string">
            <text:p>ROSEMONT ELEMENTARY SCHOOL 16400 Alden Ave Gaithersburg MD 20877</text:p>
          </table:table-cell>
          <table:table-cell office:value-type="float" office:value="3290" calcext:value-type="float">
            <text:p>3,290</text:p>
          </table:table-cell>
        </table:table-row>
        <table:table-row table:style-name="ro1">
          <table:table-cell office:value-type="float" office:value="9032" calcext:value-type="float">
            <text:p>9032</text:p>
          </table:table-cell>
          <table:table-cell table:formula="of:=VLOOKUP([.A66];Source;2;0) &amp; VLOOKUP([.A66];Source;3;0)" office:value-type="string" office:string-value="WASHINGTON GROVE TOWN HALL 300 Grove Ave Washington Grove MD 20880" calcext:value-type="string">
            <text:p>WASHINGTON GROVE TOWN HALL 300 Grove Ave Washington Grove MD 2088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9034" calcext:value-type="float">
            <text:p>9034</text:p>
          </table:table-cell>
          <table:table-cell table:formula="of:=VLOOKUP([.A67];Source;2;0) &amp; VLOOKUP([.A67];Source;3;0)" office:value-type="string" office:string-value="NEELSVILLE MIDDLE SCHOOL 11700 Neelsville Church Rd Germantown MD 20876" calcext:value-type="string">
            <text:p>NEELSVILLE MIDDLE SCHOOL 11700 Neelsville Church Rd Germantown MD 20876</text:p>
          </table:table-cell>
          <table:table-cell office:value-type="float" office:value="3157" calcext:value-type="float">
            <text:p>3,157</text:p>
          </table:table-cell>
        </table:table-row>
        <table:table-row table:style-name="ro1">
          <table:table-cell office:value-type="float" office:value="9035" calcext:value-type="float">
            <text:p>9035</text:p>
          </table:table-cell>
          <table:table-cell table:formula="of:=VLOOKUP([.A68];Source;2;0) &amp; VLOOKUP([.A68];Source;3;0)" office:value-type="string" office:string-value="LAKELANDS PARK MIDDLE SCHOOL 1200 Main St Gaithersburg MD 20878" calcext:value-type="string">
            <text:p>LAKELANDS PARK MIDDLE SCHOOL 1200 Main St Gaithersburg MD 20878</text:p>
          </table:table-cell>
          <table:table-cell office:value-type="float" office:value="4387" calcext:value-type="float">
            <text:p>4,387</text:p>
          </table:table-cell>
        </table:table-row>
        <table:table-row table:style-name="ro1">
          <table:table-cell office:value-type="float" office:value="9038" calcext:value-type="float">
            <text:p>9038</text:p>
          </table:table-cell>
          <table:table-cell table:formula="of:=VLOOKUP([.A69];Source;2;0) &amp; VLOOKUP([.A69];Source;3;0)" office:value-type="string" office:string-value="WASHINGTON GROVE TOWN HALL 300 Grove Ave Washington Grove MD 20880" calcext:value-type="string">
            <text:p>WASHINGTON GROVE TOWN HALL 300 Grove Ave Washington Grove MD 2088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9039" calcext:value-type="float">
            <text:p>9039</text:p>
          </table:table-cell>
          <table:table-cell table:formula="of:=VLOOKUP([.A70];Source;2;0) &amp; VLOOKUP([.A70];Source;3;0)" office:value-type="string" office:string-value="FLOWER HILL ELEMENTARY SCHOOL 18425 Flower Hill Way Gaithersburg MD 20879" calcext:value-type="string">
            <text:p>FLOWER HILL ELEMENTARY SCHOOL 18425 Flower Hill Way Gaithersburg MD 2087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041" calcext:value-type="float">
            <text:p>9041</text:p>
          </table:table-cell>
          <table:table-cell table:formula="of:=VLOOKUP([.A71];Source;2;0) &amp; VLOOKUP([.A71];Source;3;0)" office:value-type="string" office:string-value="GERMANTOWN ELEMENTARY SCHOOL 19110 Liberty Mill Rd Germantown MD 20874" calcext:value-type="string">
            <text:p>GERMANTOWN ELEMENTARY SCHOOL 19110 Liberty Mill Rd Germantown MD 20874</text:p>
          </table:table-cell>
          <table:table-cell office:value-type="float" office:value="2240" calcext:value-type="float">
            <text:p>2,240</text:p>
          </table:table-cell>
        </table:table-row>
      </table:table>
      <table:named-expressions/>
      <table:database-ranges>
        <table:database-range table:name="Source" table:target-range-address="'election_precincts-Abbreviated'.A1:'election_precincts-Abbreviated'.G272" table:orientation="column"/>
        <table:database-range table:name="__Anonymous_Sheet_DB__0" table:target-range-address="'election_precincts-1'.A1:'election_precincts-1'.AB272">
          <table:sort>
            <table:sort-by table:field-number="12" table:data-type="automatic"/>
          </table:sort>
        </table:database-range>
        <table:database-range table:name="__Anonymous_Sheet_DB__1" table:target-range-address="'election_precincts-Abbreviated'.A1:'election_precincts-Abbreviated'.G27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8:00:20.366723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dc:date>2019-11-21T18:23:35.211164592</dc:date>
    <meta:editing-duration>PT1H17M28S</meta:editing-duration>
    <meta:editing-cycles>3</meta:editing-cycles>
    <meta:document-statistic meta:table-count="3" meta:cell-count="9660" meta:object-count="0"/>
  </office:meta>
</office:document-meta>
</file>